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71.44pt"/>
    </style:style>
    <style:style style:name="co2" style:family="table-column">
      <style:table-column-properties fo:break-before="auto" style:column-width="140.51pt"/>
    </style:style>
    <style:style style:name="co3" style:family="table-column">
      <style:table-column-properties fo:break-before="auto" style:column-width="88.89pt"/>
    </style:style>
    <style:style style:name="co4" style:family="table-column">
      <style:table-column-properties fo:break-before="auto" style:column-width="86.51pt"/>
    </style:style>
    <style:style style:name="co5" style:family="table-column">
      <style:table-column-properties fo:break-before="auto" style:column-width="62.76pt"/>
    </style:style>
    <style:style style:name="co6" style:family="table-column">
      <style:table-column-properties fo:break-before="auto" style:column-width="306.34pt"/>
    </style:style>
    <style:style style:name="co7" style:family="table-column">
      <style:table-column-properties fo:break-before="auto" style:column-width="207.21pt"/>
    </style:style>
    <style:style style:name="co8" style:family="table-column">
      <style:table-column-properties fo:break-before="auto" style:column-width="206.36pt"/>
    </style:style>
    <style:style style:name="co9" style:family="table-column">
      <style:table-column-properties fo:break-before="auto" style:column-width="175.41pt"/>
    </style:style>
    <style:style style:name="co10" style:family="table-column">
      <style:table-column-properties fo:break-before="auto" style:column-width="63.5pt"/>
    </style:style>
    <style:style style:name="co11" style:family="table-column">
      <style:table-column-properties fo:break-before="auto" style:column-width="82.54pt"/>
    </style:style>
    <style:style style:name="co12" style:family="table-column">
      <style:table-column-properties fo:break-before="auto" style:column-width="195.19pt"/>
    </style:style>
    <style:style style:name="co13" style:family="table-column">
      <style:table-column-properties fo:break-before="auto" style:column-width="102.39pt"/>
    </style:style>
    <style:style style:name="co14" style:family="table-column">
      <style:table-column-properties fo:break-before="auto" style:column-width="105.56pt"/>
    </style:style>
    <style:style style:name="co15" style:family="table-column">
      <style:table-column-properties fo:break-before="auto" style:column-width="72.99pt"/>
    </style:style>
    <style:style style:name="co16" style:family="table-column">
      <style:table-column-properties fo:break-before="auto" style:column-width="314.31pt"/>
    </style:style>
    <style:style style:name="co17" style:family="table-column">
      <style:table-column-properties fo:break-before="auto" style:column-width="196.04pt"/>
    </style:style>
    <style:style style:name="co18" style:family="table-column">
      <style:table-column-properties fo:break-before="auto" style:column-width="262.74pt"/>
    </style:style>
    <style:style style:name="co19" style:family="table-column">
      <style:table-column-properties fo:break-before="auto" style:column-width="186.49pt"/>
    </style:style>
    <style:style style:name="co20" style:family="table-column">
      <style:table-column-properties fo:break-before="auto" style:column-width="115.91pt"/>
    </style:style>
    <style:style style:name="co21" style:family="table-column">
      <style:table-column-properties fo:break-before="auto" style:column-width="84.1pt"/>
    </style:style>
    <style:style style:name="co22" style:family="table-column">
      <style:table-column-properties fo:break-before="auto" style:column-width="79.4pt"/>
    </style:style>
    <style:style style:name="co23" style:family="table-column">
      <style:table-column-properties fo:break-before="auto" style:column-width="97.65pt"/>
    </style:style>
    <style:style style:name="co24" style:family="table-column">
      <style:table-column-properties fo:break-before="auto" style:column-width="130.14pt"/>
    </style:style>
    <style:style style:name="co25" style:family="table-column">
      <style:table-column-properties fo:break-before="auto" style:column-width="67.44pt"/>
    </style:style>
    <style:style style:name="co26" style:family="table-column">
      <style:table-column-properties fo:break-before="auto" style:column-width="85.69pt"/>
    </style:style>
    <style:style style:name="co27" style:family="table-column">
      <style:table-column-properties fo:break-before="auto" style:column-width="80.16pt"/>
    </style:style>
    <style:style style:name="co28" style:family="table-column">
      <style:table-column-properties fo:break-before="auto" style:column-width="201.66pt"/>
    </style:style>
    <style:style style:name="ro1" style:family="table-row">
      <style:table-row-properties style:row-height="15pt" fo:break-before="auto" style:use-optimal-row-height="true"/>
    </style:style>
    <style:style style:name="ro2" style:family="table-row">
      <style:table-row-properties style:row-height="15.76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Full_20_annotation">
      <style:table-properties table:display="true" style:writing-mode="lr-tb"/>
    </style:style>
    <style:style style:name="ta2" style:family="table" style:master-page-name="PageStyle_5f_cols_20_ids">
      <style:table-properties table:display="true" style:writing-mode="lr-tb"/>
    </style:style>
    <style:style style:name="ta3" style:family="table" style:master-page-name="PageStyle_5f_cols_20_results">
      <style:table-properties table:display="true" style:writing-mode="lr-tb"/>
    </style:style>
    <style:style style:name="ce1" style:family="table-cell" style:parent-style-name="Default">
      <style:table-cell-properties fo:border-bottom="1.76pt solid #000000" fo:background-color="#ffffff" style:diagonal-bl-tr="none" style:diagonal-tl-br="none" style:text-align-source="value-type"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 style:family="table-cell" style:parent-style-name="Default">
      <style:table-cell-properties fo:border-bottom="1.76pt solid #000000" fo:background-color="#ffffff" style:diagonal-bl-tr="none" style:diagonal-tl-br="none" style:text-align-source="value-type" style:repeat-content="false" fo:wrap-option="wrap" fo:border-left="0.74pt solid #000000" style:direction="ltr" fo:border-right="none"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Default">
      <style:table-cell-properties fo:border-bottom="1.76pt solid #000000" fo:background-color="#ffffff" style:diagonal-bl-tr="none" style:diagonal-tl-br="none" style:text-align-source="value-type"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Default">
      <style:table-cell-properties fo:border-bottom="none" fo:background-color="#f3f3f3" style:diagonal-bl-tr="none" style:diagonal-tl-br="none" style:text-align-source="value-type" style:repeat-content="false" fo:wrap-option="wrap" fo:border-left="1.76pt solid #000000"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fo:border-bottom="none" fo:background-color="#f3f3f3"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 style:family="table-cell" style:parent-style-name="Default">
      <style:table-cell-properties fo:background-color="#f3f3f3"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3f3f3"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fo:background-color="#f3f3f3"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fo:border-bottom="1.76pt solid #000000" fo:background-color="#ffffff"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 style:family="table-cell" style:parent-style-name="Default">
      <style:table-cell-properties fo:border-bottom="none" fo:background-color="#f3f3f3"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order-bottom="none" fo:background-color="#f3f3f3"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1.76pt solid #000000" fo:background-color="#ffffff"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none" style:diagonal-bl-tr="none" style:diagonal-tl-br="none" fo:border-left="none" fo:border-right="0.74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order-bottom="1.76pt solid #000000" fo:background-color="#ffffff" style:diagonal-bl-tr="none" style:diagonal-tl-br="none" style:text-align-source="value-type" style:repeat-content="false" fo:wrap-option="wrap" fo:border-left="0.74pt solid #000000" style:direction="ltr" fo:border-right="2.49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fo:border-bottom="none" style:diagonal-bl-tr="none" style:diagonal-tl-br="none" style:text-align-source="value-type" style:repeat-content="false" fo:wrap-option="no-wrap" fo:border-left="none" style:direction="ltr" fo:border-right="2.49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ackground-color="#ffffff"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order-bottom="none" style:diagonal-bl-tr="none" style:diagonal-tl-br="none" style:text-align-source="value-type" style:repeat-content="false" fo:wrap-option="wrap" fo:border-left="none" style:direction="ltr" fo:border-right="1.76pt solid #000000"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sourceforge&quot;;&quot;biotools&quot;;&quot;galaxy&quot;;&quot;bioconda_recipes&quot;;&quot;toolshed&quot;)" table:allow-empty-cell="true" table:display-list="unsorted" table:base-cell-address="'Full annotation'.C2">
          <table:error-message table:message-type="stop" table:display="true"/>
        </table:content-validation>
        <table:content-validation table:name="val2" table:condition="of:cell-content-is-in-list(&quot;undefined&quot;;&quot;cmd&quot;;&quot;lib&quot;;&quot;workbench&quot;;&quot;web&quot;;&quot;db&quot;;&quot;soap&quot;)" table:allow-empty-cell="true" table:display-list="unsorted" table:base-cell-address="'Full annotation'.E2">
          <table:error-message table:message-type="stop" table:display="true"/>
        </table:content-validation>
        <table:content-validation table:name="val3" table:condition="of:cell-content-is-in-list(&quot;github&quot;;&quot;bioconda_recipes&quot;;&quot;biotools&quot;;&quot;bioconductor&quot;;&quot;galaxy&quot;)" table:allow-empty-cell="true" table:display-list="unsorted" table:base-cell-address="'Full annotation'.M2">
          <table:error-message table:message-type="stop" table:display="true"/>
        </table:content-validation>
        <table:content-validation table:name="val4" table:condition="of:cell-content-is-in-list(&quot;cmd&quot;;&quot;lib&quot;;&quot;web&quot;;&quot;suite&quot;;&quot;db&quot;;&quot;undefined&quot;;&quot;soap&quot;;&quot;app&quot;)" table:allow-empty-cell="true" table:display-list="unsorted" table:base-cell-address="'Full annotation'.O2">
          <table:error-message table:message-type="stop" table:display="true"/>
        </table:content-validation>
        <table:content-validation table:name="val5" table:condition="of:cell-content-is-in-list(&quot;same&quot;;&quot;different&quot;;&quot;unclear&quot;)" table:allow-empty-cell="true" table:display-list="unsorted" table:base-cell-address="'Full annotation'.V2">
          <table:help-message table:display="true">
            <text:p>Do entry_1 and entry_2 refer to the same or different software?</text:p>
          </table:help-message>
        </table:content-validation>
        <table:content-validation table:name="val6" table:condition="of:cell-content-is-in-list(&quot;high&quot;;&quot;medium&quot;;&quot;low&quot;)" table:allow-empty-cell="true" table:display-list="unsorted" table:base-cell-address="'Full annotation'.W2"/>
        <table:content-validation table:name="val7" table:condition="of:cell-content-is-in-list(&quot;FALSE&quot;;&quot;TRUE&quot;)" table:allow-empty-cell="true" table:display-list="unsorted" table:base-cell-address="'Full annotation'.Y2">
          <table:error-message table:message-type="stop" table:display="true"/>
        </table:content-validation>
        <table:content-validation table:name="val8" table:condition="of:cell-content-is-in-list(&quot;same&quot;;&quot;different&quot;;&quot;unclear&quot;)" table:allow-empty-cell="true" table:display-list="unsorted" table:base-cell-address="'cols results'.B2">
          <table:help-message table:display="true">
            <text:p>Do entry_1 and entry_2 refer to the same or different software?</text:p>
          </table:help-message>
        </table:content-validation>
        <table:content-validation table:name="val9" table:condition="of:cell-content-is-in-list(&quot;high&quot;;&quot;medium&quot;;&quot;low&quot;)" table:allow-empty-cell="true" table:display-list="unsorted" table:base-cell-address="'cols results'.C2"/>
      </table:content-validations>
      <table:table table:name="Full annotation"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3" table:default-cell-style-name="Default"/>
        <table:table-column table:style-name="co22" table:default-cell-style-name="Default"/>
        <table:table-column table:style-name="co27" table:number-columns-repeated="996" table:default-cell-style-name="Default"/>
        <table:table-row table:style-name="ro1">
          <table:table-cell table:style-name="ce1" office:value-type="string" calcext:value-type="string">
            <text:p>entry_id</text:p>
          </table:table-cell>
          <table:table-cell table:style-name="ce1" office:value-type="string" calcext:value-type="string">
            <text:p>entry_1_id</text:p>
          </table:table-cell>
          <table:table-cell table:style-name="ce1" office:value-type="string" calcext:value-type="string">
            <text:p>entry_1_source</text:p>
          </table:table-cell>
          <table:table-cell table:style-name="ce1" office:value-type="string" calcext:value-type="string">
            <text:p>entry_1_name</text:p>
          </table:table-cell>
          <table:table-cell table:style-name="ce1" office:value-type="string" calcext:value-type="string">
            <text:p>entry_1_type</text:p>
          </table:table-cell>
          <table:table-cell table:style-name="ce1" office:value-type="string" calcext:value-type="string">
            <text:p>entry_1_description</text:p>
          </table:table-cell>
          <table:table-cell table:style-name="ce1" office:value-type="string" calcext:value-type="string">
            <text:p>entry_1_repository</text:p>
          </table:table-cell>
          <table:table-cell table:style-name="ce1" office:value-type="string" calcext:value-type="string">
            <text:p>entry_1_webpage</text:p>
          </table:table-cell>
          <table:table-cell table:style-name="ce1" office:value-type="string" calcext:value-type="string">
            <text:p>entry_1_authors</text:p>
          </table:table-cell>
          <table:table-cell table:style-name="ce1" office:value-type="string" calcext:value-type="string">
            <text:p>entry_1_publication</text:p>
          </table:table-cell>
          <table:table-cell table:style-name="ce1" office:value-type="string" calcext:value-type="string">
            <text:p>entry_1_license</text:p>
          </table:table-cell>
          <table:table-cell table:style-name="ce6" office:value-type="string" calcext:value-type="string">
            <text:p>entry_2_id</text:p>
          </table:table-cell>
          <table:table-cell table:style-name="ce7" office:value-type="string" calcext:value-type="string">
            <text:p>entry_2_source</text:p>
          </table:table-cell>
          <table:table-cell table:style-name="ce1" office:value-type="string" calcext:value-type="string">
            <text:p>entry_2_name</text:p>
          </table:table-cell>
          <table:table-cell table:style-name="ce1" office:value-type="string" calcext:value-type="string">
            <text:p>entry_2_type</text:p>
          </table:table-cell>
          <table:table-cell table:style-name="ce1" office:value-type="string" calcext:value-type="string">
            <text:p>entry_2_description</text:p>
          </table:table-cell>
          <table:table-cell table:style-name="ce1" office:value-type="string" calcext:value-type="string">
            <text:p>entry_2_repository</text:p>
          </table:table-cell>
          <table:table-cell table:style-name="ce1" office:value-type="string" calcext:value-type="string">
            <text:p>entry_2_webpage</text:p>
          </table:table-cell>
          <table:table-cell table:style-name="ce1" office:value-type="string" calcext:value-type="string">
            <text:p>entry_2_authors</text:p>
          </table:table-cell>
          <table:table-cell table:style-name="ce1" office:value-type="string" calcext:value-type="string">
            <text:p>entry_2_publication</text:p>
          </table:table-cell>
          <table:table-cell table:style-name="ce15" office:value-type="string" calcext:value-type="string">
            <text:p>entry_2_license</text:p>
          </table:table-cell>
          <table:table-cell table:style-name="ce18" office:value-type="string" calcext:value-type="string">
            <text:p>human_decision</text:p>
          </table:table-cell>
          <table:table-cell table:style-name="ce1" office:value-type="string" calcext:value-type="string">
            <text:p>human_confidence</text:p>
          </table:table-cell>
          <table:table-cell table:style-name="ce1" office:value-type="string" calcext:value-type="string">
            <text:p>human_rationale</text:p>
          </table:table-cell>
          <table:table-cell table:style-name="ce21" office:value-type="string" calcext:value-type="string">
            <text:p>hard</text:p>
          </table:table-cell>
          <table:table-cell table:style-name="ce18"/>
          <table:table-cell table:style-name="ce1" table:number-columns-repeated="2"/>
          <table:table-cell table:number-columns-repeated="996"/>
        </table:table-row>
        <table:table-row table:style-name="ro1">
          <table:table-cell table:style-name="ce2" office:value-type="string" calcext:value-type="string">
            <text:p>slimfastq/*</text:p>
          </table:table-cell>
          <table:table-cell table:style-name="ce2" office:value-type="string" calcext:value-type="string">
            <text:p>sourceforge/slimfastq/None/None</text:p>
          </table:table-cell>
          <table:table-cell table:style-name="ce2" table:content-validation-name="val1" office:value-type="string" calcext:value-type="string">
            <text:p>sourceforge</text:p>
          </table:table-cell>
          <table:table-cell table:style-name="ce3" office:value-type="string" calcext:value-type="string">
            <text:p>slimfastq</text:p>
          </table:table-cell>
          <table:table-cell table:style-name="ce2" table:content-validation-name="val2"/>
          <table:table-cell table:style-name="ce2" office:value-type="string" calcext:value-type="string">
            <text:p>Slimfastq is a cli application that compresses/decompresses fastq files.</text:p>
            <text:p>It features:</text:p>
            <text:p/>
            <text:p>* High compression ratio</text:p>
            <text:p>* Relatively low cpu/memory usage</text:p>
            <text:p>* Truly lossless compression/decompression.</text:p>
          </table:table-cell>
          <table:table-cell table:style-name="ce5" table:formula="of:=HYPERLINK(&quot;https://sourceforge.net/projects/slimfastq&quot;;&quot;https://sourceforge.net/projects/slimfastq&quot;)" office:value-type="string" office:string-value="https://sourceforge.net/projects/slimfastq" calcext:value-type="string">
            <text:p>https://sourceforge.net/projects/slimfastq</text:p>
          </table:table-cell>
          <table:table-cell table:style-name="ce5" table:formula="of:=HYPERLINK(&quot;https://slimfastq.sourceforge.io/&quot;;&quot;https://slimfastq.sourceforge.io/&quot;)" office:value-type="string" office:string-value="https://slimfastq.sourceforge.io/" calcext:value-type="string">
            <text:p>https://slimfastq.sourceforge.io/</text:p>
          </table:table-cell>
          <table:table-cell table:style-name="ce2" table:number-columns-repeated="3"/>
          <table:table-cell table:style-name="ce2" office:value-type="string" calcext:value-type="string">
            <text:p>github/slimfastq/None/v2.04</text:p>
          </table:table-cell>
          <table:table-cell table:style-name="ce8" table:content-validation-name="val3" office:value-type="string" calcext:value-type="string">
            <text:p>github</text:p>
          </table:table-cell>
          <table:table-cell table:style-name="ce10" office:value-type="string" calcext:value-type="string">
            <text:p>slimfastq</text:p>
          </table:table-cell>
          <table:table-cell table:style-name="ce12" table:content-validation-name="val4"/>
          <table:table-cell table:style-name="ce12" office:value-type="string" calcext:value-type="string">
            <text:p>Fast, efficient, lossless compression of fastq files.</text:p>
          </table:table-cell>
          <table:table-cell table:style-name="ce14" table:formula="of:=HYPERLINK(&quot;https://github.com/Infinidat/slimfastq&quot;;&quot;https://github.com/Infinidat/slimfastq&quot;)" office:value-type="string" office:string-value="https://github.com/Infinidat/slimfastq" calcext:value-type="string">
            <text:p>https://github.com/Infinidat/slimfastq</text:p>
          </table:table-cell>
          <table:table-cell table:style-name="ce14" table:formula="of:=HYPERLINK(&quot;https://sf.net/p/slimfastq/&quot;;&quot;https://sf.net/p/slimfastq/&quot;)" office:value-type="string" office:string-value="https://sf.net/p/slimfastq/" calcext:value-type="string">
            <text:p>https://sf.net/p/slimfastq/</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sourceforge page and descriptions refer to the same func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pyfastx/*</text:p>
          </table:table-cell>
          <table:table-cell table:style-name="ce2" office:value-type="string" calcext:value-type="string">
            <text:p>biotools/pyfastx/undefined/None</text:p>
          </table:table-cell>
          <table:table-cell table:style-name="ce2" table:content-validation-name="val1" office:value-type="string" calcext:value-type="string">
            <text:p>biotools</text:p>
          </table:table-cell>
          <table:table-cell table:style-name="ce3" office:value-type="string" calcext:value-type="string">
            <text:p>pyfastx</text:p>
          </table:table-cell>
          <table:table-cell table:style-name="ce2" table:content-validation-name="val2" office:value-type="string" calcext:value-type="string">
            <text:p>undefined</text:p>
          </table:table-cell>
          <table:table-cell table:style-name="ce2" office:value-type="string" calcext:value-type="string">
            <text:p>The pyfastx is a lightweight Python C extension that enables users to randomly access to sequences from plain and gzipped FASTA Q files.</text:p>
            <text:p/>
            <text:p>All tools support for random access were used to perform benchmark.</text:p>
          </table:table-cell>
          <table:table-cell table:style-name="ce2"/>
          <table:table-cell table:style-name="ce5" table:formula="of:=HYPERLINK(&quot;https://pypi.org/project/pyfastx&quot;;&quot;https://pypi.org/project/pyfastx&quot;)" office:value-type="string" office:string-value="https://pypi.org/project/pyfastx" calcext:value-type="string">
            <text:p>https://pypi.org/project/pyfastx</text:p>
          </table:table-cell>
          <table:table-cell table:style-name="ce2" office:value-type="string" calcext:value-type="string">
            <text:p>Bisong Yue &lt;zhaokelei@cdu.edu.cn&gt;</text:p>
            <text:p>Kelei Zhao &lt;bsyue@scu.edu.cn&gt;</text:p>
          </table:table-cell>
          <table:table-cell table:style-name="ce2" table:number-columns-repeated="2"/>
          <table:table-cell table:style-name="ce2" office:value-type="string" calcext:value-type="string">
            <text:p>github/pyfastx/None/2.2.0</text:p>
          </table:table-cell>
          <table:table-cell table:style-name="ce8" table:content-validation-name="val3" office:value-type="string" calcext:value-type="string">
            <text:p>github</text:p>
          </table:table-cell>
          <table:table-cell table:style-name="ce10" office:value-type="string" calcext:value-type="string">
            <text:p>pyfastx</text:p>
          </table:table-cell>
          <table:table-cell table:style-name="ce12" table:content-validation-name="val4"/>
          <table:table-cell table:style-name="ce12" office:value-type="string" calcext:value-type="string">
            <text:p>A python package for fast random access to sequences from plain and gzipped FASTA/Q files.</text:p>
          </table:table-cell>
          <table:table-cell table:style-name="ce14" table:formula="of:=HYPERLINK(&quot;https://github.com/lmdu/pyfastx&quot;;&quot;https://github.com/lmdu/pyfastx&quot;)" office:value-type="string" office:string-value="https://github.com/lmdu/pyfastx" calcext:value-type="string">
            <text:p>https://github.com/lmdu/pyfastx</text:p>
          </table:table-cell>
          <table:table-cell table:style-name="ce14" table:formula="of:=HYPERLINK(&quot;https://pyfastx.readthedocs.io/&quot;;&quot;https://pyfastx.readthedocs.io/&quot;)" office:value-type="string" office:string-value="https://pyfastx.readthedocs.io/" calcext:value-type="string">
            <text:p>https://pyfastx.readthedocs.io/</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PyPI and github readme are the same. </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prinseq/cmd</text:p>
          </table:table-cell>
          <table:table-cell table:style-name="ce2" office:value-type="string" calcext:value-type="string">
            <text:p>galaxy/prinseq/cmd/0.20.4</text:p>
          </table:table-cell>
          <table:table-cell table:style-name="ce2" table:content-validation-name="val1" office:value-type="string" calcext:value-type="string">
            <text:p>galaxy</text:p>
          </table:table-cell>
          <table:table-cell table:style-name="ce3" office:value-type="string" calcext:value-type="string">
            <text:p>prinseq</text:p>
          </table:table-cell>
          <table:table-cell table:style-name="ce2" table:content-validation-name="val2" office:value-type="string" calcext:value-type="string">
            <text:p>cmd</text:p>
          </table:table-cell>
          <table:table-cell table:style-name="ce2" office:value-type="string" calcext:value-type="string">
            <text:p>To process quality of sequences.</text:p>
          </table:table-cell>
          <table:table-cell table:style-name="ce2"/>
          <table:table-cell table:style-name="ce5" table:formula="of:=HYPERLINK(&quot;https://galaxy.bi.uni-freiburg.de/tool_runner?tool_id=toolshed.g2.bx.psu.edu%2Frepos%2Fiuc%2Fprinseq%2Fprinseq%2F0.20.4&quot;;&quot;https://galaxy.bi.uni-freiburg.de/tool_runner?tool_id=toolshed.g2.bx.psu.edu%2Frepos%2Fiuc%2Fprinseq%2Fprinseq%2F0.20.4&quot;)" office:value-type="string" office:string-value="https://galaxy.bi.uni-freiburg.de/tool_runner?tool_id=toolshed.g2.bx.psu.edu%2Frepos%2Fiuc%2Fprinseq%2Fprinseq%2F0.20.4" calcext:value-type="string">
            <text:p>https://galaxy.bi.uni-freiburg.de/tool_runner?tool_id=toolshed.g2.bx.psu.edu%2Frepos%2Fiuc%2Fprinseq%2Fprinseq%2F0.20.4</text:p>
          </table:table-cell>
          <table:table-cell table:style-name="ce2" table:number-columns-repeated="3"/>
          <table:table-cell table:style-name="ce2" office:value-type="string" calcext:value-type="string">
            <text:p>bioconda_recipes/prinseq/cmd/0.20.4</text:p>
          </table:table-cell>
          <table:table-cell table:style-name="ce8" table:content-validation-name="val3" office:value-type="string" calcext:value-type="string">
            <text:p>bioconda_recipes</text:p>
          </table:table-cell>
          <table:table-cell table:style-name="ce10" office:value-type="string" calcext:value-type="string">
            <text:p>prinseq</text:p>
          </table:table-cell>
          <table:table-cell table:style-name="ce12" table:content-validation-name="val4" office:value-type="string" calcext:value-type="string">
            <text:p>cmd</text:p>
          </table:table-cell>
          <table:table-cell table:style-name="ce12" office:value-type="string" calcext:value-type="string">
            <text:p>PRINSEQ can be used to filter, reformat, or trim your genomic and metagenomic sequence data.</text:p>
          </table:table-cell>
          <table:table-cell table:style-name="ce12"/>
          <table:table-cell table:style-name="ce14" table:formula="of:=HYPERLINK(&quot;http://prinseq.sourceforge.net/&quot;;&quot;http://prinseq.sourceforge.net/&quot;)" office:value-type="string" office:string-value="http://prinseq.sourceforge.net/" calcext:value-type="string">
            <text:p>http://prinseq.sourceforge.net/</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purpose and same documentation page as webpage in 1</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bioconductor-lipidr/lib</text:p>
          </table:table-cell>
          <table:table-cell table:style-name="ce2" office:value-type="string" calcext:value-type="string">
            <text:p>biotools/lipidr/lib/None</text:p>
          </table:table-cell>
          <table:table-cell table:style-name="ce2" table:content-validation-name="val1" office:value-type="string" calcext:value-type="string">
            <text:p>biotools</text:p>
          </table:table-cell>
          <table:table-cell table:style-name="ce3" office:value-type="string" calcext:value-type="string">
            <text:p>lipidr</text:p>
          </table:table-cell>
          <table:table-cell table:style-name="ce2" table:content-validation-name="val2" office:value-type="string" calcext:value-type="string">
            <text:p>lib</text:p>
          </table:table-cell>
          <table:table-cell table:style-name="ce2" office:value-type="string" calcext:value-type="string">
            <text:p>A Software Tool for Data Mining and Analysis of Lipidomics Datasets.</text:p>
            <text:p/>
            <text:p>Data Mining and Analysis of Lipidomics Datasets.</text:p>
            <text:p/>
            <text:p>lipidr: Data Mining and Analysis of Lipidomics Datasets in R.</text:p>
          </table:table-cell>
          <table:table-cell table:style-name="ce2"/>
          <table:table-cell table:style-name="ce5" table:formula="of:=HYPERLINK(&quot;https://www.lipidr.org/&quot;;&quot;https://www.lipidr.org/&quot;)" office:value-type="string" office:string-value="https://www.lipidr.org/" calcext:value-type="string">
            <text:p>https://www.lipidr.org/</text:p>
          </table:table-cell>
          <table:table-cell/>
          <table:table-cell table:style-name="ce2" table:number-columns-repeated="2"/>
          <table:table-cell table:style-name="ce2" office:value-type="string" calcext:value-type="string">
            <text:p>bioconda_recipes/bioconductor-lipidr/lib/2.16.0</text:p>
          </table:table-cell>
          <table:table-cell table:style-name="ce8" table:content-validation-name="val3" office:value-type="string" calcext:value-type="string">
            <text:p>bioconda_recipes</text:p>
          </table:table-cell>
          <table:table-cell table:style-name="ce10" office:value-type="string" calcext:value-type="string">
            <text:p>bioconductor-lipidr</text:p>
          </table:table-cell>
          <table:table-cell table:style-name="ce12" table:content-validation-name="val4" office:value-type="string" calcext:value-type="string">
            <text:p>lib</text:p>
          </table:table-cell>
          <table:table-cell table:style-name="ce12" office:value-type="string" calcext:value-type="string">
            <text:p>Lipidr an easy-to-use R package implementing a complete workflow for downstream analysis of targeted and untargeted lipidomics data. lipidomics results can be imported into lipidr as a numerical matrix or a Skyline export, allowing integration into current analysis frameworks. Data mining of lipidomics datasets is enabled through integration with Metabolomics Workbench API. lipidr allows data inspection, normalization, univariate and multivariate analysis, displaying informative visualizations. lipidr also implements a novel Lipid Set Enrichment Analysis (LSEA), harnessing molecular information such as lipid class, total chain length and unsaturation.</text:p>
          </table:table-cell>
          <table:table-cell table:style-name="ce12"/>
          <table:table-cell table:style-name="ce14" table:formula="of:=HYPERLINK(&quot;https://bioconductor.org/packages/3.18/bioc/html/lipidr.html&quot;;&quot;https://bioconductor.org/packages/3.18/bioc/html/lipidr.html&quot;)" office:value-type="string" office:string-value="https://bioconductor.org/packages/3.18/bioc/html/lipidr.html" calcext:value-type="string">
            <text:p>https://bioconductor.org/packages/3.18/bioc/html/lipidr.html</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authors and same githubs (found in the provided webpage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repet/cmd</text:p>
          </table:table-cell>
          <table:table-cell table:style-name="ce2" office:value-type="string" calcext:value-type="string">
            <text:p>biotools/repet/cmd/None</text:p>
          </table:table-cell>
          <table:table-cell table:style-name="ce2" table:content-validation-name="val1" office:value-type="string" calcext:value-type="string">
            <text:p>biotools</text:p>
          </table:table-cell>
          <table:table-cell table:style-name="ce3" office:value-type="string" calcext:value-type="string">
            <text:p>repet</text:p>
          </table:table-cell>
          <table:table-cell table:style-name="ce2" table:content-validation-name="val2" office:value-type="string" calcext:value-type="string">
            <text:p>cmd</text:p>
          </table:table-cell>
          <table:table-cell table:style-name="ce2" office:value-type="string" calcext:value-type="string">
            <text:p>A software of detection, annotation and analysis of repeats in genomic sequences, specifically designed for transposable elements.</text:p>
          </table:table-cell>
          <table:table-cell table:style-name="ce2"/>
          <table:table-cell table:style-name="ce5" table:formula="of:=HYPERLINK(&quot;https://urgi.versailles.inra.fr/Tools/REPET&quot;;&quot;https://urgi.versailles.inra.fr/Tools/REPET&quot;)" office:value-type="string" office:string-value="https://urgi.versailles.inra.fr/Tools/REPET" calcext:value-type="string">
            <text:p>https://urgi.versailles.inra.fr/Tools/REPET</text:p>
          </table:table-cell>
          <table:table-cell table:style-name="ce2" office:value-type="string" calcext:value-type="string">
            <text:p><text:s/>&lt;urgi-repet@versailles.inra.fr&gt;</text:p>
          </table:table-cell>
          <table:table-cell table:style-name="ce2" table:number-columns-repeated="2"/>
          <table:table-cell table:style-name="ce2" office:value-type="string" calcext:value-type="string">
            <text:p>biotools/repet/cmd/v3.0</text:p>
          </table:table-cell>
          <table:table-cell table:style-name="ce8" table:content-validation-name="val3" office:value-type="string" calcext:value-type="string">
            <text:p>biotools</text:p>
          </table:table-cell>
          <table:table-cell table:style-name="ce10" office:value-type="string" calcext:value-type="string">
            <text:p>repet</text:p>
          </table:table-cell>
          <table:table-cell table:style-name="ce12" table:content-validation-name="val4" office:value-type="string" calcext:value-type="string">
            <text:p>cmd</text:p>
          </table:table-cell>
          <table:table-cell table:style-name="ce12" office:value-type="string" calcext:value-type="string">
            <text:p>The REPET package integrates bioinformatics pipelines dedicated to detect, annotate and analyze transposable elements (TEs) in genomic sequences. The main pipelines are (i) TEdenovo, which search for interspersed repeats, build consensus sequences and classify them according to TE features, and (ii)</text:p>
            <text:p> TEannot, which mines a genome with a library of TE sequences, for instance the one produced by the TEdenovo pipeline, to provide TE annotations exported into GFF3 files.</text:p>
          </table:table-cell>
          <table:table-cell table:style-name="ce12"/>
          <table:table-cell table:style-name="ce14" table:formula="of:=HYPERLINK(&quot;https://urgi.versailles.inrae.fr/Tools/REPET&quot;;&quot;https://urgi.versailles.inrae.fr/Tools/REPET&quot;)" office:value-type="string" office:string-value="https://urgi.versailles.inrae.fr/Tools/REPET" calcext:value-type="string">
            <text:p>https://urgi.versailles.inrae.fr/Tools/REPET</text:p>
          </table:table-cell>
          <table:table-cell table:style-name="ce12" office:value-type="string" calcext:value-type="string">
            <text:p>URGI &lt;urgi-repet@versailles.inrae.fr&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Webpages redirect to the same page and the author is the sam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bmge/cmd</text:p>
          </table:table-cell>
          <table:table-cell table:style-name="ce2" office:value-type="string" calcext:value-type="string">
            <text:p>biotools/bmge/cmd/1.12</text:p>
          </table:table-cell>
          <table:table-cell table:style-name="ce2" table:content-validation-name="val1" office:value-type="string" calcext:value-type="string">
            <text:p>biotools</text:p>
          </table:table-cell>
          <table:table-cell table:style-name="ce3" office:value-type="string" calcext:value-type="string">
            <text:p>bmge</text:p>
          </table:table-cell>
          <table:table-cell table:style-name="ce2" table:content-validation-name="val2" office:value-type="string" calcext:value-type="string">
            <text:p>cmd</text:p>
          </table:table-cell>
          <table:table-cell table:style-name="ce2" office:value-type="string" calcext:value-type="string">
            <text:p>Block Mapping and Gathering using Entropy.</text:p>
          </table:table-cell>
          <table:table-cell table:style-name="ce2"/>
          <table:table-cell table:style-name="ce5" table:formula="of:=HYPERLINK(&quot;https://research.pasteur.fr/en/software/bmge-block-mapping-and-gathering-with-entropy/&quot;;&quot;https://research.pasteur.fr/en/software/bmge-block-mapping-and-gathering-with-entropy/&quot;)" office:value-type="string" office:string-value="https://research.pasteur.fr/en/software/bmge-block-mapping-and-gathering-with-entropy/" calcext:value-type="string">
            <text:p>https://research.pasteur.fr/en/software/bmge-block-mapping-and-gathering-with-entropy/</text:p>
          </table:table-cell>
          <table:table-cell table:style-name="ce2" office:value-type="string" calcext:value-type="string">
            <text:p>Simonetta Gribaldo</text:p>
            <text:p>Institut Pasteur</text:p>
            <text:p>C3BI</text:p>
            <text:p>Bioinformatics and Biostatistics Hub</text:p>
            <text:p>Alexis Criscuolo &lt;alexis.criscuolo@pasteur.fr&gt;</text:p>
            <text:p>Alexis Criscuolo &lt;alexis.criscuolo@pasteur.fr&gt;</text:p>
          </table:table-cell>
          <table:table-cell table:style-name="ce2" table:number-columns-repeated="2"/>
          <table:table-cell table:style-name="ce2" office:value-type="string" calcext:value-type="string">
            <text:p>bioconda_recipes/bmge/cmd/1.12</text:p>
          </table:table-cell>
          <table:table-cell table:style-name="ce8" table:content-validation-name="val3" office:value-type="string" calcext:value-type="string">
            <text:p>bioconda_recipes</text:p>
          </table:table-cell>
          <table:table-cell table:style-name="ce10" office:value-type="string" calcext:value-type="string">
            <text:p>bmge</text:p>
          </table:table-cell>
          <table:table-cell table:style-name="ce12" table:content-validation-name="val4" office:value-type="string" calcext:value-type="string">
            <text:p>cmd</text:p>
          </table:table-cell>
          <table:table-cell table:style-name="ce12" office:value-type="string" calcext:value-type="string">
            <text:p>BMGE (Block Mapping and Gathering with Entropy) is a program that selects</text:p>
            <text:p>regions in a multiple sequence alignment that are suited for phylogenetic inference.</text:p>
          </table:table-cell>
          <table:table-cell table:style-name="ce12"/>
          <table:table-cell table:style-name="ce14" table:formula="of:=HYPERLINK(&quot;https://bioweb.pasteur.fr/packages/pack@BMGE@1.12&quot;;&quot;https://bioweb.pasteur.fr/packages/pack@BMGE@1.12&quot;)" office:value-type="string" office:string-value="https://bioweb.pasteur.fr/packages/pack@BMGE@1.12" calcext:value-type="string">
            <text:p>https://bioweb.pasteur.fr/packages/pack@BMGE@1.12</text:p>
          </table:table-cell>
          <table:table-cell table:style-name="ce12" table:number-columns-repeated="2"/>
          <table:table-cell table:style-name="ce16" office:value-type="string" calcext:value-type="string">
            <text:p>GPL-2.0-only</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suthors and publica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rfmix/cmd</text:p>
          </table:table-cell>
          <table:table-cell table:style-name="ce2" office:value-type="string" calcext:value-type="string">
            <text:p>biotools/rfmix/cmd/None</text:p>
          </table:table-cell>
          <table:table-cell table:style-name="ce2" table:content-validation-name="val1" office:value-type="string" calcext:value-type="string">
            <text:p>biotools</text:p>
          </table:table-cell>
          <table:table-cell table:style-name="ce3" office:value-type="string" calcext:value-type="string">
            <text:p>rfmix</text:p>
          </table:table-cell>
          <table:table-cell table:style-name="ce2" table:content-validation-name="val2" office:value-type="string" calcext:value-type="string">
            <text:p>cmd</text:p>
          </table:table-cell>
          <table:table-cell table:style-name="ce2" office:value-type="string" calcext:value-type="string">
            <text:p>Apowerful discriminative modeling approach that is faster (~30×) and more accurate than existing methods. It is capable of learning from the admixed samples themselves to boost performance and autocorrect phasing errors. RFMix shows high sensitivity and specificity in simulated Hispanics/Latinos and African Americans and admixed Europeans, Africans, and Asians.</text:p>
          </table:table-cell>
          <table:table-cell table:style-name="ce2"/>
          <table:table-cell table:style-name="ce5" table:formula="of:=HYPERLINK(&quot;https://sites.google.com/site/rfmixlocalancestryinference/&quot;;&quot;https://sites.google.com/site/rfmixlocalancestryinference/&quot;)" office:value-type="string" office:string-value="https://sites.google.com/site/rfmixlocalancestryinference/" calcext:value-type="string">
            <text:p>https://sites.google.com/site/rfmixlocalancestryinference/</text:p>
          </table:table-cell>
          <table:table-cell table:style-name="ce2" office:value-type="string" calcext:value-type="string">
            <text:p><text:s/>&lt;bmaples@stanford.edu&gt;</text:p>
          </table:table-cell>
          <table:table-cell table:style-name="ce2" table:number-columns-repeated="2"/>
          <table:table-cell table:style-name="ce2" office:value-type="string" calcext:value-type="string">
            <text:p>bioconda_recipes/rfmix/cmd/2.03.r0.9505bfa</text:p>
          </table:table-cell>
          <table:table-cell table:style-name="ce8" table:content-validation-name="val3" office:value-type="string" calcext:value-type="string">
            <text:p>bioconda_recipes</text:p>
          </table:table-cell>
          <table:table-cell table:style-name="ce10" office:value-type="string" calcext:value-type="string">
            <text:p>rfmix</text:p>
          </table:table-cell>
          <table:table-cell table:style-name="ce12" table:content-validation-name="val4" office:value-type="string" calcext:value-type="string">
            <text:p>cmd</text:p>
          </table:table-cell>
          <table:table-cell table:style-name="ce12" office:value-type="string" calcext:value-type="string">
            <text:p>RFMix implements a fast discriminative approach to modeling ancestry along an admixed chromosome given observed haplotype sequences of known or inferred ancestry.</text:p>
          </table:table-cell>
          <table:table-cell table:style-name="ce14" table:formula="of:=HYPERLINK(&quot;https://github.com/slowkoni/rfmix&quot;;&quot;https://github.com/slowkoni/rfmix&quot;)" office:value-type="string" office:string-value="https://github.com/slowkoni/rfmix" calcext:value-type="string">
            <text:p>https://github.com/slowkoni/rfmix</text:p>
          </table:table-cell>
          <table:table-cell table:style-name="ce14" table:formula="of:=HYPERLINK(&quot;https://github.com/slowkoni/rfmix&quot;;&quot;https://github.com/slowkoni/rfmix&quot;)" office:value-type="string" office:string-value="https://github.com/slowkoni/rfmix" calcext:value-type="string">
            <text:p>https://github.com/slowkoni/rfmix</text:p>
          </table:table-cell>
          <table:table-cell table:style-name="ce12" table:number-columns-repeated="2"/>
          <table:table-cell table:style-name="ce16" office:value-type="string" calcext:value-type="string">
            <text:p>Free for Academic Use</text:p>
          </table:table-cell>
          <table:table-cell table:style-name="ce2" table:content-validation-name="val5" office:value-type="string" calcext:value-type="string">
            <text:p>unclear</text:p>
          </table:table-cell>
          <table:table-cell table:style-name="ce2" table:content-validation-name="val6"/>
          <table:table-cell table:style-name="ce19" office:value-type="string" calcext:value-type="string">
            <text:p>No common links or author, but description is similar</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1">
          <table:table-cell table:style-name="ce2" office:value-type="string" calcext:value-type="string">
            <text:p>metilene/cmd</text:p>
          </table:table-cell>
          <table:table-cell table:style-name="ce2" office:value-type="string" calcext:value-type="string">
            <text:p>galaxy/metilene/cmd/0.2.6.1</text:p>
          </table:table-cell>
          <table:table-cell table:style-name="ce2" table:content-validation-name="val1" office:value-type="string" calcext:value-type="string">
            <text:p>galaxy</text:p>
          </table:table-cell>
          <table:table-cell table:style-name="ce3" office:value-type="string" calcext:value-type="string">
            <text:p>metilene</text:p>
          </table:table-cell>
          <table:table-cell table:style-name="ce2" table:content-validation-name="val2" office:value-type="string" calcext:value-type="string">
            <text:p>cmd</text:p>
          </table:table-cell>
          <table:table-cell table:style-name="ce2" office:value-type="string" calcext:value-type="string">
            <text:p>Calling differentially methylated regions from bisulfite sequencing data.</text:p>
          </table:table-cell>
          <table:table-cell table:style-name="ce2"/>
          <table:table-cell table:style-name="ce5" table:formula="of:=HYPERLINK(&quot;https://galaxy.bi.uni-freiburg.de/tool_runner?tool_id=toolshed.g2.bx.psu.edu%2Frepos%2Frnateam%2Fmetilene%2Fmetilene%2F0.2.6.1&quot;;&quot;https://galaxy.bi.uni-freiburg.de/tool_runner?tool_id=toolshed.g2.bx.psu.edu%2Frepos%2Frnateam%2Fmetilene%2Fmetilene%2F0.2.6.1&quot;)" office:value-type="string" office:string-value="https://galaxy.bi.uni-freiburg.de/tool_runner?tool_id=toolshed.g2.bx.psu.edu%2Frepos%2Frnateam%2Fmetilene%2Fmetilene%2F0.2.6.1" calcext:value-type="string">
            <text:p>https://galaxy.bi.uni-freiburg.de/tool_runner?tool_id=toolshed.g2.bx.psu.edu%2Frepos%2Frnateam%2Fmetilene%2Fmetilene%2F0.2.6.1</text:p>
          </table:table-cell>
          <table:table-cell table:style-name="ce2" table:number-columns-repeated="3"/>
          <table:table-cell table:style-name="ce2" office:value-type="string" calcext:value-type="string">
            <text:p>bioconda_recipes/metilene/cmd/0.2.8</text:p>
          </table:table-cell>
          <table:table-cell table:style-name="ce8" table:content-validation-name="val3" office:value-type="string" calcext:value-type="string">
            <text:p>bioconda_recipes</text:p>
          </table:table-cell>
          <table:table-cell table:style-name="ce10" office:value-type="string" calcext:value-type="string">
            <text:p>metilene</text:p>
          </table:table-cell>
          <table:table-cell table:style-name="ce12" table:content-validation-name="val4" office:value-type="string" calcext:value-type="string">
            <text:p>cmd</text:p>
          </table:table-cell>
          <table:table-cell table:style-name="ce12" office:value-type="string" calcext:value-type="string">
            <text:p>Fast and sensitive detection of differential DNA methylation.</text:p>
          </table:table-cell>
          <table:table-cell table:style-name="ce12"/>
          <table:table-cell table:style-name="ce14" table:formula="of:=HYPERLINK(&quot;http://www.bioinf.uni-leipzig.de/Software/metilene/&quot;;&quot;http://www.bioinf.uni-leipzig.de/Software/metilene/&quot;)" office:value-type="string" office:string-value="http://www.bioinf.uni-leipzig.de/Software/metilene/" calcext:value-type="string">
            <text:p>http://www.bioinf.uni-leipzig.de/Software/metilene/</text:p>
          </table:table-cell>
          <table:table-cell table:style-name="ce12" table:number-columns-repeated="2"/>
          <table:table-cell table:style-name="ce16" office:value-type="string" calcext:value-type="string">
            <text:p>GPL-2.0-only</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links for documenta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hyphy/*</text:p>
          </table:table-cell>
          <table:table-cell table:style-name="ce2" office:value-type="string" calcext:value-type="string">
            <text:p>sourceforge/hyphy/None/None</text:p>
          </table:table-cell>
          <table:table-cell table:style-name="ce2" table:content-validation-name="val1" office:value-type="string" calcext:value-type="string">
            <text:p>sourceforge</text:p>
          </table:table-cell>
          <table:table-cell table:style-name="ce3" office:value-type="string" calcext:value-type="string">
            <text:p>hyphy</text:p>
          </table:table-cell>
          <table:table-cell table:style-name="ce2" table:content-validation-name="val2"/>
          <table:table-cell table:style-name="ce2" office:value-type="string" calcext:value-type="string">
            <text:p>HyPhy is a comprehensive environment for maximum likelihood statistical analysis of genetic sequence data. It includes a large collection of out of the box analyses, a feature-rich graphical user interface for custom data analysis and a scripting languag.</text:p>
          </table:table-cell>
          <table:table-cell table:style-name="ce5" table:formula="of:=HYPERLINK(&quot;https://sourceforge.net/projects/hyphy&quot;;&quot;https://sourceforge.net/projects/hyphy&quot;)" office:value-type="string" office:string-value="https://sourceforge.net/projects/hyphy" calcext:value-type="string">
            <text:p>https://sourceforge.net/projects/hyphy</text:p>
          </table:table-cell>
          <table:table-cell table:style-name="ce5" table:formula="of:=HYPERLINK(&quot;https://hyphy.sourceforge.io/&quot;;&quot;https://hyphy.sourceforge.io/&quot;)" office:value-type="string" office:string-value="https://hyphy.sourceforge.io/" calcext:value-type="string">
            <text:p>https://hyphy.sourceforge.io/</text:p>
          </table:table-cell>
          <table:table-cell table:style-name="ce2" table:number-columns-repeated="3"/>
          <table:table-cell table:style-name="ce2" office:value-type="string" calcext:value-type="string">
            <text:p>github/hyphy/None/2.5.65.actual</text:p>
          </table:table-cell>
          <table:table-cell table:style-name="ce8" table:content-validation-name="val3" office:value-type="string" calcext:value-type="string">
            <text:p>github</text:p>
          </table:table-cell>
          <table:table-cell table:style-name="ce10" office:value-type="string" calcext:value-type="string">
            <text:p>hyphy</text:p>
          </table:table-cell>
          <table:table-cell table:style-name="ce12" table:content-validation-name="val4"/>
          <table:table-cell table:style-name="ce12" office:value-type="string" calcext:value-type="string">
            <text:p>HyPhy: Hypothesis testing using Phylogenies.</text:p>
          </table:table-cell>
          <table:table-cell table:style-name="ce14" table:formula="of:=HYPERLINK(&quot;https://github.com/veg/hyphy&quot;;&quot;https://github.com/veg/hyphy&quot;)" office:value-type="string" office:string-value="https://github.com/veg/hyphy" calcext:value-type="string">
            <text:p>https://github.com/veg/hyphy</text:p>
          </table:table-cell>
          <table:table-cell table:style-name="ce14" table:formula="of:=HYPERLINK(&quot;http://www.hyphy.org/&quot;;&quot;http://www.hyphy.org/&quot;)" office:value-type="string" office:string-value="http://www.hyphy.org/" calcext:value-type="string">
            <text:p>http://www.hyphy.org/</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F user is the same as main contributor in github. The programming language is the same. </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1">
          <table:table-cell table:style-name="ce2" office:value-type="string" calcext:value-type="string">
            <text:p>raresim/lib</text:p>
          </table:table-cell>
          <table:table-cell table:style-name="ce2" office:value-type="string" calcext:value-type="string">
            <text:p>biotools/raresim/lib/None</text:p>
          </table:table-cell>
          <table:table-cell table:style-name="ce2" table:content-validation-name="val1" office:value-type="string" calcext:value-type="string">
            <text:p>biotools</text:p>
          </table:table-cell>
          <table:table-cell table:style-name="ce3" office:value-type="string" calcext:value-type="string">
            <text:p>raresim</text:p>
          </table:table-cell>
          <table:table-cell table:style-name="ce2" table:content-validation-name="val2" office:value-type="string" calcext:value-type="string">
            <text:p>lib</text:p>
          </table:table-cell>
          <table:table-cell table:style-name="ce2" office:value-type="string" calcext:value-type="string">
            <text:p>A simulation method for very rare genetic variants.</text:p>
          </table:table-cell>
          <table:table-cell table:style-name="ce2"/>
          <table:table-cell table:style-name="ce5" table:formula="of:=HYPERLINK(&quot;https://www.ncbi.nlm.nih.gov/pubmed/?term=35298919&quot;;&quot;https://www.ncbi.nlm.nih.gov/pubmed/?term=35298919&quot;)" office:value-type="string" office:string-value="https://www.ncbi.nlm.nih.gov/pubmed/?term=35298919" calcext:value-type="string">
            <text:p>https://www.ncbi.nlm.nih.gov/pubmed/?term=35298919</text:p>
          </table:table-cell>
          <table:table-cell table:style-name="ce2" office:value-type="string" calcext:value-type="string">
            <text:p>Megan Null &lt;mnull@collegeofidaho.edu&gt;</text:p>
            <text:p>Josée Dupuis</text:p>
            <text:p>Pezhman Sheinidashtegol</text:p>
            <text:p>Audrey E. Hendricks</text:p>
          </table:table-cell>
          <table:table-cell table:style-name="ce2" table:number-columns-repeated="2"/>
          <table:table-cell table:style-name="ce2" office:value-type="string" calcext:value-type="string">
            <text:p>bioconductor/raresim/lib/1.11.0</text:p>
          </table:table-cell>
          <table:table-cell table:style-name="ce8" table:content-validation-name="val3" office:value-type="string" calcext:value-type="string">
            <text:p>bioconductor</text:p>
          </table:table-cell>
          <table:table-cell table:style-name="ce10" office:value-type="string" calcext:value-type="string">
            <text:p>raresim</text:p>
          </table:table-cell>
          <table:table-cell table:style-name="ce12" table:content-validation-name="val4" office:value-type="string" calcext:value-type="string">
            <text:p>lib</text:p>
          </table:table-cell>
          <table:table-cell table:style-name="ce12" office:value-type="string" calcext:value-type="string">
            <text:p>Haplotype simulations of rare variant genetic data that emulates real data can be performed with RAREsim. RAREsim uses the expected number of variants in MAC bins - either as provided by default parameters or estimated from target data - and an abundance of rare variants as simulated HAPGEN2 to probabilistically prune variants. RAREsim produces haplotypes that emulate real sequencing data with respect to the total number of variants, allele frequency spectrum, haplotype structure, and variant annotation.</text:p>
          </table:table-cell>
          <table:table-cell table:style-name="ce12" office:value-type="string" calcext:value-type="string">
            <text:p>https://git.bioconductor.org/packages/RAREsim</text:p>
            <text:p>https://github.com/meganmichelle/RAREsim</text:p>
          </table:table-cell>
          <table:table-cell table:style-name="ce14" table:formula="of:=HYPERLINK(&quot;https://github.com/meganmichelle/RAREsim&quot;;&quot;https://github.com/meganmichelle/RAREsim&quot;)" office:value-type="string" office:string-value="https://github.com/meganmichelle/RAREsim" calcext:value-type="string">
            <text:p>https://github.com/meganmichelle/RAREsim</text:p>
          </table:table-cell>
          <table:table-cell table:style-name="ce12" office:value-type="string" calcext:value-type="string">
            <text:p>Megan Null &lt;mnull@collegeofidaho.edu&gt;</text:p>
            <text:p>Ryan Barnard &lt;rbarnard1107@gmail.com&gt;</text:p>
          </table:table-cell>
          <table:table-cell table:style-name="ce1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Common main author and publication (found inside webpage and github)</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kma/cmd</text:p>
          </table:table-cell>
          <table:table-cell table:style-name="ce2" office:value-type="string" calcext:value-type="string">
            <text:p>bioconda_recipes/kma/cmd/1.4.14</text:p>
          </table:table-cell>
          <table:table-cell table:style-name="ce2" table:content-validation-name="val1" office:value-type="string" calcext:value-type="string">
            <text:p>bioconda_recipes</text:p>
          </table:table-cell>
          <table:table-cell table:style-name="ce3" office:value-type="string" calcext:value-type="string">
            <text:p>kma</text:p>
          </table:table-cell>
          <table:table-cell table:style-name="ce2" table:content-validation-name="val2" office:value-type="string" calcext:value-type="string">
            <text:p>cmd</text:p>
          </table:table-cell>
          <table:table-cell table:style-name="ce2" office:value-type="string" calcext:value-type="string">
            <text:p>KMA is mapping a method designed to map raw reads directly against redundant databases, in an ultra-fast manner using seed and extend.</text:p>
          </table:table-cell>
          <table:table-cell table:style-name="ce5" table:formula="of:=HYPERLINK(&quot;https://bitbucket.org/genomicepidemiology/kma&quot;;&quot;https://bitbucket.org/genomicepidemiology/kma&quot;)" office:value-type="string" office:string-value="https://bitbucket.org/genomicepidemiology/kma" calcext:value-type="string">
            <text:p>https://bitbucket.org/genomicepidemiology/kma</text:p>
          </table:table-cell>
          <table:table-cell table:style-name="ce5" table:formula="of:=HYPERLINK(&quot;https://bitbucket.org/genomicepidemiology/kma&quot;;&quot;https://bitbucket.org/genomicepidemiology/kma&quot;)" office:value-type="string" office:string-value="https://bitbucket.org/genomicepidemiology/kma" calcext:value-type="string">
            <text:p>https://bitbucket.org/genomicepidemiology/kma</text:p>
          </table:table-cell>
          <table:table-cell table:style-name="ce2" table:number-columns-repeated="2"/>
          <table:table-cell table:style-name="ce2" office:value-type="string" calcext:value-type="string">
            <text:p>Apache-2.0</text:p>
          </table:table-cell>
          <table:table-cell table:style-name="ce2" office:value-type="string" calcext:value-type="string">
            <text:p>biotools/kma/cmd/1.4.0</text:p>
          </table:table-cell>
          <table:table-cell table:style-name="ce8" table:content-validation-name="val3" office:value-type="string" calcext:value-type="string">
            <text:p>biotools</text:p>
          </table:table-cell>
          <table:table-cell table:style-name="ce10" office:value-type="string" calcext:value-type="string">
            <text:p>kma</text:p>
          </table:table-cell>
          <table:table-cell table:style-name="ce12" table:content-validation-name="val4" office:value-type="string" calcext:value-type="string">
            <text:p>cmd</text:p>
          </table:table-cell>
          <table:table-cell table:style-name="ce12" office:value-type="string" calcext:value-type="string">
            <text:p>KMA is mapping a method designed to map raw reads directly against redundant databases, in an ultra-fast manner using seed and extend.</text:p>
          </table:table-cell>
          <table:table-cell table:style-name="ce12"/>
          <table:table-cell table:style-name="ce14" table:formula="of:=HYPERLINK(&quot;https://bitbucket.org/genomicepidemiology/kma/src/master/&quot;;&quot;https://bitbucket.org/genomicepidemiology/kma/src/master/&quot;)" office:value-type="string" office:string-value="https://bitbucket.org/genomicepidemiology/kma/src/master/" calcext:value-type="string">
            <text:p>https://bitbucket.org/genomicepidemiology/kma/src/master/</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repository</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translig/cmd</text:p>
          </table:table-cell>
          <table:table-cell table:style-name="ce2" office:value-type="string" calcext:value-type="string">
            <text:p>biotools/translig/cmd/None</text:p>
          </table:table-cell>
          <table:table-cell table:style-name="ce2" table:content-validation-name="val1" office:value-type="string" calcext:value-type="string">
            <text:p>biotools</text:p>
          </table:table-cell>
          <table:table-cell table:style-name="ce3" office:value-type="string" calcext:value-type="string">
            <text:p>translig</text:p>
          </table:table-cell>
          <table:table-cell table:style-name="ce2" table:content-validation-name="val2" office:value-type="string" calcext:value-type="string">
            <text:p>cmd</text:p>
          </table:table-cell>
          <table:table-cell table:style-name="ce2" office:value-type="string" calcext:value-type="string">
            <text:p>De novo transcriptome assembler that uses line graph iteration.</text:p>
          </table:table-cell>
          <table:table-cell table:style-name="ce2"/>
          <table:table-cell table:style-name="ce5" table:formula="of:=HYPERLINK(&quot;https://sourceforge.net/projects/transcriptomeassembly/files/&quot;;&quot;https://sourceforge.net/projects/transcriptomeassembly/files/&quot;)" office:value-type="string" office:string-value="https://sourceforge.net/projects/transcriptomeassembly/files/" calcext:value-type="string">
            <text:p>https://sourceforge.net/projects/transcriptomeassembly/files/</text:p>
          </table:table-cell>
          <table:table-cell table:style-name="ce2" table:number-columns-repeated="3"/>
          <table:table-cell table:style-name="ce2" office:value-type="string" calcext:value-type="string">
            <text:p>bioconda_recipes/translig/cmd/1.3</text:p>
          </table:table-cell>
          <table:table-cell table:style-name="ce8" table:content-validation-name="val3" office:value-type="string" calcext:value-type="string">
            <text:p>bioconda_recipes</text:p>
          </table:table-cell>
          <table:table-cell table:style-name="ce10" office:value-type="string" calcext:value-type="string">
            <text:p>translig</text:p>
          </table:table-cell>
          <table:table-cell table:style-name="ce12" table:content-validation-name="val4" office:value-type="string" calcext:value-type="string">
            <text:p>cmd</text:p>
          </table:table-cell>
          <table:table-cell table:style-name="ce12" office:value-type="string" calcext:value-type="string">
            <text:p>A de novo transcriptome assembler that uses line graph iteration.</text:p>
          </table:table-cell>
          <table:table-cell table:style-name="ce12"/>
          <table:table-cell table:style-name="ce14" table:formula="of:=HYPERLINK(&quot;https://sourceforge.net/projects/transcriptomeassembly/&quot;;&quot;https://sourceforge.net/projects/transcriptomeassembly/&quot;)" office:value-type="string" office:string-value="https://sourceforge.net/projects/transcriptomeassembly/" calcext:value-type="string">
            <text:p>https://sourceforge.net/projects/transcriptomeassembly/</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sourceforge pag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racon/*</text:p>
          </table:table-cell>
          <table:table-cell table:style-name="ce2" office:value-type="string" calcext:value-type="string">
            <text:p>biotools/racon/undefined/None</text:p>
          </table:table-cell>
          <table:table-cell table:style-name="ce2" table:content-validation-name="val1" office:value-type="string" calcext:value-type="string">
            <text:p>biotools</text:p>
          </table:table-cell>
          <table:table-cell table:style-name="ce3" office:value-type="string" calcext:value-type="string">
            <text:p>racon</text:p>
          </table:table-cell>
          <table:table-cell table:style-name="ce2" table:content-validation-name="val2" office:value-type="string" calcext:value-type="string">
            <text:p>undefined</text:p>
          </table:table-cell>
          <table:table-cell table:style-name="ce2" office:value-type="string" calcext:value-type="string">
            <text:p>The Possibility to Use Oxford Nanopore Technology | Ultrafast consensus module for raw de novo genome assembly of long uncorrected reads. http://genome.cshlp.org/content/early/2017/01/18/gr.214270.116 Note: This was the original repository which will no longer be officially maintained. Please use the new official repository here: https://github.com/isovic/racon| Racon is intended as a standalone consensus module to correct raw contigs generated by rapid assembly methods which do not include a consensus step | Consensus module for raw de novo DNA assembly of long uncorrected reads.</text:p>
          </table:table-cell>
          <table:table-cell table:style-name="ce2"/>
          <table:table-cell table:style-name="ce5" table:formula="of:=HYPERLINK(&quot;https://github.com/isovic/racon&quot;;&quot;https://github.com/isovic/racon&quot;)" office:value-type="string" office:string-value="https://github.com/isovic/racon" calcext:value-type="string">
            <text:p>https://github.com/isovic/racon</text:p>
          </table:table-cell>
          <table:table-cell table:style-name="ce2" office:value-type="string" calcext:value-type="string">
            <text:p>Chon-Sik Kang &lt;cskang@korea.kr&gt;</text:p>
            <text:p>Changsoo Kim &lt;changsookim@cnu.ac.kr&gt;</text:p>
          </table:table-cell>
          <table:table-cell table:style-name="ce2" table:number-columns-repeated="2"/>
          <table:table-cell table:style-name="ce2" office:value-type="string" calcext:value-type="string">
            <text:p>github/racon/None/1.5.0</text:p>
          </table:table-cell>
          <table:table-cell table:style-name="ce8" table:content-validation-name="val3" office:value-type="string" calcext:value-type="string">
            <text:p>github</text:p>
          </table:table-cell>
          <table:table-cell table:style-name="ce10" office:value-type="string" calcext:value-type="string">
            <text:p>racon</text:p>
          </table:table-cell>
          <table:table-cell table:style-name="ce12" table:content-validation-name="val4"/>
          <table:table-cell table:style-name="ce12" office:value-type="string" calcext:value-type="string">
            <text:p>Ultrafast consensus module for raw de novo genome assembly of long uncorrected reads.</text:p>
          </table:table-cell>
          <table:table-cell table:style-name="ce14" table:formula="of:=HYPERLINK(&quot;https://github.com/lbcb-sci/racon&quot;;&quot;https://github.com/lbcb-sci/racon&quot;)" office:value-type="string" office:string-value="https://github.com/lbcb-sci/racon" calcext:value-type="string">
            <text:p>https://github.com/lbcb-sci/racon</text:p>
          </table:table-cell>
          <table:table-cell table:style-name="ce12" table:number-columns-repeated="3"/>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One github links the other. READMEs are the same. It seems at some point the project was moved from one owner to another.</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pizzly/cmd</text:p>
          </table:table-cell>
          <table:table-cell table:style-name="ce2" office:value-type="string" calcext:value-type="string">
            <text:p>galaxy/pizzly/cmd/0.37.3.1</text:p>
          </table:table-cell>
          <table:table-cell table:style-name="ce2" table:content-validation-name="val1" office:value-type="string" calcext:value-type="string">
            <text:p>galaxy</text:p>
          </table:table-cell>
          <table:table-cell table:style-name="ce3" office:value-type="string" calcext:value-type="string">
            <text:p>pizzly</text:p>
          </table:table-cell>
          <table:table-cell table:style-name="ce2" table:content-validation-name="val2" office:value-type="string" calcext:value-type="string">
            <text:p>cmd</text:p>
          </table:table-cell>
          <table:table-cell table:style-name="ce2" office:value-type="string" calcext:value-type="string">
            <text:p>- fast fusion detection using kallisto.</text:p>
          </table:table-cell>
          <table:table-cell table:style-name="ce2"/>
          <table:table-cell table:style-name="ce5" table:formula="of:=HYPERLINK(&quot;https://galaxy.bi.uni-freiburg.de/tool_runner?tool_id=toolshed.g2.bx.psu.edu%2Frepos%2Fiuc%2Fpizzly%2Fpizzly%2F0.37.3.1&quot;;&quot;https://galaxy.bi.uni-freiburg.de/tool_runner?tool_id=toolshed.g2.bx.psu.edu%2Frepos%2Fiuc%2Fpizzly%2Fpizzly%2F0.37.3.1&quot;)" office:value-type="string" office:string-value="https://galaxy.bi.uni-freiburg.de/tool_runner?tool_id=toolshed.g2.bx.psu.edu%2Frepos%2Fiuc%2Fpizzly%2Fpizzly%2F0.37.3.1" calcext:value-type="string">
            <text:p>https://galaxy.bi.uni-freiburg.de/tool_runner?tool_id=toolshed.g2.bx.psu.edu%2Frepos%2Fiuc%2Fpizzly%2Fpizzly%2F0.37.3.1</text:p>
          </table:table-cell>
          <table:table-cell table:style-name="ce2" table:number-columns-repeated="3"/>
          <table:table-cell table:style-name="ce2" office:value-type="string" calcext:value-type="string">
            <text:p>bioconda_recipes/pizzly/cmd/0.37.3</text:p>
          </table:table-cell>
          <table:table-cell table:style-name="ce8" table:content-validation-name="val3" office:value-type="string" calcext:value-type="string">
            <text:p>bioconda_recipes</text:p>
          </table:table-cell>
          <table:table-cell table:style-name="ce10" office:value-type="string" calcext:value-type="string">
            <text:p>pizzly</text:p>
          </table:table-cell>
          <table:table-cell table:style-name="ce12" table:content-validation-name="val4" office:value-type="string" calcext:value-type="string">
            <text:p>cmd</text:p>
          </table:table-cell>
          <table:table-cell table:style-name="ce12" office:value-type="string" calcext:value-type="string">
            <text:p>Fast fusion detection using kallisto.</text:p>
          </table:table-cell>
          <table:table-cell table:style-name="ce14" table:formula="of:=HYPERLINK(&quot;https://github.com/pmelsted/pizzly&quot;;&quot;https://github.com/pmelsted/pizzly&quot;)" office:value-type="string" office:string-value="https://github.com/pmelsted/pizzly" calcext:value-type="string">
            <text:p>https://github.com/pmelsted/pizzly</text:p>
          </table:table-cell>
          <table:table-cell table:style-name="ce14" table:formula="of:=HYPERLINK(&quot;https://github.com/pmelsted/pizzly&quot;;&quot;https://github.com/pmelsted/pizzly&quot;)" office:value-type="string" office:string-value="https://github.com/pmelsted/pizzly" calcext:value-type="string">
            <text:p>https://github.com/pmelsted/pizzly</text:p>
          </table:table-cell>
          <table:table-cell table:style-name="ce12" table:number-columns-repeated="2"/>
          <table:table-cell table:style-name="ce16" office:value-type="string" calcext:value-type="string">
            <text:p>BSD-2-Clause</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Link to biotools with same github in entry 1.</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sparsedossa2/lib</text:p>
          </table:table-cell>
          <table:table-cell table:style-name="ce2" office:value-type="string" calcext:value-type="string">
            <text:p>biotools/sparsedossa2/lib/None</text:p>
          </table:table-cell>
          <table:table-cell table:style-name="ce2" table:content-validation-name="val1" office:value-type="string" calcext:value-type="string">
            <text:p>biotools</text:p>
          </table:table-cell>
          <table:table-cell table:style-name="ce3" office:value-type="string" calcext:value-type="string">
            <text:p>sparsedossa2</text:p>
          </table:table-cell>
          <table:table-cell table:style-name="ce2" table:content-validation-name="val2" office:value-type="string" calcext:value-type="string">
            <text:p>lib</text:p>
          </table:table-cell>
          <table:table-cell table:style-name="ce2" office:value-type="string" calcext:value-type="string">
            <text:p>SparseDOSSA 2 is an upcoming software for the simulation of null and metadata-associated microbial abundance profiles. It has functionalities for a) fitting to user-provided microbial template datasets, b) synthesizing microbial abundances similar to either user-provided or pre-trained templates, and c) additionally simulating associations with sample metadata or among microbial features.</text:p>
          </table:table-cell>
          <table:table-cell table:style-name="ce2"/>
          <table:table-cell table:style-name="ce5" table:formula="of:=HYPERLINK(&quot;http://huttenhower.sph.harvard.edu/sparsedossa2&quot;;&quot;http://huttenhower.sph.harvard.edu/sparsedossa2&quot;)" office:value-type="string" office:string-value="http://huttenhower.sph.harvard.edu/sparsedossa2" calcext:value-type="string">
            <text:p>http://huttenhower.sph.harvard.edu/sparsedossa2</text:p>
          </table:table-cell>
          <table:table-cell table:style-name="ce2" office:value-type="string" calcext:value-type="string">
            <text:p>Curtis Huttenhower &lt;chuttenh@hsph.harvard.edu&gt;</text:p>
          </table:table-cell>
          <table:table-cell table:style-name="ce2" table:number-columns-repeated="2"/>
          <table:table-cell table:style-name="ce2" office:value-type="string" calcext:value-type="string">
            <text:p>bioconductor/sparsedossa2/lib/0.99.1</text:p>
          </table:table-cell>
          <table:table-cell table:style-name="ce8" table:content-validation-name="val3" office:value-type="string" calcext:value-type="string">
            <text:p>bioconductor</text:p>
          </table:table-cell>
          <table:table-cell table:style-name="ce10" office:value-type="string" calcext:value-type="string">
            <text:p>sparsedossa2</text:p>
          </table:table-cell>
          <table:table-cell table:style-name="ce12" table:content-validation-name="val4" office:value-type="string" calcext:value-type="string">
            <text:p>lib</text:p>
          </table:table-cell>
          <table:table-cell table:style-name="ce12" office:value-type="string" calcext:value-type="string">
            <text:p>SparseDOSSA 2 is an R package for fitting to and the simulation of realistic microbial abundance observations. It provides functionlaities for: a) generation of synthetic microbial observations, based on either pre-fitted template that the package provides, or user-trained results. <text:s/>b) spiking-in of associations with metadata variables or between feature pairs, for e.g. benchmarking or power analysis purposes. <text:s/>c) fitting the SparseDOSSA 2 model to real-world microbial abundance observations.</text:p>
          </table:table-cell>
          <table:table-cell table:style-name="ce14" table:formula="of:=HYPERLINK(&quot;https://git.bioconductor.org/packages/SparseDOSSA2&quot;;&quot;https://git.bioconductor.org/packages/SparseDOSSA2&quot;)" office:value-type="string" office:string-value="https://git.bioconductor.org/packages/SparseDOSSA2" calcext:value-type="string">
            <text:p>https://git.bioconductor.org/packages/SparseDOSSA2</text:p>
          </table:table-cell>
          <table:table-cell table:style-name="ce14" table:formula="of:=HYPERLINK(&quot;https://bioconductor.org/packages/SparseDOSSA2&quot;;&quot;https://bioconductor.org/packages/SparseDOSSA2&quot;)" office:value-type="string" office:string-value="https://bioconductor.org/packages/SparseDOSSA2" calcext:value-type="string">
            <text:p>https://bioconductor.org/packages/SparseDOSSA2</text:p>
          </table:table-cell>
          <table:table-cell table:style-name="ce12" office:value-type="string" calcext:value-type="string">
            <text:p>Siyuan Ma &lt;syma.research@gmail.com&gt;</text:p>
          </table:table-cell>
          <table:table-cell table:style-name="ce12"/>
          <table:table-cell table:style-name="ce16" office:value-type="string" calcext:value-type="string">
            <text:p>MIT</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Bioconductor author is the main contributor to github (found in webpage)</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1">
          <table:table-cell table:style-name="ce2" office:value-type="string" calcext:value-type="string">
            <text:p>bioconductor-crisprverse/lib</text:p>
          </table:table-cell>
          <table:table-cell table:style-name="ce2" office:value-type="string" calcext:value-type="string">
            <text:p>biotools/crisprverse/lib/None</text:p>
          </table:table-cell>
          <table:table-cell table:style-name="ce2" table:content-validation-name="val1" office:value-type="string" calcext:value-type="string">
            <text:p>biotools</text:p>
          </table:table-cell>
          <table:table-cell table:style-name="ce3" office:value-type="string" calcext:value-type="string">
            <text:p>crisprverse</text:p>
          </table:table-cell>
          <table:table-cell table:style-name="ce2" table:content-validation-name="val2" office:value-type="string" calcext:value-type="string">
            <text:p>lib</text:p>
          </table:table-cell>
          <table:table-cell table:style-name="ce2" office:value-type="string" calcext:value-type="string">
            <text:p>A comprehensive Bioconductor ecosystem for the design of CRISPR guide RNAs across nucleases and technologies.</text:p>
          </table:table-cell>
          <table:table-cell table:style-name="ce2"/>
          <table:table-cell table:style-name="ce5" table:formula="of:=HYPERLINK(&quot;https://github.com/crisprVerse&quot;;&quot;https://github.com/crisprVerse&quot;)" office:value-type="string" office:string-value="https://github.com/crisprVerse" calcext:value-type="string">
            <text:p>https://github.com/crisprVerse</text:p>
          </table:table-cell>
          <table:table-cell table:style-name="ce2" office:value-type="string" calcext:value-type="string">
            <text:p>Jean-Philippe Fortin &lt;fortin946@gmail.com&gt;</text:p>
          </table:table-cell>
          <table:table-cell table:style-name="ce2" table:number-columns-repeated="2"/>
          <table:table-cell table:style-name="ce2" office:value-type="string" calcext:value-type="string">
            <text:p>bioconda_recipes/bioconductor-crisprverse/lib/1.4.0</text:p>
          </table:table-cell>
          <table:table-cell table:style-name="ce8" table:content-validation-name="val3" office:value-type="string" calcext:value-type="string">
            <text:p>bioconda_recipes</text:p>
          </table:table-cell>
          <table:table-cell table:style-name="ce10" office:value-type="string" calcext:value-type="string">
            <text:p>bioconductor-crisprverse</text:p>
          </table:table-cell>
          <table:table-cell table:style-name="ce12" table:content-validation-name="val4" office:value-type="string" calcext:value-type="string">
            <text:p>lib</text:p>
          </table:table-cell>
          <table:table-cell table:style-name="ce12" office:value-type="string" calcext:value-type="string">
            <text:p>The crisprVerse is a modular ecosystem of R packages developed for the design and manipulation of CRISPR guide RNAs (gRNAs). All packages share a common language and design principles. This package is designed to make it easy to install and load the crisprVerse packages in a single step. To learn more about the crisprVerse, visit &lt;https://www.github.com/crisprVerse&gt;.</text:p>
          </table:table-cell>
          <table:table-cell table:style-name="ce12"/>
          <table:table-cell table:style-name="ce14" table:formula="of:=HYPERLINK(&quot;https://bioconductor.org/packages/3.18/bioc/html/crisprVerse.html&quot;;&quot;https://bioconductor.org/packages/3.18/bioc/html/crisprVerse.html&quot;)" office:value-type="string" office:string-value="https://bioconductor.org/packages/3.18/bioc/html/crisprVerse.html" calcext:value-type="string">
            <text:p>https://bioconductor.org/packages/3.18/bioc/html/crisprVerse.html</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ame publication and github organization</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1">
          <table:table-cell table:style-name="ce2" office:value-type="string" calcext:value-type="string">
            <text:p>percolator/cmd</text:p>
          </table:table-cell>
          <table:table-cell table:style-name="ce2" office:value-type="string" calcext:value-type="string">
            <text:p>biotools/percolator/cmd/None</text:p>
          </table:table-cell>
          <table:table-cell table:style-name="ce2" table:content-validation-name="val1" office:value-type="string" calcext:value-type="string">
            <text:p>biotools</text:p>
          </table:table-cell>
          <table:table-cell table:style-name="ce3" office:value-type="string" calcext:value-type="string">
            <text:p>percolator</text:p>
          </table:table-cell>
          <table:table-cell table:style-name="ce2" table:content-validation-name="val2" office:value-type="string" calcext:value-type="string">
            <text:p>cmd</text:p>
          </table:table-cell>
          <table:table-cell table:style-name="ce2" office:value-type="string" calcext:value-type="string">
            <text:p>Semi-supervised learning for peptide identification from MS/MS data.</text:p>
          </table:table-cell>
          <table:table-cell table:style-name="ce2"/>
          <table:table-cell table:style-name="ce5" table:formula="of:=HYPERLINK(&quot;http://noble.gs.washington.edu/proj/percolator/&quot;;&quot;http://noble.gs.washington.edu/proj/percolator/&quot;)" office:value-type="string" office:string-value="http://noble.gs.washington.edu/proj/percolator/" calcext:value-type="string">
            <text:p>http://noble.gs.washington.edu/proj/percolator/</text:p>
          </table:table-cell>
          <table:table-cell table:style-name="ce2" office:value-type="string" calcext:value-type="string">
            <text:p><text:s/>&lt;webmaster@ms-utils.org&gt;</text:p>
          </table:table-cell>
          <table:table-cell table:style-name="ce2" table:number-columns-repeated="2"/>
          <table:table-cell table:style-name="ce2" office:value-type="string" calcext:value-type="string">
            <text:p>bioconda_recipes/percolator/cmd/3.5</text:p>
          </table:table-cell>
          <table:table-cell table:style-name="ce8" table:content-validation-name="val3" office:value-type="string" calcext:value-type="string">
            <text:p>bioconda_recipes</text:p>
          </table:table-cell>
          <table:table-cell table:style-name="ce10" office:value-type="string" calcext:value-type="string">
            <text:p>percolator</text:p>
          </table:table-cell>
          <table:table-cell table:style-name="ce12" table:content-validation-name="val4" office:value-type="string" calcext:value-type="string">
            <text:p>cmd</text:p>
          </table:table-cell>
          <table:table-cell table:style-name="ce12" office:value-type="string" calcext:value-type="string">
            <text:p>Semi-supervised learning for peptide identification from shotgun proteomics datasets.</text:p>
          </table:table-cell>
          <table:table-cell table:style-name="ce14" table:formula="of:=HYPERLINK(&quot;https://github.com/percolator/percolator&quot;;&quot;https://github.com/percolator/percolator&quot;)" office:value-type="string" office:string-value="https://github.com/percolator/percolator" calcext:value-type="string">
            <text:p>https://github.com/percolator/percolator</text:p>
          </table:table-cell>
          <table:table-cell table:style-name="ce14" table:formula="of:=HYPERLINK(&quot;https://github.com/percolator/percolator&quot;;&quot;https://github.com/percolator/percolator&quot;)" office:value-type="string" office:string-value="https://github.com/percolator/percolator" calcext:value-type="string">
            <text:p>https://github.com/percolator/percolator</text:p>
          </table:table-cell>
          <table:table-cell table:style-name="ce12" table:number-columns-repeated="2"/>
          <table:table-cell table:style-name="ce16" office:value-type="string" calcext:value-type="string">
            <text:p>Apache-2.0</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Common author, description 1 is paper title in webpage of 2.</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1">
          <table:table-cell table:style-name="ce2" office:value-type="string" calcext:value-type="string">
            <text:p>ncbi-fcs-gx/cmd</text:p>
          </table:table-cell>
          <table:table-cell table:style-name="ce2" office:value-type="string" calcext:value-type="string">
            <text:p>biotools/fcs/undefined/None</text:p>
          </table:table-cell>
          <table:table-cell table:style-name="ce2" table:content-validation-name="val1" office:value-type="string" calcext:value-type="string">
            <text:p>biotools</text:p>
          </table:table-cell>
          <table:table-cell table:style-name="ce3" office:value-type="string" calcext:value-type="string">
            <text:p>fcs</text:p>
          </table:table-cell>
          <table:table-cell table:style-name="ce2" table:content-validation-name="val2" office:value-type="string" calcext:value-type="string">
            <text:p>undefined</text:p>
          </table:table-cell>
          <table:table-cell table:style-name="ce2" office:value-type="string" calcext:value-type="string">
            <text:p>A calculator of conservation and allele frequency for variant pathogenic prediction.</text:p>
          </table:table-cell>
          <table:table-cell table:style-name="ce2"/>
          <table:table-cell table:style-name="ce5" table:formula="of:=HYPERLINK(&quot;http://bioinfo.cnic.es/FCS&quot;;&quot;http://bioinfo.cnic.es/FCS&quot;)" office:value-type="string" office:string-value="http://bioinfo.cnic.es/FCS" calcext:value-type="string">
            <text:p>http://bioinfo.cnic.es/FCS</text:p>
          </table:table-cell>
          <table:table-cell table:style-name="ce2" office:value-type="string" calcext:value-type="string">
            <text:p>José Luis Cabrera Alarcón &lt;jlcabreraa@cnic.es&gt;</text:p>
          </table:table-cell>
          <table:table-cell table:style-name="ce2" table:number-columns-repeated="2"/>
          <table:table-cell table:style-name="ce2" office:value-type="string" calcext:value-type="string">
            <text:p>bioconda_recipes/ncbi-fcs-gx/cmd/0.5.0</text:p>
          </table:table-cell>
          <table:table-cell table:style-name="ce8" table:content-validation-name="val3" office:value-type="string" calcext:value-type="string">
            <text:p>bioconda_recipes</text:p>
          </table:table-cell>
          <table:table-cell table:style-name="ce10" office:value-type="string" calcext:value-type="string">
            <text:p>ncbi-fcs-gx</text:p>
          </table:table-cell>
          <table:table-cell table:style-name="ce12" table:content-validation-name="val4" office:value-type="string" calcext:value-type="string">
            <text:p>cmd</text:p>
          </table:table-cell>
          <table:table-cell table:style-name="ce12" office:value-type="string" calcext:value-type="string">
            <text:p>The NCBI Foreign Contamination Screen. Genomic cross-species aligner, for contamination detection.</text:p>
          </table:table-cell>
          <table:table-cell table:style-name="ce14" table:formula="of:=HYPERLINK(&quot;https://github.com/ncbi/fcs&quot;;&quot;https://github.com/ncbi/fcs&quot;)" office:value-type="string" office:string-value="https://github.com/ncbi/fcs" calcext:value-type="string">
            <text:p>https://github.com/ncbi/fcs</text:p>
          </table:table-cell>
          <table:table-cell table:style-name="ce14" table:formula="of:=HYPERLINK(&quot;https://github.com/ncbi/fcs&quot;;&quot;https://github.com/ncbi/fcs&quot;)" office:value-type="string" office:string-value="https://github.com/ncbi/fcs" calcext:value-type="string">
            <text:p>https://github.com/ncbi/fcs</text:p>
          </table:table-cell>
          <table:table-cell table:style-name="ce12" table:number-columns-repeated="2"/>
          <table:table-cell table:style-name="ce16" office:value-type="string" calcext:value-type="string">
            <text:p>NCBI-PD</text:p>
          </table:table-cell>
          <table:table-cell table:style-name="ce2" table:content-validation-name="val5" office:value-type="string" calcext:value-type="string">
            <text:p>different</text:p>
          </table:table-cell>
          <table:table-cell table:style-name="ce2" table:content-validation-name="val6" office:value-type="string" calcext:value-type="string">
            <text:p>medium</text:p>
          </table:table-cell>
          <table:table-cell table:style-name="ce19" office:value-type="string" calcext:value-type="string">
            <text:p>Different author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1">
          <table:table-cell table:style-name="ce2" office:value-type="string" calcext:value-type="string">
            <text:p>banner/cmd</text:p>
          </table:table-cell>
          <table:table-cell table:style-name="ce2" office:value-type="string" calcext:value-type="string">
            <text:p>sourceforge/banner/None/None</text:p>
          </table:table-cell>
          <table:table-cell table:style-name="ce2" table:content-validation-name="val1" office:value-type="string" calcext:value-type="string">
            <text:p>sourceforge</text:p>
          </table:table-cell>
          <table:table-cell table:style-name="ce3" office:value-type="string" calcext:value-type="string">
            <text:p>banner</text:p>
          </table:table-cell>
          <table:table-cell table:style-name="ce2" table:content-validation-name="val2"/>
          <table:table-cell table:style-name="ce2" office:value-type="string" calcext:value-type="string">
            <text:p>BANNER is a named entity recognition system intended primarily for biomedical text. It uses conditional random fields as the primary recognition engine and includes a wide survey of the best techniques described in recent literature.</text:p>
          </table:table-cell>
          <table:table-cell table:style-name="ce5" table:formula="of:=HYPERLINK(&quot;https://sourceforge.net/projects/banner&quot;;&quot;https://sourceforge.net/projects/banner&quot;)" office:value-type="string" office:string-value="https://sourceforge.net/projects/banner" calcext:value-type="string">
            <text:p>https://sourceforge.net/projects/banner</text:p>
          </table:table-cell>
          <table:table-cell table:style-name="ce5" table:formula="of:=HYPERLINK(&quot;http://banner.sourceforge.net/&quot;;&quot;http://banner.sourceforge.net/&quot;)" office:value-type="string" office:string-value="http://banner.sourceforge.net/" calcext:value-type="string">
            <text:p>http://banner.sourceforge.net/</text:p>
          </table:table-cell>
          <table:table-cell table:style-name="ce2" table:number-columns-repeated="3"/>
          <table:table-cell table:style-name="ce2" office:value-type="string" calcext:value-type="string">
            <text:p>bioconda_recipes/banner/cmd/0.0.2</text:p>
          </table:table-cell>
          <table:table-cell table:style-name="ce8" table:content-validation-name="val3" office:value-type="string" calcext:value-type="string">
            <text:p>bioconda_recipes</text:p>
          </table:table-cell>
          <table:table-cell table:style-name="ce10" office:value-type="string" calcext:value-type="string">
            <text:p>banner</text:p>
          </table:table-cell>
          <table:table-cell table:style-name="ce12" table:content-validation-name="val4" office:value-type="string" calcext:value-type="string">
            <text:p>cmd</text:p>
          </table:table-cell>
          <table:table-cell table:style-name="ce12" office:value-type="string" calcext:value-type="string">
            <text:p>BANNER is a tool that lives inside HULK and aims to make sense of hulk histosketches.</text:p>
          </table:table-cell>
          <table:table-cell table:style-name="ce14" table:formula="of:=HYPERLINK(&quot;https://github.com/will-rowe/banner&quot;;&quot;https://github.com/will-rowe/banner&quot;)" office:value-type="string" office:string-value="https://github.com/will-rowe/banner" calcext:value-type="string">
            <text:p>https://github.com/will-rowe/banner</text:p>
          </table:table-cell>
          <table:table-cell table:style-name="ce14" table:formula="of:=HYPERLINK(&quot;https://www.github.com/will-rowe/banner&quot;;&quot;https://www.github.com/will-rowe/banner&quot;)" office:value-type="string" office:string-value="https://www.github.com/will-rowe/banner" calcext:value-type="string">
            <text:p>https://www.github.com/will-rowe/banner</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different</text:p>
          </table:table-cell>
          <table:table-cell table:style-name="ce2" table:content-validation-name="val6" office:value-type="string" calcext:value-type="string">
            <text:p>high</text:p>
          </table:table-cell>
          <table:table-cell table:style-name="ce19" office:value-type="string" calcext:value-type="string">
            <text:p>Different licenses, different descriptions and domai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escher/lib</text:p>
          </table:table-cell>
          <table:table-cell table:style-name="ce2" office:value-type="string" calcext:value-type="string">
            <text:p>bioconda_recipes/escher/lib/1.7.3</text:p>
          </table:table-cell>
          <table:table-cell table:style-name="ce2" table:content-validation-name="val1" office:value-type="string" calcext:value-type="string">
            <text:p>bioconda_recipes</text:p>
          </table:table-cell>
          <table:table-cell table:style-name="ce3" office:value-type="string" calcext:value-type="string">
            <text:p>escher</text:p>
          </table:table-cell>
          <table:table-cell table:style-name="ce2" table:content-validation-name="val2" office:value-type="string" calcext:value-type="string">
            <text:p>lib</text:p>
          </table:table-cell>
          <table:table-cell table:style-name="ce2" office:value-type="string" calcext:value-type="string">
            <text:p>Escher: A Web Application for Building, Sharing, and Embedding Data-Rich Visualizations of Metabolic Pathways.</text:p>
          </table:table-cell>
          <table:table-cell table:style-name="ce2"/>
          <table:table-cell table:style-name="ce5" table:formula="of:=HYPERLINK(&quot;https://escher.github.io/&quot;;&quot;https://escher.github.io/&quot;)" office:value-type="string" office:string-value="https://escher.github.io/" calcext:value-type="string">
            <text:p>https://escher.github.io/</text:p>
          </table:table-cell>
          <table:table-cell table:style-name="ce2" table:number-columns-repeated="2"/>
          <table:table-cell table:style-name="ce2" office:value-type="string" calcext:value-type="string">
            <text:p>MIT</text:p>
          </table:table-cell>
          <table:table-cell table:style-name="ce2" office:value-type="string" calcext:value-type="string">
            <text:p>bioconductor/escher/lib/1.7.0</text:p>
          </table:table-cell>
          <table:table-cell table:style-name="ce8" table:content-validation-name="val3" office:value-type="string" calcext:value-type="string">
            <text:p>bioconductor</text:p>
          </table:table-cell>
          <table:table-cell table:style-name="ce10" office:value-type="string" calcext:value-type="string">
            <text:p>escher</text:p>
          </table:table-cell>
          <table:table-cell table:style-name="ce12" table:content-validation-name="val4" office:value-type="string" calcext:value-type="string">
            <text:p>lib</text:p>
          </table:table-cell>
          <table:table-cell table:style-name="ce12" office:value-type="string" calcext:value-type="string">
            <text:p>The creation of effective visualizations is a fundamental component of data analysis. In biomedical research, new challenges are emerging to visualize multi-dimensional data in a 2D space, but current data visualization tools have limited capabilities. To address this problem, we leverage Gestalt principles to improve the design and interpretability of multi-dimensional data in 2D data visualizations, layering aesthetics to display multiple variables. The proposed visualization can be applied to spatially-resolved transcriptomics data, but also broadly to data visualized in 2D space, such as embedding visualizations. We provide this open source R package escheR, which is built off of the state-of-the-art ggplot2 visualization framework and can be seamlessly integrated into genomics toolboxes and workflows.</text:p>
          </table:table-cell>
          <table:table-cell table:style-name="ce12" office:value-type="string" calcext:value-type="string">
            <text:p>https://git.bioconductor.org/packages/escheR</text:p>
            <text:p>https://github.com/boyiguo1/escheR</text:p>
          </table:table-cell>
          <table:table-cell table:style-name="ce14" table:formula="of:=HYPERLINK(&quot;https://github.com/boyiguo1/escheR&quot;;&quot;https://github.com/boyiguo1/escheR&quot;)" office:value-type="string" office:string-value="https://github.com/boyiguo1/escheR" calcext:value-type="string">
            <text:p>https://github.com/boyiguo1/escheR</text:p>
          </table:table-cell>
          <table:table-cell table:style-name="ce12" office:value-type="string" calcext:value-type="string">
            <text:p>Boyi Guo &lt;boyi.guo.work@gmail.com&gt;</text:p>
            <text:p>Stephanie C. Hicks &lt;shicks19@jhu.edu&gt;</text:p>
            <text:p>Erik D. Nelson &lt;erik.nelson116@gmail.com&gt;</text:p>
          </table:table-cell>
          <table:table-cell table:style-name="ce12"/>
          <table:table-cell table:style-name="ce16" office:value-type="string" calcext:value-type="string">
            <text:p>MIT</text:p>
          </table:table-cell>
          <table:table-cell table:style-name="ce2" table:content-validation-name="val5" office:value-type="string" calcext:value-type="string">
            <text:p>different</text:p>
          </table:table-cell>
          <table:table-cell table:style-name="ce2" table:content-validation-name="val6" office:value-type="string" calcext:value-type="string">
            <text:p>high</text:p>
          </table:table-cell>
          <table:table-cell table:style-name="ce19" office:value-type="string" calcext:value-type="string">
            <text:p>Different github repos. Similar but different functionality. Different author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roddy/cmd</text:p>
          </table:table-cell>
          <table:table-cell table:style-name="ce2" office:value-type="string" calcext:value-type="string">
            <text:p>biotools/roddy/workbench/unreleased</text:p>
          </table:table-cell>
          <table:table-cell table:style-name="ce2" table:content-validation-name="val1" office:value-type="string" calcext:value-type="string">
            <text:p>biotools</text:p>
          </table:table-cell>
          <table:table-cell table:style-name="ce3" office:value-type="string" calcext:value-type="string">
            <text:p>roddy</text:p>
          </table:table-cell>
          <table:table-cell table:style-name="ce2" table:content-validation-name="val2" office:value-type="string" calcext:value-type="string">
            <text:p>workbench</text:p>
          </table:table-cell>
          <table:table-cell table:style-name="ce2" office:value-type="string" calcext:value-type="string">
            <text:p>Framework aiding scientists and developers to write portable and standardized workflows. It has support for different cluster backends and is designed to be as lightweight as possible. It features XML based multi-level configuration files, support for various workflow and scripting languages and gives them detailed information to reproduce workflow runs.</text:p>
          </table:table-cell>
          <table:table-cell table:style-name="ce2"/>
          <table:table-cell table:style-name="ce5" table:formula="of:=HYPERLINK(&quot;http://ibios.dkfz.de/tbi/index.php/computational-oncology&quot;;&quot;http://ibios.dkfz.de/tbi/index.php/computational-oncology&quot;)" office:value-type="string" office:string-value="http://ibios.dkfz.de/tbi/index.php/computational-oncology" calcext:value-type="string">
            <text:p>http://ibios.dkfz.de/tbi/index.php/computational-oncology</text:p>
          </table:table-cell>
          <table:table-cell table:style-name="ce2" office:value-type="string" calcext:value-type="string">
            <text:p>German Cancer Research Center (DKFZ)</text:p>
            <text:p>EilsLabs</text:p>
            <text:p>hdhub</text:p>
            <text:p>Michael Heinold &lt;m.heinold@dkfz-heidelberg.de&gt;</text:p>
          </table:table-cell>
          <table:table-cell table:style-name="ce2" table:number-columns-repeated="2"/>
          <table:table-cell table:style-name="ce2" office:value-type="string" calcext:value-type="string">
            <text:p>biotools/roddy/cmd/3+_versions</text:p>
          </table:table-cell>
          <table:table-cell table:style-name="ce8" table:content-validation-name="val3" office:value-type="string" calcext:value-type="string">
            <text:p>biotools</text:p>
          </table:table-cell>
          <table:table-cell table:style-name="ce10" office:value-type="string" calcext:value-type="string">
            <text:p>roddy</text:p>
          </table:table-cell>
          <table:table-cell table:style-name="ce12" table:content-validation-name="val4" office:value-type="string" calcext:value-type="string">
            <text:p>cmd</text:p>
          </table:table-cell>
          <table:table-cell table:style-name="ce12" office:value-type="string" calcext:value-type="string">
            <text:p>Roddy is a workflow management system for large scale NGS processing pipelines on Petabyte scale. It is used for Pan-Cancer Analysis of Whole Genomes (PCAWG) project and has a focus on high-throughput computing infrastructures.</text:p>
          </table:table-cell>
          <table:table-cell table:style-name="ce14" table:formula="of:=HYPERLINK(&quot;https://github.com/TheRoddyWMS/Roddy&quot;;&quot;https://github.com/TheRoddyWMS/Roddy&quot;)" office:value-type="string" office:string-value="https://github.com/TheRoddyWMS/Roddy" calcext:value-type="string">
            <text:p>https://github.com/TheRoddyWMS/Roddy</text:p>
          </table:table-cell>
          <table:table-cell table:style-name="ce14" table:formula="of:=HYPERLINK(&quot;https://github.com/TheRoddyWMS/Roddy&quot;;&quot;https://github.com/TheRoddyWMS/Roddy&quot;)" office:value-type="string" office:string-value="https://github.com/TheRoddyWMS/Roddy" calcext:value-type="string">
            <text:p>https://github.com/TheRoddyWMS/Roddy</text:p>
          </table:table-cell>
          <table:table-cell table:style-name="ce12" office:value-type="string" calcext:value-type="string">
            <text:p>German Cancer Research Center (DKFZ)</text:p>
            <text:p>Philip R. Kensche &lt;p.kensche@dkfz.de&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imilar description and institution. Authors appear in one github.</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gplas/cmd</text:p>
          </table:table-cell>
          <table:table-cell table:style-name="ce2" office:value-type="string" calcext:value-type="string">
            <text:p>bioconda_recipes/gplas/cmd/0.7.0</text:p>
          </table:table-cell>
          <table:table-cell table:style-name="ce2" table:content-validation-name="val1" office:value-type="string" calcext:value-type="string">
            <text:p>bioconda_recipes</text:p>
          </table:table-cell>
          <table:table-cell table:style-name="ce3" office:value-type="string" calcext:value-type="string">
            <text:p>gplas</text:p>
          </table:table-cell>
          <table:table-cell table:style-name="ce2" table:content-validation-name="val2" office:value-type="string" calcext:value-type="string">
            <text:p>cmd</text:p>
          </table:table-cell>
          <table:table-cell table:style-name="ce2" office:value-type="string" calcext:value-type="string">
            <text:p>Gplas is a tool to bin plasmid-predicted contigs based on sequence composition, coverage and assembly graph information. It extends the possibility of accurately binning predicted plasmid contigs into several discrete plasmid components.</text:p>
          </table:table-cell>
          <table:table-cell table:style-name="ce5" table:formula="of:=HYPERLINK(&quot;https://gitlab.com/sirarredondo/gplas&quot;;&quot;https://gitlab.com/sirarredondo/gplas&quot;)" office:value-type="string" office:string-value="https://gitlab.com/sirarredondo/gplas" calcext:value-type="string">
            <text:p>https://gitlab.com/sirarredondo/gplas</text:p>
          </table:table-cell>
          <table:table-cell table:style-name="ce5" table:formula="of:=HYPERLINK(&quot;https://gitlab.com/sirarredondo/gplas&quot;;&quot;https://gitlab.com/sirarredondo/gplas&quot;)" office:value-type="string" office:string-value="https://gitlab.com/sirarredondo/gplas" calcext:value-type="string">
            <text:p>https://gitlab.com/sirarredondo/gplas</text:p>
          </table:table-cell>
          <table:table-cell table:style-name="ce2" table:number-columns-repeated="2"/>
          <table:table-cell table:style-name="ce2" office:value-type="string" calcext:value-type="string">
            <text:p>GPL-3.0-only</text:p>
          </table:table-cell>
          <table:table-cell table:style-name="ce2" office:value-type="string" calcext:value-type="string">
            <text:p>biotools/gplas/cmd/None</text:p>
          </table:table-cell>
          <table:table-cell table:style-name="ce8" table:content-validation-name="val3" office:value-type="string" calcext:value-type="string">
            <text:p>biotools</text:p>
          </table:table-cell>
          <table:table-cell table:style-name="ce10" office:value-type="string" calcext:value-type="string">
            <text:p>gplas</text:p>
          </table:table-cell>
          <table:table-cell table:style-name="ce12" table:content-validation-name="val4" office:value-type="string" calcext:value-type="string">
            <text:p>cmd</text:p>
          </table:table-cell>
          <table:table-cell table:style-name="ce12" office:value-type="string" calcext:value-type="string">
            <text:p>A comprehensive tool for plasmid analysis using short-read graphs.</text:p>
            <text:p/>
            <text:p>gplas: Binning plasmid-predicted contigs using short-read graphs.</text:p>
          </table:table-cell>
          <table:table-cell table:style-name="ce12"/>
          <table:table-cell table:style-name="ce14" table:formula="of:=HYPERLINK(&quot;https://gitlab.com/sirarredondo/gplas.git&quot;;&quot;https://gitlab.com/sirarredondo/gplas.git&quot;)" office:value-type="string" office:string-value="https://gitlab.com/sirarredondo/gplas.git" calcext:value-type="string">
            <text:p>https://gitlab.com/sirarredondo/gplas.git</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repository</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nebulosa/lib</text:p>
          </table:table-cell>
          <table:table-cell table:style-name="ce2" office:value-type="string" calcext:value-type="string">
            <text:p>biotools/nebulosa/lib/None</text:p>
          </table:table-cell>
          <table:table-cell table:style-name="ce2" table:content-validation-name="val1" office:value-type="string" calcext:value-type="string">
            <text:p>biotools</text:p>
          </table:table-cell>
          <table:table-cell table:style-name="ce3" office:value-type="string" calcext:value-type="string">
            <text:p>nebulosa</text:p>
          </table:table-cell>
          <table:table-cell table:style-name="ce2" table:content-validation-name="val2" office:value-type="string" calcext:value-type="string">
            <text:p>lib</text:p>
          </table:table-cell>
          <table:table-cell table:style-name="ce2" office:value-type="string" calcext:value-type="string">
            <text:p>Nebulosa recovers single cell gene expression signals by kernel density estimation.</text:p>
            <text:p/>
            <text:p>Due to the sparsity observed in single-cell data (e.g. RNA-seq, ATAC-seq), the visualization of cell features (e.g. gene, peak) is frequently affected and unclear, especially when it is overlaid with clustering to annotate cell types. Nebulosa is an R package to visualize data from single cells based on kernel density estimation. It aims to recover the signal from dropped-out features by incorporating the similarity between cells allowing a “convolution” of the cell features.</text:p>
          </table:table-cell>
          <table:table-cell table:style-name="ce2"/>
          <table:table-cell table:style-name="ce5" table:formula="of:=HYPERLINK(&quot;http://www.github.com/powellgenomicslab/Nebulosa&quot;;&quot;http://www.github.com/powellgenomicslab/Nebulosa&quot;)" office:value-type="string" office:string-value="http://www.github.com/powellgenomicslab/Nebulosa" calcext:value-type="string">
            <text:p>http://www.github.com/powellgenomicslab/Nebulosa</text:p>
          </table:table-cell>
          <table:table-cell table:style-name="ce2" office:value-type="string" calcext:value-type="string">
            <text:p>Joseph E. Powell &lt;j.powell@garvan.org.au&gt;</text:p>
          </table:table-cell>
          <table:table-cell table:style-name="ce2" table:number-columns-repeated="2"/>
          <table:table-cell table:style-name="ce2" office:value-type="string" calcext:value-type="string">
            <text:p>bioconductor/nebulosa/lib/1.17.0</text:p>
          </table:table-cell>
          <table:table-cell table:style-name="ce8" table:content-validation-name="val3" office:value-type="string" calcext:value-type="string">
            <text:p>bioconductor</text:p>
          </table:table-cell>
          <table:table-cell table:style-name="ce10" office:value-type="string" calcext:value-type="string">
            <text:p>nebulosa</text:p>
          </table:table-cell>
          <table:table-cell table:style-name="ce12" table:content-validation-name="val4" office:value-type="string" calcext:value-type="string">
            <text:p>lib</text:p>
          </table:table-cell>
          <table:table-cell table:style-name="ce12" office:value-type="string" calcext:value-type="string">
            <text:p>This package provides a enhanced visualization of single-cell data based on gene-weighted density estimation. Nebulosa recovers the signal from dropped-out features and allows the inspection of the joint expression from multiple features (e.g. genes). Seurat and SingleCellExperiment objects can be used within Nebulosa.</text:p>
          </table:table-cell>
          <table:table-cell table:style-name="ce12" office:value-type="string" calcext:value-type="string">
            <text:p>https://git.bioconductor.org/packages/Nebulosa</text:p>
            <text:p>https://github.com/powellgenomicslab/Nebulosa</text:p>
          </table:table-cell>
          <table:table-cell table:style-name="ce14" table:formula="of:=HYPERLINK(&quot;https://github.com/powellgenomicslab/Nebulosa&quot;;&quot;https://github.com/powellgenomicslab/Nebulosa&quot;)" office:value-type="string" office:string-value="https://github.com/powellgenomicslab/Nebulosa" calcext:value-type="string">
            <text:p>https://github.com/powellgenomicslab/Nebulosa</text:p>
          </table:table-cell>
          <table:table-cell table:style-name="ce12" office:value-type="string" calcext:value-type="string">
            <text:p>Jose Alquicira-Hernandez &lt;alquicirajose@gmail.com&gt;</text:p>
          </table:table-cell>
          <table:table-cell table:style-name="ce1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github repository</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crossicc/lib</text:p>
          </table:table-cell>
          <table:table-cell table:style-name="ce2" office:value-type="string" calcext:value-type="string">
            <text:p>biotools/crossicc/lib/None</text:p>
          </table:table-cell>
          <table:table-cell table:style-name="ce2" table:content-validation-name="val1" office:value-type="string" calcext:value-type="string">
            <text:p>biotools</text:p>
          </table:table-cell>
          <table:table-cell table:style-name="ce3" office:value-type="string" calcext:value-type="string">
            <text:p>crossicc</text:p>
          </table:table-cell>
          <table:table-cell table:style-name="ce2" table:content-validation-name="val2" office:value-type="string" calcext:value-type="string">
            <text:p>lib</text:p>
          </table:table-cell>
          <table:table-cell table:style-name="ce2" office:value-type="string" calcext:value-type="string">
            <text:p>CrossICC is a R package for iterative consensus clustering of cross-platform gene expression data without adjusting batch effect. CrossICC utilizes an iterative strategy to derive the optimal gene set and cluster number from consensus similarity matrix generated by consensus clustering and it is able to deal with multiple cross platform datasets so that requires no between-dataset normalizations. This package also provides abundant functions for visualization and identifying subtypes of cancer. Specially, many cancer-related analysis methods are embedded to facilitate the clinical translation of the identified cancer subtypes.</text:p>
          </table:table-cell>
          <table:table-cell table:style-name="ce2"/>
          <table:table-cell table:style-name="ce5" table:formula="of:=HYPERLINK(&quot;https://github.com/bioinformatist/CrossICC&quot;;&quot;https://github.com/bioinformatist/CrossICC&quot;)" office:value-type="string" office:string-value="https://github.com/bioinformatist/CrossICC" calcext:value-type="string">
            <text:p>https://github.com/bioinformatist/CrossICC</text:p>
          </table:table-cell>
          <table:table-cell table:style-name="ce2" office:value-type="string" calcext:value-type="string">
            <text:p>Ze-Xian Liu &lt;liuzx@sysucc.org.cn&gt;</text:p>
            <text:p>Jian Ren &lt;renjian@sysucc.org.cn&gt;</text:p>
            <text:p>Zhixiang Zuo &lt;zuozhx@sysucc.org.cn&gt;</text:p>
          </table:table-cell>
          <table:table-cell table:style-name="ce2" table:number-columns-repeated="2"/>
          <table:table-cell table:style-name="ce2" office:value-type="string" calcext:value-type="string">
            <text:p>bioconductor/crossicc/lib/1.7.0</text:p>
          </table:table-cell>
          <table:table-cell table:style-name="ce8" table:content-validation-name="val3" office:value-type="string" calcext:value-type="string">
            <text:p>bioconductor</text:p>
          </table:table-cell>
          <table:table-cell table:style-name="ce10" office:value-type="string" calcext:value-type="string">
            <text:p>crossicc</text:p>
          </table:table-cell>
          <table:table-cell table:style-name="ce12" table:content-validation-name="val4" office:value-type="string" calcext:value-type="string">
            <text:p>lib</text:p>
          </table:table-cell>
          <table:table-cell table:style-name="ce12" office:value-type="string" calcext:value-type="string">
            <text:p>CrossICC utilizes an iterative strategy to derive the optimal gene set and cluster number from consensus similarity matrix generated by consensus clustering and it is able to deal with multiple cross platform datasets so that requires no between-dataset normalizations. This package also provides abundant functions for visualization and identifying subtypes of cancer. Specially, many cancer-related analysis methods are embedded to facilitate the clinical translation of the identified cancer subtypes.</text:p>
          </table:table-cell>
          <table:table-cell table:style-name="ce14" table:formula="of:=HYPERLINK(&quot;https://git.bioconductor.org/packages/CrossICC&quot;;&quot;https://git.bioconductor.org/packages/CrossICC&quot;)" office:value-type="string" office:string-value="https://git.bioconductor.org/packages/CrossICC" calcext:value-type="string">
            <text:p>https://git.bioconductor.org/packages/CrossICC</text:p>
          </table:table-cell>
          <table:table-cell table:style-name="ce14" table:formula="of:=HYPERLINK(&quot;https://bioconductor.org/packages/CrossICC&quot;;&quot;https://bioconductor.org/packages/CrossICC&quot;)" office:value-type="string" office:string-value="https://bioconductor.org/packages/CrossICC" calcext:value-type="string">
            <text:p>https://bioconductor.org/packages/CrossICC</text:p>
          </table:table-cell>
          <table:table-cell table:style-name="ce12" office:value-type="string" calcext:value-type="string">
            <text:p>Yu Sun &lt;suny226@mail2.sysu.edu.cn&gt;</text:p>
            <text:p>Qi Zhao &lt;zhaoqi@sysucc.org.cn&gt;</text:p>
          </table:table-cell>
          <table:table-cell table:style-name="ce1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imilar descriptions and same author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instrain/*</text:p>
          </table:table-cell>
          <table:table-cell table:style-name="ce2" office:value-type="string" calcext:value-type="string">
            <text:p>biotools/instrain/undefined/None</text:p>
          </table:table-cell>
          <table:table-cell table:style-name="ce2" table:content-validation-name="val1" office:value-type="string" calcext:value-type="string">
            <text:p>biotools</text:p>
          </table:table-cell>
          <table:table-cell table:style-name="ce3" office:value-type="string" calcext:value-type="string">
            <text:p>instrain</text:p>
          </table:table-cell>
          <table:table-cell table:style-name="ce2" table:content-validation-name="val2" office:value-type="string" calcext:value-type="string">
            <text:p>undefined</text:p>
          </table:table-cell>
          <table:table-cell table:style-name="ce2" office:value-type="string" calcext:value-type="string">
            <text:p>InStrain is a tool for analysis of co-occurring genome populations from metagenomes that allows highly accurate genome comparisons, analysis of coverage, microdiversity, and linkage, and sensitive SNP detection with gene localization and synonymous non-synonymous identification.</text:p>
          </table:table-cell>
          <table:table-cell table:style-name="ce2"/>
          <table:table-cell table:style-name="ce5" table:formula="of:=HYPERLINK(&quot;https://instrain.readthedocs.io/en/latest/#&quot;;&quot;https://instrain.readthedocs.io/en/latest/#&quot;)" office:value-type="string" office:string-value="https://instrain.readthedocs.io/en/latest/#" calcext:value-type="string">
            <text:p>https://instrain.readthedocs.io/en/latest/#</text:p>
          </table:table-cell>
          <table:table-cell table:style-name="ce2" table:number-columns-repeated="3"/>
          <table:table-cell table:style-name="ce2" office:value-type="string" calcext:value-type="string">
            <text:p>github/inStrain/None/v1.3.1</text:p>
          </table:table-cell>
          <table:table-cell table:style-name="ce8" table:content-validation-name="val3" office:value-type="string" calcext:value-type="string">
            <text:p>github</text:p>
          </table:table-cell>
          <table:table-cell table:style-name="ce10" office:value-type="string" calcext:value-type="string">
            <text:p>inStrain</text:p>
          </table:table-cell>
          <table:table-cell table:style-name="ce12" table:content-validation-name="val4"/>
          <table:table-cell table:style-name="ce12" office:value-type="string" calcext:value-type="string">
            <text:p>Bioinformatics program inStrain.</text:p>
          </table:table-cell>
          <table:table-cell table:style-name="ce14" table:formula="of:=HYPERLINK(&quot;https://github.com/MrOlm/inStrain&quot;;&quot;https://github.com/MrOlm/inStrain&quot;)" office:value-type="string" office:string-value="https://github.com/MrOlm/inStrain" calcext:value-type="string">
            <text:p>https://github.com/MrOlm/inStrain</text:p>
          </table:table-cell>
          <table:table-cell table:style-name="ce12" table:number-columns-repeated="3"/>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repository (found in readthedoc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pydockweb/web</text:p>
          </table:table-cell>
          <table:table-cell table:style-name="ce2" office:value-type="string" calcext:value-type="string">
            <text:p>biotools/pydockweb/web/1</text:p>
          </table:table-cell>
          <table:table-cell table:style-name="ce2" table:content-validation-name="val1" office:value-type="string" calcext:value-type="string">
            <text:p>biotools</text:p>
          </table:table-cell>
          <table:table-cell table:style-name="ce3" office:value-type="string" calcext:value-type="string">
            <text:p>pydockweb</text:p>
          </table:table-cell>
          <table:table-cell table:style-name="ce2" table:content-validation-name="val2" office:value-type="string" calcext:value-type="string">
            <text:p>web</text:p>
          </table:table-cell>
          <table:table-cell table:style-name="ce2" office:value-type="string" calcext:value-type="string">
            <text:p>Web server for the structural prediction of protein-protein interactions. Given the 3D coordinates of two interacting proteins, it returns the best rigid-body docking orientations generated by FTDock (Gabb HA. et al. J Mol Biol 1997;272:106-120) and evaluated by pyDock scoring function (Cheng et al. 2007 Proteins 68, 503-515), which includes electrostatics, desolvation energy and limited van der Waals contribution.</text:p>
          </table:table-cell>
          <table:table-cell table:style-name="ce2"/>
          <table:table-cell table:style-name="ce5" table:formula="of:=HYPERLINK(&quot;https://life.bsc.es/servlet/pydock/&quot;;&quot;https://life.bsc.es/servlet/pydock/&quot;)" office:value-type="string" office:string-value="https://life.bsc.es/servlet/pydock/" calcext:value-type="string">
            <text:p>https://life.bsc.es/servlet/pydock/</text:p>
          </table:table-cell>
          <table:table-cell table:style-name="ce2" office:value-type="string" calcext:value-type="string">
            <text:p>Brian Jiménez-Garcí­a</text:p>
            <text:p>Barcelona Supercomputing Center</text:p>
            <text:p>bsc.es</text:p>
            <text:p> &lt;bjimenez@bsc.es&gt;</text:p>
          </table:table-cell>
          <table:table-cell table:style-name="ce2" table:number-columns-repeated="2"/>
          <table:table-cell table:style-name="ce2" office:value-type="string" calcext:value-type="string">
            <text:p>biotools/pydockweb/web/3.5.1</text:p>
          </table:table-cell>
          <table:table-cell table:style-name="ce8" table:content-validation-name="val3" office:value-type="string" calcext:value-type="string">
            <text:p>biotools</text:p>
          </table:table-cell>
          <table:table-cell table:style-name="ce10" office:value-type="string" calcext:value-type="string">
            <text:p>pydockweb</text:p>
          </table:table-cell>
          <table:table-cell table:style-name="ce12" table:content-validation-name="val4" office:value-type="string" calcext:value-type="string">
            <text:p>web</text:p>
          </table:table-cell>
          <table:table-cell table:style-name="ce12" office:value-type="string" calcext:value-type="string">
            <text:p>Web server for the structural prediction of protein-protein interactions. Given the 3D coordinates of two interacting proteins, it returns the best rigid-body docking orientations generated by FTDock (Gabb HA. et al. J Mol Biol 1997;272:106-120) and evaluated by pyDock scoring function (Cheng et al. 2007 Proteins 68, 503-515), which includes electrostatics, desolvation energy and limited van der Waals contribution.</text:p>
          </table:table-cell>
          <table:table-cell table:style-name="ce12"/>
          <table:table-cell table:style-name="ce14" table:formula="of:=HYPERLINK(&quot;https://life.bsc.es/pid/pydockweb&quot;;&quot;https://life.bsc.es/pid/pydockweb&quot;)" office:value-type="string" office:string-value="https://life.bsc.es/pid/pydockweb" calcext:value-type="string">
            <text:p>https://life.bsc.es/pid/pydockweb</text:p>
          </table:table-cell>
          <table:table-cell table:style-name="ce12" office:value-type="string" calcext:value-type="string">
            <text:p>Brian Jiménez-Garcí­a &lt;b.jimenezgarcia@uu.nl&gt;</text:p>
            <text:p>Barcelona Supercomputing Center</text:p>
            <text:p> &lt;pydock.services@gmail.com&gt;</text:p>
            <text:p>Luis Ángel Rodriguez Lumbreras &lt;luis.rodriguez@bsc.es&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description, publication and appearanc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bioconductor-mixomics/lib</text:p>
          </table:table-cell>
          <table:table-cell table:style-name="ce2" office:value-type="string" calcext:value-type="string">
            <text:p>biotools/mixomics/lib/None</text:p>
          </table:table-cell>
          <table:table-cell table:style-name="ce2" table:content-validation-name="val1" office:value-type="string" calcext:value-type="string">
            <text:p>biotools</text:p>
          </table:table-cell>
          <table:table-cell table:style-name="ce3" office:value-type="string" calcext:value-type="string">
            <text:p>mixomics</text:p>
          </table:table-cell>
          <table:table-cell table:style-name="ce2" table:content-validation-name="val2" office:value-type="string" calcext:value-type="string">
            <text:p>lib</text:p>
          </table:table-cell>
          <table:table-cell table:style-name="ce2" office:value-type="string" calcext:value-type="string">
            <text:p>The tool offers a wide range of multivariate methods for the exploration and integration of biological datasets with a particular focus on variable selection.</text:p>
          </table:table-cell>
          <table:table-cell table:style-name="ce2"/>
          <table:table-cell table:style-name="ce5" table:formula="of:=HYPERLINK(&quot;http://mixomics.org/&quot;;&quot;http://mixomics.org/&quot;)" office:value-type="string" office:string-value="http://mixomics.org/" calcext:value-type="string">
            <text:p>http://mixomics.org/</text:p>
          </table:table-cell>
          <table:table-cell table:style-name="ce2" office:value-type="string" calcext:value-type="string">
            <text:p>unimelb.edu.au</text:p>
            <text:p>Australia &lt;mixomics@math.univ-toulouse.fr&gt;</text:p>
          </table:table-cell>
          <table:table-cell table:style-name="ce2" table:number-columns-repeated="2"/>
          <table:table-cell table:style-name="ce2" office:value-type="string" calcext:value-type="string">
            <text:p>bioconda_recipes/bioconductor-mixomics/lib/6.26.0</text:p>
          </table:table-cell>
          <table:table-cell table:style-name="ce8" table:content-validation-name="val3" office:value-type="string" calcext:value-type="string">
            <text:p>bioconda_recipes</text:p>
          </table:table-cell>
          <table:table-cell table:style-name="ce10" office:value-type="string" calcext:value-type="string">
            <text:p>bioconductor-mixomics</text:p>
          </table:table-cell>
          <table:table-cell table:style-name="ce12" table:content-validation-name="val4" office:value-type="string" calcext:value-type="string">
            <text:p>lib</text:p>
          </table:table-cell>
          <table:table-cell table:style-name="ce12" office:value-type="string" calcext:value-type="string">
            <text:p>Multivariate methods are well suited to large omics data sets where the number of variables (e.g. genes, proteins, metabolites) is much larger than the number of samples (patients, cells, mice). They have the appealing properties of reducing the dimension of the data by using instrumental variables (components), which are defined as combinations of all variables. Those components are then used to produce useful graphical outputs that enable better understanding of the relationships and correlation structures between the different data sets that are integrated. mixOmics offers a wide range of multivariate methods for the exploration and integration of biological datasets with a particular focus on variable selection. The package proposes several sparse multivariate models we have developed to identify the key variables that are highly correlated, and/or explain the biological outcome of interest. The data that can be analysed with mixOmics may come from high throughput sequencing technologies, such as omics data (transcriptomics, metabolomics, proteomics, metagenomics etc) but also beyond the realm of omics (e.g. spectral imaging). The methods implemented in mixOmics can also handle missing values without having to delete entire rows with missing data. A non exhaustive list of methods include variants of generalised Canonical Correlation Analysis, sparse Partial Least Squares and sparse Discriminant Analysis. Recently we implemented integrative methods to combine multiple data sets: N-integration with variants of Generalised Canonical Correlation Analysis and P-integration with variants of multi-group Partial Least Squares.</text:p>
          </table:table-cell>
          <table:table-cell table:style-name="ce12"/>
          <table:table-cell table:style-name="ce14" table:formula="of:=HYPERLINK(&quot;https://bioconductor.org/packages/3.18/bioc/html/mixOmics.html&quot;;&quot;https://bioconductor.org/packages/3.18/bioc/html/mixOmics.html&quot;)" office:value-type="string" office:string-value="https://bioconductor.org/packages/3.18/bioc/html/mixOmics.html" calcext:value-type="string">
            <text:p>https://bioconductor.org/packages/3.18/bioc/html/mixOmics.html</text:p>
          </table:table-cell>
          <table:table-cell table:style-name="ce12" table:number-columns-repeated="2"/>
          <table:table-cell table:style-name="ce16" office:value-type="string" calcext:value-type="string">
            <text:p>GPL-2.0-or-later</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repository (found in bioconductor webpag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ustang/cmd</text:p>
          </table:table-cell>
          <table:table-cell table:style-name="ce2" office:value-type="string" calcext:value-type="string">
            <text:p>bioconda_recipes/mustang/cmd/3.2.3</text:p>
          </table:table-cell>
          <table:table-cell table:style-name="ce2" table:content-validation-name="val1" office:value-type="string" calcext:value-type="string">
            <text:p>bioconda_recipes</text:p>
          </table:table-cell>
          <table:table-cell table:style-name="ce3" office:value-type="string" calcext:value-type="string">
            <text:p>mustang</text:p>
          </table:table-cell>
          <table:table-cell table:style-name="ce2" table:content-validation-name="val2" office:value-type="string" calcext:value-type="string">
            <text:p>cmd</text:p>
          </table:table-cell>
          <table:table-cell table:style-name="ce2" office:value-type="string" calcext:value-type="string">
            <text:p>Mustang is a program that implements an algorithm for structural alignment of multiple protein structures.</text:p>
          </table:table-cell>
          <table:table-cell table:style-name="ce2"/>
          <table:table-cell table:style-name="ce5" table:formula="of:=HYPERLINK(&quot;http://lcb.infotech.monash.edu.au/mustang/&quot;;&quot;http://lcb.infotech.monash.edu.au/mustang/&quot;)" office:value-type="string" office:string-value="http://lcb.infotech.monash.edu.au/mustang/" calcext:value-type="string">
            <text:p>http://lcb.infotech.monash.edu.au/mustang/</text:p>
          </table:table-cell>
          <table:table-cell table:style-name="ce2" table:number-columns-repeated="3"/>
          <table:table-cell table:style-name="ce2" office:value-type="string" calcext:value-type="string">
            <text:p>biotools/mustang/cmd/None</text:p>
          </table:table-cell>
          <table:table-cell table:style-name="ce8" table:content-validation-name="val3" office:value-type="string" calcext:value-type="string">
            <text:p>biotools</text:p>
          </table:table-cell>
          <table:table-cell table:style-name="ce10" office:value-type="string" calcext:value-type="string">
            <text:p>mustang</text:p>
          </table:table-cell>
          <table:table-cell table:style-name="ce12" table:content-validation-name="val4" office:value-type="string" calcext:value-type="string">
            <text:p>cmd</text:p>
          </table:table-cell>
          <table:table-cell table:style-name="ce12" office:value-type="string" calcext:value-type="string">
            <text:p>Softwear for the alignment of multiple protein structures.</text:p>
          </table:table-cell>
          <table:table-cell table:style-name="ce12"/>
          <table:table-cell table:style-name="ce14" table:formula="of:=HYPERLINK(&quot;http://www.csse.monash.edu.au/~karun/Site/mustang.html&quot;;&quot;http://www.csse.monash.edu.au/~karun/Site/mustang.html&quot;)" office:value-type="string" office:string-value="http://www.csse.monash.edu.au/~karun/Site/mustang.html" calcext:value-type="string">
            <text:p>http://www.csse.monash.edu.au/~karun/Site/mustang.html</text:p>
          </table:table-cell>
          <table:table-cell table:style-name="ce12" office:value-type="string" calcext:value-type="string">
            <text:p>Arun Konagurthu &lt;arun.konagurthu@monash.edu&gt;</text:p>
          </table:table-cell>
          <table:table-cell table:style-name="ce12"/>
          <table:table-cell table:style-name="ce16"/>
          <table:table-cell table:style-name="ce2" table:content-validation-name="val5" office:value-type="string" calcext:value-type="string">
            <text:p>unclear</text:p>
          </table:table-cell>
          <table:table-cell table:style-name="ce2" table:content-validation-name="val6"/>
          <table:table-cell table:style-name="ce19" office:value-type="string" calcext:value-type="string">
            <text:p>URL not accessible</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consent/cmd</text:p>
          </table:table-cell>
          <table:table-cell table:style-name="ce2" office:value-type="string" calcext:value-type="string">
            <text:p>biotools/consent/cmd/None</text:p>
          </table:table-cell>
          <table:table-cell table:style-name="ce2" table:content-validation-name="val1" office:value-type="string" calcext:value-type="string">
            <text:p>biotools</text:p>
          </table:table-cell>
          <table:table-cell table:style-name="ce3" office:value-type="string" calcext:value-type="string">
            <text:p>consent</text:p>
          </table:table-cell>
          <table:table-cell table:style-name="ce2" table:content-validation-name="val2" office:value-type="string" calcext:value-type="string">
            <text:p>cmd</text:p>
          </table:table-cell>
          <table:table-cell table:style-name="ce2" office:value-type="string" calcext:value-type="string">
            <text:p>Ligand-based virtual screening with consensus queries.</text:p>
          </table:table-cell>
          <table:table-cell table:style-name="ce2"/>
          <table:table-cell table:style-name="ce5" table:formula="of:=HYPERLINK(&quot;https://github.com/UnixJunkie/consent&quot;;&quot;https://github.com/UnixJunkie/consent&quot;)" office:value-type="string" office:string-value="https://github.com/UnixJunkie/consent" calcext:value-type="string">
            <text:p>https://github.com/UnixJunkie/consent</text:p>
          </table:table-cell>
          <table:table-cell table:style-name="ce2" office:value-type="string" calcext:value-type="string">
            <text:p>Francois Berenger &lt;berenger@bioreg.kyushu-u.ac.jp&gt;</text:p>
          </table:table-cell>
          <table:table-cell table:style-name="ce2" table:number-columns-repeated="2"/>
          <table:table-cell table:style-name="ce2" office:value-type="string" calcext:value-type="string">
            <text:p>bioconda_recipes/consent/cmd/2.2.2</text:p>
          </table:table-cell>
          <table:table-cell table:style-name="ce8" table:content-validation-name="val3" office:value-type="string" calcext:value-type="string">
            <text:p>bioconda_recipes</text:p>
          </table:table-cell>
          <table:table-cell table:style-name="ce10" office:value-type="string" calcext:value-type="string">
            <text:p>consent</text:p>
          </table:table-cell>
          <table:table-cell table:style-name="ce12" table:content-validation-name="val4" office:value-type="string" calcext:value-type="string">
            <text:p>cmd</text:p>
          </table:table-cell>
          <table:table-cell table:style-name="ce12" office:value-type="string" calcext:value-type="string">
            <text:p>Scalable long read self-correction and assembly polishing with multiple sequence alignment.</text:p>
          </table:table-cell>
          <table:table-cell table:style-name="ce14" table:formula="of:=HYPERLINK(&quot;https://github.com/morispi/CONSENT&quot;;&quot;https://github.com/morispi/CONSENT&quot;)" office:value-type="string" office:string-value="https://github.com/morispi/CONSENT" calcext:value-type="string">
            <text:p>https://github.com/morispi/CONSENT</text:p>
          </table:table-cell>
          <table:table-cell table:style-name="ce14" table:formula="of:=HYPERLINK(&quot;https://github.com/morispi/CONSENT&quot;;&quot;https://github.com/morispi/CONSENT&quot;)" office:value-type="string" office:string-value="https://github.com/morispi/CONSENT" calcext:value-type="string">
            <text:p>https://github.com/morispi/CONSENT</text:p>
          </table:table-cell>
          <table:table-cell table:style-name="ce12" table:number-columns-repeated="2"/>
          <table:table-cell table:style-name="ce16" office:value-type="string" calcext:value-type="string">
            <text:p>AGPL-3.0</text:p>
          </table:table-cell>
          <table:table-cell table:style-name="ce2" table:content-validation-name="val5" office:value-type="string" calcext:value-type="string">
            <text:p>different</text:p>
          </table:table-cell>
          <table:table-cell table:style-name="ce2" table:content-validation-name="val6" office:value-type="string" calcext:value-type="string">
            <text:p>high</text:p>
          </table:table-cell>
          <table:table-cell table:style-name="ce19" office:value-type="string" calcext:value-type="string">
            <text:p>Diferent description and repositorie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endelscan/*</text:p>
          </table:table-cell>
          <table:table-cell table:style-name="ce2" office:value-type="string" calcext:value-type="string">
            <text:p>sourceforge/mendelscan/None/None</text:p>
          </table:table-cell>
          <table:table-cell table:style-name="ce2" table:content-validation-name="val1" office:value-type="string" calcext:value-type="string">
            <text:p>sourceforge</text:p>
          </table:table-cell>
          <table:table-cell table:style-name="ce3" office:value-type="string" calcext:value-type="string">
            <text:p>mendelscan</text:p>
          </table:table-cell>
          <table:table-cell table:style-name="ce2" table:content-validation-name="val2"/>
          <table:table-cell table:style-name="ce2" office:value-type="string" calcext:value-type="string">
            <text:p>MendelScan is a tool for prioritizing candidate variants in family-based studies of inherited disease.</text:p>
          </table:table-cell>
          <table:table-cell table:style-name="ce5" table:formula="of:=HYPERLINK(&quot;https://sourceforge.net/projects/mendelscan&quot;;&quot;https://sourceforge.net/projects/mendelscan&quot;)" office:value-type="string" office:string-value="https://sourceforge.net/projects/mendelscan" calcext:value-type="string">
            <text:p>https://sourceforge.net/projects/mendelscan</text:p>
          </table:table-cell>
          <table:table-cell table:style-name="ce5" table:formula="of:=HYPERLINK(&quot;https://mendelscan.sourceforge.io/&quot;;&quot;https://mendelscan.sourceforge.io/&quot;)" office:value-type="string" office:string-value="https://mendelscan.sourceforge.io/" calcext:value-type="string">
            <text:p>https://mendelscan.sourceforge.io/</text:p>
          </table:table-cell>
          <table:table-cell table:style-name="ce2" table:number-columns-repeated="3"/>
          <table:table-cell table:style-name="ce2" office:value-type="string" calcext:value-type="string">
            <text:p>github/mendelscan/None/1.2.2</text:p>
          </table:table-cell>
          <table:table-cell table:style-name="ce8" table:content-validation-name="val3" office:value-type="string" calcext:value-type="string">
            <text:p>github</text:p>
          </table:table-cell>
          <table:table-cell table:style-name="ce10" office:value-type="string" calcext:value-type="string">
            <text:p>mendelscan</text:p>
          </table:table-cell>
          <table:table-cell table:style-name="ce12" table:content-validation-name="val4"/>
          <table:table-cell table:style-name="ce12" office:value-type="string" calcext:value-type="string">
            <text:p>Analyze exome data for Mendelian disorders. Still in alpha-testing.</text:p>
          </table:table-cell>
          <table:table-cell table:style-name="ce14" table:formula="of:=HYPERLINK(&quot;https://github.com/genome/mendelscan&quot;;&quot;https://github.com/genome/mendelscan&quot;)" office:value-type="string" office:string-value="https://github.com/genome/mendelscan" calcext:value-type="string">
            <text:p>https://github.com/genome/mendelscan</text:p>
          </table:table-cell>
          <table:table-cell table:style-name="ce14" table:formula="of:=HYPERLINK(&quot;http://gmt.genome.wustl.edu/mendelscan/&quot;;&quot;http://gmt.genome.wustl.edu/mendelscan/&quot;)" office:value-type="string" office:string-value="http://gmt.genome.wustl.edu/mendelscan/" calcext:value-type="string">
            <text:p>http://gmt.genome.wustl.edu/mendelscan/</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Common author and purpose. Same programming language.</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snakemake/cmd</text:p>
          </table:table-cell>
          <table:table-cell table:style-name="ce2" office:value-type="string" calcext:value-type="string">
            <text:p>biotools/snakemake/cmd/None</text:p>
          </table:table-cell>
          <table:table-cell table:style-name="ce2" table:content-validation-name="val1" office:value-type="string" calcext:value-type="string">
            <text:p>biotools</text:p>
          </table:table-cell>
          <table:table-cell table:style-name="ce3" office:value-type="string" calcext:value-type="string">
            <text:p>snakemake</text:p>
          </table:table-cell>
          <table:table-cell table:style-name="ce2" table:content-validation-name="val2" office:value-type="string" calcext:value-type="string">
            <text:p>cmd</text:p>
          </table:table-cell>
          <table:table-cell table:style-name="ce2" office:value-type="string" calcext:value-type="string">
            <text:p>Workflow engine and language. It aims to reduce the complexity of creating workflows by providing a fast and comfortable execution environment, together with a clean and modern domain specific specification language (DSL) in python style.</text:p>
          </table:table-cell>
          <table:table-cell table:style-name="ce2"/>
          <table:table-cell table:style-name="ce5" table:formula="of:=HYPERLINK(&quot;https://snakemake.readthedocs.io/en/stable/index.html&quot;;&quot;https://snakemake.readthedocs.io/en/stable/index.html&quot;)" office:value-type="string" office:string-value="https://snakemake.readthedocs.io/en/stable/index.html" calcext:value-type="string">
            <text:p>https://snakemake.readthedocs.io/en/stable/index.html</text:p>
          </table:table-cell>
          <table:table-cell table:style-name="ce2" office:value-type="string" calcext:value-type="string">
            <text:p/>
            <text:p/>
          </table:table-cell>
          <table:table-cell table:style-name="ce2" table:number-columns-repeated="2"/>
          <table:table-cell table:style-name="ce2" office:value-type="string" calcext:value-type="string">
            <text:p>bioconda_recipes/snakemake/cmd/8.5.3</text:p>
          </table:table-cell>
          <table:table-cell table:style-name="ce8" table:content-validation-name="val3" office:value-type="string" calcext:value-type="string">
            <text:p>bioconda_recipes</text:p>
          </table:table-cell>
          <table:table-cell table:style-name="ce10" office:value-type="string" calcext:value-type="string">
            <text:p>snakemake</text:p>
          </table:table-cell>
          <table:table-cell table:style-name="ce12" table:content-validation-name="val4" office:value-type="string" calcext:value-type="string">
            <text:p>cmd</text:p>
          </table:table-cell>
          <table:table-cell table:style-name="ce12" office:value-type="string" calcext:value-type="string">
            <text:p>Snakemake is a workflow management system that aims to reduce the complexity of creating </text:p>
            <text:p>workflows by providing a fast and comfortable execution environment, together with a clean </text:p>
            <text:p>and modern specification language in python style. Snakemake workflows are essentially Python </text:p>
            <text:p>scripts extended by declarative code to define rules. Rules describe how to create output </text:p>
            <text:p>files from input files.</text:p>
          </table:table-cell>
          <table:table-cell table:style-name="ce12"/>
          <table:table-cell table:style-name="ce14" table:formula="of:=HYPERLINK(&quot;https://snakemake.github.io/&quot;;&quot;https://snakemake.github.io/&quot;)" office:value-type="string" office:string-value="https://snakemake.github.io/" calcext:value-type="string">
            <text:p>https://snakemake.github.io/</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readthedocs and descrip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sina/*</text:p>
          </table:table-cell>
          <table:table-cell table:style-name="ce2" office:value-type="string" calcext:value-type="string">
            <text:p>biotools/sina/web/1.3.1</text:p>
          </table:table-cell>
          <table:table-cell table:style-name="ce2" table:content-validation-name="val1" office:value-type="string" calcext:value-type="string">
            <text:p>biotools</text:p>
          </table:table-cell>
          <table:table-cell table:style-name="ce3" office:value-type="string" calcext:value-type="string">
            <text:p>sina</text:p>
          </table:table-cell>
          <table:table-cell table:style-name="ce2" table:content-validation-name="val2" office:value-type="string" calcext:value-type="string">
            <text:p>web</text:p>
          </table:table-cell>
          <table:table-cell table:style-name="ce2" office:value-type="string" calcext:value-type="string">
            <text:p>Aligns and optionally taxonomically classifies your rRNA gene sequences.</text:p>
            <text:p/>
            <text:p>Reference based multiple sequence alignment.</text:p>
          </table:table-cell>
          <table:table-cell table:style-name="ce2"/>
          <table:table-cell table:style-name="ce5" table:formula="of:=HYPERLINK(&quot;http://www.arb-silva.de/aligner&quot;;&quot;http://www.arb-silva.de/aligner&quot;)" office:value-type="string" office:string-value="http://www.arb-silva.de/aligner" calcext:value-type="string">
            <text:p>http://www.arb-silva.de/aligner</text:p>
          </table:table-cell>
          <table:table-cell table:style-name="ce2" office:value-type="string" calcext:value-type="string">
            <text:p><text:s/>&lt;contact@arb-silva.de&gt;</text:p>
          </table:table-cell>
          <table:table-cell table:style-name="ce2" table:number-columns-repeated="2"/>
          <table:table-cell table:style-name="ce2" office:value-type="string" calcext:value-type="string">
            <text:p>bioconda_recipes/sina/cmd/1.7.2</text:p>
          </table:table-cell>
          <table:table-cell table:style-name="ce8" table:content-validation-name="val3" office:value-type="string" calcext:value-type="string">
            <text:p>bioconda_recipes</text:p>
          </table:table-cell>
          <table:table-cell table:style-name="ce10" office:value-type="string" calcext:value-type="string">
            <text:p>sina</text:p>
          </table:table-cell>
          <table:table-cell table:style-name="ce12" table:content-validation-name="val4" office:value-type="string" calcext:value-type="string">
            <text:p>cmd</text:p>
          </table:table-cell>
          <table:table-cell table:style-name="ce12" office:value-type="string" calcext:value-type="string">
            <text:p>SINA allows incorporating additional sequences into an existing</text:p>
            <text:p>multiple sequence alignment (MSA) without modifying the original</text:p>
            <text:p>alignment. While adding sequences to an MSA with SINA is usually</text:p>
            <text:p>faster than re-computing the entire MSA from an augmented set of</text:p>
            <text:p>unaligned sequences, the primary benefit lies in protecting</text:p>
            <text:p>investments made into the original MSA such as manual curation of the</text:p>
            <text:p>alignment, compute intensive phylogenetic tree reconstruction and</text:p>
            <text:p>taxonomic annotation of the resulting phylogeny.</text:p>
            <text:p/>
            <text:p>Additionally, SINA includes a homology search which uses the</text:p>
            <text:p>previously computed alignment to determine the most similar</text:p>
            <text:p>sequences. Based on the search results, a LCA based classification of</text:p>
            <text:p>the query sequence can be computed using taxonomic classifications</text:p>
            <text:p>assigned to the sequences comprising the reference MSA.</text:p>
            <text:p/>
            <text:p>SINA is used to compute the small and large subunit ribosomal RNA</text:p>
            <text:p>alignments provided by the SILVA_ project and is able to use the ARB_</text:p>
            <text:p>format reference databases released by the project.</text:p>
          </table:table-cell>
          <table:table-cell table:style-name="ce14" table:formula="of:=HYPERLINK(&quot;https://github.com/epruesse/SINA&quot;;&quot;https://github.com/epruesse/SINA&quot;)" office:value-type="string" office:string-value="https://github.com/epruesse/SINA" calcext:value-type="string">
            <text:p>https://github.com/epruesse/SINA</text:p>
          </table:table-cell>
          <table:table-cell table:style-name="ce14" table:formula="of:=HYPERLINK(&quot;https://github.com/epruesse/SINA&quot;;&quot;https://github.com/epruesse/SINA&quot;)" office:value-type="string" office:string-value="https://github.com/epruesse/SINA" calcext:value-type="string">
            <text:p>https://github.com/epruesse/SINA</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purpose and publica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etabuli/cmd</text:p>
          </table:table-cell>
          <table:table-cell table:style-name="ce2" office:value-type="string" calcext:value-type="string">
            <text:p>biotools/metabuli/cmd/None</text:p>
          </table:table-cell>
          <table:table-cell table:style-name="ce2" table:content-validation-name="val1" office:value-type="string" calcext:value-type="string">
            <text:p>biotools</text:p>
          </table:table-cell>
          <table:table-cell table:style-name="ce3" office:value-type="string" calcext:value-type="string">
            <text:p>metabuli</text:p>
          </table:table-cell>
          <table:table-cell table:style-name="ce2" table:content-validation-name="val2" office:value-type="string" calcext:value-type="string">
            <text:p>cmd</text:p>
          </table:table-cell>
          <table:table-cell table:style-name="ce2" office:value-type="string" calcext:value-type="string">
            <text:p>Metabuli: specific and sensitive metagenomic classification via joint analysis of DNA and amino acid.</text:p>
          </table:table-cell>
          <table:table-cell table:style-name="ce2"/>
          <table:table-cell table:style-name="ce5" table:formula="of:=HYPERLINK(&quot;https://metabuli.steineggerlab.com/&quot;;&quot;https://metabuli.steineggerlab.com/&quot;)" office:value-type="string" office:string-value="https://metabuli.steineggerlab.com/" calcext:value-type="string">
            <text:p>https://metabuli.steineggerlab.com/</text:p>
          </table:table-cell>
          <table:table-cell table:style-name="ce2" table:number-columns-repeated="3"/>
          <table:table-cell table:style-name="ce2" office:value-type="string" calcext:value-type="string">
            <text:p>bioconda_recipes/metabuli/cmd/1.0.3</text:p>
          </table:table-cell>
          <table:table-cell table:style-name="ce8" table:content-validation-name="val3" office:value-type="string" calcext:value-type="string">
            <text:p>bioconda_recipes</text:p>
          </table:table-cell>
          <table:table-cell table:style-name="ce10" office:value-type="string" calcext:value-type="string">
            <text:p>metabuli</text:p>
          </table:table-cell>
          <table:table-cell table:style-name="ce12" table:content-validation-name="val4" office:value-type="string" calcext:value-type="string">
            <text:p>cmd</text:p>
          </table:table-cell>
          <table:table-cell table:style-name="ce12" office:value-type="string" calcext:value-type="string">
            <text:p>Metabuli: specific and sensitive metagenomic classification via joint analysis of DNA and amino acid.</text:p>
          </table:table-cell>
          <table:table-cell table:style-name="ce14" table:formula="of:=HYPERLINK(&quot;https://github.com/steineggerlab/Metabuli&quot;;&quot;https://github.com/steineggerlab/Metabuli&quot;)" office:value-type="string" office:string-value="https://github.com/steineggerlab/Metabuli" calcext:value-type="string">
            <text:p>https://github.com/steineggerlab/Metabuli</text:p>
          </table:table-cell>
          <table:table-cell table:style-name="ce14" table:formula="of:=HYPERLINK(&quot;https://github.com/steineggerlab/Metabuli&quot;;&quot;https://github.com/steineggerlab/Metabuli&quot;)" office:value-type="string" office:string-value="https://github.com/steineggerlab/Metabuli" calcext:value-type="string">
            <text:p>https://github.com/steineggerlab/Metabuli</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Webpage of 1 redirects to repository of 2</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bamtools/suite</text:p>
          </table:table-cell>
          <table:table-cell table:style-name="ce2" office:value-type="string" calcext:value-type="string">
            <text:p>galaxy/bamtools/cmd/2.4.0</text:p>
          </table:table-cell>
          <table:table-cell table:style-name="ce2" table:content-validation-name="val1" office:value-type="string" calcext:value-type="string">
            <text:p>galaxy</text:p>
          </table:table-cell>
          <table:table-cell table:style-name="ce3" office:value-type="string" calcext:value-type="string">
            <text:p>bamtools</text:p>
          </table:table-cell>
          <table:table-cell table:style-name="ce2" table:content-validation-name="val2" office:value-type="string" calcext:value-type="string">
            <text:p>cmd</text:p>
          </table:table-cell>
          <table:table-cell table:style-name="ce2" office:value-type="string" calcext:value-type="string">
            <text:p>BAM datasets and perform other transformations.</text:p>
          </table:table-cell>
          <table:table-cell table:style-name="ce2"/>
          <table:table-cell table:style-name="ce5" table:formula="of:=HYPERLINK(&quot;https://galaxy.bi.uni-freiburg.de/tool_runner?tool_id=toolshed.g2.bx.psu.edu%2Frepos%2Fdevteam%2Fbamtools%2Fbamtools%2F2.4.0&quot;;&quot;https://galaxy.bi.uni-freiburg.de/tool_runner?tool_id=toolshed.g2.bx.psu.edu%2Frepos%2Fdevteam%2Fbamtools%2Fbamtools%2F2.4.0&quot;)" office:value-type="string" office:string-value="https://galaxy.bi.uni-freiburg.de/tool_runner?tool_id=toolshed.g2.bx.psu.edu%2Frepos%2Fdevteam%2Fbamtools%2Fbamtools%2F2.4.0" calcext:value-type="string">
            <text:p>https://galaxy.bi.uni-freiburg.de/tool_runner?tool_id=toolshed.g2.bx.psu.edu%2Frepos%2Fdevteam%2Fbamtools%2Fbamtools%2F2.4.0</text:p>
          </table:table-cell>
          <table:table-cell table:style-name="ce2" table:number-columns-repeated="3"/>
          <table:table-cell table:style-name="ce2" office:value-type="string" calcext:value-type="string">
            <text:p>biotools/bamtools/suite/None</text:p>
          </table:table-cell>
          <table:table-cell table:style-name="ce8" table:content-validation-name="val3" office:value-type="string" calcext:value-type="string">
            <text:p>biotools</text:p>
          </table:table-cell>
          <table:table-cell table:style-name="ce10" office:value-type="string" calcext:value-type="string">
            <text:p>bamtools</text:p>
          </table:table-cell>
          <table:table-cell table:style-name="ce12" table:content-validation-name="val4" office:value-type="string" calcext:value-type="string">
            <text:p>suite</text:p>
          </table:table-cell>
          <table:table-cell table:style-name="ce12" office:value-type="string" calcext:value-type="string">
            <text:p>BamTools provides a fast, flexible C++ API &amp; toolkit for reading, writing, and managing BAM files.</text:p>
          </table:table-cell>
          <table:table-cell table:style-name="ce12"/>
          <table:table-cell table:style-name="ce14" table:formula="of:=HYPERLINK(&quot;https://github.com/pezmaster31/bamtools&quot;;&quot;https://github.com/pezmaster31/bamtools&quot;)" office:value-type="string" office:string-value="https://github.com/pezmaster31/bamtools" calcext:value-type="string">
            <text:p>https://github.com/pezmaster31/bamtools</text:p>
          </table:table-cell>
          <table:table-cell table:style-name="ce12" office:value-type="string" calcext:value-type="string">
            <text:p>Derek Barnett &lt;derekwbarnett@gmail.com&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description, wiki, author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ea/cmd</text:p>
          </table:table-cell>
          <table:table-cell table:style-name="ce2" office:value-type="string" calcext:value-type="string">
            <text:p>bioconda_recipes/mea/cmd/0.6.4</text:p>
          </table:table-cell>
          <table:table-cell table:style-name="ce2" table:content-validation-name="val1" office:value-type="string" calcext:value-type="string">
            <text:p>bioconda_recipes</text:p>
          </table:table-cell>
          <table:table-cell table:style-name="ce3" office:value-type="string" calcext:value-type="string">
            <text:p>mea</text:p>
          </table:table-cell>
          <table:table-cell table:style-name="ce2" table:content-validation-name="val2" office:value-type="string" calcext:value-type="string">
            <text:p>cmd</text:p>
          </table:table-cell>
          <table:table-cell table:style-name="ce2" office:value-type="string" calcext:value-type="string">
            <text:p>Mea was developed as part of the lab class "Bioinformatik von RNA- und Proteinstrukturen (Praktikum, Modul 10-202-2208)". The package predicts maximum expected accuracy (MEA) RNA secondary structures from dot plots of RNAs while correcting the score in dependence of base pair span. Furthermore, it provides tools to evaluate predictions and optimize parameters.</text:p>
          </table:table-cell>
          <table:table-cell table:style-name="ce2"/>
          <table:table-cell table:style-name="ce5" table:formula="of:=HYPERLINK(&quot;http://www.bioinf.uni-leipzig.de/Software/mea/&quot;;&quot;http://www.bioinf.uni-leipzig.de/Software/mea/&quot;)" office:value-type="string" office:string-value="http://www.bioinf.uni-leipzig.de/Software/mea/" calcext:value-type="string">
            <text:p>http://www.bioinf.uni-leipzig.de/Software/mea/</text:p>
          </table:table-cell>
          <table:table-cell table:style-name="ce2" table:number-columns-repeated="2"/>
          <table:table-cell table:style-name="ce2" office:value-type="string" calcext:value-type="string">
            <text:p>GPL-3.0-only</text:p>
          </table:table-cell>
          <table:table-cell table:style-name="ce2" office:value-type="string" calcext:value-type="string">
            <text:p>biotools/mea/cmd/1.0</text:p>
          </table:table-cell>
          <table:table-cell table:style-name="ce8" table:content-validation-name="val3" office:value-type="string" calcext:value-type="string">
            <text:p>biotools</text:p>
          </table:table-cell>
          <table:table-cell table:style-name="ce10" office:value-type="string" calcext:value-type="string">
            <text:p>mea</text:p>
          </table:table-cell>
          <table:table-cell table:style-name="ce12" table:content-validation-name="val4" office:value-type="string" calcext:value-type="string">
            <text:p>cmd</text:p>
          </table:table-cell>
          <table:table-cell table:style-name="ce12" office:value-type="string" calcext:value-type="string">
            <text:p>A Methylomic and Epigenomic Allele-specific analysis pipeline.</text:p>
          </table:table-cell>
          <table:table-cell table:style-name="ce12"/>
          <table:table-cell table:style-name="ce14" table:formula="of:=HYPERLINK(&quot;https://github.com/julienrichardalbert/MEA&quot;;&quot;https://github.com/julienrichardalbert/MEA&quot;)" office:value-type="string" office:string-value="https://github.com/julienrichardalbert/MEA" calcext:value-type="string">
            <text:p>https://github.com/julienrichardalbert/MEA</text:p>
          </table:table-cell>
          <table:table-cell table:style-name="ce12" table:number-columns-repeated="2"/>
          <table:table-cell table:style-name="ce16"/>
          <table:table-cell table:style-name="ce2" table:content-validation-name="val5" office:value-type="string" calcext:value-type="string">
            <text:p>different</text:p>
          </table:table-cell>
          <table:table-cell table:style-name="ce2" table:content-validation-name="val6" office:value-type="string" calcext:value-type="string">
            <text:p>high</text:p>
          </table:table-cell>
          <table:table-cell table:style-name="ce19" office:value-type="string" calcext:value-type="string">
            <text:p>Different purposes, publications and author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plink/cmd</text:p>
          </table:table-cell>
          <table:table-cell table:style-name="ce2" office:value-type="string" calcext:value-type="string">
            <text:p>bioconda_recipes/plink/cmd/1.90b6.21</text:p>
          </table:table-cell>
          <table:table-cell table:style-name="ce2" table:content-validation-name="val1" office:value-type="string" calcext:value-type="string">
            <text:p>bioconda_recipes</text:p>
          </table:table-cell>
          <table:table-cell table:style-name="ce3" office:value-type="string" calcext:value-type="string">
            <text:p>plink</text:p>
          </table:table-cell>
          <table:table-cell table:style-name="ce2" table:content-validation-name="val2" office:value-type="string" calcext:value-type="string">
            <text:p>cmd</text:p>
          </table:table-cell>
          <table:table-cell table:style-name="ce2" office:value-type="string" calcext:value-type="string">
            <text:p>Whole genome association analysis toolset, designed to perform a range of basic, large-scale analyses in a computationally efficient manner.</text:p>
          </table:table-cell>
          <table:table-cell table:style-name="ce2"/>
          <table:table-cell table:style-name="ce5" table:formula="of:=HYPERLINK(&quot;https://www.cog-genomics.org/plink2&quot;;&quot;https://www.cog-genomics.org/plink2&quot;)" office:value-type="string" office:string-value="https://www.cog-genomics.org/plink2" calcext:value-type="string">
            <text:p>https://www.cog-genomics.org/plink2</text:p>
          </table:table-cell>
          <table:table-cell table:style-name="ce2" table:number-columns-repeated="2"/>
          <table:table-cell table:style-name="ce2" office:value-type="string" calcext:value-type="string">
            <text:p>GPL</text:p>
          </table:table-cell>
          <table:table-cell table:style-name="ce2" office:value-type="string" calcext:value-type="string">
            <text:p>biotools/plink/cmd/none</text:p>
          </table:table-cell>
          <table:table-cell table:style-name="ce8" table:content-validation-name="val3" office:value-type="string" calcext:value-type="string">
            <text:p>biotools</text:p>
          </table:table-cell>
          <table:table-cell table:style-name="ce10" office:value-type="string" calcext:value-type="string">
            <text:p>plink</text:p>
          </table:table-cell>
          <table:table-cell table:style-name="ce12" table:content-validation-name="val4" office:value-type="string" calcext:value-type="string">
            <text:p>cmd</text:p>
          </table:table-cell>
          <table:table-cell table:style-name="ce12" office:value-type="string" calcext:value-type="string">
            <text:p>Free, open-source whole genome association analysis toolset, designed to perform a range of basic, large-scale analyses in a computationally efficient manner.</text:p>
          </table:table-cell>
          <table:table-cell table:style-name="ce12"/>
          <table:table-cell table:style-name="ce14" table:formula="of:=HYPERLINK(&quot;http://zzz.bwh.harvard.edu/plink/&quot;;&quot;http://zzz.bwh.harvard.edu/plink/&quot;)" office:value-type="string" office:string-value="http://zzz.bwh.harvard.edu/plink/" calcext:value-type="string">
            <text:p>http://zzz.bwh.harvard.edu/plink/</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Reference of one in the other. Similar descrip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asurca/cmd</text:p>
          </table:table-cell>
          <table:table-cell table:style-name="ce2" office:value-type="string" calcext:value-type="string">
            <text:p>biotools/masurca/cmd/None</text:p>
          </table:table-cell>
          <table:table-cell table:style-name="ce2" table:content-validation-name="val1" office:value-type="string" calcext:value-type="string">
            <text:p>biotools</text:p>
          </table:table-cell>
          <table:table-cell table:style-name="ce3" office:value-type="string" calcext:value-type="string">
            <text:p>masurca</text:p>
          </table:table-cell>
          <table:table-cell table:style-name="ce2" table:content-validation-name="val2" office:value-type="string" calcext:value-type="string">
            <text:p>cmd</text:p>
          </table:table-cell>
          <table:table-cell table:style-name="ce2" office:value-type="string" calcext:value-type="string">
            <text:p>Whole genome assembly software. It combines the efficiency of the de Bruijn graph and Overlap-Layout-Consensus (OLC) approaches. MaSuRCA can assemble data sets containing only short reads from Illumina sequencing or a mixture of short reads and long reads (Sanger, 454).</text:p>
          </table:table-cell>
          <table:table-cell table:style-name="ce2"/>
          <table:table-cell table:style-name="ce5" table:formula="of:=HYPERLINK(&quot;http://www.genome.umd.edu/masurca.html&quot;;&quot;http://www.genome.umd.edu/masurca.html&quot;)" office:value-type="string" office:string-value="http://www.genome.umd.edu/masurca.html" calcext:value-type="string">
            <text:p>http://www.genome.umd.edu/masurca.html</text:p>
          </table:table-cell>
          <table:table-cell table:style-name="ce2" office:value-type="string" calcext:value-type="string">
            <text:p>Aleksey Zimin &lt;alekseyz@ipst.umd.edu&gt;</text:p>
            <text:p>Guillaume Marçais &lt;gmarcais@umd.edu&gt;</text:p>
          </table:table-cell>
          <table:table-cell table:style-name="ce2" table:number-columns-repeated="2"/>
          <table:table-cell table:style-name="ce2" office:value-type="string" calcext:value-type="string">
            <text:p>bioconda_recipes/masurca/cmd/4.1.1</text:p>
          </table:table-cell>
          <table:table-cell table:style-name="ce8" table:content-validation-name="val3" office:value-type="string" calcext:value-type="string">
            <text:p>bioconda_recipes</text:p>
          </table:table-cell>
          <table:table-cell table:style-name="ce10" office:value-type="string" calcext:value-type="string">
            <text:p>masurca</text:p>
          </table:table-cell>
          <table:table-cell table:style-name="ce12" table:content-validation-name="val4" office:value-type="string" calcext:value-type="string">
            <text:p>cmd</text:p>
          </table:table-cell>
          <table:table-cell table:style-name="ce12" office:value-type="string" calcext:value-type="string">
            <text:p>MaSuRCA (Maryland Super-Read Celera Assembler) genome assembly software. MaSuRCA requires Illumina data, and supports third-generation PacBio/Nanopore MinION reads for hybrid assembly.</text:p>
          </table:table-cell>
          <table:table-cell table:style-name="ce14" table:formula="of:=HYPERLINK(&quot;https://github.com/alekseyzimin/masurca&quot;;&quot;https://github.com/alekseyzimin/masurca&quot;)" office:value-type="string" office:string-value="https://github.com/alekseyzimin/masurca" calcext:value-type="string">
            <text:p>https://github.com/alekseyzimin/masurca</text:p>
          </table:table-cell>
          <table:table-cell table:style-name="ce14" table:formula="of:=HYPERLINK(&quot;http://masurca.blogspot.co.uk/&quot;;&quot;http://masurca.blogspot.co.uk/&quot;)" office:value-type="string" office:string-value="http://masurca.blogspot.co.uk/" calcext:value-type="string">
            <text:p>http://masurca.blogspot.co.uk/</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github repository</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saboot/cmd</text:p>
          </table:table-cell>
          <table:table-cell table:style-name="ce2" office:value-type="string" calcext:value-type="string">
            <text:p>galaxy/msaboot/cmd/0.1.2</text:p>
          </table:table-cell>
          <table:table-cell table:style-name="ce2" table:content-validation-name="val1" office:value-type="string" calcext:value-type="string">
            <text:p>galaxy</text:p>
          </table:table-cell>
          <table:table-cell table:style-name="ce3" office:value-type="string" calcext:value-type="string">
            <text:p>msaboot</text:p>
          </table:table-cell>
          <table:table-cell table:style-name="ce2" table:content-validation-name="val2" office:value-type="string" calcext:value-type="string">
            <text:p>cmd</text:p>
          </table:table-cell>
          <table:table-cell table:style-name="ce2" office:value-type="string" calcext:value-type="string">
            <text:p>Output PHYLIP file with bootstrapped multiple sequence alignment data.</text:p>
          </table:table-cell>
          <table:table-cell table:style-name="ce2"/>
          <table:table-cell table:style-name="ce5" table:formula="of:=HYPERLINK(&quot;https://galaxy.bi.uni-freiburg.de/tool_runner?tool_id=toolshed.g2.bx.psu.edu%2Frepos%2Fiuc%2Fmsaboot%2Fmsaboot%2F0.1.2&quot;;&quot;https://galaxy.bi.uni-freiburg.de/tool_runner?tool_id=toolshed.g2.bx.psu.edu%2Frepos%2Fiuc%2Fmsaboot%2Fmsaboot%2F0.1.2&quot;)" office:value-type="string" office:string-value="https://galaxy.bi.uni-freiburg.de/tool_runner?tool_id=toolshed.g2.bx.psu.edu%2Frepos%2Fiuc%2Fmsaboot%2Fmsaboot%2F0.1.2" calcext:value-type="string">
            <text:p>https://galaxy.bi.uni-freiburg.de/tool_runner?tool_id=toolshed.g2.bx.psu.edu%2Frepos%2Fiuc%2Fmsaboot%2Fmsaboot%2F0.1.2</text:p>
          </table:table-cell>
          <table:table-cell table:style-name="ce2" table:number-columns-repeated="3"/>
          <table:table-cell table:style-name="ce2" office:value-type="string" calcext:value-type="string">
            <text:p>bioconda_recipes/msaboot/cmd/0.1.2</text:p>
          </table:table-cell>
          <table:table-cell table:style-name="ce8" table:content-validation-name="val3" office:value-type="string" calcext:value-type="string">
            <text:p>bioconda_recipes</text:p>
          </table:table-cell>
          <table:table-cell table:style-name="ce10" office:value-type="string" calcext:value-type="string">
            <text:p>msaboot</text:p>
          </table:table-cell>
          <table:table-cell table:style-name="ce12" table:content-validation-name="val4" office:value-type="string" calcext:value-type="string">
            <text:p>cmd</text:p>
          </table:table-cell>
          <table:table-cell table:style-name="ce12" office:value-type="string" calcext:value-type="string">
            <text:p>Generate bootstrapping replicates for multiple sequence alignment data.</text:p>
          </table:table-cell>
          <table:table-cell table:style-name="ce14" table:formula="of:=HYPERLINK(&quot;https://github.com/phac-nml/msaboot&quot;;&quot;https://github.com/phac-nml/msaboot&quot;)" office:value-type="string" office:string-value="https://github.com/phac-nml/msaboot" calcext:value-type="string">
            <text:p>https://github.com/phac-nml/msaboot</text:p>
          </table:table-cell>
          <table:table-cell table:style-name="ce14" table:formula="of:=HYPERLINK(&quot;https://github.com/phac-nml/msaboot&quot;;&quot;https://github.com/phac-nml/msaboot&quot;)" office:value-type="string" office:string-value="https://github.com/phac-nml/msaboot" calcext:value-type="string">
            <text:p>https://github.com/phac-nml/msaboot</text:p>
          </table:table-cell>
          <table:table-cell table:style-name="ce12" table:number-columns-repeated="2"/>
          <table:table-cell table:style-name="ce16" office:value-type="string" calcext:value-type="string">
            <text:p>Apache-2.0</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galaxy points to the same github repository</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orpheus/cmd</text:p>
          </table:table-cell>
          <table:table-cell table:style-name="ce2" office:value-type="string" calcext:value-type="string">
            <text:p>galaxy/morpheus/cmd/2.255.0</text:p>
          </table:table-cell>
          <table:table-cell table:style-name="ce2" table:content-validation-name="val1" office:value-type="string" calcext:value-type="string">
            <text:p>galaxy</text:p>
          </table:table-cell>
          <table:table-cell table:style-name="ce3" office:value-type="string" calcext:value-type="string">
            <text:p>morpheus</text:p>
          </table:table-cell>
          <table:table-cell table:style-name="ce2" table:content-validation-name="val2" office:value-type="string" calcext:value-type="string">
            <text:p>cmd</text:p>
          </table:table-cell>
          <table:table-cell table:style-name="ce2" office:value-type="string" calcext:value-type="string">
            <text:p>Database search algorithm for high-resolution tandem mass spectra.</text:p>
          </table:table-cell>
          <table:table-cell table:style-name="ce2"/>
          <table:table-cell table:style-name="ce5" table:formula="of:=HYPERLINK(&quot;https://galaxy.bi.uni-freiburg.de/tool_runner?tool_id=toolshed.g2.bx.psu.edu%2Frepos%2Fgalaxyp%2Fmorpheus%2Fmorpheus%2F2.255.0&quot;;&quot;https://galaxy.bi.uni-freiburg.de/tool_runner?tool_id=toolshed.g2.bx.psu.edu%2Frepos%2Fgalaxyp%2Fmorpheus%2Fmorpheus%2F2.255.0&quot;)" office:value-type="string" office:string-value="https://galaxy.bi.uni-freiburg.de/tool_runner?tool_id=toolshed.g2.bx.psu.edu%2Frepos%2Fgalaxyp%2Fmorpheus%2Fmorpheus%2F2.255.0" calcext:value-type="string">
            <text:p>https://galaxy.bi.uni-freiburg.de/tool_runner?tool_id=toolshed.g2.bx.psu.edu%2Frepos%2Fgalaxyp%2Fmorpheus%2Fmorpheus%2F2.255.0</text:p>
          </table:table-cell>
          <table:table-cell table:style-name="ce2" table:number-columns-repeated="3"/>
          <table:table-cell table:style-name="ce2" office:value-type="string" calcext:value-type="string">
            <text:p>bioconda_recipes/morpheus/cmd/287</text:p>
          </table:table-cell>
          <table:table-cell table:style-name="ce8" table:content-validation-name="val3" office:value-type="string" calcext:value-type="string">
            <text:p>bioconda_recipes</text:p>
          </table:table-cell>
          <table:table-cell table:style-name="ce10" office:value-type="string" calcext:value-type="string">
            <text:p>morpheus</text:p>
          </table:table-cell>
          <table:table-cell table:style-name="ce12" table:content-validation-name="val4" office:value-type="string" calcext:value-type="string">
            <text:p>cmd</text:p>
          </table:table-cell>
          <table:table-cell table:style-name="ce12" office:value-type="string" calcext:value-type="string">
            <text:p>Mass spectrometry–based proteomics database search algorithm.</text:p>
          </table:table-cell>
          <table:table-cell table:style-name="ce14" table:formula="of:=HYPERLINK(&quot;https://github.com/cwenger/Morpheus&quot;;&quot;https://github.com/cwenger/Morpheus&quot;)" office:value-type="string" office:string-value="https://github.com/cwenger/Morpheus" calcext:value-type="string">
            <text:p>https://github.com/cwenger/Morpheus</text:p>
          </table:table-cell>
          <table:table-cell table:style-name="ce14" table:formula="of:=HYPERLINK(&quot;https://github.com/cwenger/Morpheus/&quot;;&quot;https://github.com/cwenger/Morpheus/&quot;)" office:value-type="string" office:string-value="https://github.com/cwenger/Morpheus/" calcext:value-type="string">
            <text:p>https://github.com/cwenger/Morpheus/</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purpose, similar descriptions and common author</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lra/*</text:p>
          </table:table-cell>
          <table:table-cell table:style-name="ce2" office:value-type="string" calcext:value-type="string">
            <text:p>sourceforge/lra/None/None</text:p>
          </table:table-cell>
          <table:table-cell table:style-name="ce2" table:content-validation-name="val1" office:value-type="string" calcext:value-type="string">
            <text:p>sourceforge</text:p>
          </table:table-cell>
          <table:table-cell table:style-name="ce3" office:value-type="string" calcext:value-type="string">
            <text:p>lra</text:p>
          </table:table-cell>
          <table:table-cell table:style-name="ce2" table:content-validation-name="val2"/>
          <table:table-cell table:style-name="ce2" office:value-type="string" calcext:value-type="string">
            <text:p>Latronix Regnum Arts - Open Source Faction is an open source and freeware developer for all sorts of goodies. Be it games or applications. This is the home for the Drug Turfs Game (A Drug Wars like game) and the Drug Turfs Library.</text:p>
          </table:table-cell>
          <table:table-cell table:style-name="ce5" table:formula="of:=HYPERLINK(&quot;https://sourceforge.net/projects/lra&quot;;&quot;https://sourceforge.net/projects/lra&quot;)" office:value-type="string" office:string-value="https://sourceforge.net/projects/lra" calcext:value-type="string">
            <text:p>https://sourceforge.net/projects/lra</text:p>
          </table:table-cell>
          <table:table-cell table:style-name="ce5" table:formula="of:=HYPERLINK(&quot;http://lra.sourceforge.net/&quot;;&quot;http://lra.sourceforge.net/&quot;)" office:value-type="string" office:string-value="http://lra.sourceforge.net/" calcext:value-type="string">
            <text:p>http://lra.sourceforge.net/</text:p>
          </table:table-cell>
          <table:table-cell table:style-name="ce2" table:number-columns-repeated="3"/>
          <table:table-cell table:style-name="ce2" office:value-type="string" calcext:value-type="string">
            <text:p>github/LRA/None/v1.3.7.1</text:p>
          </table:table-cell>
          <table:table-cell table:style-name="ce8" table:content-validation-name="val3" office:value-type="string" calcext:value-type="string">
            <text:p>github</text:p>
          </table:table-cell>
          <table:table-cell table:style-name="ce10" office:value-type="string" calcext:value-type="string">
            <text:p>LRA</text:p>
          </table:table-cell>
          <table:table-cell table:style-name="ce12" table:content-validation-name="val4"/>
          <table:table-cell table:style-name="ce12" office:value-type="string" calcext:value-type="string">
            <text:p>Long read aligner.</text:p>
          </table:table-cell>
          <table:table-cell table:style-name="ce14" table:formula="of:=HYPERLINK(&quot;https://github.com/ChaissonLab/LRA&quot;;&quot;https://github.com/ChaissonLab/LRA&quot;)" office:value-type="string" office:string-value="https://github.com/ChaissonLab/LRA" calcext:value-type="string">
            <text:p>https://github.com/ChaissonLab/LRA</text:p>
          </table:table-cell>
          <table:table-cell table:style-name="ce12" table:number-columns-repeated="3"/>
          <table:table-cell table:style-name="ce16"/>
          <table:table-cell table:style-name="ce2" table:content-validation-name="val5" office:value-type="string" calcext:value-type="string">
            <text:p>different</text:p>
          </table:table-cell>
          <table:table-cell table:style-name="ce2" table:content-validation-name="val6" office:value-type="string" calcext:value-type="string">
            <text:p>medium</text:p>
          </table:table-cell>
          <table:table-cell table:style-name="ce19" office:value-type="string" calcext:value-type="string">
            <text:p>Different purposes </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longstitch/cmd</text:p>
          </table:table-cell>
          <table:table-cell table:style-name="ce2" office:value-type="string" calcext:value-type="string">
            <text:p>biotools/longstitch/cmd/None</text:p>
          </table:table-cell>
          <table:table-cell table:style-name="ce2" table:content-validation-name="val1" office:value-type="string" calcext:value-type="string">
            <text:p>biotools</text:p>
          </table:table-cell>
          <table:table-cell table:style-name="ce3" office:value-type="string" calcext:value-type="string">
            <text:p>longstitch</text:p>
          </table:table-cell>
          <table:table-cell table:style-name="ce2" table:content-validation-name="val2" office:value-type="string" calcext:value-type="string">
            <text:p>cmd</text:p>
          </table:table-cell>
          <table:table-cell table:style-name="ce2" office:value-type="string" calcext:value-type="string">
            <text:p>A genome assembly correction and scaffolding pipeline using long reads.</text:p>
          </table:table-cell>
          <table:table-cell table:style-name="ce2"/>
          <table:table-cell table:style-name="ce5" table:formula="of:=HYPERLINK(&quot;https://github.com/bcgsc/longstitch&quot;;&quot;https://github.com/bcgsc/longstitch&quot;)" office:value-type="string" office:string-value="https://github.com/bcgsc/longstitch" calcext:value-type="string">
            <text:p>https://github.com/bcgsc/longstitch</text:p>
          </table:table-cell>
          <table:table-cell table:style-name="ce2" office:value-type="string" calcext:value-type="string">
            <text:p>Lauren Coombe &lt;lcoombe@bcgsc.ca&gt;</text:p>
            <text:p>Inanc Birol</text:p>
            <text:p>Janet X Li</text:p>
            <text:p>Theodora Lo</text:p>
            <text:p>Johnathan Wong</text:p>
            <text:p>Vladimir Nikolic</text:p>
            <text:p>René L Warren</text:p>
          </table:table-cell>
          <table:table-cell table:style-name="ce2" table:number-columns-repeated="2"/>
          <table:table-cell table:style-name="ce2" office:value-type="string" calcext:value-type="string">
            <text:p>bioconda_recipes/longstitch/cmd/1.0.5</text:p>
          </table:table-cell>
          <table:table-cell table:style-name="ce8" table:content-validation-name="val3" office:value-type="string" calcext:value-type="string">
            <text:p>bioconda_recipes</text:p>
          </table:table-cell>
          <table:table-cell table:style-name="ce10" office:value-type="string" calcext:value-type="string">
            <text:p>longstitch</text:p>
          </table:table-cell>
          <table:table-cell table:style-name="ce12" table:content-validation-name="val4" office:value-type="string" calcext:value-type="string">
            <text:p>cmd</text:p>
          </table:table-cell>
          <table:table-cell table:style-name="ce12" office:value-type="string" calcext:value-type="string">
            <text:p>A genome assembly correction and scaffolding pipeline using long reads.</text:p>
          </table:table-cell>
          <table:table-cell table:style-name="ce14" table:formula="of:=HYPERLINK(&quot;https://github.com/bcgsc/LongStitch&quot;;&quot;https://github.com/bcgsc/LongStitch&quot;)" office:value-type="string" office:string-value="https://github.com/bcgsc/LongStitch" calcext:value-type="string">
            <text:p>https://github.com/bcgsc/LongStitch</text:p>
          </table:table-cell>
          <table:table-cell table:style-name="ce14" table:formula="of:=HYPERLINK(&quot;https://bcgsc.ca/resources/software/longstitch&quot;;&quot;https://bcgsc.ca/resources/software/longstitch&quot;)" office:value-type="string" office:string-value="https://bcgsc.ca/resources/software/longstitch" calcext:value-type="string">
            <text:p>https://bcgsc.ca/resources/software/longstitch</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repository</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ash/cmd</text:p>
          </table:table-cell>
          <table:table-cell table:style-name="ce2" office:value-type="string" calcext:value-type="string">
            <text:p>biotools/mash/cmd/None</text:p>
          </table:table-cell>
          <table:table-cell table:style-name="ce2" table:content-validation-name="val1" office:value-type="string" calcext:value-type="string">
            <text:p>biotools</text:p>
          </table:table-cell>
          <table:table-cell table:style-name="ce3" office:value-type="string" calcext:value-type="string">
            <text:p>mash</text:p>
          </table:table-cell>
          <table:table-cell table:style-name="ce2" table:content-validation-name="val2" office:value-type="string" calcext:value-type="string">
            <text:p>cmd</text:p>
          </table:table-cell>
          <table:table-cell table:style-name="ce2" office:value-type="string" calcext:value-type="string">
            <text:p>Fast genome and metagenome distance estimation using MinHash.</text:p>
          </table:table-cell>
          <table:table-cell table:style-name="ce2"/>
          <table:table-cell table:style-name="ce5" table:formula="of:=HYPERLINK(&quot;https://github.com/marbl/mash&quot;;&quot;https://github.com/marbl/mash&quot;)" office:value-type="string" office:string-value="https://github.com/marbl/mash" calcext:value-type="string">
            <text:p>https://github.com/marbl/mash</text:p>
          </table:table-cell>
          <table:table-cell table:style-name="ce2" office:value-type="string" calcext:value-type="string">
            <text:p>Adam M. Phillippy &lt;adam.phillippy@nih.gov&gt;</text:p>
          </table:table-cell>
          <table:table-cell table:style-name="ce2" table:number-columns-repeated="2"/>
          <table:table-cell table:style-name="ce2" office:value-type="string" calcext:value-type="string">
            <text:p>bioconda_recipes/mash/cmd/2.3</text:p>
          </table:table-cell>
          <table:table-cell table:style-name="ce8" table:content-validation-name="val3" office:value-type="string" calcext:value-type="string">
            <text:p>bioconda_recipes</text:p>
          </table:table-cell>
          <table:table-cell table:style-name="ce10" office:value-type="string" calcext:value-type="string">
            <text:p>mash</text:p>
          </table:table-cell>
          <table:table-cell table:style-name="ce12" table:content-validation-name="val4" office:value-type="string" calcext:value-type="string">
            <text:p>cmd</text:p>
          </table:table-cell>
          <table:table-cell table:style-name="ce12" office:value-type="string" calcext:value-type="string">
            <text:p>Fast sequence distance estimator that uses MinHash.</text:p>
          </table:table-cell>
          <table:table-cell table:style-name="ce14" table:formula="of:=HYPERLINK(&quot;https://github.com/marbl/Mash&quot;;&quot;https://github.com/marbl/Mash&quot;)" office:value-type="string" office:string-value="https://github.com/marbl/Mash" calcext:value-type="string">
            <text:p>https://github.com/marbl/Mash</text:p>
          </table:table-cell>
          <table:table-cell table:style-name="ce14" table:formula="of:=HYPERLINK(&quot;https://github.com/marbl/Mash&quot;;&quot;https://github.com/marbl/Mash&quot;)" office:value-type="string" office:string-value="https://github.com/marbl/Mash" calcext:value-type="string">
            <text:p>https://github.com/marbl/Mash</text:p>
          </table:table-cell>
          <table:table-cell table:style-name="ce12" table:number-columns-repeated="2"/>
          <table:table-cell table:style-name="ce16" office:value-type="string" calcext:value-type="string">
            <text:p>https://github.com/marbl/Mash/blob/master/.txt</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repository</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unitas/cmd</text:p>
          </table:table-cell>
          <table:table-cell table:style-name="ce2" office:value-type="string" calcext:value-type="string">
            <text:p>bioconda_recipes/unitas/cmd/1.6.1</text:p>
          </table:table-cell>
          <table:table-cell table:style-name="ce2" table:content-validation-name="val1" office:value-type="string" calcext:value-type="string">
            <text:p>bioconda_recipes</text:p>
          </table:table-cell>
          <table:table-cell table:style-name="ce3" office:value-type="string" calcext:value-type="string">
            <text:p>unitas</text:p>
          </table:table-cell>
          <table:table-cell table:style-name="ce2" table:content-validation-name="val2" office:value-type="string" calcext:value-type="string">
            <text:p>cmd</text:p>
          </table:table-cell>
          <table:table-cell table:style-name="ce2" office:value-type="string" calcext:value-type="string">
            <text:p>Unitas is a convenient tool for efficient annotation of small non-coding RNA sequence datasets produced by Next Generation Sequencing.</text:p>
          </table:table-cell>
          <table:table-cell table:style-name="ce2"/>
          <table:table-cell table:style-name="ce5" table:formula="of:=HYPERLINK(&quot;http://www.smallrnagroup.uni-mainz.de/software.html&quot;;&quot;http://www.smallrnagroup.uni-mainz.de/software.html&quot;)" office:value-type="string" office:string-value="http://www.smallrnagroup.uni-mainz.de/software.html" calcext:value-type="string">
            <text:p>http://www.smallrnagroup.uni-mainz.de/software.html</text:p>
          </table:table-cell>
          <table:table-cell table:style-name="ce2" table:number-columns-repeated="2"/>
          <table:table-cell table:style-name="ce2" office:value-type="string" calcext:value-type="string">
            <text:p>CC-BY-NC-2.0</text:p>
          </table:table-cell>
          <table:table-cell table:style-name="ce2" office:value-type="string" calcext:value-type="string">
            <text:p>biotools/unitas/cmd/None</text:p>
          </table:table-cell>
          <table:table-cell table:style-name="ce8" table:content-validation-name="val3" office:value-type="string" calcext:value-type="string">
            <text:p>biotools</text:p>
          </table:table-cell>
          <table:table-cell table:style-name="ce10" office:value-type="string" calcext:value-type="string">
            <text:p>unitas</text:p>
          </table:table-cell>
          <table:table-cell table:style-name="ce12" table:content-validation-name="val4" office:value-type="string" calcext:value-type="string">
            <text:p>cmd</text:p>
          </table:table-cell>
          <table:table-cell table:style-name="ce12" office:value-type="string" calcext:value-type="string">
            <text:p>Complete annotation of small RNA datasets from NGS.</text:p>
          </table:table-cell>
          <table:table-cell table:style-name="ce12"/>
          <table:table-cell table:style-name="ce14" table:formula="of:=HYPERLINK(&quot;https://sourceforge.net/projects/unitas/files/&quot;;&quot;https://sourceforge.net/projects/unitas/files/&quot;)" office:value-type="string" office:string-value="https://sourceforge.net/projects/unitas/files/" calcext:value-type="string">
            <text:p>https://sourceforge.net/projects/unitas/files/</text:p>
          </table:table-cell>
          <table:table-cell table:style-name="ce12" office:value-type="string" calcext:value-type="string">
            <text:p>Daniel Gebert &lt;dgebert@students.uni-mainz.de&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website (found in sourceforg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xxmotif/cmd</text:p>
          </table:table-cell>
          <table:table-cell table:style-name="ce2" office:value-type="string" calcext:value-type="string">
            <text:p>biotools/xxmotif/cmd/None</text:p>
          </table:table-cell>
          <table:table-cell table:style-name="ce2" table:content-validation-name="val1" office:value-type="string" calcext:value-type="string">
            <text:p>biotools</text:p>
          </table:table-cell>
          <table:table-cell table:style-name="ce3" office:value-type="string" calcext:value-type="string">
            <text:p>xxmotif</text:p>
          </table:table-cell>
          <table:table-cell table:style-name="ce2" table:content-validation-name="val2" office:value-type="string" calcext:value-type="string">
            <text:p>cmd</text:p>
          </table:table-cell>
          <table:table-cell table:style-name="ce2" office:value-type="string" calcext:value-type="string">
            <text:p>Web server that can discover motifs that are enriched in sets of nucleotide sequences provided by the user. It uses a new approach for finding enriched motifs: It directly optimizes the statistical significance of enrichment for PWMs. It can also score conservation and positional clustering of motifs. In several benchmarks on yeast and metazoan sequences, the underlying XXmotif method showed better sensitivity and produced PWMs of higher quality than state-of-the-art tools.</text:p>
          </table:table-cell>
          <table:table-cell table:style-name="ce2"/>
          <table:table-cell table:style-name="ce5" table:formula="of:=HYPERLINK(&quot;https://bammmotif.mpibpc.mpg.de/&quot;;&quot;https://bammmotif.mpibpc.mpg.de/&quot;)" office:value-type="string" office:string-value="https://bammmotif.mpibpc.mpg.de/" calcext:value-type="string">
            <text:p>https://bammmotif.mpibpc.mpg.de/</text:p>
          </table:table-cell>
          <table:table-cell table:style-name="ce2" office:value-type="string" calcext:value-type="string">
            <text:p><text:s/>&lt;xxmotif@genzentrum.lmu.de&gt;</text:p>
          </table:table-cell>
          <table:table-cell table:style-name="ce2" table:number-columns-repeated="2"/>
          <table:table-cell table:style-name="ce2" office:value-type="string" calcext:value-type="string">
            <text:p>bioconda_recipes/xxmotif/cmd/1.6</text:p>
          </table:table-cell>
          <table:table-cell table:style-name="ce8" table:content-validation-name="val3" office:value-type="string" calcext:value-type="string">
            <text:p>bioconda_recipes</text:p>
          </table:table-cell>
          <table:table-cell table:style-name="ce10" office:value-type="string" calcext:value-type="string">
            <text:p>xxmotif</text:p>
          </table:table-cell>
          <table:table-cell table:style-name="ce12" table:content-validation-name="val4" office:value-type="string" calcext:value-type="string">
            <text:p>cmd</text:p>
          </table:table-cell>
          <table:table-cell table:style-name="ce12" office:value-type="string" calcext:value-type="string">
            <text:p>EXhaustive, weight matriX-based motif discovery in nucleotide sequences.</text:p>
          </table:table-cell>
          <table:table-cell table:style-name="ce14" table:formula="of:=HYPERLINK(&quot;https://github.com/soedinglab/xxmotif&quot;;&quot;https://github.com/soedinglab/xxmotif&quot;)" office:value-type="string" office:string-value="https://github.com/soedinglab/xxmotif" calcext:value-type="string">
            <text:p>https://github.com/soedinglab/xxmotif</text:p>
          </table:table-cell>
          <table:table-cell table:style-name="ce14" table:formula="of:=HYPERLINK(&quot;https://github.com/soedinglab/xxmotif&quot;;&quot;https://github.com/soedinglab/xxmotif&quot;)" office:value-type="string" office:string-value="https://github.com/soedinglab/xxmotif" calcext:value-type="string">
            <text:p>https://github.com/soedinglab/xxmotif</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Belongs to the same lab and has same purpose</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oncocnv/cmd</text:p>
          </table:table-cell>
          <table:table-cell table:style-name="ce2" office:value-type="string" calcext:value-type="string">
            <text:p>biotools/oncocnv/cmd/None</text:p>
          </table:table-cell>
          <table:table-cell table:style-name="ce2" table:content-validation-name="val1" office:value-type="string" calcext:value-type="string">
            <text:p>biotools</text:p>
          </table:table-cell>
          <table:table-cell table:style-name="ce3" office:value-type="string" calcext:value-type="string">
            <text:p>oncocnv</text:p>
          </table:table-cell>
          <table:table-cell table:style-name="ce2" table:content-validation-name="val2" office:value-type="string" calcext:value-type="string">
            <text:p>cmd</text:p>
          </table:table-cell>
          <table:table-cell table:style-name="ce2" office:value-type="string" calcext:value-type="string">
            <text:p>Package to detect copy number changes in Deep Sequencing data developed by OncoDNA.</text:p>
          </table:table-cell>
          <table:table-cell table:style-name="ce2"/>
          <table:table-cell table:style-name="ce5" table:formula="of:=HYPERLINK(&quot;https://oncocnv.curie.fr/&quot;;&quot;https://oncocnv.curie.fr/&quot;)" office:value-type="string" office:string-value="https://oncocnv.curie.fr/" calcext:value-type="string">
            <text:p>https://oncocnv.curie.fr/</text:p>
          </table:table-cell>
          <table:table-cell table:style-name="ce2" office:value-type="string" calcext:value-type="string">
            <text:p> &lt;infos@oncodna.com&gt;</text:p>
            <text:p>Valentina Boeva &lt;valentina.boeva@curie.fr&gt;</text:p>
          </table:table-cell>
          <table:table-cell table:style-name="ce2" table:number-columns-repeated="2"/>
          <table:table-cell table:style-name="ce2" office:value-type="string" calcext:value-type="string">
            <text:p>bioconda_recipes/oncocnv/cmd/7.0</text:p>
          </table:table-cell>
          <table:table-cell table:style-name="ce8" table:content-validation-name="val3" office:value-type="string" calcext:value-type="string">
            <text:p>bioconda_recipes</text:p>
          </table:table-cell>
          <table:table-cell table:style-name="ce10" office:value-type="string" calcext:value-type="string">
            <text:p>oncocnv</text:p>
          </table:table-cell>
          <table:table-cell table:style-name="ce12" table:content-validation-name="val4" office:value-type="string" calcext:value-type="string">
            <text:p>cmd</text:p>
          </table:table-cell>
          <table:table-cell table:style-name="ce12" office:value-type="string" calcext:value-type="string">
            <text:p>A package to detect copy number changes in Deep Sequencing data.</text:p>
          </table:table-cell>
          <table:table-cell table:style-name="ce14" table:formula="of:=HYPERLINK(&quot;https://github.com/BoevaLab/ONCOCNV&quot;;&quot;https://github.com/BoevaLab/ONCOCNV&quot;)" office:value-type="string" office:string-value="https://github.com/BoevaLab/ONCOCNV" calcext:value-type="string">
            <text:p>https://github.com/BoevaLab/ONCOCNV</text:p>
          </table:table-cell>
          <table:table-cell table:style-name="ce12" table:number-columns-repeated="3"/>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lab and purpos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ccat/cmd</text:p>
          </table:table-cell>
          <table:table-cell table:style-name="ce2" office:value-type="string" calcext:value-type="string">
            <text:p>bioconda_recipes/ccat/cmd/3.0</text:p>
          </table:table-cell>
          <table:table-cell table:style-name="ce2" table:content-validation-name="val1" office:value-type="string" calcext:value-type="string">
            <text:p>bioconda_recipes</text:p>
          </table:table-cell>
          <table:table-cell table:style-name="ce3" office:value-type="string" calcext:value-type="string">
            <text:p>ccat</text:p>
          </table:table-cell>
          <table:table-cell table:style-name="ce2" table:content-validation-name="val2" office:value-type="string" calcext:value-type="string">
            <text:p>cmd</text:p>
          </table:table-cell>
          <table:table-cell table:style-name="ce2" office:value-type="string" calcext:value-type="string">
            <text:p>CCAT is a software package for the analysis of ChIP-seq data with negative control.</text:p>
          </table:table-cell>
          <table:table-cell table:style-name="ce2"/>
          <table:table-cell table:style-name="ce5" table:formula="of:=HYPERLINK(&quot;http://cmb.gis.a-star.edu.sg/ChIPSeq/paperCCAT.htm&quot;;&quot;http://cmb.gis.a-star.edu.sg/ChIPSeq/paperCCAT.htm&quot;)" office:value-type="string" office:string-value="http://cmb.gis.a-star.edu.sg/ChIPSeq/paperCCAT.htm" calcext:value-type="string">
            <text:p>http://cmb.gis.a-star.edu.sg/ChIPSeq/paperCCAT.htm</text:p>
          </table:table-cell>
          <table:table-cell table:style-name="ce2" table:number-columns-repeated="2"/>
          <table:table-cell table:style-name="ce2" office:value-type="string" calcext:value-type="string">
            <text:p>unknown</text:p>
          </table:table-cell>
          <table:table-cell table:style-name="ce2" office:value-type="string" calcext:value-type="string">
            <text:p>biotools/ccat/cmd/none</text:p>
          </table:table-cell>
          <table:table-cell table:style-name="ce8" table:content-validation-name="val3" office:value-type="string" calcext:value-type="string">
            <text:p>biotools</text:p>
          </table:table-cell>
          <table:table-cell table:style-name="ce10" office:value-type="string" calcext:value-type="string">
            <text:p>ccat</text:p>
          </table:table-cell>
          <table:table-cell table:style-name="ce12" table:content-validation-name="val4" office:value-type="string" calcext:value-type="string">
            <text:p>cmd</text:p>
          </table:table-cell>
          <table:table-cell table:style-name="ce12" office:value-type="string" calcext:value-type="string">
            <text:p>A software package for the analysis of ChIP-seq data with negative control.</text:p>
          </table:table-cell>
          <table:table-cell table:style-name="ce12"/>
          <table:table-cell table:style-name="ce14" table:formula="of:=HYPERLINK(&quot;http://www.comp.nus.edu.sg/~bioinfo/CCAT3.0/&quot;;&quot;http://www.comp.nus.edu.sg/~bioinfo/CCAT3.0/&quot;)" office:value-type="string" office:string-value="http://www.comp.nus.edu.sg/~bioinfo/CCAT3.0/" calcext:value-type="string">
            <text:p>http://www.comp.nus.edu.sg/~bioinfo/CCAT3.0/</text:p>
          </table:table-cell>
          <table:table-cell table:style-name="ce12" table:number-columns-repeated="2"/>
          <table:table-cell table:style-name="ce16"/>
          <table:table-cell table:style-name="ce2" table:content-validation-name="val5" office:value-type="string" calcext:value-type="string">
            <text:p>unclear</text:p>
          </table:table-cell>
          <table:table-cell table:style-name="ce2" table:content-validation-name="val6"/>
          <table:table-cell table:style-name="ce19" office:value-type="string" calcext:value-type="string">
            <text:p>URL not accessible. Not enough data.</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diseasemeth/*</text:p>
          </table:table-cell>
          <table:table-cell table:style-name="ce2" office:value-type="string" calcext:value-type="string">
            <text:p>biotools/diseasemeth/db/None</text:p>
          </table:table-cell>
          <table:table-cell table:style-name="ce2" table:content-validation-name="val1" office:value-type="string" calcext:value-type="string">
            <text:p>biotools</text:p>
          </table:table-cell>
          <table:table-cell table:style-name="ce3" office:value-type="string" calcext:value-type="string">
            <text:p>diseasemeth</text:p>
          </table:table-cell>
          <table:table-cell table:style-name="ce2" table:content-validation-name="val2" office:value-type="string" calcext:value-type="string">
            <text:p>db</text:p>
          </table:table-cell>
          <table:table-cell table:style-name="ce2" office:value-type="string" calcext:value-type="string">
            <text:p>A web based resource focused on the aberrant methylomes of human diseases.</text:p>
          </table:table-cell>
          <table:table-cell table:style-name="ce2"/>
          <table:table-cell table:style-name="ce5" table:formula="of:=HYPERLINK(&quot;http://bioinfo.hrbmu.edu.cn/diseasemeth&quot;;&quot;http://bioinfo.hrbmu.edu.cn/diseasemeth&quot;)" office:value-type="string" office:string-value="http://bioinfo.hrbmu.edu.cn/diseasemeth" calcext:value-type="string">
            <text:p>http://bioinfo.hrbmu.edu.cn/diseasemeth</text:p>
          </table:table-cell>
          <table:table-cell table:style-name="ce2" office:value-type="string" calcext:value-type="string">
            <text:p>Lv Jie &lt;lvjielvjie@yahoo.com.cn&gt;</text:p>
          </table:table-cell>
          <table:table-cell table:style-name="ce2" table:number-columns-repeated="2"/>
          <table:table-cell table:style-name="ce2" office:value-type="string" calcext:value-type="string">
            <text:p>biotools/diseasemeth/db/3.0</text:p>
          </table:table-cell>
          <table:table-cell table:style-name="ce8" table:content-validation-name="val3" office:value-type="string" calcext:value-type="string">
            <text:p>biotools</text:p>
          </table:table-cell>
          <table:table-cell table:style-name="ce10" office:value-type="string" calcext:value-type="string">
            <text:p>diseasemeth</text:p>
          </table:table-cell>
          <table:table-cell table:style-name="ce12" table:content-validation-name="val4" office:value-type="string" calcext:value-type="string">
            <text:p>db</text:p>
          </table:table-cell>
          <table:table-cell table:style-name="ce12" office:value-type="string" calcext:value-type="string">
            <text:p>The Human Disease Methylation Database Version 3.0 is a web-based resource that focuses on the abnormal methylome of human diseases.</text:p>
          </table:table-cell>
          <table:table-cell table:style-name="ce12"/>
          <table:table-cell table:style-name="ce14" table:formula="of:=HYPERLINK(&quot;http://218.8.241.243:8080/DiseaseMeth3.0/index.html&quot;;&quot;http://218.8.241.243:8080/DiseaseMeth3.0/index.html&quot;)" office:value-type="string" office:string-value="http://218.8.241.243:8080/DiseaseMeth3.0/index.html" calcext:value-type="string">
            <text:p>http://218.8.241.243:8080/DiseaseMeth3.0/index.html</text:p>
          </table:table-cell>
          <table:table-cell table:style-name="ce12" office:value-type="string" calcext:value-type="string">
            <text:p>Yan Zhang &lt;zhangtyo@hit.edu.cn&gt;</text:p>
            <text:p>Jie Lv</text:p>
            <text:p>Yue Gu</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description and one common author. But websites are inaccessible. </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tiaas/*</text:p>
          </table:table-cell>
          <table:table-cell table:style-name="ce2" office:value-type="string" calcext:value-type="string">
            <text:p>biotools/tiaas/undefined/None</text:p>
          </table:table-cell>
          <table:table-cell table:style-name="ce2" table:content-validation-name="val1" office:value-type="string" calcext:value-type="string">
            <text:p>biotools</text:p>
          </table:table-cell>
          <table:table-cell table:style-name="ce3" office:value-type="string" calcext:value-type="string">
            <text:p>tiaas</text:p>
          </table:table-cell>
          <table:table-cell table:style-name="ce2" table:content-validation-name="val2" office:value-type="string" calcext:value-type="string">
            <text:p>undefined</text:p>
          </table:table-cell>
          <table:table-cell table:style-name="ce2" office:value-type="string" calcext:value-type="string">
            <text:p>Training Infrastructure as a Service.</text:p>
          </table:table-cell>
          <table:table-cell table:style-name="ce2"/>
          <table:table-cell table:style-name="ce5" table:formula="of:=HYPERLINK(&quot;https://galaxyproject.eu/tiaas&quot;;&quot;https://galaxyproject.eu/tiaas&quot;)" office:value-type="string" office:string-value="https://galaxyproject.eu/tiaas" calcext:value-type="string">
            <text:p>https://galaxyproject.eu/tiaas</text:p>
          </table:table-cell>
          <table:table-cell table:style-name="ce2" office:value-type="string" calcext:value-type="string">
            <text:p>Helena Rasche &lt;helena.rasche@gmail.com&gt;</text:p>
          </table:table-cell>
          <table:table-cell table:style-name="ce2" table:number-columns-repeated="2"/>
          <table:table-cell table:style-name="ce2" office:value-type="string" calcext:value-type="string">
            <text:p>biotools/tiaas/undefined/2.1.0</text:p>
          </table:table-cell>
          <table:table-cell table:style-name="ce8" table:content-validation-name="val3" office:value-type="string" calcext:value-type="string">
            <text:p>biotools</text:p>
          </table:table-cell>
          <table:table-cell table:style-name="ce10" office:value-type="string" calcext:value-type="string">
            <text:p>tiaas</text:p>
          </table:table-cell>
          <table:table-cell table:style-name="ce12" table:content-validation-name="val4" office:value-type="string" calcext:value-type="string">
            <text:p>undefined</text:p>
          </table:table-cell>
          <table:table-cell table:style-name="ce12" office:value-type="string" calcext:value-type="string">
            <text:p>Originally developed by Galaxy Europe and the Gallantries project, together with the Galaxy community we have created "Training Infrastructure-as-a-Service" (TIaaS), aimed at providing user-friendly training infrastructure to the global training community. TIaaS provides dedicated training resources for Galaxy-based courses and events. Event organisers register their course, after which trainees are transparently placed in a private queue on the compute infrastructure, which ensures jobs complete quickly, even when the main queue is experiencing high wait times. A built-in dashboard allows instructors to monitor student progress.</text:p>
            <text:p/>
            <text:p>Training Infrastructure as a Service (TIaaS) has been in development since 21 June 2018, and three days later became a production service at Galaxy Europe on 24 June. As of June 7th, 2023 is has supported 504 training events with over 24000 learners have used this infrastructure for Galaxy training.</text:p>
          </table:table-cell>
          <table:table-cell table:style-name="ce12"/>
          <table:table-cell table:style-name="ce14" table:formula="of:=HYPERLINK(&quot;https://github.com/galaxyproject/tiaas2&quot;;&quot;https://github.com/galaxyproject/tiaas2&quot;)" office:value-type="string" office:string-value="https://github.com/galaxyproject/tiaas2" calcext:value-type="string">
            <text:p>https://github.com/galaxyproject/tiaas2</text:p>
          </table:table-cell>
          <table:table-cell table:style-name="ce12" office:value-type="string" calcext:value-type="string">
            <text:p>Helena Rasche &lt;helena.rasche@gmail.com&gt;</text:p>
            <text:p>Bundesministerium für Bildung und Forschung</text:p>
            <text:p>National Human Genome Research Institute</text:p>
            <text:p>Cameron Hyde</text:p>
            <text:p>John Davis</text:p>
            <text:p>Simon Gladman</text:p>
            <text:p>Nate Coraor</text:p>
            <text:p>Anthony Bretaudeau</text:p>
            <text:p>Gianmauro Cuccuru</text:p>
            <text:p>Wendi Bacon</text:p>
            <text:p>Beatriz García-Jiménez</text:p>
            <text:p>Jennifer Hillman-Jackson</text:p>
            <text:p>Saskia Hiltemann</text:p>
            <text:p>Miaomiao Zhou</text:p>
            <text:p>Björn Grüning</text:p>
            <text:p>Andrew Stubbs</text:p>
            <text:p>Erasmus+ Programme</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ame purpose and main author</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kaptive/cmd</text:p>
          </table:table-cell>
          <table:table-cell table:style-name="ce2" office:value-type="string" calcext:value-type="string">
            <text:p>biotools/kaptive/cmd/None</text:p>
          </table:table-cell>
          <table:table-cell table:style-name="ce2" table:content-validation-name="val1" office:value-type="string" calcext:value-type="string">
            <text:p>biotools</text:p>
          </table:table-cell>
          <table:table-cell table:style-name="ce3" office:value-type="string" calcext:value-type="string">
            <text:p>kaptive</text:p>
          </table:table-cell>
          <table:table-cell table:style-name="ce2" table:content-validation-name="val2" office:value-type="string" calcext:value-type="string">
            <text:p>cmd</text:p>
          </table:table-cell>
          <table:table-cell table:style-name="ce2" office:value-type="string" calcext:value-type="string">
            <text:p>Identification of Acinetobacter baumannii loci for capsular polysaccharide (KL) and lipooligosaccharide outer core (OCL) synthesis in genome assemblies using curated reference databases compatible with Kaptive.</text:p>
            <text:p/>
            <text:p>Kaptive reports information about surface polysaccharide loci for Klebsiella and Acinetobacter baumannii genome assemblies. You can also run a graphical version of Kaptive via this web interface (source code).</text:p>
            <text:p/>
            <text:p>Given a novel genome and a database of known loci (K, O or OC), Kaptive will help a user to decide whether their sample has a known or novel locus. It carries out the following for each input assembly:.</text:p>
            <text:p/>
            <text:p>Kaptive is a tool for bacterial surface polysaccharide locus typing and variant evaluation. It takes one or more pre-assembled genomes and for each finds the best matching locus from a reference database. References for Klebsiella pneumoniae species complex and Acinetobacter baumannii are available in Kaptive's web interface.</text:p>
          </table:table-cell>
          <table:table-cell table:style-name="ce2"/>
          <table:table-cell table:style-name="ce5" table:formula="of:=HYPERLINK(&quot;http://kaptive.holtlab.net/&quot;;&quot;http://kaptive.holtlab.net/&quot;)" office:value-type="string" office:string-value="http://kaptive.holtlab.net/" calcext:value-type="string">
            <text:p>http://kaptive.holtlab.net/</text:p>
          </table:table-cell>
          <table:table-cell table:style-name="ce2" table:number-columns-repeated="3"/>
          <table:table-cell table:style-name="ce2" office:value-type="string" calcext:value-type="string">
            <text:p>bioconda_recipes/kaptive/cmd/2.0.6</text:p>
          </table:table-cell>
          <table:table-cell table:style-name="ce8" table:content-validation-name="val3" office:value-type="string" calcext:value-type="string">
            <text:p>bioconda_recipes</text:p>
          </table:table-cell>
          <table:table-cell table:style-name="ce10" office:value-type="string" calcext:value-type="string">
            <text:p>kaptive</text:p>
          </table:table-cell>
          <table:table-cell table:style-name="ce12" table:content-validation-name="val4" office:value-type="string" calcext:value-type="string">
            <text:p>cmd</text:p>
          </table:table-cell>
          <table:table-cell table:style-name="ce12" office:value-type="string" calcext:value-type="string">
            <text:p>Reports information about surface polysaccharide loci for Klebsiella and Acinetobacter baumannii genome assemblies.</text:p>
          </table:table-cell>
          <table:table-cell table:style-name="ce14" table:formula="of:=HYPERLINK(&quot;https://github.com/katholt/Kaptive&quot;;&quot;https://github.com/katholt/Kaptive&quot;)" office:value-type="string" office:string-value="https://github.com/katholt/Kaptive" calcext:value-type="string">
            <text:p>https://github.com/katholt/Kaptive</text:p>
          </table:table-cell>
          <table:table-cell table:style-name="ce14" table:formula="of:=HYPERLINK(&quot;https://github.com/katholt/Kaptive&quot;;&quot;https://github.com/katholt/Kaptive&quot;)" office:value-type="string" office:string-value="https://github.com/katholt/Kaptive" calcext:value-type="string">
            <text:p>https://github.com/katholt/Kaptive</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repository found in websit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sap/cmd</text:p>
          </table:table-cell>
          <table:table-cell table:style-name="ce2" office:value-type="string" calcext:value-type="string">
            <text:p>biotools/sap/undefined/None</text:p>
          </table:table-cell>
          <table:table-cell table:style-name="ce2" table:content-validation-name="val1" office:value-type="string" calcext:value-type="string">
            <text:p>biotools</text:p>
          </table:table-cell>
          <table:table-cell table:style-name="ce3" office:value-type="string" calcext:value-type="string">
            <text:p>sap</text:p>
          </table:table-cell>
          <table:table-cell table:style-name="ce2" table:content-validation-name="val2" office:value-type="string" calcext:value-type="string">
            <text:p>undefined</text:p>
          </table:table-cell>
          <table:table-cell table:style-name="ce2" office:value-type="string" calcext:value-type="string">
            <text:p>Enhancing protein backbone angle prediction by using simpler models of deep neural networks.</text:p>
            <text:p/>
            <text:p>This project provides the programs and related files of the Simple Angle Predictor (SAP) that predicts protein backbone angles phi, psi, theta, and tau.</text:p>
          </table:table-cell>
          <table:table-cell table:style-name="ce2"/>
          <table:table-cell table:style-name="ce5" table:formula="of:=HYPERLINK(&quot;https://gitlab.com/mahnewton/sap&quot;;&quot;https://gitlab.com/mahnewton/sap&quot;)" office:value-type="string" office:string-value="https://gitlab.com/mahnewton/sap" calcext:value-type="string">
            <text:p>https://gitlab.com/mahnewton/sap</text:p>
          </table:table-cell>
          <table:table-cell table:style-name="ce2" office:value-type="string" calcext:value-type="string">
            <text:p>Fereshteh Mataeimoghadam &lt;fereshteh.mataeimoghadam@griffithuni.edu.au&gt;</text:p>
            <text:p>M. A. Hakim Newton &lt;mahakim.newton@griffith.edu.au&gt;</text:p>
          </table:table-cell>
          <table:table-cell table:style-name="ce2" table:number-columns-repeated="2"/>
          <table:table-cell table:style-name="ce2" office:value-type="string" calcext:value-type="string">
            <text:p>bioconda_recipes/sap/cmd/1.1.3</text:p>
          </table:table-cell>
          <table:table-cell table:style-name="ce8" table:content-validation-name="val3" office:value-type="string" calcext:value-type="string">
            <text:p>bioconda_recipes</text:p>
          </table:table-cell>
          <table:table-cell table:style-name="ce10" office:value-type="string" calcext:value-type="string">
            <text:p>sap</text:p>
          </table:table-cell>
          <table:table-cell table:style-name="ce12" table:content-validation-name="val4" office:value-type="string" calcext:value-type="string">
            <text:p>cmd</text:p>
          </table:table-cell>
          <table:table-cell table:style-name="ce12" office:value-type="string" calcext:value-type="string">
            <text:p>Pairwise structure alignment via double dynamic programming.</text:p>
          </table:table-cell>
          <table:table-cell table:style-name="ce14" table:formula="of:=HYPERLINK(&quot;https://github.com/mathbio-nimr-mrc-ac-uk/SAP&quot;;&quot;https://github.com/mathbio-nimr-mrc-ac-uk/SAP&quot;)" office:value-type="string" office:string-value="https://github.com/mathbio-nimr-mrc-ac-uk/SAP" calcext:value-type="string">
            <text:p>https://github.com/mathbio-nimr-mrc-ac-uk/SAP</text:p>
          </table:table-cell>
          <table:table-cell table:style-name="ce14" table:formula="of:=HYPERLINK(&quot;https://github.com/mathbio-nimr-mrc-ac-uk/SAP&quot;;&quot;https://github.com/mathbio-nimr-mrc-ac-uk/SAP&quot;)" office:value-type="string" office:string-value="https://github.com/mathbio-nimr-mrc-ac-uk/SAP" calcext:value-type="string">
            <text:p>https://github.com/mathbio-nimr-mrc-ac-uk/SAP</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different</text:p>
          </table:table-cell>
          <table:table-cell table:style-name="ce2" table:content-validation-name="val6" office:value-type="string" calcext:value-type="string">
            <text:p>high</text:p>
          </table:table-cell>
          <table:table-cell table:style-name="ce19" office:value-type="string" calcext:value-type="string">
            <text:p>Different <text:s/>repositories and authors. Domain is the same, but not purpos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fusioncatcher/cmd</text:p>
          </table:table-cell>
          <table:table-cell table:style-name="ce2" office:value-type="string" calcext:value-type="string">
            <text:p>sourceforge/fusioncatcher/None/None</text:p>
          </table:table-cell>
          <table:table-cell table:style-name="ce2" table:content-validation-name="val1" office:value-type="string" calcext:value-type="string">
            <text:p>sourceforge</text:p>
          </table:table-cell>
          <table:table-cell table:style-name="ce3" office:value-type="string" calcext:value-type="string">
            <text:p>fusioncatcher</text:p>
          </table:table-cell>
          <table:table-cell table:style-name="ce2" table:content-validation-name="val2"/>
          <table:table-cell table:style-name="ce2" office:value-type="string" calcext:value-type="string">
            <text:p>FusionCatcher searches for novel/known somatic fusion genes, translocations, and chimeras in RNA-seq data (paired-end reads from Illumina NGS platforms like Solexa and HiSeq) from diseased samples.</text:p>
            <text:p/>
            <text:p>The aims of FusionCatcher are:</text:p>
            <text:p>- very good detection rate for finding candidate fusion genes,</text:p>
            <text:p>- very easy to use (i.e. no a priori knowledge of databases and bioinformatics is needed in order to run FusionCatcher),</text:p>
            <text:p>- very good detection of challenging fusion genes, like for example IGH fusions, CIC fusions, DUX4 fusions, CRLF2 fusions, TCF3 fusions, etc.</text:p>
            <text:p>- to be as automatic as possible (i.e. the FusionCatcher will choose automatically the best parameters in order to find candidate fusion genes, e.g. finding automatically the adapters, building the exon-exon junctions automatically based on the length of the input reads, etc.) while providing the best possible detection rate for finding fusion genes.</text:p>
          </table:table-cell>
          <table:table-cell table:style-name="ce5" table:formula="of:=HYPERLINK(&quot;https://sourceforge.net/projects/fusioncatcher&quot;;&quot;https://sourceforge.net/projects/fusioncatcher&quot;)" office:value-type="string" office:string-value="https://sourceforge.net/projects/fusioncatcher" calcext:value-type="string">
            <text:p>https://sourceforge.net/projects/fusioncatcher</text:p>
          </table:table-cell>
          <table:table-cell table:style-name="ce5" table:formula="of:=HYPERLINK(&quot;https://sourceforge.net/p/fusioncatcher/wiki/Home/&quot;;&quot;https://sourceforge.net/p/fusioncatcher/wiki/Home/&quot;)" office:value-type="string" office:string-value="https://sourceforge.net/p/fusioncatcher/wiki/Home/" calcext:value-type="string">
            <text:p>https://sourceforge.net/p/fusioncatcher/wiki/Home/</text:p>
          </table:table-cell>
          <table:table-cell table:style-name="ce2" table:number-columns-repeated="3"/>
          <table:table-cell table:style-name="ce2" office:value-type="string" calcext:value-type="string">
            <text:p>bioconda_recipes/fusioncatcher/cmd/1.33</text:p>
          </table:table-cell>
          <table:table-cell table:style-name="ce8" table:content-validation-name="val3" office:value-type="string" calcext:value-type="string">
            <text:p>bioconda_recipes</text:p>
          </table:table-cell>
          <table:table-cell table:style-name="ce10" office:value-type="string" calcext:value-type="string">
            <text:p>fusioncatcher</text:p>
          </table:table-cell>
          <table:table-cell table:style-name="ce12" table:content-validation-name="val4" office:value-type="string" calcext:value-type="string">
            <text:p>cmd</text:p>
          </table:table-cell>
          <table:table-cell table:style-name="ce12" office:value-type="string" calcext:value-type="string">
            <text:p>Finder of Somatic Fusion Genes in RNA-seq data.</text:p>
          </table:table-cell>
          <table:table-cell table:style-name="ce14" table:formula="of:=HYPERLINK(&quot;https://github.com/ndaniel/fusioncatcher&quot;;&quot;https://github.com/ndaniel/fusioncatcher&quot;)" office:value-type="string" office:string-value="https://github.com/ndaniel/fusioncatcher" calcext:value-type="string">
            <text:p>https://github.com/ndaniel/fusioncatcher</text:p>
          </table:table-cell>
          <table:table-cell table:style-name="ce14" table:formula="of:=HYPERLINK(&quot;https://github.com/ndaniel/fusioncatcher&quot;;&quot;https://github.com/ndaniel/fusioncatcher&quot;)" office:value-type="string" office:string-value="https://github.com/ndaniel/fusioncatcher" calcext:value-type="string">
            <text:p>https://github.com/ndaniel/fusioncatcher</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imilar description. Authors with same name and initial. Readme and webpage mention common article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binning/*</text:p>
          </table:table-cell>
          <table:table-cell table:style-name="ce2" office:value-type="string" calcext:value-type="string">
            <text:p>biotools/binning/undefined/None</text:p>
          </table:table-cell>
          <table:table-cell table:style-name="ce2" table:content-validation-name="val1" office:value-type="string" calcext:value-type="string">
            <text:p>biotools</text:p>
          </table:table-cell>
          <table:table-cell table:style-name="ce3" office:value-type="string" calcext:value-type="string">
            <text:p>binning</text:p>
          </table:table-cell>
          <table:table-cell table:style-name="ce2" table:content-validation-name="val2" office:value-type="string" calcext:value-type="string">
            <text:p>undefined</text:p>
          </table:table-cell>
          <table:table-cell table:style-name="ce2" office:value-type="string" calcext:value-type="string">
            <text:p>Scripts required to calculate tetramer frequencies and create input files for ESOM.</text:p>
          </table:table-cell>
          <table:table-cell table:style-name="ce2"/>
          <table:table-cell table:style-name="ce5" table:formula="of:=HYPERLINK(&quot;https://github.com/tetramerFreqs/Binning&quot;;&quot;https://github.com/tetramerFreqs/Binning&quot;)" office:value-type="string" office:string-value="https://github.com/tetramerFreqs/Binning" calcext:value-type="string">
            <text:p>https://github.com/tetramerFreqs/Binning</text:p>
          </table:table-cell>
          <table:table-cell table:style-name="ce2" office:value-type="string" calcext:value-type="string">
            <text:p>Gregory J. Dick, &lt;gdick@umich.edu&gt;</text:p>
            <text:p>Sunit Jain &lt;sunitj@umich.edu&gt;</text:p>
          </table:table-cell>
          <table:table-cell table:style-name="ce2" table:number-columns-repeated="2"/>
          <table:table-cell table:style-name="ce2" office:value-type="string" calcext:value-type="string">
            <text:p>github/binning/None/None</text:p>
          </table:table-cell>
          <table:table-cell table:style-name="ce8" table:content-validation-name="val3" office:value-type="string" calcext:value-type="string">
            <text:p>github</text:p>
          </table:table-cell>
          <table:table-cell table:style-name="ce10" office:value-type="string" calcext:value-type="string">
            <text:p>binning</text:p>
          </table:table-cell>
          <table:table-cell table:style-name="ce12" table:content-validation-name="val4"/>
          <table:table-cell table:style-name="ce12" office:value-type="string" calcext:value-type="string">
            <text:p>Interval binning for Go.</text:p>
          </table:table-cell>
          <table:table-cell table:style-name="ce14" table:formula="of:=HYPERLINK(&quot;https://github.com/martijnvermaat/binning&quot;;&quot;https://github.com/martijnvermaat/binning&quot;)" office:value-type="string" office:string-value="https://github.com/martijnvermaat/binning" calcext:value-type="string">
            <text:p>https://github.com/martijnvermaat/binning</text:p>
          </table:table-cell>
          <table:table-cell table:style-name="ce12" table:number-columns-repeated="3"/>
          <table:table-cell table:style-name="ce16"/>
          <table:table-cell table:style-name="ce2" table:content-validation-name="val5" office:value-type="string" calcext:value-type="string">
            <text:p>different</text:p>
          </table:table-cell>
          <table:table-cell table:style-name="ce2" table:content-validation-name="val6" office:value-type="string" calcext:value-type="string">
            <text:p>medium</text:p>
          </table:table-cell>
          <table:table-cell table:style-name="ce19" office:value-type="string" calcext:value-type="string">
            <text:p>Different repositories and purpose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ir-prefer/cmd</text:p>
          </table:table-cell>
          <table:table-cell table:style-name="ce2" office:value-type="string" calcext:value-type="string">
            <text:p>biotools/mir-prefer/cmd/None</text:p>
          </table:table-cell>
          <table:table-cell table:style-name="ce2" table:content-validation-name="val1" office:value-type="string" calcext:value-type="string">
            <text:p>biotools</text:p>
          </table:table-cell>
          <table:table-cell table:style-name="ce3" office:value-type="string" calcext:value-type="string">
            <text:p>mir-prefer</text:p>
          </table:table-cell>
          <table:table-cell table:style-name="ce2" table:content-validation-name="val2" office:value-type="string" calcext:value-type="string">
            <text:p>cmd</text:p>
          </table:table-cell>
          <table:table-cell table:style-name="ce2" office:value-type="string" calcext:value-type="string">
            <text:p>Uses expression patterns of miRNA and follows the criteria for plant microRNA annotation to accurately predict plant miRNAs from one or more small RNA-Seq data samples of the same species.</text:p>
          </table:table-cell>
          <table:table-cell table:style-name="ce2"/>
          <table:table-cell table:style-name="ce5" table:formula="of:=HYPERLINK(&quot;http://www.cse.msu.edu/~leijikai/mir-prefer/&quot;;&quot;http://www.cse.msu.edu/~leijikai/mir-prefer/&quot;)" office:value-type="string" office:string-value="http://www.cse.msu.edu/~leijikai/mir-prefer/" calcext:value-type="string">
            <text:p>http://www.cse.msu.edu/~leijikai/mir-prefer/</text:p>
          </table:table-cell>
          <table:table-cell table:style-name="ce2" office:value-type="string" calcext:value-type="string">
            <text:p><text:s/>&lt;hangelwen@gmail.com&gt;</text:p>
          </table:table-cell>
          <table:table-cell table:style-name="ce2" table:number-columns-repeated="2"/>
          <table:table-cell table:style-name="ce2" office:value-type="string" calcext:value-type="string">
            <text:p>bioconda_recipes/mir-prefer/cmd/0.24</text:p>
          </table:table-cell>
          <table:table-cell table:style-name="ce8" table:content-validation-name="val3" office:value-type="string" calcext:value-type="string">
            <text:p>bioconda_recipes</text:p>
          </table:table-cell>
          <table:table-cell table:style-name="ce10" office:value-type="string" calcext:value-type="string">
            <text:p>mir-prefer</text:p>
          </table:table-cell>
          <table:table-cell table:style-name="ce12" table:content-validation-name="val4" office:value-type="string" calcext:value-type="string">
            <text:p>cmd</text:p>
          </table:table-cell>
          <table:table-cell table:style-name="ce12" office:value-type="string" calcext:value-type="string">
            <text:p>MicroRNA PREdiction From small RNA-seq data.</text:p>
          </table:table-cell>
          <table:table-cell table:style-name="ce14" table:formula="of:=HYPERLINK(&quot;https://github.com/hangelwen/miR-PREFeR&quot;;&quot;https://github.com/hangelwen/miR-PREFeR&quot;)" office:value-type="string" office:string-value="https://github.com/hangelwen/miR-PREFeR" calcext:value-type="string">
            <text:p>https://github.com/hangelwen/miR-PREFeR</text:p>
          </table:table-cell>
          <table:table-cell table:style-name="ce14" table:formula="of:=HYPERLINK(&quot;https://github.com/hangelwen/miR-PREFeR&quot;;&quot;https://github.com/hangelwen/miR-PREFeR&quot;)" office:value-type="string" office:string-value="https://github.com/hangelwen/miR-PREFeR" calcext:value-type="string">
            <text:p>https://github.com/hangelwen/miR-PREFeR</text:p>
          </table:table-cell>
          <table:table-cell table:style-name="ce12" table:number-columns-repeated="2"/>
          <table:table-cell table:style-name="ce16" office:value-type="string" calcext:value-type="string">
            <text:p>GPL</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imilar purpose and apparently same author.</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fraggenescan/cmd</text:p>
          </table:table-cell>
          <table:table-cell table:style-name="ce2" office:value-type="string" calcext:value-type="string">
            <text:p>galaxy/fraggenescan/cmd/1.30.0</text:p>
          </table:table-cell>
          <table:table-cell table:style-name="ce2" table:content-validation-name="val1" office:value-type="string" calcext:value-type="string">
            <text:p>galaxy</text:p>
          </table:table-cell>
          <table:table-cell table:style-name="ce3" office:value-type="string" calcext:value-type="string">
            <text:p>fraggenescan</text:p>
          </table:table-cell>
          <table:table-cell table:style-name="ce2" table:content-validation-name="val2" office:value-type="string" calcext:value-type="string">
            <text:p>cmd</text:p>
          </table:table-cell>
          <table:table-cell table:style-name="ce2" office:value-type="string" calcext:value-type="string">
            <text:p>For finding (fragmented) genes in short reads.</text:p>
          </table:table-cell>
          <table:table-cell table:style-name="ce2"/>
          <table:table-cell table:style-name="ce5" table:formula="of:=HYPERLINK(&quot;https://galaxy.bi.uni-freiburg.de/tool_runner?tool_id=toolshed.g2.bx.psu.edu%2Frepos%2Fiuc%2Ffraggenescan%2Ffraggenescan%2F1.30.0&quot;;&quot;https://galaxy.bi.uni-freiburg.de/tool_runner?tool_id=toolshed.g2.bx.psu.edu%2Frepos%2Fiuc%2Ffraggenescan%2Ffraggenescan%2F1.30.0&quot;)" office:value-type="string" office:string-value="https://galaxy.bi.uni-freiburg.de/tool_runner?tool_id=toolshed.g2.bx.psu.edu%2Frepos%2Fiuc%2Ffraggenescan%2Ffraggenescan%2F1.30.0" calcext:value-type="string">
            <text:p>https://galaxy.bi.uni-freiburg.de/tool_runner?tool_id=toolshed.g2.bx.psu.edu%2Frepos%2Fiuc%2Ffraggenescan%2Ffraggenescan%2F1.30.0</text:p>
          </table:table-cell>
          <table:table-cell table:style-name="ce2" table:number-columns-repeated="3"/>
          <table:table-cell table:style-name="ce2" office:value-type="string" calcext:value-type="string">
            <text:p>bioconda_recipes/fraggenescan/cmd/1.31</text:p>
          </table:table-cell>
          <table:table-cell table:style-name="ce8" table:content-validation-name="val3" office:value-type="string" calcext:value-type="string">
            <text:p>bioconda_recipes</text:p>
          </table:table-cell>
          <table:table-cell table:style-name="ce10" office:value-type="string" calcext:value-type="string">
            <text:p>fraggenescan</text:p>
          </table:table-cell>
          <table:table-cell table:style-name="ce12" table:content-validation-name="val4" office:value-type="string" calcext:value-type="string">
            <text:p>cmd</text:p>
          </table:table-cell>
          <table:table-cell table:style-name="ce12" office:value-type="string" calcext:value-type="string">
            <text:p>FragGeneScan is an application for finding (fragmented) genes in short</text:p>
            <text:p>reads. It can also be applied to predict prokaryotic genes in incomplete</text:p>
            <text:p>assemblies or complete genomes.</text:p>
          </table:table-cell>
          <table:table-cell table:style-name="ce12"/>
          <table:table-cell table:style-name="ce14" table:formula="of:=HYPERLINK(&quot;https://sourceforge.net/projects/fraggenescan/&quot;;&quot;https://sourceforge.net/projects/fraggenescan/&quot;)" office:value-type="string" office:string-value="https://sourceforge.net/projects/fraggenescan/" calcext:value-type="string">
            <text:p>https://sourceforge.net/projects/fraggenescan/</text:p>
          </table:table-cell>
          <table:table-cell table:style-name="ce12" table:number-columns-repeated="2"/>
          <table:table-cell table:style-name="ce16" office:value-type="string" calcext:value-type="string">
            <text:p>BSD</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ame description. But very little information.</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ale/cmd</text:p>
          </table:table-cell>
          <table:table-cell table:style-name="ce2" office:value-type="string" calcext:value-type="string">
            <text:p>biotools/ale/cmd/None</text:p>
          </table:table-cell>
          <table:table-cell table:style-name="ce2" table:content-validation-name="val1" office:value-type="string" calcext:value-type="string">
            <text:p>biotools</text:p>
          </table:table-cell>
          <table:table-cell table:style-name="ce3" office:value-type="string" calcext:value-type="string">
            <text:p>ale</text:p>
          </table:table-cell>
          <table:table-cell table:style-name="ce2" table:content-validation-name="val2" office:value-type="string" calcext:value-type="string">
            <text:p>cmd</text:p>
          </table:table-cell>
          <table:table-cell table:style-name="ce2" office:value-type="string" calcext:value-type="string">
            <text:p>Automated label extraction from GEO metadata.</text:p>
          </table:table-cell>
          <table:table-cell table:style-name="ce2"/>
          <table:table-cell table:style-name="ce5" table:formula="of:=HYPERLINK(&quot;https://github.com/wrenlab/label-extraction&quot;;&quot;https://github.com/wrenlab/label-extraction&quot;)" office:value-type="string" office:string-value="https://github.com/wrenlab/label-extraction" calcext:value-type="string">
            <text:p>https://github.com/wrenlab/label-extraction</text:p>
          </table:table-cell>
          <table:table-cell table:style-name="ce2" office:value-type="string" calcext:value-type="string">
            <text:p>Jonathan D. Wren &lt;jonathan-wren@omrf.org&gt;</text:p>
            <text:p>Jonathan D. Wren &lt;jdwren@gmail.com&gt;</text:p>
          </table:table-cell>
          <table:table-cell table:style-name="ce2" table:number-columns-repeated="2"/>
          <table:table-cell table:style-name="ce2" office:value-type="string" calcext:value-type="string">
            <text:p>bioconda_recipes/ale/cmd/20180904</text:p>
          </table:table-cell>
          <table:table-cell table:style-name="ce8" table:content-validation-name="val3" office:value-type="string" calcext:value-type="string">
            <text:p>bioconda_recipes</text:p>
          </table:table-cell>
          <table:table-cell table:style-name="ce10" office:value-type="string" calcext:value-type="string">
            <text:p>ale</text:p>
          </table:table-cell>
          <table:table-cell table:style-name="ce12" table:content-validation-name="val4" office:value-type="string" calcext:value-type="string">
            <text:p>cmd</text:p>
          </table:table-cell>
          <table:table-cell table:style-name="ce12" office:value-type="string" calcext:value-type="string">
            <text:p>ALE: Assembly Likelihood Estimator.</text:p>
          </table:table-cell>
          <table:table-cell table:style-name="ce14" table:formula="of:=HYPERLINK(&quot;https://github.com/sc932/ALE&quot;;&quot;https://github.com/sc932/ALE&quot;)" office:value-type="string" office:string-value="https://github.com/sc932/ALE" calcext:value-type="string">
            <text:p>https://github.com/sc932/ALE</text:p>
          </table:table-cell>
          <table:table-cell table:style-name="ce14" table:formula="of:=HYPERLINK(&quot;https://github.com/sc932/ALE&quot;;&quot;https://github.com/sc932/ALE&quot;)" office:value-type="string" office:string-value="https://github.com/sc932/ALE" calcext:value-type="string">
            <text:p>https://github.com/sc932/ALE</text:p>
          </table:table-cell>
          <table:table-cell table:style-name="ce12" table:number-columns-repeated="2"/>
          <table:table-cell table:style-name="ce16" office:value-type="string" calcext:value-type="string">
            <text:p>NCSA</text:p>
          </table:table-cell>
          <table:table-cell table:style-name="ce2" table:content-validation-name="val5" office:value-type="string" calcext:value-type="string">
            <text:p>different</text:p>
          </table:table-cell>
          <table:table-cell table:style-name="ce2" table:content-validation-name="val6" office:value-type="string" calcext:value-type="string">
            <text:p>high</text:p>
          </table:table-cell>
          <table:table-cell table:style-name="ce19" office:value-type="string" calcext:value-type="string">
            <text:p>Different purposes, repos and author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pilon/cmd</text:p>
          </table:table-cell>
          <table:table-cell table:style-name="ce2" office:value-type="string" calcext:value-type="string">
            <text:p>galaxy/pilon/cmd/1.20.1</text:p>
          </table:table-cell>
          <table:table-cell table:style-name="ce2" table:content-validation-name="val1" office:value-type="string" calcext:value-type="string">
            <text:p>galaxy</text:p>
          </table:table-cell>
          <table:table-cell table:style-name="ce3" office:value-type="string" calcext:value-type="string">
            <text:p>pilon</text:p>
          </table:table-cell>
          <table:table-cell table:style-name="ce2" table:content-validation-name="val2" office:value-type="string" calcext:value-type="string">
            <text:p>cmd</text:p>
          </table:table-cell>
          <table:table-cell table:style-name="ce2" office:value-type="string" calcext:value-type="string">
            <text:p>An automated genome assembly improvement and variant detection tool.</text:p>
          </table:table-cell>
          <table:table-cell table:style-name="ce2"/>
          <table:table-cell table:style-name="ce5" table:formula="of:=HYPERLINK(&quot;https://galaxy.bi.uni-freiburg.de/tool_runner?tool_id=toolshed.g2.bx.psu.edu%2Frepos%2Fiuc%2Fpilon%2Fpilon%2F1.20.1&quot;;&quot;https://galaxy.bi.uni-freiburg.de/tool_runner?tool_id=toolshed.g2.bx.psu.edu%2Frepos%2Fiuc%2Fpilon%2Fpilon%2F1.20.1&quot;)" office:value-type="string" office:string-value="https://galaxy.bi.uni-freiburg.de/tool_runner?tool_id=toolshed.g2.bx.psu.edu%2Frepos%2Fiuc%2Fpilon%2Fpilon%2F1.20.1" calcext:value-type="string">
            <text:p>https://galaxy.bi.uni-freiburg.de/tool_runner?tool_id=toolshed.g2.bx.psu.edu%2Frepos%2Fiuc%2Fpilon%2Fpilon%2F1.20.1</text:p>
          </table:table-cell>
          <table:table-cell table:style-name="ce2" table:number-columns-repeated="3"/>
          <table:table-cell table:style-name="ce2" office:value-type="string" calcext:value-type="string">
            <text:p>bioconda_recipes/pilon/cmd/1.24</text:p>
          </table:table-cell>
          <table:table-cell table:style-name="ce8" table:content-validation-name="val3" office:value-type="string" calcext:value-type="string">
            <text:p>bioconda_recipes</text:p>
          </table:table-cell>
          <table:table-cell table:style-name="ce10" office:value-type="string" calcext:value-type="string">
            <text:p>pilon</text:p>
          </table:table-cell>
          <table:table-cell table:style-name="ce12" table:content-validation-name="val4" office:value-type="string" calcext:value-type="string">
            <text:p>cmd</text:p>
          </table:table-cell>
          <table:table-cell table:style-name="ce12" office:value-type="string" calcext:value-type="string">
            <text:p>Pilon is an automated genome assembly improvement and variant detection tool.</text:p>
          </table:table-cell>
          <table:table-cell table:style-name="ce14" table:formula="of:=HYPERLINK(&quot;https://github.com/broadinstitute/pilon&quot;;&quot;https://github.com/broadinstitute/pilon&quot;)" office:value-type="string" office:string-value="https://github.com/broadinstitute/pilon" calcext:value-type="string">
            <text:p>https://github.com/broadinstitute/pilon</text:p>
          </table:table-cell>
          <table:table-cell table:style-name="ce14" table:formula="of:=HYPERLINK(&quot;https://github.com/broadinstitute/pilon/&quot;;&quot;https://github.com/broadinstitute/pilon/&quot;)" office:value-type="string" office:string-value="https://github.com/broadinstitute/pilon/" calcext:value-type="string">
            <text:p>https://github.com/broadinstitute/pilon/</text:p>
          </table:table-cell>
          <table:table-cell table:style-name="ce12" table:number-columns-repeated="2"/>
          <table:table-cell table:style-name="ce16" office:value-type="string" calcext:value-type="string">
            <text:p>GPL-2.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desription and cita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piranha/cmd</text:p>
          </table:table-cell>
          <table:table-cell table:style-name="ce2" office:value-type="string" calcext:value-type="string">
            <text:p>galaxy/piranha/cmd/0.1.0</text:p>
          </table:table-cell>
          <table:table-cell table:style-name="ce2" table:content-validation-name="val1" office:value-type="string" calcext:value-type="string">
            <text:p>galaxy</text:p>
          </table:table-cell>
          <table:table-cell table:style-name="ce3" office:value-type="string" calcext:value-type="string">
            <text:p>piranha</text:p>
          </table:table-cell>
          <table:table-cell table:style-name="ce2" table:content-validation-name="val2" office:value-type="string" calcext:value-type="string">
            <text:p>cmd</text:p>
          </table:table-cell>
          <table:table-cell table:style-name="ce2" office:value-type="string" calcext:value-type="string">
            <text:p>Peak-caller for CLIP- and RIP-Seq data.</text:p>
          </table:table-cell>
          <table:table-cell table:style-name="ce2"/>
          <table:table-cell table:style-name="ce5" table:formula="of:=HYPERLINK(&quot;https://galaxy.bi.uni-freiburg.de/tool_runner?tool_id=toolshed.g2.bx.psu.edu%2Frepos%2Frnateam%2Fpiranha%2Fpiranha%2F0.1.0&quot;;&quot;https://galaxy.bi.uni-freiburg.de/tool_runner?tool_id=toolshed.g2.bx.psu.edu%2Frepos%2Frnateam%2Fpiranha%2Fpiranha%2F0.1.0&quot;)" office:value-type="string" office:string-value="https://galaxy.bi.uni-freiburg.de/tool_runner?tool_id=toolshed.g2.bx.psu.edu%2Frepos%2Frnateam%2Fpiranha%2Fpiranha%2F0.1.0" calcext:value-type="string">
            <text:p>https://galaxy.bi.uni-freiburg.de/tool_runner?tool_id=toolshed.g2.bx.psu.edu%2Frepos%2Frnateam%2Fpiranha%2Fpiranha%2F0.1.0</text:p>
          </table:table-cell>
          <table:table-cell table:style-name="ce2" table:number-columns-repeated="3"/>
          <table:table-cell table:style-name="ce2" office:value-type="string" calcext:value-type="string">
            <text:p>bioconda_recipes/piranha/cmd/1.2.1</text:p>
          </table:table-cell>
          <table:table-cell table:style-name="ce8" table:content-validation-name="val3" office:value-type="string" calcext:value-type="string">
            <text:p>bioconda_recipes</text:p>
          </table:table-cell>
          <table:table-cell table:style-name="ce10" office:value-type="string" calcext:value-type="string">
            <text:p>piranha</text:p>
          </table:table-cell>
          <table:table-cell table:style-name="ce12" table:content-validation-name="val4" office:value-type="string" calcext:value-type="string">
            <text:p>cmd</text:p>
          </table:table-cell>
          <table:table-cell table:style-name="ce12" office:value-type="string" calcext:value-type="string">
            <text:p>Piranha is a peak-caller for CLIP- and RIP-Seq data.</text:p>
          </table:table-cell>
          <table:table-cell table:style-name="ce12"/>
          <table:table-cell table:style-name="ce14" table:formula="of:=HYPERLINK(&quot;http://smithlabresearch.org/software/piranha/&quot;;&quot;http://smithlabresearch.org/software/piranha/&quot;)" office:value-type="string" office:string-value="http://smithlabresearch.org/software/piranha/" calcext:value-type="string">
            <text:p>http://smithlabresearch.org/software/piranha/</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ame description. But very little information.</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mango/cmd</text:p>
          </table:table-cell>
          <table:table-cell table:style-name="ce2" office:value-type="string" calcext:value-type="string">
            <text:p>bioconda_recipes/mango/cmd/0.0.5</text:p>
          </table:table-cell>
          <table:table-cell table:style-name="ce2" table:content-validation-name="val1" office:value-type="string" calcext:value-type="string">
            <text:p>bioconda_recipes</text:p>
          </table:table-cell>
          <table:table-cell table:style-name="ce3" office:value-type="string" calcext:value-type="string">
            <text:p>mango</text:p>
          </table:table-cell>
          <table:table-cell table:style-name="ce2" table:content-validation-name="val2" office:value-type="string" calcext:value-type="string">
            <text:p>cmd</text:p>
          </table:table-cell>
          <table:table-cell table:style-name="ce2" office:value-type="string" calcext:value-type="string">
            <text:p>A scalable genomic visualization tool.</text:p>
          </table:table-cell>
          <table:table-cell table:style-name="ce5" table:formula="of:=HYPERLINK(&quot;https://github.com/bdgenomics/mango&quot;;&quot;https://github.com/bdgenomics/mango&quot;)" office:value-type="string" office:string-value="https://github.com/bdgenomics/mango" calcext:value-type="string">
            <text:p>https://github.com/bdgenomics/mango</text:p>
          </table:table-cell>
          <table:table-cell table:style-name="ce5" table:formula="of:=HYPERLINK(&quot;https://github.com/bdgenomics/mango&quot;;&quot;https://github.com/bdgenomics/mango&quot;)" office:value-type="string" office:string-value="https://github.com/bdgenomics/mango" calcext:value-type="string">
            <text:p>https://github.com/bdgenomics/mango</text:p>
          </table:table-cell>
          <table:table-cell table:style-name="ce2" table:number-columns-repeated="2"/>
          <table:table-cell table:style-name="ce2" office:value-type="string" calcext:value-type="string">
            <text:p>Apache-2.0</text:p>
          </table:table-cell>
          <table:table-cell table:style-name="ce2" office:value-type="string" calcext:value-type="string">
            <text:p>biotools/mango/cmd/None</text:p>
          </table:table-cell>
          <table:table-cell table:style-name="ce8" table:content-validation-name="val3" office:value-type="string" calcext:value-type="string">
            <text:p>biotools</text:p>
          </table:table-cell>
          <table:table-cell table:style-name="ce10" office:value-type="string" calcext:value-type="string">
            <text:p>mango</text:p>
          </table:table-cell>
          <table:table-cell table:style-name="ce12" table:content-validation-name="val4" office:value-type="string" calcext:value-type="string">
            <text:p>cmd</text:p>
          </table:table-cell>
          <table:table-cell table:style-name="ce12" office:value-type="string" calcext:value-type="string">
            <text:p>Complete ChIA-PET (Chromatin Interaction Analysis by Paired-End Tag sequencing) data analysis pipeline that provides statistical confidence estimates for interactions and corrects for major sources of bias including differential peak enrichment and genomic proximity.</text:p>
          </table:table-cell>
          <table:table-cell table:style-name="ce12"/>
          <table:table-cell table:style-name="ce14" table:formula="of:=HYPERLINK(&quot;https://github.com/dphansti/mango&quot;;&quot;https://github.com/dphansti/mango&quot;)" office:value-type="string" office:string-value="https://github.com/dphansti/mango" calcext:value-type="string">
            <text:p>https://github.com/dphansti/mango</text:p>
          </table:table-cell>
          <table:table-cell table:style-name="ce12" office:value-type="string" calcext:value-type="string">
            <text:p>PHANSTIEL LAB &lt;dphansti@email.unc.edu&gt;</text:p>
          </table:table-cell>
          <table:table-cell table:style-name="ce12"/>
          <table:table-cell table:style-name="ce16"/>
          <table:table-cell table:style-name="ce2" table:content-validation-name="val5" office:value-type="string" calcext:value-type="string">
            <text:p>different</text:p>
          </table:table-cell>
          <table:table-cell table:style-name="ce2" table:content-validation-name="val6" office:value-type="string" calcext:value-type="string">
            <text:p>low</text:p>
          </table:table-cell>
          <table:table-cell table:style-name="ce19" office:value-type="string" calcext:value-type="string">
            <text:p>Different purposes. But little info, since one repo was removed.</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bamhash/cmd</text:p>
          </table:table-cell>
          <table:table-cell table:style-name="ce2" office:value-type="string" calcext:value-type="string">
            <text:p>galaxy/bamhash/cmd/1.1</text:p>
          </table:table-cell>
          <table:table-cell table:style-name="ce2" table:content-validation-name="val1" office:value-type="string" calcext:value-type="string">
            <text:p>galaxy</text:p>
          </table:table-cell>
          <table:table-cell table:style-name="ce3" office:value-type="string" calcext:value-type="string">
            <text:p>bamhash</text:p>
          </table:table-cell>
          <table:table-cell table:style-name="ce2" table:content-validation-name="val2" office:value-type="string" calcext:value-type="string">
            <text:p>cmd</text:p>
          </table:table-cell>
          <table:table-cell table:style-name="ce2" office:value-type="string" calcext:value-type="string">
            <text:p>Hash BAM and FASTQ files to verify data integrity.</text:p>
          </table:table-cell>
          <table:table-cell table:style-name="ce2"/>
          <table:table-cell table:style-name="ce5" table:formula="of:=HYPERLINK(&quot;https://galaxy.bi.uni-freiburg.de/tool_runner?tool_id=toolshed.g2.bx.psu.edu%2Frepos%2Fbgruening%2Fbamhash%2Fbamhash%2F1.1&quot;;&quot;https://galaxy.bi.uni-freiburg.de/tool_runner?tool_id=toolshed.g2.bx.psu.edu%2Frepos%2Fbgruening%2Fbamhash%2Fbamhash%2F1.1&quot;)" office:value-type="string" office:string-value="https://galaxy.bi.uni-freiburg.de/tool_runner?tool_id=toolshed.g2.bx.psu.edu%2Frepos%2Fbgruening%2Fbamhash%2Fbamhash%2F1.1" calcext:value-type="string">
            <text:p>https://galaxy.bi.uni-freiburg.de/tool_runner?tool_id=toolshed.g2.bx.psu.edu%2Frepos%2Fbgruening%2Fbamhash%2Fbamhash%2F1.1</text:p>
          </table:table-cell>
          <table:table-cell table:style-name="ce2" table:number-columns-repeated="3"/>
          <table:table-cell table:style-name="ce2" office:value-type="string" calcext:value-type="string">
            <text:p>biotools/bamhash/cmd/None</text:p>
          </table:table-cell>
          <table:table-cell table:style-name="ce8" table:content-validation-name="val3" office:value-type="string" calcext:value-type="string">
            <text:p>biotools</text:p>
          </table:table-cell>
          <table:table-cell table:style-name="ce10" office:value-type="string" calcext:value-type="string">
            <text:p>bamhash</text:p>
          </table:table-cell>
          <table:table-cell table:style-name="ce12" table:content-validation-name="val4" office:value-type="string" calcext:value-type="string">
            <text:p>cmd</text:p>
          </table:table-cell>
          <table:table-cell table:style-name="ce12" office:value-type="string" calcext:value-type="string">
            <text:p>Checksum program for verifying the integrity of sequence data.</text:p>
          </table:table-cell>
          <table:table-cell table:style-name="ce12"/>
          <table:table-cell table:style-name="ce14" table:formula="of:=HYPERLINK(&quot;https://github.com/DecodeGenetics/BamHash&quot;;&quot;https://github.com/DecodeGenetics/BamHash&quot;)" office:value-type="string" office:string-value="https://github.com/DecodeGenetics/BamHash" calcext:value-type="string">
            <text:p>https://github.com/DecodeGenetics/BamHash</text:p>
          </table:table-cell>
          <table:table-cell table:style-name="ce12" office:value-type="string" calcext:value-type="string">
            <text:p><text:s/>&lt;pmelsted@hi.is&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imilar description. Little data</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transtermhp/cmd</text:p>
          </table:table-cell>
          <table:table-cell table:style-name="ce2" office:value-type="string" calcext:value-type="string">
            <text:p>galaxy/transtermhp/cmd/2.09.1</text:p>
          </table:table-cell>
          <table:table-cell table:style-name="ce2" table:content-validation-name="val1" office:value-type="string" calcext:value-type="string">
            <text:p>galaxy</text:p>
          </table:table-cell>
          <table:table-cell table:style-name="ce3" office:value-type="string" calcext:value-type="string">
            <text:p>transtermhp</text:p>
          </table:table-cell>
          <table:table-cell table:style-name="ce2" table:content-validation-name="val2" office:value-type="string" calcext:value-type="string">
            <text:p>cmd</text:p>
          </table:table-cell>
          <table:table-cell table:style-name="ce2" office:value-type="string" calcext:value-type="string">
            <text:p>Finds rho-independent transcription terminators in bacterial genomes.</text:p>
          </table:table-cell>
          <table:table-cell table:style-name="ce2"/>
          <table:table-cell table:style-name="ce5" table:formula="of:=HYPERLINK(&quot;https://galaxy.bi.uni-freiburg.de/tool_runner?tool_id=toolshed.g2.bx.psu.edu%2Frepos%2Fiuc%2Ftranstermhp%2Ftranstermhp%2F2.09.1&quot;;&quot;https://galaxy.bi.uni-freiburg.de/tool_runner?tool_id=toolshed.g2.bx.psu.edu%2Frepos%2Fiuc%2Ftranstermhp%2Ftranstermhp%2F2.09.1&quot;)" office:value-type="string" office:string-value="https://galaxy.bi.uni-freiburg.de/tool_runner?tool_id=toolshed.g2.bx.psu.edu%2Frepos%2Fiuc%2Ftranstermhp%2Ftranstermhp%2F2.09.1" calcext:value-type="string">
            <text:p>https://galaxy.bi.uni-freiburg.de/tool_runner?tool_id=toolshed.g2.bx.psu.edu%2Frepos%2Fiuc%2Ftranstermhp%2Ftranstermhp%2F2.09.1</text:p>
          </table:table-cell>
          <table:table-cell table:style-name="ce2" table:number-columns-repeated="3"/>
          <table:table-cell table:style-name="ce2" office:value-type="string" calcext:value-type="string">
            <text:p>bioconda_recipes/transtermhp/cmd/2.09</text:p>
          </table:table-cell>
          <table:table-cell table:style-name="ce8" table:content-validation-name="val3" office:value-type="string" calcext:value-type="string">
            <text:p>bioconda_recipes</text:p>
          </table:table-cell>
          <table:table-cell table:style-name="ce10" office:value-type="string" calcext:value-type="string">
            <text:p>transtermhp</text:p>
          </table:table-cell>
          <table:table-cell table:style-name="ce12" table:content-validation-name="val4" office:value-type="string" calcext:value-type="string">
            <text:p>cmd</text:p>
          </table:table-cell>
          <table:table-cell table:style-name="ce12" office:value-type="string" calcext:value-type="string">
            <text:p>TransTermHP finds rho-independent transcription terminators in bacterial genomes.</text:p>
          </table:table-cell>
          <table:table-cell table:style-name="ce12"/>
          <table:table-cell table:style-name="ce14" table:formula="of:=HYPERLINK(&quot;http://transterm.cbcb.umd.edu/index.php&quot;;&quot;http://transterm.cbcb.umd.edu/index.php&quot;)" office:value-type="string" office:string-value="http://transterm.cbcb.umd.edu/index.php" calcext:value-type="string">
            <text:p>http://transterm.cbcb.umd.edu/index.php</text:p>
          </table:table-cell>
          <table:table-cell table:style-name="ce12" table:number-columns-repeated="2"/>
          <table:table-cell table:style-name="ce16" office:value-type="string" calcext:value-type="string">
            <text:p>GPL</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purpose and description and citation. </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odle/cmd</text:p>
          </table:table-cell>
          <table:table-cell table:style-name="ce2" office:value-type="string" calcext:value-type="string">
            <text:p>bioconda_recipes/modle/cmd/1.1.0</text:p>
          </table:table-cell>
          <table:table-cell table:style-name="ce2" table:content-validation-name="val1" office:value-type="string" calcext:value-type="string">
            <text:p>bioconda_recipes</text:p>
          </table:table-cell>
          <table:table-cell table:style-name="ce3" office:value-type="string" calcext:value-type="string">
            <text:p>modle</text:p>
          </table:table-cell>
          <table:table-cell table:style-name="ce2" table:content-validation-name="val2" office:value-type="string" calcext:value-type="string">
            <text:p>cmd</text:p>
          </table:table-cell>
          <table:table-cell table:style-name="ce2" office:value-type="string" calcext:value-type="string">
            <text:p>High-performance stochastic modeling of DNA loop extrusion interactions.</text:p>
          </table:table-cell>
          <table:table-cell table:style-name="ce5" table:formula="of:=HYPERLINK(&quot;https://github.com/paulsengroup/MoDLE&quot;;&quot;https://github.com/paulsengroup/MoDLE&quot;)" office:value-type="string" office:string-value="https://github.com/paulsengroup/MoDLE" calcext:value-type="string">
            <text:p>https://github.com/paulsengroup/MoDLE</text:p>
          </table:table-cell>
          <table:table-cell table:style-name="ce5" table:formula="of:=HYPERLINK(&quot;https://github.com/paulsengroup/MoDLE&quot;;&quot;https://github.com/paulsengroup/MoDLE&quot;)" office:value-type="string" office:string-value="https://github.com/paulsengroup/MoDLE" calcext:value-type="string">
            <text:p>https://github.com/paulsengroup/MoDLE</text:p>
          </table:table-cell>
          <table:table-cell table:style-name="ce2" table:number-columns-repeated="2"/>
          <table:table-cell table:style-name="ce2" office:value-type="string" calcext:value-type="string">
            <text:p>MIT</text:p>
          </table:table-cell>
          <table:table-cell table:style-name="ce2" office:value-type="string" calcext:value-type="string">
            <text:p>biotools/modle/cmd/None</text:p>
          </table:table-cell>
          <table:table-cell table:style-name="ce8" table:content-validation-name="val3" office:value-type="string" calcext:value-type="string">
            <text:p>biotools</text:p>
          </table:table-cell>
          <table:table-cell table:style-name="ce10" office:value-type="string" calcext:value-type="string">
            <text:p>modle</text:p>
          </table:table-cell>
          <table:table-cell table:style-name="ce12" table:content-validation-name="val4" office:value-type="string" calcext:value-type="string">
            <text:p>cmd</text:p>
          </table:table-cell>
          <table:table-cell table:style-name="ce12" office:value-type="string" calcext:value-type="string">
            <text:p>MoDLE is a computational tool for fast, stochastic modeling of molecular contacts from DNA loop extrusion capable of simulating realistic contact patterns genome wide in a few minutes.</text:p>
          </table:table-cell>
          <table:table-cell table:style-name="ce12"/>
          <table:table-cell table:style-name="ce14" table:formula="of:=HYPERLINK(&quot;http://github.com/paulsengroup/modle&quot;;&quot;http://github.com/paulsengroup/modle&quot;)" office:value-type="string" office:string-value="http://github.com/paulsengroup/modle" calcext:value-type="string">
            <text:p>http://github.com/paulsengroup/modle</text:p>
          </table:table-cell>
          <table:table-cell table:style-name="ce12" office:value-type="string" calcext:value-type="string">
            <text:p>Jonas Paulsen &lt;jonas.paulsen@ibv.uio.no&gt;</text:p>
            <text:p>Torbjørn Rognes</text:p>
            <text:p>Anthony Mathelier</text:p>
            <text:p>Vipin Kumar</text:p>
            <text:p>Roberto Rossini</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description and repository</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apsplice/cmd</text:p>
          </table:table-cell>
          <table:table-cell table:style-name="ce2" office:value-type="string" calcext:value-type="string">
            <text:p>bioconda_recipes/mapsplice/cmd/2.2.1</text:p>
          </table:table-cell>
          <table:table-cell table:style-name="ce2" table:content-validation-name="val1" office:value-type="string" calcext:value-type="string">
            <text:p>bioconda_recipes</text:p>
          </table:table-cell>
          <table:table-cell table:style-name="ce3" office:value-type="string" calcext:value-type="string">
            <text:p>mapsplice</text:p>
          </table:table-cell>
          <table:table-cell table:style-name="ce2" table:content-validation-name="val2" office:value-type="string" calcext:value-type="string">
            <text:p>cmd</text:p>
          </table:table-cell>
          <table:table-cell table:style-name="ce2" office:value-type="string" calcext:value-type="string">
            <text:p>MapSplice is a software for mapping RNA-seq data to reference genome for splice junction discovery that depends only on reference genome, and not on any further annotations.</text:p>
          </table:table-cell>
          <table:table-cell table:style-name="ce2"/>
          <table:table-cell table:style-name="ce5" table:formula="of:=HYPERLINK(&quot;http://www.netlab.uky.edu/p/bioinfo/MapSplice2&quot;;&quot;http://www.netlab.uky.edu/p/bioinfo/MapSplice2&quot;)" office:value-type="string" office:string-value="http://www.netlab.uky.edu/p/bioinfo/MapSplice2" calcext:value-type="string">
            <text:p>http://www.netlab.uky.edu/p/bioinfo/MapSplice2</text:p>
          </table:table-cell>
          <table:table-cell table:style-name="ce2" table:number-columns-repeated="2"/>
          <table:table-cell table:style-name="ce2" office:value-type="string" calcext:value-type="string">
            <text:p>Custom</text:p>
          </table:table-cell>
          <table:table-cell table:style-name="ce2" office:value-type="string" calcext:value-type="string">
            <text:p>biotools/mapsplice/cmd/None</text:p>
          </table:table-cell>
          <table:table-cell table:style-name="ce8" table:content-validation-name="val3" office:value-type="string" calcext:value-type="string">
            <text:p>biotools</text:p>
          </table:table-cell>
          <table:table-cell table:style-name="ce10" office:value-type="string" calcext:value-type="string">
            <text:p>mapsplice</text:p>
          </table:table-cell>
          <table:table-cell table:style-name="ce12" table:content-validation-name="val4" office:value-type="string" calcext:value-type="string">
            <text:p>cmd</text:p>
          </table:table-cell>
          <table:table-cell table:style-name="ce12" office:value-type="string" calcext:value-type="string">
            <text:p>Highly sensitive and specific tool in the detection of splices as well as CPU and memory efficiency. It can be applied to both short (&lt;75 bp) and long reads (&gt;=75 bp) and it is not dependent on splice site features or intron length, consequently it can detect novel canonical as well as non-canonical splices. The tool leverages the quality and diversity of read alignments of a given splice to increase accuracy.</text:p>
          </table:table-cell>
          <table:table-cell table:style-name="ce12"/>
          <table:table-cell table:style-name="ce14" table:formula="of:=HYPERLINK(&quot;http://www.netlab.uky.edu/p/bioinfo/MapSplice&quot;;&quot;http://www.netlab.uky.edu/p/bioinfo/MapSplice&quot;)" office:value-type="string" office:string-value="http://www.netlab.uky.edu/p/bioinfo/MapSplice" calcext:value-type="string">
            <text:p>http://www.netlab.uky.edu/p/bioinfo/MapSplice</text:p>
          </table:table-cell>
          <table:table-cell table:style-name="ce12" office:value-type="string" calcext:value-type="string">
            <text:p>Support &lt;mapsplice@netlab.uky.edu&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ame purpose and lab. URLs not accessible.</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razers3/cmd</text:p>
          </table:table-cell>
          <table:table-cell table:style-name="ce2" office:value-type="string" calcext:value-type="string">
            <text:p>bioconda_recipes/razers3/cmd/3.5.8</text:p>
          </table:table-cell>
          <table:table-cell table:style-name="ce2" table:content-validation-name="val1" office:value-type="string" calcext:value-type="string">
            <text:p>bioconda_recipes</text:p>
          </table:table-cell>
          <table:table-cell table:style-name="ce3" office:value-type="string" calcext:value-type="string">
            <text:p>razers3</text:p>
          </table:table-cell>
          <table:table-cell table:style-name="ce2" table:content-validation-name="val2" office:value-type="string" calcext:value-type="string">
            <text:p>cmd</text:p>
          </table:table-cell>
          <table:table-cell table:style-name="ce2" office:value-type="string" calcext:value-type="string">
            <text:p>RazerS 3 - Faster, fully sensitive read mapping.</text:p>
          </table:table-cell>
          <table:table-cell table:style-name="ce2"/>
          <table:table-cell table:style-name="ce5" table:formula="of:=HYPERLINK(&quot;http://www.seqan.de/projects/razers/&quot;;&quot;http://www.seqan.de/projects/razers/&quot;)" office:value-type="string" office:string-value="http://www.seqan.de/projects/razers/" calcext:value-type="string">
            <text:p>http://www.seqan.de/projects/razers/</text:p>
          </table:table-cell>
          <table:table-cell table:style-name="ce2" table:number-columns-repeated="2"/>
          <table:table-cell table:style-name="ce2" office:value-type="string" calcext:value-type="string">
            <text:p>GPL-3.0-only</text:p>
          </table:table-cell>
          <table:table-cell table:style-name="ce2" office:value-type="string" calcext:value-type="string">
            <text:p>biotools/razers3/cmd/None</text:p>
          </table:table-cell>
          <table:table-cell table:style-name="ce8" table:content-validation-name="val3" office:value-type="string" calcext:value-type="string">
            <text:p>biotools</text:p>
          </table:table-cell>
          <table:table-cell table:style-name="ce10" office:value-type="string" calcext:value-type="string">
            <text:p>razers3</text:p>
          </table:table-cell>
          <table:table-cell table:style-name="ce12" table:content-validation-name="val4" office:value-type="string" calcext:value-type="string">
            <text:p>cmd</text:p>
          </table:table-cell>
          <table:table-cell table:style-name="ce12" office:value-type="string" calcext:value-type="string">
            <text:p>RazerS 3 is a tool for mapping millions of short genomic reads onto a</text:p>
            <text:p>reference genome. It was designed with focus on mapping next-generation</text:p>
            <text:p>sequencing reads onto whole DNA genomes. RazerS 3 searches for matches of</text:p>
            <text:p>reads with a percent identity above a given threshold (-i X), whereby it</text:p>
            <text:p>detects alignments with mismatches as well as gaps.</text:p>
          </table:table-cell>
          <table:table-cell table:style-name="ce12"/>
          <table:table-cell table:style-name="ce14" table:formula="of:=HYPERLINK(&quot;https://github.com/seqan/seqan/tree/master/apps/razers3&quot;;&quot;https://github.com/seqan/seqan/tree/master/apps/razers3&quot;)" office:value-type="string" office:string-value="https://github.com/seqan/seqan/tree/master/apps/razers3" calcext:value-type="string">
            <text:p>https://github.com/seqan/seqan/tree/master/apps/razers3</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purpose and repositories (found inside webpag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edena/cmd</text:p>
          </table:table-cell>
          <table:table-cell table:style-name="ce2" office:value-type="string" calcext:value-type="string">
            <text:p>bioconda_recipes/edena/cmd/3.131028</text:p>
          </table:table-cell>
          <table:table-cell table:style-name="ce2" table:content-validation-name="val1" office:value-type="string" calcext:value-type="string">
            <text:p>bioconda_recipes</text:p>
          </table:table-cell>
          <table:table-cell table:style-name="ce3" office:value-type="string" calcext:value-type="string">
            <text:p>edena</text:p>
          </table:table-cell>
          <table:table-cell table:style-name="ce2" table:content-validation-name="val2" office:value-type="string" calcext:value-type="string">
            <text:p>cmd</text:p>
          </table:table-cell>
          <table:table-cell table:style-name="ce2" office:value-type="string" calcext:value-type="string">
            <text:p>De novo short reads assembler.</text:p>
          </table:table-cell>
          <table:table-cell table:style-name="ce2"/>
          <table:table-cell table:style-name="ce5" table:formula="of:=HYPERLINK(&quot;http://www.genomic.ch/edena.php&quot;;&quot;http://www.genomic.ch/edena.php&quot;)" office:value-type="string" office:string-value="http://www.genomic.ch/edena.php" calcext:value-type="string">
            <text:p>http://www.genomic.ch/edena.php</text:p>
          </table:table-cell>
          <table:table-cell table:style-name="ce2" table:number-columns-repeated="2"/>
          <table:table-cell table:style-name="ce2" office:value-type="string" calcext:value-type="string">
            <text:p>GPL-3.0-only</text:p>
          </table:table-cell>
          <table:table-cell table:style-name="ce2" office:value-type="string" calcext:value-type="string">
            <text:p>biotools/edena/cmd/3</text:p>
          </table:table-cell>
          <table:table-cell table:style-name="ce8" table:content-validation-name="val3" office:value-type="string" calcext:value-type="string">
            <text:p>biotools</text:p>
          </table:table-cell>
          <table:table-cell table:style-name="ce10" office:value-type="string" calcext:value-type="string">
            <text:p>edena</text:p>
          </table:table-cell>
          <table:table-cell table:style-name="ce12" table:content-validation-name="val4" office:value-type="string" calcext:value-type="string">
            <text:p>cmd</text:p>
          </table:table-cell>
          <table:table-cell table:style-name="ce12" office:value-type="string" calcext:value-type="string">
            <text:p>A program for assembling de novo bacterial genomes from short reads produced by Illumina sequencing platform.</text:p>
          </table:table-cell>
          <table:table-cell table:style-name="ce12"/>
          <table:table-cell table:style-name="ce14" table:formula="of:=HYPERLINK(&quot;http://www.genomic.ch/edena&quot;;&quot;http://www.genomic.ch/edena&quot;)" office:value-type="string" office:string-value="http://www.genomic.ch/edena" calcext:value-type="string">
            <text:p>http://www.genomic.ch/edena</text:p>
          </table:table-cell>
          <table:table-cell table:style-name="ce12" office:value-type="string" calcext:value-type="string">
            <text:p>Dr David HERNANDEZ &lt;david.hernandez@genomic.ch&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ame description and web, but inaccessible.</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sortmerna/*</text:p>
          </table:table-cell>
          <table:table-cell table:style-name="ce2" office:value-type="string" calcext:value-type="string">
            <text:p>bioconda_recipes/sortmerna/cmd/4.3.6</text:p>
          </table:table-cell>
          <table:table-cell table:style-name="ce2" table:content-validation-name="val1" office:value-type="string" calcext:value-type="string">
            <text:p>bioconda_recipes</text:p>
          </table:table-cell>
          <table:table-cell table:style-name="ce3" office:value-type="string" calcext:value-type="string">
            <text:p>sortmerna</text:p>
          </table:table-cell>
          <table:table-cell table:style-name="ce2" table:content-validation-name="val2" office:value-type="string" calcext:value-type="string">
            <text:p>cmd</text:p>
          </table:table-cell>
          <table:table-cell table:style-name="ce2" office:value-type="string" calcext:value-type="string">
            <text:p>SortMeRNA is a biological sequence analysis tool for filtering, mapping and OTU-picking NGS reads.</text:p>
          </table:table-cell>
          <table:table-cell table:style-name="ce5" table:formula="of:=HYPERLINK(&quot;https://github.com/biocore/sortmerna&quot;;&quot;https://github.com/biocore/sortmerna&quot;)" office:value-type="string" office:string-value="https://github.com/biocore/sortmerna" calcext:value-type="string">
            <text:p>https://github.com/biocore/sortmerna</text:p>
          </table:table-cell>
          <table:table-cell table:style-name="ce5" table:formula="of:=HYPERLINK(&quot;http://bioinfo.lifl.fr/RNA/sortmerna&quot;;&quot;http://bioinfo.lifl.fr/RNA/sortmerna&quot;)" office:value-type="string" office:string-value="http://bioinfo.lifl.fr/RNA/sortmerna" calcext:value-type="string">
            <text:p>http://bioinfo.lifl.fr/RNA/sortmerna</text:p>
          </table:table-cell>
          <table:table-cell table:style-name="ce2" table:number-columns-repeated="2"/>
          <table:table-cell table:style-name="ce2" office:value-type="string" calcext:value-type="string">
            <text:p>LGPL</text:p>
          </table:table-cell>
          <table:table-cell table:style-name="ce2" office:value-type="string" calcext:value-type="string">
            <text:p>biotools/sortmerna/cmd/None</text:p>
          </table:table-cell>
          <table:table-cell table:style-name="ce8" table:content-validation-name="val3" office:value-type="string" calcext:value-type="string">
            <text:p>biotools</text:p>
          </table:table-cell>
          <table:table-cell table:style-name="ce10" office:value-type="string" calcext:value-type="string">
            <text:p>sortmerna</text:p>
          </table:table-cell>
          <table:table-cell table:style-name="ce12" table:content-validation-name="val4" office:value-type="string" calcext:value-type="string">
            <text:p>cmd</text:p>
          </table:table-cell>
          <table:table-cell table:style-name="ce12" office:value-type="string" calcext:value-type="string">
            <text:p>Sequence analysis tool for filtering, mapping and OTU-picking NGS reads.</text:p>
          </table:table-cell>
          <table:table-cell table:style-name="ce12"/>
          <table:table-cell table:style-name="ce14" table:formula="of:=HYPERLINK(&quot;https://bioinfo.cristal.univ-lille.fr/RNA/sortmerna/&quot;;&quot;https://bioinfo.cristal.univ-lille.fr/RNA/sortmerna/&quot;)" office:value-type="string" office:string-value="https://bioinfo.cristal.univ-lille.fr/RNA/sortmerna/" calcext:value-type="string">
            <text:p>https://bioinfo.cristal.univ-lille.fr/RNA/sortmerna/</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ame description and one common inaccessible webpage</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gffread/cmd</text:p>
          </table:table-cell>
          <table:table-cell table:style-name="ce2" office:value-type="string" calcext:value-type="string">
            <text:p>galaxy/gffread/cmd/2.2.1.1</text:p>
          </table:table-cell>
          <table:table-cell table:style-name="ce2" table:content-validation-name="val1" office:value-type="string" calcext:value-type="string">
            <text:p>galaxy</text:p>
          </table:table-cell>
          <table:table-cell table:style-name="ce3" office:value-type="string" calcext:value-type="string">
            <text:p>gffread</text:p>
          </table:table-cell>
          <table:table-cell table:style-name="ce2" table:content-validation-name="val2" office:value-type="string" calcext:value-type="string">
            <text:p>cmd</text:p>
          </table:table-cell>
          <table:table-cell table:style-name="ce2" office:value-type="string" calcext:value-type="string">
            <text:p>Filters and/or converts GFF3/GTF2 records.</text:p>
          </table:table-cell>
          <table:table-cell table:style-name="ce2"/>
          <table:table-cell table:style-name="ce5" table:formula="of:=HYPERLINK(&quot;https://galaxy.bi.uni-freiburg.de/tool_runner?tool_id=toolshed.g2.bx.psu.edu%2Frepos%2Fdevteam%2Fgffread%2Fgffread%2F2.2.1.1&quot;;&quot;https://galaxy.bi.uni-freiburg.de/tool_runner?tool_id=toolshed.g2.bx.psu.edu%2Frepos%2Fdevteam%2Fgffread%2Fgffread%2F2.2.1.1&quot;)" office:value-type="string" office:string-value="https://galaxy.bi.uni-freiburg.de/tool_runner?tool_id=toolshed.g2.bx.psu.edu%2Frepos%2Fdevteam%2Fgffread%2Fgffread%2F2.2.1.1" calcext:value-type="string">
            <text:p>https://galaxy.bi.uni-freiburg.de/tool_runner?tool_id=toolshed.g2.bx.psu.edu%2Frepos%2Fdevteam%2Fgffread%2Fgffread%2F2.2.1.1</text:p>
          </table:table-cell>
          <table:table-cell table:style-name="ce2" table:number-columns-repeated="3"/>
          <table:table-cell table:style-name="ce2" office:value-type="string" calcext:value-type="string">
            <text:p>bioconda_recipes/gffread/cmd/0.12.7</text:p>
          </table:table-cell>
          <table:table-cell table:style-name="ce8" table:content-validation-name="val3" office:value-type="string" calcext:value-type="string">
            <text:p>bioconda_recipes</text:p>
          </table:table-cell>
          <table:table-cell table:style-name="ce10" office:value-type="string" calcext:value-type="string">
            <text:p>gffread</text:p>
          </table:table-cell>
          <table:table-cell table:style-name="ce12" table:content-validation-name="val4" office:value-type="string" calcext:value-type="string">
            <text:p>cmd</text:p>
          </table:table-cell>
          <table:table-cell table:style-name="ce12" office:value-type="string" calcext:value-type="string">
            <text:p>GFF/GTF utility providing format conversions, region filtering, FASTA sequence extraction and more.</text:p>
          </table:table-cell>
          <table:table-cell table:style-name="ce14" table:formula="of:=HYPERLINK(&quot;https://github.com/gpertea/gffread&quot;;&quot;https://github.com/gpertea/gffread&quot;)" office:value-type="string" office:string-value="https://github.com/gpertea/gffread" calcext:value-type="string">
            <text:p>https://github.com/gpertea/gffread</text:p>
          </table:table-cell>
          <table:table-cell table:style-name="ce14" table:formula="of:=HYPERLINK(&quot;http://ccb.jhu.edu/software/stringtie/gff.shtml&quot;;&quot;http://ccb.jhu.edu/software/stringtie/gff.shtml&quot;)" office:value-type="string" office:string-value="http://ccb.jhu.edu/software/stringtie/gff.shtml" calcext:value-type="string">
            <text:p>http://ccb.jhu.edu/software/stringtie/gff.shtml</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different</text:p>
          </table:table-cell>
          <table:table-cell table:style-name="ce2" table:content-validation-name="val6" office:value-type="string" calcext:value-type="string">
            <text:p>medium</text:p>
          </table:table-cell>
          <table:table-cell table:style-name="ce19" office:value-type="string" calcext:value-type="string">
            <text:p>Different citation and author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agotool/soap</text:p>
          </table:table-cell>
          <table:table-cell table:style-name="ce2" office:value-type="string" calcext:value-type="string">
            <text:p>biotools/agotool/soap/0.1</text:p>
          </table:table-cell>
          <table:table-cell table:style-name="ce2" table:content-validation-name="val1" office:value-type="string" calcext:value-type="string">
            <text:p>biotools</text:p>
          </table:table-cell>
          <table:table-cell table:style-name="ce3" office:value-type="string" calcext:value-type="string">
            <text:p>agotool</text:p>
          </table:table-cell>
          <table:table-cell table:style-name="ce2" table:content-validation-name="val2" office:value-type="string" calcext:value-type="string">
            <text:p>soap</text:p>
          </table:table-cell>
          <table:table-cell table:style-name="ce2" office:value-type="string" calcext:value-type="string">
            <text:p>A Gene Ontology enrichment tool, specifically designed for the abundance bias in Mass Spectrometry (MS) based proteomics data. This site can be used for functional annotation enrichment for proteomics data. It contains tools for abundance corrected GO-term, UniProt-keyword, and KEGG-pathway enrichment.</text:p>
          </table:table-cell>
          <table:table-cell table:style-name="ce2"/>
          <table:table-cell table:style-name="ce5" table:formula="of:=HYPERLINK(&quot;https://agotool.sund.ku.dk/&quot;;&quot;https://agotool.sund.ku.dk/&quot;)" office:value-type="string" office:string-value="https://agotool.sund.ku.dk/" calcext:value-type="string">
            <text:p>https://agotool.sund.ku.dk/</text:p>
          </table:table-cell>
          <table:table-cell table:style-name="ce2" office:value-type="string" calcext:value-type="string">
            <text:p>David Lyon &lt;david.lyon@cpr.ku.dk&gt;</text:p>
          </table:table-cell>
          <table:table-cell table:style-name="ce2" table:number-columns-repeated="2"/>
          <table:table-cell table:style-name="ce2" office:value-type="string" calcext:value-type="string">
            <text:p>biotools/agotool/soap/0.2</text:p>
          </table:table-cell>
          <table:table-cell table:style-name="ce8" table:content-validation-name="val3" office:value-type="string" calcext:value-type="string">
            <text:p>biotools</text:p>
          </table:table-cell>
          <table:table-cell table:style-name="ce10" office:value-type="string" calcext:value-type="string">
            <text:p>agotool</text:p>
          </table:table-cell>
          <table:table-cell table:style-name="ce12" table:content-validation-name="val4" office:value-type="string" calcext:value-type="string">
            <text:p>soap</text:p>
          </table:table-cell>
          <table:table-cell table:style-name="ce12" office:value-type="string" calcext:value-type="string">
            <text:p>A Gene Ontology enrichment tool, specifically designed for the abundance bias in Mass Spectrometry (MS) based proteomics data. This site can be used for functional annotation enrichment for proteomics data. It contains tools for abundance corrected functional enrichment and supports the following categories: GO-terms, UniProt-keywords, KEGG-pathways, Reactome, WikiPathways, InterPro, Pfam, PubMed Publications, Diseaeses, Tissues, and Compartments.</text:p>
          </table:table-cell>
          <table:table-cell table:style-name="ce12"/>
          <table:table-cell table:style-name="ce14" table:formula="of:=HYPERLINK(&quot;https://agotool.org/&quot;;&quot;https://agotool.org/&quot;)" office:value-type="string" office:string-value="https://agotool.org/" calcext:value-type="string">
            <text:p>https://agotool.org/</text:p>
          </table:table-cell>
          <table:table-cell table:style-name="ce12" office:value-type="string" calcext:value-type="string">
            <text:p>David Lyon &lt;dblyon@gmail.com&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description, type and author. </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stringtie/cmd</text:p>
          </table:table-cell>
          <table:table-cell table:style-name="ce2" office:value-type="string" calcext:value-type="string">
            <text:p>galaxy/stringtie/cmd/1.3.3.1</text:p>
          </table:table-cell>
          <table:table-cell table:style-name="ce2" table:content-validation-name="val1" office:value-type="string" calcext:value-type="string">
            <text:p>galaxy</text:p>
          </table:table-cell>
          <table:table-cell table:style-name="ce3" office:value-type="string" calcext:value-type="string">
            <text:p>stringtie</text:p>
          </table:table-cell>
          <table:table-cell table:style-name="ce2" table:content-validation-name="val2" office:value-type="string" calcext:value-type="string">
            <text:p>cmd</text:p>
          </table:table-cell>
          <table:table-cell table:style-name="ce2" office:value-type="string" calcext:value-type="string">
            <text:p>Transcript assembly and quantification.</text:p>
          </table:table-cell>
          <table:table-cell table:style-name="ce2"/>
          <table:table-cell table:style-name="ce5" table:formula="of:=HYPERLINK(&quot;https://galaxy.bi.uni-freiburg.de/tool_runner?tool_id=toolshed.g2.bx.psu.edu%2Frepos%2Fiuc%2Fstringtie%2Fstringtie%2F1.3.3.1&quot;;&quot;https://galaxy.bi.uni-freiburg.de/tool_runner?tool_id=toolshed.g2.bx.psu.edu%2Frepos%2Fiuc%2Fstringtie%2Fstringtie%2F1.3.3.1&quot;)" office:value-type="string" office:string-value="https://galaxy.bi.uni-freiburg.de/tool_runner?tool_id=toolshed.g2.bx.psu.edu%2Frepos%2Fiuc%2Fstringtie%2Fstringtie%2F1.3.3.1" calcext:value-type="string">
            <text:p>https://galaxy.bi.uni-freiburg.de/tool_runner?tool_id=toolshed.g2.bx.psu.edu%2Frepos%2Fiuc%2Fstringtie%2Fstringtie%2F1.3.3.1</text:p>
          </table:table-cell>
          <table:table-cell table:style-name="ce2" table:number-columns-repeated="3"/>
          <table:table-cell table:style-name="ce2" office:value-type="string" calcext:value-type="string">
            <text:p>bioconda_recipes/stringtie/cmd/2.2.1</text:p>
          </table:table-cell>
          <table:table-cell table:style-name="ce8" table:content-validation-name="val3" office:value-type="string" calcext:value-type="string">
            <text:p>bioconda_recipes</text:p>
          </table:table-cell>
          <table:table-cell table:style-name="ce10" office:value-type="string" calcext:value-type="string">
            <text:p>stringtie</text:p>
          </table:table-cell>
          <table:table-cell table:style-name="ce12" table:content-validation-name="val4" office:value-type="string" calcext:value-type="string">
            <text:p>cmd</text:p>
          </table:table-cell>
          <table:table-cell table:style-name="ce12" office:value-type="string" calcext:value-type="string">
            <text:p>StringTie is a fast and highly efficient assembler of RNA-Seq alignments into potential transcripts.</text:p>
          </table:table-cell>
          <table:table-cell table:style-name="ce14" table:formula="of:=HYPERLINK(&quot;https://github.com/gpertea/stringtie&quot;;&quot;https://github.com/gpertea/stringtie&quot;)" office:value-type="string" office:string-value="https://github.com/gpertea/stringtie" calcext:value-type="string">
            <text:p>https://github.com/gpertea/stringtie</text:p>
          </table:table-cell>
          <table:table-cell table:style-name="ce14" table:formula="of:=HYPERLINK(&quot;https://ccb.jhu.edu/software/stringtie/&quot;;&quot;https://ccb.jhu.edu/software/stringtie/&quot;)" office:value-type="string" office:string-value="https://ccb.jhu.edu/software/stringtie/" calcext:value-type="string">
            <text:p>https://ccb.jhu.edu/software/stringtie/</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Common publication. Same documentation refered in galaxy text in readm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xtandem/cmd</text:p>
          </table:table-cell>
          <table:table-cell table:style-name="ce2" office:value-type="string" calcext:value-type="string">
            <text:p>bioconda_recipes/xtandem/cmd/15.12.15.2</text:p>
          </table:table-cell>
          <table:table-cell table:style-name="ce2" table:content-validation-name="val1" office:value-type="string" calcext:value-type="string">
            <text:p>bioconda_recipes</text:p>
          </table:table-cell>
          <table:table-cell table:style-name="ce3" office:value-type="string" calcext:value-type="string">
            <text:p>xtandem</text:p>
          </table:table-cell>
          <table:table-cell table:style-name="ce2" table:content-validation-name="val2" office:value-type="string" calcext:value-type="string">
            <text:p>cmd</text:p>
          </table:table-cell>
          <table:table-cell table:style-name="ce2" office:value-type="string" calcext:value-type="string">
            <text:p>X! Tandem open source is software that can match tandem mass spectra with peptide sequences, in a process that has come to be known as protein identification.</text:p>
          </table:table-cell>
          <table:table-cell table:style-name="ce2"/>
          <table:table-cell table:style-name="ce5" table:formula="of:=HYPERLINK(&quot;http://www.thegpm.org/TANDEM/index.html&quot;;&quot;http://www.thegpm.org/TANDEM/index.html&quot;)" office:value-type="string" office:string-value="http://www.thegpm.org/TANDEM/index.html" calcext:value-type="string">
            <text:p>http://www.thegpm.org/TANDEM/index.html</text:p>
          </table:table-cell>
          <table:table-cell table:style-name="ce2" table:number-columns-repeated="2"/>
          <table:table-cell table:style-name="ce2" office:value-type="string" calcext:value-type="string">
            <text:p>Artistic License</text:p>
          </table:table-cell>
          <table:table-cell table:style-name="ce2" office:value-type="string" calcext:value-type="string">
            <text:p>biotools/xtandem/cmd/None</text:p>
          </table:table-cell>
          <table:table-cell table:style-name="ce8" table:content-validation-name="val3" office:value-type="string" calcext:value-type="string">
            <text:p>biotools</text:p>
          </table:table-cell>
          <table:table-cell table:style-name="ce10" office:value-type="string" calcext:value-type="string">
            <text:p>xtandem</text:p>
          </table:table-cell>
          <table:table-cell table:style-name="ce12" table:content-validation-name="val4" office:value-type="string" calcext:value-type="string">
            <text:p>cmd</text:p>
          </table:table-cell>
          <table:table-cell table:style-name="ce12" office:value-type="string" calcext:value-type="string">
            <text:p>Matches tandem mass spectra with peptide sequences.</text:p>
          </table:table-cell>
          <table:table-cell table:style-name="ce12"/>
          <table:table-cell table:style-name="ce14" table:formula="of:=HYPERLINK(&quot;http://www.thegpm.org/TANDEM/&quot;;&quot;http://www.thegpm.org/TANDEM/&quot;)" office:value-type="string" office:string-value="http://www.thegpm.org/TANDEM/" calcext:value-type="string">
            <text:p>http://www.thegpm.org/TANDEM/</text:p>
          </table:table-cell>
          <table:table-cell table:style-name="ce12" office:value-type="string" calcext:value-type="string">
            <text:p>contact@thegpm.org &lt;contact@thegpm.org&gt;</text:p>
            <text:p> &lt;contact@thegpm.org&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description and webpag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hisat2/cmd</text:p>
          </table:table-cell>
          <table:table-cell table:style-name="ce2" office:value-type="string" calcext:value-type="string">
            <text:p>galaxy/hisat2/cmd/2.1.0</text:p>
          </table:table-cell>
          <table:table-cell table:style-name="ce2" table:content-validation-name="val1" office:value-type="string" calcext:value-type="string">
            <text:p>galaxy</text:p>
          </table:table-cell>
          <table:table-cell table:style-name="ce3" office:value-type="string" calcext:value-type="string">
            <text:p>hisat2</text:p>
          </table:table-cell>
          <table:table-cell table:style-name="ce2" table:content-validation-name="val2" office:value-type="string" calcext:value-type="string">
            <text:p>cmd</text:p>
          </table:table-cell>
          <table:table-cell table:style-name="ce2" office:value-type="string" calcext:value-type="string">
            <text:p>A fast and sensitive alignment program.</text:p>
          </table:table-cell>
          <table:table-cell table:style-name="ce2"/>
          <table:table-cell table:style-name="ce5" table:formula="of:=HYPERLINK(&quot;https://galaxy.bi.uni-freiburg.de/tool_runner?tool_id=toolshed.g2.bx.psu.edu%2Frepos%2Fiuc%2Fhisat2%2Fhisat2%2F2.1.0&quot;;&quot;https://galaxy.bi.uni-freiburg.de/tool_runner?tool_id=toolshed.g2.bx.psu.edu%2Frepos%2Fiuc%2Fhisat2%2Fhisat2%2F2.1.0&quot;)" office:value-type="string" office:string-value="https://galaxy.bi.uni-freiburg.de/tool_runner?tool_id=toolshed.g2.bx.psu.edu%2Frepos%2Fiuc%2Fhisat2%2Fhisat2%2F2.1.0" calcext:value-type="string">
            <text:p>https://galaxy.bi.uni-freiburg.de/tool_runner?tool_id=toolshed.g2.bx.psu.edu%2Frepos%2Fiuc%2Fhisat2%2Fhisat2%2F2.1.0</text:p>
          </table:table-cell>
          <table:table-cell table:style-name="ce2" table:number-columns-repeated="3"/>
          <table:table-cell table:style-name="ce2" office:value-type="string" calcext:value-type="string">
            <text:p>bioconda_recipes/hisat2/cmd/2.2.1</text:p>
          </table:table-cell>
          <table:table-cell table:style-name="ce8" table:content-validation-name="val3" office:value-type="string" calcext:value-type="string">
            <text:p>bioconda_recipes</text:p>
          </table:table-cell>
          <table:table-cell table:style-name="ce10" office:value-type="string" calcext:value-type="string">
            <text:p>hisat2</text:p>
          </table:table-cell>
          <table:table-cell table:style-name="ce12" table:content-validation-name="val4" office:value-type="string" calcext:value-type="string">
            <text:p>cmd</text:p>
          </table:table-cell>
          <table:table-cell table:style-name="ce12" office:value-type="string" calcext:value-type="string">
            <text:p>HISAT2 is a fast and sensitive alignment program for mapping next-generation sequencing reads (both DNA and RNA) to a population of human genomes as well as to a single reference genome.</text:p>
          </table:table-cell>
          <table:table-cell table:style-name="ce14" table:formula="of:=HYPERLINK(&quot;https://github.com/DaehwanKimLab/hisat2&quot;;&quot;https://github.com/DaehwanKimLab/hisat2&quot;)" office:value-type="string" office:string-value="https://github.com/DaehwanKimLab/hisat2" calcext:value-type="string">
            <text:p>https://github.com/DaehwanKimLab/hisat2</text:p>
          </table:table-cell>
          <table:table-cell table:style-name="ce14" table:formula="of:=HYPERLINK(&quot;http://daehwankimlab.github.io/hisat2&quot;;&quot;http://daehwankimlab.github.io/hisat2&quot;)" office:value-type="string" office:string-value="http://daehwankimlab.github.io/hisat2" calcext:value-type="string">
            <text:p>http://daehwankimlab.github.io/hisat2</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ame description and authors. But one implementation seems posterior. However, the versions are the same </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export2graphlan/cmd</text:p>
          </table:table-cell>
          <table:table-cell table:style-name="ce2" office:value-type="string" calcext:value-type="string">
            <text:p>bioconda_recipes/export2graphlan/cmd/0.22</text:p>
          </table:table-cell>
          <table:table-cell table:style-name="ce2" table:content-validation-name="val1" office:value-type="string" calcext:value-type="string">
            <text:p>bioconda_recipes</text:p>
          </table:table-cell>
          <table:table-cell table:style-name="ce3" office:value-type="string" calcext:value-type="string">
            <text:p>export2graphlan</text:p>
          </table:table-cell>
          <table:table-cell table:style-name="ce2" table:content-validation-name="val2" office:value-type="string" calcext:value-type="string">
            <text:p>cmd</text:p>
          </table:table-cell>
          <table:table-cell table:style-name="ce2" office:value-type="string" calcext:value-type="string">
            <text:p>Export2graphlan is a conversion software tool for producing both annotation and tree file for GraPhlAn.</text:p>
            <text:p>It automatically generate the input tree and the annotation file for GraPhlAn, starting from the</text:p>
            <text:p>input/output of MetaPhlAn, LEfSe, and HUMAnN. It supports also the biom file format. The annotation file</text:p>
            <text:p>will highlight specific sub-trees/clades automatically inferred from input file(s) provided. The two output</text:p>
            <text:p>file of export2graphlan should then be used with GraPhlAn.</text:p>
          </table:table-cell>
          <table:table-cell table:style-name="ce5" table:formula="of:=HYPERLINK(&quot;https://github.com/segatalab/export2graphlan&quot;;&quot;https://github.com/segatalab/export2graphlan&quot;)" office:value-type="string" office:string-value="https://github.com/segatalab/export2graphlan" calcext:value-type="string">
            <text:p>https://github.com/segatalab/export2graphlan</text:p>
          </table:table-cell>
          <table:table-cell table:style-name="ce5" table:formula="of:=HYPERLINK(&quot;https://github.com/segatalab/export2graphlan&quot;;&quot;https://github.com/segatalab/export2graphlan&quot;)" office:value-type="string" office:string-value="https://github.com/segatalab/export2graphlan" calcext:value-type="string">
            <text:p>https://github.com/segatalab/export2graphlan</text:p>
          </table:table-cell>
          <table:table-cell table:style-name="ce2" table:number-columns-repeated="2"/>
          <table:table-cell table:style-name="ce2" office:value-type="string" calcext:value-type="string">
            <text:p>MIT</text:p>
          </table:table-cell>
          <table:table-cell table:style-name="ce2" office:value-type="string" calcext:value-type="string">
            <text:p>galaxy/export2graphlan/cmd/0.19</text:p>
          </table:table-cell>
          <table:table-cell table:style-name="ce8" table:content-validation-name="val3" office:value-type="string" calcext:value-type="string">
            <text:p>galaxy</text:p>
          </table:table-cell>
          <table:table-cell table:style-name="ce10" office:value-type="string" calcext:value-type="string">
            <text:p>export2graphlan</text:p>
          </table:table-cell>
          <table:table-cell table:style-name="ce12" table:content-validation-name="val4" office:value-type="string" calcext:value-type="string">
            <text:p>cmd</text:p>
          </table:table-cell>
          <table:table-cell table:style-name="ce12" table:number-columns-repeated="2"/>
          <table:table-cell table:style-name="ce14" table:formula="of:=HYPERLINK(&quot;https://galaxy.bi.uni-freiburg.de/tool_runner?tool_id=toolshed.g2.bx.psu.edu%2Frepos%2Fiuc%2Fexport2graphlan%2Fexport2graphlan%2F0.19&quot;;&quot;https://galaxy.bi.uni-freiburg.de/tool_runner?tool_id=toolshed.g2.bx.psu.edu%2Frepos%2Fiuc%2Fexport2graphlan%2Fexport2graphlan%2F0.19&quot;)" office:value-type="string" office:string-value="https://galaxy.bi.uni-freiburg.de/tool_runner?tool_id=toolshed.g2.bx.psu.edu%2Frepos%2Fiuc%2Fexport2graphlan%2Fexport2graphlan%2F0.19" calcext:value-type="string">
            <text:p>https://galaxy.bi.uni-freiburg.de/tool_runner?tool_id=toolshed.g2.bx.psu.edu%2Frepos%2Fiuc%2Fexport2graphlan%2Fexport2graphlan%2F0.19</text:p>
          </table:table-cell>
          <table:table-cell table:style-name="ce12" table:number-columns-repeated="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description and publica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pfp/cmd</text:p>
          </table:table-cell>
          <table:table-cell table:style-name="ce2" office:value-type="string" calcext:value-type="string">
            <text:p>biotools/pfp/cmd/None</text:p>
          </table:table-cell>
          <table:table-cell table:style-name="ce2" table:content-validation-name="val1" office:value-type="string" calcext:value-type="string">
            <text:p>biotools</text:p>
          </table:table-cell>
          <table:table-cell table:style-name="ce3" office:value-type="string" calcext:value-type="string">
            <text:p>pfp</text:p>
          </table:table-cell>
          <table:table-cell table:style-name="ce2" table:content-validation-name="val2" office:value-type="string" calcext:value-type="string">
            <text:p>cmd</text:p>
          </table:table-cell>
          <table:table-cell table:style-name="ce2" office:value-type="string" calcext:value-type="string">
            <text:p>Web-based tool for extracting and displaying continuous electrostatic positive patches on protein surfaces.</text:p>
          </table:table-cell>
          <table:table-cell table:style-name="ce2"/>
          <table:table-cell table:style-name="ce5" table:formula="of:=HYPERLINK(&quot;http://pfp.technion.ac.il/index.html&quot;;&quot;http://pfp.technion.ac.il/index.html&quot;)" office:value-type="string" office:string-value="http://pfp.technion.ac.il/index.html" calcext:value-type="string">
            <text:p>http://pfp.technion.ac.il/index.html</text:p>
          </table:table-cell>
          <table:table-cell table:style-name="ce2" office:value-type="string" calcext:value-type="string">
            <text:p>Inbal Paz &lt;inbalos@tx.technion.ac.il&gt;</text:p>
          </table:table-cell>
          <table:table-cell table:style-name="ce2" table:number-columns-repeated="2"/>
          <table:table-cell table:style-name="ce2" office:value-type="string" calcext:value-type="string">
            <text:p>bioconda_recipes/pfp/cmd/0.3.9</text:p>
          </table:table-cell>
          <table:table-cell table:style-name="ce8" table:content-validation-name="val3" office:value-type="string" calcext:value-type="string">
            <text:p>bioconda_recipes</text:p>
          </table:table-cell>
          <table:table-cell table:style-name="ce10" office:value-type="string" calcext:value-type="string">
            <text:p>pfp</text:p>
          </table:table-cell>
          <table:table-cell table:style-name="ce12" table:content-validation-name="val4" office:value-type="string" calcext:value-type="string">
            <text:p>cmd</text:p>
          </table:table-cell>
          <table:table-cell table:style-name="ce12" office:value-type="string" calcext:value-type="string">
            <text:p>Prefix Free Parsing.</text:p>
          </table:table-cell>
          <table:table-cell table:style-name="ce14" table:formula="of:=HYPERLINK(&quot;https://github.com/marco-oliva/pfp&quot;;&quot;https://github.com/marco-oliva/pfp&quot;)" office:value-type="string" office:string-value="https://github.com/marco-oliva/pfp" calcext:value-type="string">
            <text:p>https://github.com/marco-oliva/pfp</text:p>
          </table:table-cell>
          <table:table-cell table:style-name="ce14" table:formula="of:=HYPERLINK(&quot;https://github.com/marco-oliva/pfp&quot;;&quot;https://github.com/marco-oliva/pfp&quot;)" office:value-type="string" office:string-value="https://github.com/marco-oliva/pfp" calcext:value-type="string">
            <text:p>https://github.com/marco-oliva/pfp</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different</text:p>
          </table:table-cell>
          <table:table-cell table:style-name="ce2" table:content-validation-name="val6" office:value-type="string" calcext:value-type="string">
            <text:p>medium</text:p>
          </table:table-cell>
          <table:table-cell table:style-name="ce19" office:value-type="string" calcext:value-type="string">
            <text:p>Different purpos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hardklor/cmd</text:p>
          </table:table-cell>
          <table:table-cell table:style-name="ce2" office:value-type="string" calcext:value-type="string">
            <text:p>galaxy/hardklor/cmd/2.30.1</text:p>
          </table:table-cell>
          <table:table-cell table:style-name="ce2" table:content-validation-name="val1" office:value-type="string" calcext:value-type="string">
            <text:p>galaxy</text:p>
          </table:table-cell>
          <table:table-cell table:style-name="ce3" office:value-type="string" calcext:value-type="string">
            <text:p>hardklor</text:p>
          </table:table-cell>
          <table:table-cell table:style-name="ce2" table:content-validation-name="val2" office:value-type="string" calcext:value-type="string">
            <text:p>cmd</text:p>
          </table:table-cell>
          <table:table-cell table:style-name="ce2" office:value-type="string" calcext:value-type="string">
            <text:p>Identification of features from mass spectra.</text:p>
          </table:table-cell>
          <table:table-cell table:style-name="ce2"/>
          <table:table-cell table:style-name="ce5" table:formula="of:=HYPERLINK(&quot;https://galaxy.bi.uni-freiburg.de/tool_runner?tool_id=toolshed.g2.bx.psu.edu%2Frepos%2Fgalaxyp%2Fhardklor%2Fhardklor%2F2.30.1&quot;;&quot;https://galaxy.bi.uni-freiburg.de/tool_runner?tool_id=toolshed.g2.bx.psu.edu%2Frepos%2Fgalaxyp%2Fhardklor%2Fhardklor%2F2.30.1&quot;)" office:value-type="string" office:string-value="https://galaxy.bi.uni-freiburg.de/tool_runner?tool_id=toolshed.g2.bx.psu.edu%2Frepos%2Fgalaxyp%2Fhardklor%2Fhardklor%2F2.30.1" calcext:value-type="string">
            <text:p>https://galaxy.bi.uni-freiburg.de/tool_runner?tool_id=toolshed.g2.bx.psu.edu%2Frepos%2Fgalaxyp%2Fhardklor%2Fhardklor%2F2.30.1</text:p>
          </table:table-cell>
          <table:table-cell table:style-name="ce2" table:number-columns-repeated="3"/>
          <table:table-cell table:style-name="ce2" office:value-type="string" calcext:value-type="string">
            <text:p>bioconda_recipes/hardklor/cmd/2.3.2</text:p>
          </table:table-cell>
          <table:table-cell table:style-name="ce8" table:content-validation-name="val3" office:value-type="string" calcext:value-type="string">
            <text:p>bioconda_recipes</text:p>
          </table:table-cell>
          <table:table-cell table:style-name="ce10" office:value-type="string" calcext:value-type="string">
            <text:p>hardklor</text:p>
          </table:table-cell>
          <table:table-cell table:style-name="ce12" table:content-validation-name="val4" office:value-type="string" calcext:value-type="string">
            <text:p>cmd</text:p>
          </table:table-cell>
          <table:table-cell table:style-name="ce12" office:value-type="string" calcext:value-type="string">
            <text:p>Analyze mass spectra.</text:p>
          </table:table-cell>
          <table:table-cell table:style-name="ce14" table:formula="of:=HYPERLINK(&quot;https://github.com/mhoopmann/hardklor&quot;;&quot;https://github.com/mhoopmann/hardklor&quot;)" office:value-type="string" office:string-value="https://github.com/mhoopmann/hardklor" calcext:value-type="string">
            <text:p>https://github.com/mhoopmann/hardklor</text:p>
          </table:table-cell>
          <table:table-cell table:style-name="ce14" table:formula="of:=HYPERLINK(&quot;https://github.com/mhoopmann/hardklor&quot;;&quot;https://github.com/mhoopmann/hardklor&quot;)" office:value-type="string" office:string-value="https://github.com/mhoopmann/hardklor" calcext:value-type="string">
            <text:p>https://github.com/mhoopmann/hardklor</text:p>
          </table:table-cell>
          <table:table-cell table:style-name="ce12" table:number-columns-repeated="2"/>
          <table:table-cell table:style-name="ce16" office:value-type="string" calcext:value-type="string">
            <text:p>Apache-2.0</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ame purpose, but little info.</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bioconductor-deseq2/lib</text:p>
          </table:table-cell>
          <table:table-cell table:style-name="ce2" office:value-type="string" calcext:value-type="string">
            <text:p>galaxy/deseq2/cmd/2.11.40.2</text:p>
          </table:table-cell>
          <table:table-cell table:style-name="ce2" table:content-validation-name="val1" office:value-type="string" calcext:value-type="string">
            <text:p>galaxy</text:p>
          </table:table-cell>
          <table:table-cell table:style-name="ce3" office:value-type="string" calcext:value-type="string">
            <text:p>deseq2</text:p>
          </table:table-cell>
          <table:table-cell table:style-name="ce2" table:content-validation-name="val2" office:value-type="string" calcext:value-type="string">
            <text:p>cmd</text:p>
          </table:table-cell>
          <table:table-cell table:style-name="ce2" office:value-type="string" calcext:value-type="string">
            <text:p>Determines differentially expressed features from count tables.</text:p>
          </table:table-cell>
          <table:table-cell table:style-name="ce2"/>
          <table:table-cell table:style-name="ce5" table:formula="of:=HYPERLINK(&quot;https://galaxy.bi.uni-freiburg.de/tool_runner?tool_id=toolshed.g2.bx.psu.edu%2Frepos%2Fiuc%2Fdeseq2%2Fdeseq2%2F2.11.40.2&quot;;&quot;https://galaxy.bi.uni-freiburg.de/tool_runner?tool_id=toolshed.g2.bx.psu.edu%2Frepos%2Fiuc%2Fdeseq2%2Fdeseq2%2F2.11.40.2&quot;)" office:value-type="string" office:string-value="https://galaxy.bi.uni-freiburg.de/tool_runner?tool_id=toolshed.g2.bx.psu.edu%2Frepos%2Fiuc%2Fdeseq2%2Fdeseq2%2F2.11.40.2" calcext:value-type="string">
            <text:p>https://galaxy.bi.uni-freiburg.de/tool_runner?tool_id=toolshed.g2.bx.psu.edu%2Frepos%2Fiuc%2Fdeseq2%2Fdeseq2%2F2.11.40.2</text:p>
          </table:table-cell>
          <table:table-cell table:style-name="ce2" table:number-columns-repeated="3"/>
          <table:table-cell table:style-name="ce2" office:value-type="string" calcext:value-type="string">
            <text:p>bioconda_recipes/bioconductor-deseq2/lib/1.42.0</text:p>
          </table:table-cell>
          <table:table-cell table:style-name="ce8" table:content-validation-name="val3" office:value-type="string" calcext:value-type="string">
            <text:p>bioconda_recipes</text:p>
          </table:table-cell>
          <table:table-cell table:style-name="ce10" office:value-type="string" calcext:value-type="string">
            <text:p>bioconductor-deseq2</text:p>
          </table:table-cell>
          <table:table-cell table:style-name="ce12" table:content-validation-name="val4" office:value-type="string" calcext:value-type="string">
            <text:p>lib</text:p>
          </table:table-cell>
          <table:table-cell table:style-name="ce12" office:value-type="string" calcext:value-type="string">
            <text:p>Estimate variance-mean dependence in count data from high-throughput sequencing assays and test for differential expression based on a model using the negative binomial distribution.</text:p>
          </table:table-cell>
          <table:table-cell table:style-name="ce12"/>
          <table:table-cell table:style-name="ce14" table:formula="of:=HYPERLINK(&quot;https://bioconductor.org/packages/3.18/bioc/html/DESeq2.html&quot;;&quot;https://bioconductor.org/packages/3.18/bioc/html/DESeq2.html&quot;)" office:value-type="string" office:string-value="https://bioconductor.org/packages/3.18/bioc/html/DESeq2.html" calcext:value-type="string">
            <text:p>https://bioconductor.org/packages/3.18/bioc/html/DESeq2.html</text:p>
          </table:table-cell>
          <table:table-cell table:style-name="ce12" table:number-columns-repeated="2"/>
          <table:table-cell table:style-name="ce16" office:value-type="string" calcext:value-type="string">
            <text:p>LGPL-3.0-or-later</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cita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preseq/cmd</text:p>
          </table:table-cell>
          <table:table-cell table:style-name="ce2" office:value-type="string" calcext:value-type="string">
            <text:p>biotools/preseq/cmd/None</text:p>
          </table:table-cell>
          <table:table-cell table:style-name="ce2" table:content-validation-name="val1" office:value-type="string" calcext:value-type="string">
            <text:p>biotools</text:p>
          </table:table-cell>
          <table:table-cell table:style-name="ce3" office:value-type="string" calcext:value-type="string">
            <text:p>preseq</text:p>
          </table:table-cell>
          <table:table-cell table:style-name="ce2" table:content-validation-name="val2" office:value-type="string" calcext:value-type="string">
            <text:p>cmd</text:p>
          </table:table-cell>
          <table:table-cell table:style-name="ce2" office:value-type="string" calcext:value-type="string">
            <text:p>This package is aimed at predicting and number of distinct reads and how many will be expected from additional sequencing using an initial sequencing experiment. The estimates can then be used to examine the utility of further sequencing, optimize the sequencing depth, or to screen multiple libraries to avoid low complexity samples.</text:p>
          </table:table-cell>
          <table:table-cell table:style-name="ce2"/>
          <table:table-cell table:style-name="ce5" table:formula="of:=HYPERLINK(&quot;http://smithlabresearch.org/software/preseq/&quot;;&quot;http://smithlabresearch.org/software/preseq/&quot;)" office:value-type="string" office:string-value="http://smithlabresearch.org/software/preseq/" calcext:value-type="string">
            <text:p>http://smithlabresearch.org/software/preseq/</text:p>
          </table:table-cell>
          <table:table-cell table:style-name="ce2" table:number-columns-repeated="3"/>
          <table:table-cell table:style-name="ce2" office:value-type="string" calcext:value-type="string">
            <text:p>bioconda_recipes/preseq/cmd/3.2.0</text:p>
          </table:table-cell>
          <table:table-cell table:style-name="ce8" table:content-validation-name="val3" office:value-type="string" calcext:value-type="string">
            <text:p>bioconda_recipes</text:p>
          </table:table-cell>
          <table:table-cell table:style-name="ce10" office:value-type="string" calcext:value-type="string">
            <text:p>preseq</text:p>
          </table:table-cell>
          <table:table-cell table:style-name="ce12" table:content-validation-name="val4" office:value-type="string" calcext:value-type="string">
            <text:p>cmd</text:p>
          </table:table-cell>
          <table:table-cell table:style-name="ce12" office:value-type="string" calcext:value-type="string">
            <text:p>Predicting library complexity and genome coverage in high-throughput sequencing.</text:p>
          </table:table-cell>
          <table:table-cell table:style-name="ce14" table:formula="of:=HYPERLINK(&quot;https://github.com/smithlabcode/preseq&quot;;&quot;https://github.com/smithlabcode/preseq&quot;)" office:value-type="string" office:string-value="https://github.com/smithlabcode/preseq" calcext:value-type="string">
            <text:p>https://github.com/smithlabcode/preseq</text:p>
          </table:table-cell>
          <table:table-cell table:style-name="ce14" table:formula="of:=HYPERLINK(&quot;https://github.com/smithlabcode/preseq&quot;;&quot;https://github.com/smithlabcode/preseq&quot;)" office:value-type="string" office:string-value="https://github.com/smithlabcode/preseq" calcext:value-type="string">
            <text:p>https://github.com/smithlabcode/preseq</text:p>
          </table:table-cell>
          <table:table-cell table:style-name="ce12" table:number-columns-repeated="2"/>
          <table:table-cell table:style-name="ce16" office:value-type="string" calcext:value-type="string">
            <text:p>GPL-3.0-or-later</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Common author and descrip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umer4/cmd</text:p>
          </table:table-cell>
          <table:table-cell table:style-name="ce2" office:value-type="string" calcext:value-type="string">
            <text:p>sourceforge/crass/None/None</text:p>
          </table:table-cell>
          <table:table-cell table:style-name="ce2" table:content-validation-name="val1" office:value-type="string" calcext:value-type="string">
            <text:p>sourceforge</text:p>
          </table:table-cell>
          <table:table-cell table:style-name="ce3" office:value-type="string" calcext:value-type="string">
            <text:p>crass</text:p>
          </table:table-cell>
          <table:table-cell table:style-name="ce2" table:content-validation-name="val2"/>
          <table:table-cell table:style-name="ce2"/>
          <table:table-cell table:style-name="ce5" table:formula="of:=HYPERLINK(&quot;https://sourceforge.net/projects/crass&quot;;&quot;https://sourceforge.net/projects/crass&quot;)" office:value-type="string" office:string-value="https://sourceforge.net/projects/crass" calcext:value-type="string">
            <text:p>https://sourceforge.net/projects/crass</text:p>
          </table:table-cell>
          <table:table-cell table:style-name="ce5" table:formula="of:=HYPERLINK(&quot;http://edwards.sdsu.edu/crass/&quot;;&quot;http://edwards.sdsu.edu/crass/&quot;)" office:value-type="string" office:string-value="http://edwards.sdsu.edu/crass/" calcext:value-type="string">
            <text:p>http://edwards.sdsu.edu/crass/</text:p>
          </table:table-cell>
          <table:table-cell table:style-name="ce2" table:number-columns-repeated="3"/>
          <table:table-cell table:style-name="ce2" office:value-type="string" calcext:value-type="string">
            <text:p>biotools/mumer4/cmd/None</text:p>
          </table:table-cell>
          <table:table-cell table:style-name="ce8" table:content-validation-name="val3" office:value-type="string" calcext:value-type="string">
            <text:p>biotools</text:p>
          </table:table-cell>
          <table:table-cell table:style-name="ce10" office:value-type="string" calcext:value-type="string">
            <text:p>mumer4</text:p>
          </table:table-cell>
          <table:table-cell table:style-name="ce12" table:content-validation-name="val4" office:value-type="string" calcext:value-type="string">
            <text:p>cmd</text:p>
          </table:table-cell>
          <table:table-cell table:style-name="ce12" office:value-type="string" calcext:value-type="string">
            <text:p>System for rapidly aligning large DNA sequences to one another.</text:p>
          </table:table-cell>
          <table:table-cell table:style-name="ce12"/>
          <table:table-cell table:style-name="ce14" table:formula="of:=HYPERLINK(&quot;https://mummer4.github.io/&quot;;&quot;https://mummer4.github.io/&quot;)" office:value-type="string" office:string-value="https://mummer4.github.io/" calcext:value-type="string">
            <text:p>https://mummer4.github.io/</text:p>
          </table:table-cell>
          <table:table-cell table:style-name="ce12" office:value-type="string" calcext:value-type="string">
            <text:p>Guillaume Marçais &lt;gmarcais@cs.cmu.edu&gt;</text:p>
            <text:p>Aleksey Zimin &lt;alekseyz@ipst.umd.edu&gt;</text:p>
          </table:table-cell>
          <table:table-cell table:style-name="ce12"/>
          <table:table-cell table:style-name="ce16"/>
          <table:table-cell table:style-name="ce2" table:content-validation-name="val5" office:value-type="string" calcext:value-type="string">
            <text:p>different</text:p>
          </table:table-cell>
          <table:table-cell table:style-name="ce2" table:content-validation-name="val6" office:value-type="string" calcext:value-type="string">
            <text:p>medium</text:p>
          </table:table-cell>
          <table:table-cell table:style-name="ce19" office:value-type="string" calcext:value-type="string">
            <text:p>Different purpose, authors, etc</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orientagraph/cmd</text:p>
          </table:table-cell>
          <table:table-cell table:style-name="ce2" office:value-type="string" calcext:value-type="string">
            <text:p>biotools/orientagraph/cmd/None</text:p>
          </table:table-cell>
          <table:table-cell table:style-name="ce2" table:content-validation-name="val1" office:value-type="string" calcext:value-type="string">
            <text:p>biotools</text:p>
          </table:table-cell>
          <table:table-cell table:style-name="ce3" office:value-type="string" calcext:value-type="string">
            <text:p>orientagraph</text:p>
          </table:table-cell>
          <table:table-cell table:style-name="ce2" table:content-validation-name="val2" office:value-type="string" calcext:value-type="string">
            <text:p>cmd</text:p>
          </table:table-cell>
          <table:table-cell table:style-name="ce2" office:value-type="string" calcext:value-type="string">
            <text:p>Advancing admixture graph estimation via maximum likelihood network orientation.</text:p>
            <text:p/>
            <text:p>OrientAGraph enables Maximum Likelihood Network Orientation (MNLO) to be utilized as a search heuristic within TreeMix, a popular package for estimating admixture graphs. We found that MLNO improved (or else did not impact) the accuracy of the original TreeMix method in an experimental study.</text:p>
          </table:table-cell>
          <table:table-cell table:style-name="ce2"/>
          <table:table-cell table:style-name="ce5" table:formula="of:=HYPERLINK(&quot;https://github.com/ekmolloy/OrientAGraph&quot;;&quot;https://github.com/ekmolloy/OrientAGraph&quot;)" office:value-type="string" office:string-value="https://github.com/ekmolloy/OrientAGraph" calcext:value-type="string">
            <text:p>https://github.com/ekmolloy/OrientAGraph</text:p>
          </table:table-cell>
          <table:table-cell table:style-name="ce2" office:value-type="string" calcext:value-type="string">
            <text:p>Erin K. Molloy &lt;ekmolloy@cs.ucla.edu&gt;</text:p>
          </table:table-cell>
          <table:table-cell table:style-name="ce2" table:number-columns-repeated="2"/>
          <table:table-cell table:style-name="ce2" office:value-type="string" calcext:value-type="string">
            <text:p>bioconda_recipes/orientagraph/cmd/1.1</text:p>
          </table:table-cell>
          <table:table-cell table:style-name="ce8" table:content-validation-name="val3" office:value-type="string" calcext:value-type="string">
            <text:p>bioconda_recipes</text:p>
          </table:table-cell>
          <table:table-cell table:style-name="ce10" office:value-type="string" calcext:value-type="string">
            <text:p>orientagraph</text:p>
          </table:table-cell>
          <table:table-cell table:style-name="ce12" table:content-validation-name="val4" office:value-type="string" calcext:value-type="string">
            <text:p>cmd</text:p>
          </table:table-cell>
          <table:table-cell table:style-name="ce12" office:value-type="string" calcext:value-type="string">
            <text:p>OrientAGraph enables Maximum Likelihood Network Orientation (MNLO), as a standalone routine or as a search heuristic within TreeMix, a popular package for estimating admixture graphs from f-statistics (or related quantities).</text:p>
          </table:table-cell>
          <table:table-cell table:style-name="ce14" table:formula="of:=HYPERLINK(&quot;https://github.com/sriramlab/OrientAGraph&quot;;&quot;https://github.com/sriramlab/OrientAGraph&quot;)" office:value-type="string" office:string-value="https://github.com/sriramlab/OrientAGraph" calcext:value-type="string">
            <text:p>https://github.com/sriramlab/OrientAGraph</text:p>
          </table:table-cell>
          <table:table-cell table:style-name="ce14" table:formula="of:=HYPERLINK(&quot;https://github.com/sriramlab/OrientAGraph&quot;;&quot;https://github.com/sriramlab/OrientAGraph&quot;)" office:value-type="string" office:string-value="https://github.com/sriramlab/OrientAGraph" calcext:value-type="string">
            <text:p>https://github.com/sriramlab/OrientAGraph</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imilar description and repository of 1 redirects to repository of 2.</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biotransformer/*</text:p>
          </table:table-cell>
          <table:table-cell table:style-name="ce2" office:value-type="string" calcext:value-type="string">
            <text:p>bioconda_recipes/biotransformer/cmd/3.0.20230403</text:p>
          </table:table-cell>
          <table:table-cell table:style-name="ce2" table:content-validation-name="val1" office:value-type="string" calcext:value-type="string">
            <text:p>bioconda_recipes</text:p>
          </table:table-cell>
          <table:table-cell table:style-name="ce3" office:value-type="string" calcext:value-type="string">
            <text:p>biotransformer</text:p>
          </table:table-cell>
          <table:table-cell table:style-name="ce2" table:content-validation-name="val2" office:value-type="string" calcext:value-type="string">
            <text:p>cmd</text:p>
          </table:table-cell>
          <table:table-cell table:style-name="ce2" office:value-type="string" calcext:value-type="string">
            <text:p>BioTransformer is a software tool that predicts small molecule metabolism in mammals, their gut microbiota,</text:p>
            <text:p>as well as the soil/aquatic microbiota. BioTransformer also assists scientists in metabolite identification,</text:p>
            <text:p>based on the metabolism prediction.</text:p>
          </table:table-cell>
          <table:table-cell table:style-name="ce5" table:formula="of:=HYPERLINK(&quot;https://bitbucket.org/wishartlab/biotransformer3.0jar&quot;;&quot;https://bitbucket.org/wishartlab/biotransformer3.0jar&quot;)" office:value-type="string" office:string-value="https://bitbucket.org/wishartlab/biotransformer3.0jar" calcext:value-type="string">
            <text:p>https://bitbucket.org/wishartlab/biotransformer3.0jar</text:p>
          </table:table-cell>
          <table:table-cell table:style-name="ce5" table:formula="of:=HYPERLINK(&quot;https://bitbucket.org/wishartlab/biotransformer3.0jar/src&quot;;&quot;https://bitbucket.org/wishartlab/biotransformer3.0jar/src&quot;)" office:value-type="string" office:string-value="https://bitbucket.org/wishartlab/biotransformer3.0jar/src" calcext:value-type="string">
            <text:p>https://bitbucket.org/wishartlab/biotransformer3.0jar/src</text:p>
          </table:table-cell>
          <table:table-cell table:style-name="ce2" table:number-columns-repeated="2"/>
          <table:table-cell table:style-name="ce2" office:value-type="string" calcext:value-type="string">
            <text:p>GPL-3.0-only</text:p>
          </table:table-cell>
          <table:table-cell table:style-name="ce2" office:value-type="string" calcext:value-type="string">
            <text:p>biotools/biotransformer/app/3.1.0</text:p>
          </table:table-cell>
          <table:table-cell table:style-name="ce8" table:content-validation-name="val3" office:value-type="string" calcext:value-type="string">
            <text:p>biotools</text:p>
          </table:table-cell>
          <table:table-cell table:style-name="ce10" office:value-type="string" calcext:value-type="string">
            <text:p>biotransformer</text:p>
          </table:table-cell>
          <table:table-cell table:style-name="ce12" table:content-validation-name="val4" office:value-type="string" calcext:value-type="string">
            <text:p>app</text:p>
          </table:table-cell>
          <table:table-cell table:style-name="ce12" office:value-type="string" calcext:value-type="string">
            <text:p>BioTransformer is a freely available web server that supports accurate, rapid and comprehensive in silico metabolism prediction.</text:p>
          </table:table-cell>
          <table:table-cell table:style-name="ce12"/>
          <table:table-cell table:style-name="ce14" table:formula="of:=HYPERLINK(&quot;https://biotransformer.ca/&quot;;&quot;https://biotransformer.ca/&quot;)" office:value-type="string" office:string-value="https://biotransformer.ca/" calcext:value-type="string">
            <text:p>https://biotransformer.ca/</text:p>
          </table:table-cell>
          <table:table-cell table:style-name="ce12" office:value-type="string" calcext:value-type="string">
            <text:p>David S Wishart &lt;david.wishart@ualberta.ca&gt;</text:p>
            <text:p>Thomas O Metz</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purpose, common citation and repository of 2 found in webpage of 1</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odamnet/cmd</text:p>
          </table:table-cell>
          <table:table-cell table:style-name="ce2" office:value-type="string" calcext:value-type="string">
            <text:p>biotools/odamnet/cmd/None</text:p>
          </table:table-cell>
          <table:table-cell table:style-name="ce2" table:content-validation-name="val1" office:value-type="string" calcext:value-type="string">
            <text:p>biotools</text:p>
          </table:table-cell>
          <table:table-cell table:style-name="ce3" office:value-type="string" calcext:value-type="string">
            <text:p>odamnet</text:p>
          </table:table-cell>
          <table:table-cell table:style-name="ce2" table:content-validation-name="val2" office:value-type="string" calcext:value-type="string">
            <text:p>cmd</text:p>
          </table:table-cell>
          <table:table-cell table:style-name="ce2" office:value-type="string" calcext:value-type="string">
            <text:p>A Python package to study molecular relationship between environmental factors and rare diseases.</text:p>
          </table:table-cell>
          <table:table-cell table:style-name="ce2"/>
          <table:table-cell table:style-name="ce5" table:formula="of:=HYPERLINK(&quot;https://pypi.org/project/ODAMNet/&quot;;&quot;https://pypi.org/project/ODAMNet/&quot;)" office:value-type="string" office:string-value="https://pypi.org/project/ODAMNet/" calcext:value-type="string">
            <text:p>https://pypi.org/project/ODAMNet/</text:p>
          </table:table-cell>
          <table:table-cell table:style-name="ce2" office:value-type="string" calcext:value-type="string">
            <text:p>Morgane Térézol &lt;morgane.terezol@univ-amu.fr&gt;</text:p>
            <text:p>Anaïs Baudot</text:p>
            <text:p>Ozan Ozisik</text:p>
          </table:table-cell>
          <table:table-cell table:style-name="ce2" table:number-columns-repeated="2"/>
          <table:table-cell table:style-name="ce2" office:value-type="string" calcext:value-type="string">
            <text:p>bioconda_recipes/odamnet/cmd/1.1.0</text:p>
          </table:table-cell>
          <table:table-cell table:style-name="ce8" table:content-validation-name="val3" office:value-type="string" calcext:value-type="string">
            <text:p>bioconda_recipes</text:p>
          </table:table-cell>
          <table:table-cell table:style-name="ce10" office:value-type="string" calcext:value-type="string">
            <text:p>odamnet</text:p>
          </table:table-cell>
          <table:table-cell table:style-name="ce12" table:content-validation-name="val4" office:value-type="string" calcext:value-type="string">
            <text:p>cmd</text:p>
          </table:table-cell>
          <table:table-cell table:style-name="ce12" office:value-type="string" calcext:value-type="string">
            <text:p>Study molecular relationships between chemicals and rare diseases.</text:p>
          </table:table-cell>
          <table:table-cell table:style-name="ce14" table:formula="of:=HYPERLINK(&quot;https://github.com/MOohTus/ODAMNet&quot;;&quot;https://github.com/MOohTus/ODAMNet&quot;)" office:value-type="string" office:string-value="https://github.com/MOohTus/ODAMNet" calcext:value-type="string">
            <text:p>https://github.com/MOohTus/ODAMNet</text:p>
          </table:table-cell>
          <table:table-cell table:style-name="ce14" table:formula="of:=HYPERLINK(&quot;https://pypi.org/project/ODAMNet/1.1.0/&quot;;&quot;https://pypi.org/project/ODAMNet/1.1.0/&quot;)" office:value-type="string" office:string-value="https://pypi.org/project/ODAMNet/1.1.0/" calcext:value-type="string">
            <text:p>https://pypi.org/project/ODAMNet/1.1.0/</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PyPI page and repository (found in webpage for 1)</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etacoag/cmd</text:p>
          </table:table-cell>
          <table:table-cell table:style-name="ce2" office:value-type="string" calcext:value-type="string">
            <text:p>biotools/metacoag/cmd/None</text:p>
          </table:table-cell>
          <table:table-cell table:style-name="ce2" table:content-validation-name="val1" office:value-type="string" calcext:value-type="string">
            <text:p>biotools</text:p>
          </table:table-cell>
          <table:table-cell table:style-name="ce3" office:value-type="string" calcext:value-type="string">
            <text:p>metacoag</text:p>
          </table:table-cell>
          <table:table-cell table:style-name="ce2" table:content-validation-name="val2" office:value-type="string" calcext:value-type="string">
            <text:p>cmd</text:p>
          </table:table-cell>
          <table:table-cell table:style-name="ce2" office:value-type="string" calcext:value-type="string">
            <text:p>MetaCoAG is a metagenomic contig binning tool that makes use of the connectivity information found in assembly graphs, apart from the composition and coverage information. MetaCoAG makes use of single-copy marker genes along with a graph matching technique and a label propagation technique to bin contigs. MetaCoAG is tested on contigs obtained from next-generation sequencing (NGS) data. Currently MetaCoAG supports contigs assembled using metaSPAdes and MEGAHIT.</text:p>
          </table:table-cell>
          <table:table-cell table:style-name="ce2"/>
          <table:table-cell table:style-name="ce5" table:formula="of:=HYPERLINK(&quot;https://github.com/Vini2/MetaCoAG&quot;;&quot;https://github.com/Vini2/MetaCoAG&quot;)" office:value-type="string" office:string-value="https://github.com/Vini2/MetaCoAG" calcext:value-type="string">
            <text:p>https://github.com/Vini2/MetaCoAG</text:p>
          </table:table-cell>
          <table:table-cell table:style-name="ce2" office:value-type="string" calcext:value-type="string">
            <text:p>Vijini Mallawaarachchi</text:p>
            <text:p>Yu Lin</text:p>
          </table:table-cell>
          <table:table-cell table:style-name="ce2" table:number-columns-repeated="2"/>
          <table:table-cell table:style-name="ce2" office:value-type="string" calcext:value-type="string">
            <text:p>bioconda_recipes/metacoag/cmd/1.1.4</text:p>
          </table:table-cell>
          <table:table-cell table:style-name="ce8" table:content-validation-name="val3" office:value-type="string" calcext:value-type="string">
            <text:p>bioconda_recipes</text:p>
          </table:table-cell>
          <table:table-cell table:style-name="ce10" office:value-type="string" calcext:value-type="string">
            <text:p>metacoag</text:p>
          </table:table-cell>
          <table:table-cell table:style-name="ce12" table:content-validation-name="val4" office:value-type="string" calcext:value-type="string">
            <text:p>cmd</text:p>
          </table:table-cell>
          <table:table-cell table:style-name="ce12" office:value-type="string" calcext:value-type="string">
            <text:p>MetaCoAG is a metagenomic contig binning tool that makes use of the connectivity information found in assembly graphs.</text:p>
          </table:table-cell>
          <table:table-cell table:style-name="ce14" table:formula="of:=HYPERLINK(&quot;https://github.com/metagentools/MetaCoAG&quot;;&quot;https://github.com/metagentools/MetaCoAG&quot;)" office:value-type="string" office:string-value="https://github.com/metagentools/MetaCoAG" calcext:value-type="string">
            <text:p>https://github.com/metagentools/MetaCoAG</text:p>
          </table:table-cell>
          <table:table-cell table:style-name="ce14" table:formula="of:=HYPERLINK(&quot;https://github.com/metagentools/MetaCoAG&quot;;&quot;https://github.com/metagentools/MetaCoAG&quot;)" office:value-type="string" office:string-value="https://github.com/metagentools/MetaCoAG" calcext:value-type="string">
            <text:p>https://github.com/metagentools/MetaCoAG</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imilar description and repository of 1 redirects to repository of 2.</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pegs/cmd</text:p>
          </table:table-cell>
          <table:table-cell table:style-name="ce2" office:value-type="string" calcext:value-type="string">
            <text:p>biotools/pegs/cmd/None</text:p>
          </table:table-cell>
          <table:table-cell table:style-name="ce2" table:content-validation-name="val1" office:value-type="string" calcext:value-type="string">
            <text:p>biotools</text:p>
          </table:table-cell>
          <table:table-cell table:style-name="ce3" office:value-type="string" calcext:value-type="string">
            <text:p>pegs</text:p>
          </table:table-cell>
          <table:table-cell table:style-name="ce2" table:content-validation-name="val2" office:value-type="string" calcext:value-type="string">
            <text:p>cmd</text:p>
          </table:table-cell>
          <table:table-cell table:style-name="ce2" office:value-type="string" calcext:value-type="string">
            <text:p>PEGS (Peak-set Enrichment of Gene-Sets) is a Python bioinformatics utility for calculating enrichments of gene cluster enrichments from peak data at different genomic distances.</text:p>
          </table:table-cell>
          <table:table-cell table:style-name="ce2"/>
          <table:table-cell table:style-name="ce5" table:formula="of:=HYPERLINK(&quot;https://pegs.readthedocs.io/en/latest/&quot;;&quot;https://pegs.readthedocs.io/en/latest/&quot;)" office:value-type="string" office:string-value="https://pegs.readthedocs.io/en/latest/" calcext:value-type="string">
            <text:p>https://pegs.readthedocs.io/en/latest/</text:p>
          </table:table-cell>
          <table:table-cell table:style-name="ce2" office:value-type="string" calcext:value-type="string">
            <text:p>Mudassar Iqbal &lt;mudassar.iqbal@manchester.ac.uk&gt;</text:p>
            <text:p>A. Louise Hunter</text:p>
            <text:p>Shen-hsi Yang</text:p>
            <text:p>Andrew D. Sharrocks</text:p>
            <text:p>Peter Briggs</text:p>
          </table:table-cell>
          <table:table-cell table:style-name="ce2" table:number-columns-repeated="2"/>
          <table:table-cell table:style-name="ce2" office:value-type="string" calcext:value-type="string">
            <text:p>bioconda_recipes/pegs/cmd/0.6.6</text:p>
          </table:table-cell>
          <table:table-cell table:style-name="ce8" table:content-validation-name="val3" office:value-type="string" calcext:value-type="string">
            <text:p>bioconda_recipes</text:p>
          </table:table-cell>
          <table:table-cell table:style-name="ce10" office:value-type="string" calcext:value-type="string">
            <text:p>pegs</text:p>
          </table:table-cell>
          <table:table-cell table:style-name="ce12" table:content-validation-name="val4" office:value-type="string" calcext:value-type="string">
            <text:p>cmd</text:p>
          </table:table-cell>
          <table:table-cell table:style-name="ce12" office:value-type="string" calcext:value-type="string">
            <text:p>Peak-set Enrichment of Gene-Sets (PEGS).</text:p>
          </table:table-cell>
          <table:table-cell table:style-name="ce14" table:formula="of:=HYPERLINK(&quot;https://github.com/fls-bioinformatics-core/pegs&quot;;&quot;https://github.com/fls-bioinformatics-core/pegs&quot;)" office:value-type="string" office:string-value="https://github.com/fls-bioinformatics-core/pegs" calcext:value-type="string">
            <text:p>https://github.com/fls-bioinformatics-core/pegs</text:p>
          </table:table-cell>
          <table:table-cell table:style-name="ce14" table:formula="of:=HYPERLINK(&quot;https://github.com/fls-bioinformatics-core/pegs&quot;;&quot;https://github.com/fls-bioinformatics-core/pegs&quot;)" office:value-type="string" office:string-value="https://github.com/fls-bioinformatics-core/pegs" calcext:value-type="string">
            <text:p>https://github.com/fls-bioinformatics-core/pegs</text:p>
          </table:table-cell>
          <table:table-cell table:style-name="ce12" table:number-columns-repeated="2"/>
          <table:table-cell table:style-name="ce16" office:value-type="string" calcext:value-type="string">
            <text:p>BSD-3-Clause</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purpose and common author. Webpage of 1 found in repository of 2.</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cmfinder/cmd</text:p>
          </table:table-cell>
          <table:table-cell table:style-name="ce2" office:value-type="string" calcext:value-type="string">
            <text:p>galaxy/cmfinder/cmd/0.3</text:p>
          </table:table-cell>
          <table:table-cell table:style-name="ce2" table:content-validation-name="val1" office:value-type="string" calcext:value-type="string">
            <text:p>galaxy</text:p>
          </table:table-cell>
          <table:table-cell table:style-name="ce3" office:value-type="string" calcext:value-type="string">
            <text:p>cmfinder</text:p>
          </table:table-cell>
          <table:table-cell table:style-name="ce2" table:content-validation-name="val2" office:value-type="string" calcext:value-type="string">
            <text:p>cmd</text:p>
          </table:table-cell>
          <table:table-cell table:style-name="ce2" table:number-columns-repeated="2"/>
          <table:table-cell table:style-name="ce5" table:formula="of:=HYPERLINK(&quot;https://galaxy.bi.uni-freiburg.de/tool_runner?tool_id=toolshed.g2.bx.psu.edu%2Frepos%2Frnateam%2Fgraphclust_cmfinder%2FcmFinder%2F0.3&quot;;&quot;https://galaxy.bi.uni-freiburg.de/tool_runner?tool_id=toolshed.g2.bx.psu.edu%2Frepos%2Frnateam%2Fgraphclust_cmfinder%2FcmFinder%2F0.3&quot;)" office:value-type="string" office:string-value="https://galaxy.bi.uni-freiburg.de/tool_runner?tool_id=toolshed.g2.bx.psu.edu%2Frepos%2Frnateam%2Fgraphclust_cmfinder%2FcmFinder%2F0.3" calcext:value-type="string">
            <text:p>https://galaxy.bi.uni-freiburg.de/tool_runner?tool_id=toolshed.g2.bx.psu.edu%2Frepos%2Frnateam%2Fgraphclust_cmfinder%2FcmFinder%2F0.3</text:p>
          </table:table-cell>
          <table:table-cell table:style-name="ce2" table:number-columns-repeated="3"/>
          <table:table-cell table:style-name="ce2" office:value-type="string" calcext:value-type="string">
            <text:p>bioconda_recipes/cmfinder/cmd/0.4.1.9</text:p>
          </table:table-cell>
          <table:table-cell table:style-name="ce8" table:content-validation-name="val3" office:value-type="string" calcext:value-type="string">
            <text:p>bioconda_recipes</text:p>
          </table:table-cell>
          <table:table-cell table:style-name="ce10" office:value-type="string" calcext:value-type="string">
            <text:p>cmfinder</text:p>
          </table:table-cell>
          <table:table-cell table:style-name="ce12" table:content-validation-name="val4" office:value-type="string" calcext:value-type="string">
            <text:p>cmd</text:p>
          </table:table-cell>
          <table:table-cell table:style-name="ce12" office:value-type="string" calcext:value-type="string">
            <text:p>CMfinder - A Covariance Model Based RNA Motif Finding Algorithm.</text:p>
          </table:table-cell>
          <table:table-cell table:style-name="ce12"/>
          <table:table-cell table:style-name="ce14" table:formula="of:=HYPERLINK(&quot;https://sourceforge.net/projects/weinberg-cmfinder/&quot;;&quot;https://sourceforge.net/projects/weinberg-cmfinder/&quot;)" office:value-type="string" office:string-value="https://sourceforge.net/projects/weinberg-cmfinder/" calcext:value-type="string">
            <text:p>https://sourceforge.net/projects/weinberg-cmfinder/</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Purposes are similar and there is one shared author.</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drawcell/lib</text:p>
          </table:table-cell>
          <table:table-cell table:style-name="ce2" office:value-type="string" calcext:value-type="string">
            <text:p>biotools/drawcell/lib/1.0.1</text:p>
          </table:table-cell>
          <table:table-cell table:style-name="ce2" table:content-validation-name="val1" office:value-type="string" calcext:value-type="string">
            <text:p>biotools</text:p>
          </table:table-cell>
          <table:table-cell table:style-name="ce3" office:value-type="string" calcext:value-type="string">
            <text:p>drawcell</text:p>
          </table:table-cell>
          <table:table-cell table:style-name="ce2" table:content-validation-name="val2" office:value-type="string" calcext:value-type="string">
            <text:p>lib</text:p>
          </table:table-cell>
          <table:table-cell table:style-name="ce2" office:value-type="string" calcext:value-type="string">
            <text:p>Plots a filled bacteria cell with a given length, width, position, angle, and color specified.</text:p>
          </table:table-cell>
          <table:table-cell table:style-name="ce2"/>
          <table:table-cell table:style-name="ce5" table:formula="of:=HYPERLINK(&quot;https://www.mathworks.com/matlabcentral/fileexchange/70264-drawcell&quot;;&quot;https://www.mathworks.com/matlabcentral/fileexchange/70264-drawcell&quot;)" office:value-type="string" office:string-value="https://www.mathworks.com/matlabcentral/fileexchange/70264-drawcell" calcext:value-type="string">
            <text:p>https://www.mathworks.com/matlabcentral/fileexchange/70264-drawcell</text:p>
          </table:table-cell>
          <table:table-cell table:style-name="ce2" office:value-type="string" calcext:value-type="string">
            <text:p>Andrew Woodward</text:p>
          </table:table-cell>
          <table:table-cell table:style-name="ce2" table:number-columns-repeated="2"/>
          <table:table-cell table:style-name="ce2" office:value-type="string" calcext:value-type="string">
            <text:p>bioconductor/drawcell/lib/0.99.0</text:p>
          </table:table-cell>
          <table:table-cell table:style-name="ce8" table:content-validation-name="val3" office:value-type="string" calcext:value-type="string">
            <text:p>bioconductor</text:p>
          </table:table-cell>
          <table:table-cell table:style-name="ce10" office:value-type="string" calcext:value-type="string">
            <text:p>drawcell</text:p>
          </table:table-cell>
          <table:table-cell table:style-name="ce12" table:content-validation-name="val4" office:value-type="string" calcext:value-type="string">
            <text:p>lib</text:p>
          </table:table-cell>
          <table:table-cell table:style-name="ce12" office:value-type="string" calcext:value-type="string">
            <text:p>The package drawCell allows the user the fast generation of cell images with highlighted subcellular components. It works by providing as input the taxonomy id of an organism, and one or multiple SL (Subcellular IDs). It retrieves this data from the SwissBioPics API. An internet connection is required to use drawCell.</text:p>
          </table:table-cell>
          <table:table-cell table:style-name="ce14" table:formula="of:=HYPERLINK(&quot;https://git.bioconductor.org/packages/drawCell&quot;;&quot;https://git.bioconductor.org/packages/drawCell&quot;)" office:value-type="string" office:string-value="https://git.bioconductor.org/packages/drawCell" calcext:value-type="string">
            <text:p>https://git.bioconductor.org/packages/drawCell</text:p>
          </table:table-cell>
          <table:table-cell table:style-name="ce14" table:formula="of:=HYPERLINK(&quot;https://bioconductor.org/packages/drawCell&quot;;&quot;https://bioconductor.org/packages/drawCell&quot;)" office:value-type="string" office:string-value="https://bioconductor.org/packages/drawCell" calcext:value-type="string">
            <text:p>https://bioconductor.org/packages/drawCell</text:p>
          </table:table-cell>
          <table:table-cell table:style-name="ce12" office:value-type="string" calcext:value-type="string">
            <text:p>Alvaro Sanchez-Villalba &lt;sanchezvillalba.alvaro@gmail.com&gt;</text:p>
            <text:p>Greg Yannes &lt;greg.yannes@gmail.com&gt;</text:p>
          </table:table-cell>
          <table:table-cell table:style-name="ce12"/>
          <table:table-cell table:style-name="ce16" office:value-type="string" calcext:value-type="string">
            <text:p>GPL-3.0-only</text:p>
          </table:table-cell>
          <table:table-cell table:style-name="ce2" table:content-validation-name="val5" office:value-type="string" calcext:value-type="string">
            <text:p>different</text:p>
          </table:table-cell>
          <table:table-cell table:style-name="ce2" table:content-validation-name="val6" office:value-type="string" calcext:value-type="string">
            <text:p>low</text:p>
          </table:table-cell>
          <table:table-cell table:style-name="ce19" office:value-type="string" calcext:value-type="string">
            <text:p>Different description and different authors.</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ucsc-twobittofa/cmd</text:p>
          </table:table-cell>
          <table:table-cell table:style-name="ce2" office:value-type="string" calcext:value-type="string">
            <text:p>galaxy/ucsc-twobittofa/cmd/357</text:p>
          </table:table-cell>
          <table:table-cell table:style-name="ce2" table:content-validation-name="val1" office:value-type="string" calcext:value-type="string">
            <text:p>galaxy</text:p>
          </table:table-cell>
          <table:table-cell table:style-name="ce3" office:value-type="string" calcext:value-type="string">
            <text:p>ucsc-twobittofa</text:p>
          </table:table-cell>
          <table:table-cell table:style-name="ce2" table:content-validation-name="val2" office:value-type="string" calcext:value-type="string">
            <text:p>cmd</text:p>
          </table:table-cell>
          <table:table-cell table:style-name="ce2" office:value-type="string" calcext:value-type="string">
            <text:p>Convert all or part of .2bit file to FASTA.</text:p>
          </table:table-cell>
          <table:table-cell table:style-name="ce2"/>
          <table:table-cell table:style-name="ce5" table:formula="of:=HYPERLINK(&quot;https://galaxy.bi.uni-freiburg.de/tool_runner?tool_id=toolshed.g2.bx.psu.edu%2Frepos%2Fiuc%2Fucsc_twobittofa%2Fucsc-twobittofa%2F357&quot;;&quot;https://galaxy.bi.uni-freiburg.de/tool_runner?tool_id=toolshed.g2.bx.psu.edu%2Frepos%2Fiuc%2Fucsc_twobittofa%2Fucsc-twobittofa%2F357&quot;)" office:value-type="string" office:string-value="https://galaxy.bi.uni-freiburg.de/tool_runner?tool_id=toolshed.g2.bx.psu.edu%2Frepos%2Fiuc%2Fucsc_twobittofa%2Fucsc-twobittofa%2F357" calcext:value-type="string">
            <text:p>https://galaxy.bi.uni-freiburg.de/tool_runner?tool_id=toolshed.g2.bx.psu.edu%2Frepos%2Fiuc%2Fucsc_twobittofa%2Fucsc-twobittofa%2F357</text:p>
          </table:table-cell>
          <table:table-cell table:style-name="ce2" table:number-columns-repeated="3"/>
          <table:table-cell table:style-name="ce2" office:value-type="string" calcext:value-type="string">
            <text:p>bioconda_recipes/ucsc-twobittofa/cmd/455</text:p>
          </table:table-cell>
          <table:table-cell table:style-name="ce8" table:content-validation-name="val3" office:value-type="string" calcext:value-type="string">
            <text:p>bioconda_recipes</text:p>
          </table:table-cell>
          <table:table-cell table:style-name="ce10" office:value-type="string" calcext:value-type="string">
            <text:p>ucsc-twobittofa</text:p>
          </table:table-cell>
          <table:table-cell table:style-name="ce12" table:content-validation-name="val4" office:value-type="string" calcext:value-type="string">
            <text:p>cmd</text:p>
          </table:table-cell>
          <table:table-cell table:style-name="ce12" office:value-type="string" calcext:value-type="string">
            <text:p>Convert all or part of .2bit file to fasta.</text:p>
          </table:table-cell>
          <table:table-cell table:style-name="ce12"/>
          <table:table-cell table:style-name="ce14" table:formula="of:=HYPERLINK(&quot;http://hgdownload.cse.ucsc.edu/admin/exe/&quot;;&quot;http://hgdownload.cse.ucsc.edu/admin/exe/&quot;)" office:value-type="string" office:string-value="http://hgdownload.cse.ucsc.edu/admin/exe/" calcext:value-type="string">
            <text:p>http://hgdownload.cse.ucsc.edu/admin/exe/</text:p>
          </table:table-cell>
          <table:table-cell table:style-name="ce12" table:number-columns-repeated="2"/>
          <table:table-cell table:style-name="ce16" office:value-type="string" calcext:value-type="string">
            <text:p>varies; see http://genome.ucsc.edu/license</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purpose and both are ucsc tools</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emmtyper/cmd</text:p>
          </table:table-cell>
          <table:table-cell table:style-name="ce2" office:value-type="string" calcext:value-type="string">
            <text:p>toolshed/emmtyper/cmd/0.1.0</text:p>
          </table:table-cell>
          <table:table-cell table:style-name="ce2" table:content-validation-name="val1" office:value-type="string" calcext:value-type="string">
            <text:p>toolshed</text:p>
          </table:table-cell>
          <table:table-cell table:style-name="ce3" office:value-type="string" calcext:value-type="string">
            <text:p>emmtyper</text:p>
          </table:table-cell>
          <table:table-cell table:style-name="ce2" table:content-validation-name="val2" office:value-type="string" calcext:value-type="string">
            <text:p>cmd</text:p>
          </table:table-cell>
          <table:table-cell table:style-name="ce2"/>
          <table:table-cell table:style-name="ce5" table:formula="of:=HYPERLINK(&quot;https://github.com/MDU-PHL/emmtyper&quot;;&quot;https://github.com/MDU-PHL/emmtyper&quot;)" office:value-type="string" office:string-value="https://github.com/MDU-PHL/emmtyper" calcext:value-type="string">
            <text:p>https://github.com/MDU-PHL/emmtyper</text:p>
          </table:table-cell>
          <table:table-cell table:style-name="ce2" table:number-columns-repeated="4"/>
          <table:table-cell table:style-name="ce2" office:value-type="string" calcext:value-type="string">
            <text:p>bioconda_recipes/emmtyper/cmd/0.2.0</text:p>
          </table:table-cell>
          <table:table-cell table:style-name="ce8" table:content-validation-name="val3" office:value-type="string" calcext:value-type="string">
            <text:p>bioconda_recipes</text:p>
          </table:table-cell>
          <table:table-cell table:style-name="ce10" office:value-type="string" calcext:value-type="string">
            <text:p>emmtyper</text:p>
          </table:table-cell>
          <table:table-cell table:style-name="ce12" table:content-validation-name="val4" office:value-type="string" calcext:value-type="string">
            <text:p>cmd</text:p>
          </table:table-cell>
          <table:table-cell table:style-name="ce12" office:value-type="string" calcext:value-type="string">
            <text:p>Streptococcus pyogenes in silico EMM typer.</text:p>
          </table:table-cell>
          <table:table-cell table:style-name="ce14" table:formula="of:=HYPERLINK(&quot;https://github.com/MDUPHL/emmtyper&quot;;&quot;https://github.com/MDUPHL/emmtyper&quot;)" office:value-type="string" office:string-value="https://github.com/MDUPHL/emmtyper" calcext:value-type="string">
            <text:p>https://github.com/MDUPHL/emmtyper</text:p>
          </table:table-cell>
          <table:table-cell table:style-name="ce14" table:formula="of:=HYPERLINK(&quot;https://github.com/MDUPHL/emmtyper&quot;;&quot;https://github.com/MDUPHL/emmtyper&quot;)" office:value-type="string" office:string-value="https://github.com/MDUPHL/emmtyper" calcext:value-type="string">
            <text:p>https://github.com/MDUPHL/emmtyper</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Repo of 1 does not exist anymore but it is very similar to repository in 2</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spades/cmd</text:p>
          </table:table-cell>
          <table:table-cell table:style-name="ce2" office:value-type="string" calcext:value-type="string">
            <text:p>galaxy/spades/cmd/3.11.1</text:p>
          </table:table-cell>
          <table:table-cell table:style-name="ce2" table:content-validation-name="val1" office:value-type="string" calcext:value-type="string">
            <text:p>galaxy</text:p>
          </table:table-cell>
          <table:table-cell table:style-name="ce3" office:value-type="string" calcext:value-type="string">
            <text:p>spades</text:p>
          </table:table-cell>
          <table:table-cell table:style-name="ce2" table:content-validation-name="val2" office:value-type="string" calcext:value-type="string">
            <text:p>cmd</text:p>
          </table:table-cell>
          <table:table-cell table:style-name="ce2" office:value-type="string" calcext:value-type="string">
            <text:p>Genome assembler for regular and single-cell projects.</text:p>
          </table:table-cell>
          <table:table-cell table:style-name="ce2"/>
          <table:table-cell table:style-name="ce5" table:formula="of:=HYPERLINK(&quot;https://galaxy.bi.uni-freiburg.de/tool_runner?tool_id=toolshed.g2.bx.psu.edu%2Frepos%2Fnml%2Fspades%2Fspades%2F3.11.1&quot;;&quot;https://galaxy.bi.uni-freiburg.de/tool_runner?tool_id=toolshed.g2.bx.psu.edu%2Frepos%2Fnml%2Fspades%2Fspades%2F3.11.1&quot;)" office:value-type="string" office:string-value="https://galaxy.bi.uni-freiburg.de/tool_runner?tool_id=toolshed.g2.bx.psu.edu%2Frepos%2Fnml%2Fspades%2Fspades%2F3.11.1" calcext:value-type="string">
            <text:p>https://galaxy.bi.uni-freiburg.de/tool_runner?tool_id=toolshed.g2.bx.psu.edu%2Frepos%2Fnml%2Fspades%2Fspades%2F3.11.1</text:p>
          </table:table-cell>
          <table:table-cell table:style-name="ce2" table:number-columns-repeated="3"/>
          <table:table-cell table:style-name="ce2" office:value-type="string" calcext:value-type="string">
            <text:p>bioconda_recipes/spades/cmd/3.15.5</text:p>
          </table:table-cell>
          <table:table-cell table:style-name="ce8" table:content-validation-name="val3" office:value-type="string" calcext:value-type="string">
            <text:p>bioconda_recipes</text:p>
          </table:table-cell>
          <table:table-cell table:style-name="ce10" office:value-type="string" calcext:value-type="string">
            <text:p>spades</text:p>
          </table:table-cell>
          <table:table-cell table:style-name="ce12" table:content-validation-name="val4" office:value-type="string" calcext:value-type="string">
            <text:p>cmd</text:p>
          </table:table-cell>
          <table:table-cell table:style-name="ce12" office:value-type="string" calcext:value-type="string">
            <text:p>SPAdes (St. Petersburg genome assembler) is a genome assembly algorithm which was designed for</text:p>
            <text:p>single cell and multi-cells bacterial data sets. However, it might not be suitable for large</text:p>
            <text:p>genomes projects.</text:p>
            <text:p/>
            <text:p>SPAdes works with Ion Torrent, PacBio, Oxford Nanopore, and Illumina paired-end, mate-pairs and</text:p>
            <text:p>single reads.</text:p>
          </table:table-cell>
          <table:table-cell table:style-name="ce14" table:formula="of:=HYPERLINK(&quot;https://github.com/ablab/spades&quot;;&quot;https://github.com/ablab/spades&quot;)" office:value-type="string" office:string-value="https://github.com/ablab/spades" calcext:value-type="string">
            <text:p>https://github.com/ablab/spades</text:p>
          </table:table-cell>
          <table:table-cell table:style-name="ce14" table:formula="of:=HYPERLINK(&quot;http://cab.spbu.ru/software/spades/&quot;;&quot;http://cab.spbu.ru/software/spades/&quot;)" office:value-type="string" office:string-value="http://cab.spbu.ru/software/spades/" calcext:value-type="string">
            <text:p>http://cab.spbu.ru/software/spades/</text:p>
          </table:table-cell>
          <table:table-cell table:style-name="ce12" table:number-columns-repeated="2"/>
          <table:table-cell table:style-name="ce16" office:value-type="string" calcext:value-type="string">
            <text:p>GPL-2.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description and repository in 2 found in webpage of 1</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minimap/cmd</text:p>
          </table:table-cell>
          <table:table-cell table:style-name="ce2" office:value-type="string" calcext:value-type="string">
            <text:p>galaxy/minimap2/cmd/2.5</text:p>
          </table:table-cell>
          <table:table-cell table:style-name="ce2" table:content-validation-name="val1" office:value-type="string" calcext:value-type="string">
            <text:p>galaxy</text:p>
          </table:table-cell>
          <table:table-cell table:style-name="ce3" office:value-type="string" calcext:value-type="string">
            <text:p>minimap2</text:p>
          </table:table-cell>
          <table:table-cell table:style-name="ce2" table:content-validation-name="val2" office:value-type="string" calcext:value-type="string">
            <text:p>cmd</text:p>
          </table:table-cell>
          <table:table-cell table:style-name="ce2" office:value-type="string" calcext:value-type="string">
            <text:p>A fast pairwise aligner for genomic and spliced nucleotide sequences.</text:p>
          </table:table-cell>
          <table:table-cell table:style-name="ce2"/>
          <table:table-cell table:style-name="ce5" table:formula="of:=HYPERLINK(&quot;https://galaxy.bi.uni-freiburg.de/tool_runner?tool_id=toolshed.g2.bx.psu.edu%2Frepos%2Fiuc%2Fminimap2%2Fminimap2%2F2.5&quot;;&quot;https://galaxy.bi.uni-freiburg.de/tool_runner?tool_id=toolshed.g2.bx.psu.edu%2Frepos%2Fiuc%2Fminimap2%2Fminimap2%2F2.5&quot;)" office:value-type="string" office:string-value="https://galaxy.bi.uni-freiburg.de/tool_runner?tool_id=toolshed.g2.bx.psu.edu%2Frepos%2Fiuc%2Fminimap2%2Fminimap2%2F2.5" calcext:value-type="string">
            <text:p>https://galaxy.bi.uni-freiburg.de/tool_runner?tool_id=toolshed.g2.bx.psu.edu%2Frepos%2Fiuc%2Fminimap2%2Fminimap2%2F2.5</text:p>
          </table:table-cell>
          <table:table-cell table:style-name="ce2" table:number-columns-repeated="3"/>
          <table:table-cell table:style-name="ce2" office:value-type="string" calcext:value-type="string">
            <text:p>bioconda_recipes/minimap/cmd/0.2_r124</text:p>
          </table:table-cell>
          <table:table-cell table:style-name="ce8" table:content-validation-name="val3" office:value-type="string" calcext:value-type="string">
            <text:p>bioconda_recipes</text:p>
          </table:table-cell>
          <table:table-cell table:style-name="ce10" office:value-type="string" calcext:value-type="string">
            <text:p>minimap</text:p>
          </table:table-cell>
          <table:table-cell table:style-name="ce12" table:content-validation-name="val4" office:value-type="string" calcext:value-type="string">
            <text:p>cmd</text:p>
          </table:table-cell>
          <table:table-cell table:style-name="ce12" office:value-type="string" calcext:value-type="string">
            <text:p>Experimental tool to find approximate mapping positions between long sequences.</text:p>
          </table:table-cell>
          <table:table-cell table:style-name="ce14" table:formula="of:=HYPERLINK(&quot;https://github.com/lh3/minimap&quot;;&quot;https://github.com/lh3/minimap&quot;)" office:value-type="string" office:string-value="https://github.com/lh3/minimap" calcext:value-type="string">
            <text:p>https://github.com/lh3/minimap</text:p>
          </table:table-cell>
          <table:table-cell table:style-name="ce14" table:formula="of:=HYPERLINK(&quot;https://github.com/lh3/minimap&quot;;&quot;https://github.com/lh3/minimap&quot;)" office:value-type="string" office:string-value="https://github.com/lh3/minimap" calcext:value-type="string">
            <text:p>https://github.com/lh3/minimap</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different</text:p>
          </table:table-cell>
          <table:table-cell table:style-name="ce2" table:content-validation-name="val6" office:value-type="string" calcext:value-type="string">
            <text:p>medium</text:p>
          </table:table-cell>
          <table:table-cell table:style-name="ce19" office:value-type="string" calcext:value-type="string">
            <text:p>Different repositories. One is the successor of the other, but view by authors as different softwar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ectyper/cmd</text:p>
          </table:table-cell>
          <table:table-cell table:style-name="ce2" office:value-type="string" calcext:value-type="string">
            <text:p>biotools/ectyper/cmd/None</text:p>
          </table:table-cell>
          <table:table-cell table:style-name="ce2" table:content-validation-name="val1" office:value-type="string" calcext:value-type="string">
            <text:p>biotools</text:p>
          </table:table-cell>
          <table:table-cell table:style-name="ce3" office:value-type="string" calcext:value-type="string">
            <text:p>ectyper</text:p>
          </table:table-cell>
          <table:table-cell table:style-name="ce2" table:content-validation-name="val2" office:value-type="string" calcext:value-type="string">
            <text:p>cmd</text:p>
          </table:table-cell>
          <table:table-cell table:style-name="ce2" office:value-type="string" calcext:value-type="string">
            <text:p>Ectyper is a standalone serotyping module for Escherichia coli. It supports fasta and fastq file formats. (Galaxy Version 1.0.0).</text:p>
          </table:table-cell>
          <table:table-cell table:style-name="ce2"/>
          <table:table-cell table:style-name="ce5" table:formula="of:=HYPERLINK(&quot;https://usegalaxy.eu/root?tool_id=ectyper&quot;;&quot;https://usegalaxy.eu/root?tool_id=ectyper&quot;)" office:value-type="string" office:string-value="https://usegalaxy.eu/root?tool_id=ectyper" calcext:value-type="string">
            <text:p>https://usegalaxy.eu/root?tool_id=ectyper</text:p>
          </table:table-cell>
          <table:table-cell table:style-name="ce2" office:value-type="string" calcext:value-type="string">
            <text:p>Kyrylo Bessonov &lt;kyrylo.bessonov@canada.ca&gt;</text:p>
            <text:p>Chad Laing</text:p>
            <text:p>James Robertson</text:p>
          </table:table-cell>
          <table:table-cell table:style-name="ce2" table:number-columns-repeated="2"/>
          <table:table-cell table:style-name="ce2" office:value-type="string" calcext:value-type="string">
            <text:p>bioconda_recipes/ectyper/cmd/1.0.0</text:p>
          </table:table-cell>
          <table:table-cell table:style-name="ce8" table:content-validation-name="val3" office:value-type="string" calcext:value-type="string">
            <text:p>bioconda_recipes</text:p>
          </table:table-cell>
          <table:table-cell table:style-name="ce10" office:value-type="string" calcext:value-type="string">
            <text:p>ectyper</text:p>
          </table:table-cell>
          <table:table-cell table:style-name="ce12" table:content-validation-name="val4" office:value-type="string" calcext:value-type="string">
            <text:p>cmd</text:p>
          </table:table-cell>
          <table:table-cell table:style-name="ce12" office:value-type="string" calcext:value-type="string">
            <text:p>ECtyper is a python program for serotyping E. coli genomes.</text:p>
          </table:table-cell>
          <table:table-cell table:style-name="ce14" table:formula="of:=HYPERLINK(&quot;https://github.com/phac-nml/ecoli_serotyping&quot;;&quot;https://github.com/phac-nml/ecoli_serotyping&quot;)" office:value-type="string" office:string-value="https://github.com/phac-nml/ecoli_serotyping" calcext:value-type="string">
            <text:p>https://github.com/phac-nml/ecoli_serotyping</text:p>
          </table:table-cell>
          <table:table-cell table:style-name="ce14" table:formula="of:=HYPERLINK(&quot;https://github.com/phac-nml/ecoli_serotyping&quot;;&quot;https://github.com/phac-nml/ecoli_serotyping&quot;)" office:value-type="string" office:string-value="https://github.com/phac-nml/ecoli_serotyping" calcext:value-type="string">
            <text:p>https://github.com/phac-nml/ecoli_serotyping</text:p>
          </table:table-cell>
          <table:table-cell table:style-name="ce12" table:number-columns-repeated="2"/>
          <table:table-cell table:style-name="ce16" office:value-type="string" calcext:value-type="string">
            <text:p>Apache-2.0</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purpose. Repository of 2 in webapge of 1.</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bioconductor-mygene/lib</text:p>
          </table:table-cell>
          <table:table-cell table:style-name="ce2" office:value-type="string" calcext:value-type="string">
            <text:p>bioconda_recipes/mygene/lib/3.2.2</text:p>
          </table:table-cell>
          <table:table-cell table:style-name="ce2" table:content-validation-name="val1" office:value-type="string" calcext:value-type="string">
            <text:p>bioconda_recipes</text:p>
          </table:table-cell>
          <table:table-cell table:style-name="ce3" office:value-type="string" calcext:value-type="string">
            <text:p>mygene</text:p>
          </table:table-cell>
          <table:table-cell table:style-name="ce2" table:content-validation-name="val2" office:value-type="string" calcext:value-type="string">
            <text:p>lib</text:p>
          </table:table-cell>
          <table:table-cell table:style-name="ce2" office:value-type="string" calcext:value-type="string">
            <text:p>Python Client for MyGene.Info services.</text:p>
          </table:table-cell>
          <table:table-cell table:style-name="ce5" table:formula="of:=HYPERLINK(&quot;https://github.com/suLab/mygene.py&quot;;&quot;https://github.com/suLab/mygene.py&quot;)" office:value-type="string" office:string-value="https://github.com/suLab/mygene.py" calcext:value-type="string">
            <text:p>https://github.com/suLab/mygene.py</text:p>
          </table:table-cell>
          <table:table-cell table:style-name="ce2" table:number-columns-repeated="3"/>
          <table:table-cell table:style-name="ce2" office:value-type="string" calcext:value-type="string">
            <text:p>BSD License</text:p>
          </table:table-cell>
          <table:table-cell table:style-name="ce2" office:value-type="string" calcext:value-type="string">
            <text:p>bioconda_recipes/bioconductor-mygene/lib/1.38.0</text:p>
          </table:table-cell>
          <table:table-cell table:style-name="ce8" table:content-validation-name="val3" office:value-type="string" calcext:value-type="string">
            <text:p>bioconda_recipes</text:p>
          </table:table-cell>
          <table:table-cell table:style-name="ce10" office:value-type="string" calcext:value-type="string">
            <text:p>bioconductor-mygene</text:p>
          </table:table-cell>
          <table:table-cell table:style-name="ce12" table:content-validation-name="val4" office:value-type="string" calcext:value-type="string">
            <text:p>lib</text:p>
          </table:table-cell>
          <table:table-cell table:style-name="ce12" office:value-type="string" calcext:value-type="string">
            <text:p>MyGene.Info_ provides simple-to-use REST web services to query/retrieve gene annotation data. It's designed with simplicity and performance emphasized. *mygene*, is an easy-to-use R wrapper to access MyGene.Info_ services.</text:p>
          </table:table-cell>
          <table:table-cell table:style-name="ce12"/>
          <table:table-cell table:style-name="ce14" table:formula="of:=HYPERLINK(&quot;https://bioconductor.org/packages/3.18/bioc/html/mygene.html&quot;;&quot;https://bioconductor.org/packages/3.18/bioc/html/mygene.html&quot;)" office:value-type="string" office:string-value="https://bioconductor.org/packages/3.18/bioc/html/mygene.html" calcext:value-type="string">
            <text:p>https://bioconductor.org/packages/3.18/bioc/html/mygene.html</text:p>
          </table:table-cell>
          <table:table-cell table:style-name="ce12" table:number-columns-repeated="2"/>
          <table:table-cell table:style-name="ce16" office:value-type="string" calcext:value-type="string">
            <text:p>Artistic-2.0</text:p>
          </table:table-cell>
          <table:table-cell table:style-name="ce2" table:content-validation-name="val5" office:value-type="string" calcext:value-type="string">
            <text:p>different</text:p>
          </table:table-cell>
          <table:table-cell table:style-name="ce2" table:content-validation-name="val6" office:value-type="string" calcext:value-type="string">
            <text:p>medium</text:p>
          </table:table-cell>
          <table:table-cell table:style-name="ce19" office:value-type="string" calcext:value-type="string">
            <text:p>Same purposes but one is written in R and the other in R. Both access the same service.</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pyrpipe/cmd</text:p>
          </table:table-cell>
          <table:table-cell table:style-name="ce2" office:value-type="string" calcext:value-type="string">
            <text:p>biotools/pyrpipe/undefined/None</text:p>
          </table:table-cell>
          <table:table-cell table:style-name="ce2" table:content-validation-name="val1" office:value-type="string" calcext:value-type="string">
            <text:p>biotools</text:p>
          </table:table-cell>
          <table:table-cell table:style-name="ce3" office:value-type="string" calcext:value-type="string">
            <text:p>pyrpipe</text:p>
          </table:table-cell>
          <table:table-cell table:style-name="ce2" table:content-validation-name="val2" office:value-type="string" calcext:value-type="string">
            <text:p>undefined</text:p>
          </table:table-cell>
          <table:table-cell table:style-name="ce2" office:value-type="string" calcext:value-type="string">
            <text:p>A python package for RNA-Seq workflows.</text:p>
            <text:p/>
            <text:p>pyrpipe: python rna-seq pipeliner.</text:p>
            <text:p/>
            <text:p>Example to identify orphan transcripts in maize by pyrpipe.</text:p>
            <text:p/>
            <text:p>A python package for RNA-Seq workflows — pyrpipe 0.0.1 documentation.</text:p>
            <text:p/>
            <text:p>pyrpipe (Pronounced as "pyre-pipe") is a python package to easily develop bioinformatic or any other computational pipelines in pure python. pyrpipe provides an easy-to-use framework for importing any UNIX command in python. pyrpipe comes with specialized classes and functions to easily code RNA-Seq processing workflows.</text:p>
            <text:p/>
            <text:p>pyrpipe (Pronounced as "pyre-pipe") is a python package to easily develop RNA-Seq analyses workflow by integrating popular RNA-Seq analysis programs in an object oriented manner. pyrpipe can be used on local computers or on HPC environments to manage analysis of RNA-Seq data.</text:p>
          </table:table-cell>
          <table:table-cell table:style-name="ce2"/>
          <table:table-cell table:style-name="ce5" table:formula="of:=HYPERLINK(&quot;http://pyrpipe.rtfd.io/&quot;;&quot;http://pyrpipe.rtfd.io/&quot;)" office:value-type="string" office:string-value="http://pyrpipe.rtfd.io/" calcext:value-type="string">
            <text:p>http://pyrpipe.rtfd.io/</text:p>
          </table:table-cell>
          <table:table-cell table:style-name="ce2" office:value-type="string" calcext:value-type="string">
            <text:p>Urminder Singh &lt;usingh@iastate.edu&gt;</text:p>
            <text:p>Eve Syrkin Wurtele &lt;mash@iastate.edu&gt;</text:p>
          </table:table-cell>
          <table:table-cell table:style-name="ce2" table:number-columns-repeated="2"/>
          <table:table-cell table:style-name="ce2" office:value-type="string" calcext:value-type="string">
            <text:p>bioconda_recipes/pyrpipe/cmd/0.0.5</text:p>
          </table:table-cell>
          <table:table-cell table:style-name="ce8" table:content-validation-name="val3" office:value-type="string" calcext:value-type="string">
            <text:p>bioconda_recipes</text:p>
          </table:table-cell>
          <table:table-cell table:style-name="ce10" office:value-type="string" calcext:value-type="string">
            <text:p>pyrpipe</text:p>
          </table:table-cell>
          <table:table-cell table:style-name="ce12" table:content-validation-name="val4" office:value-type="string" calcext:value-type="string">
            <text:p>cmd</text:p>
          </table:table-cell>
          <table:table-cell table:style-name="ce12" office:value-type="string" calcext:value-type="string">
            <text:p>Pyrpipe is a lightweight python package for RNA-Seq workflows.</text:p>
          </table:table-cell>
          <table:table-cell table:style-name="ce14" table:formula="of:=HYPERLINK(&quot;https://github.com/urmi-21/pyrpipe&quot;;&quot;https://github.com/urmi-21/pyrpipe&quot;)" office:value-type="string" office:string-value="https://github.com/urmi-21/pyrpipe" calcext:value-type="string">
            <text:p>https://github.com/urmi-21/pyrpipe</text:p>
          </table:table-cell>
          <table:table-cell table:style-name="ce14" table:formula="of:=HYPERLINK(&quot;https://github.com/urmi-21/pyrpipe&quot;;&quot;https://github.com/urmi-21/pyrpipe&quot;)" office:value-type="string" office:string-value="https://github.com/urmi-21/pyrpipe" calcext:value-type="string">
            <text:p>https://github.com/urmi-21/pyrpipe</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purpose, simliar descriptions and repository of 2 found in webpage of 1.</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bioconductor-atsnp/lib</text:p>
          </table:table-cell>
          <table:table-cell table:style-name="ce2" office:value-type="string" calcext:value-type="string">
            <text:p>biotools/atsnp/lib/None</text:p>
          </table:table-cell>
          <table:table-cell table:style-name="ce2" table:content-validation-name="val1" office:value-type="string" calcext:value-type="string">
            <text:p>biotools</text:p>
          </table:table-cell>
          <table:table-cell table:style-name="ce3" office:value-type="string" calcext:value-type="string">
            <text:p>atsnp</text:p>
          </table:table-cell>
          <table:table-cell table:style-name="ce2" table:content-validation-name="val2" office:value-type="string" calcext:value-type="string">
            <text:p>lib</text:p>
          </table:table-cell>
          <table:table-cell table:style-name="ce2" office:value-type="string" calcext:value-type="string">
            <text:p>Affinity Test for regulatory SNP detection package is a bioinformatics tool for computing and testing large-scale motif-SNP interactions.</text:p>
          </table:table-cell>
          <table:table-cell table:style-name="ce2"/>
          <table:table-cell table:style-name="ce5" table:formula="of:=HYPERLINK(&quot;https://github.com/chandlerzuo/atsnp&quot;;&quot;https://github.com/chandlerzuo/atsnp&quot;)" office:value-type="string" office:string-value="https://github.com/chandlerzuo/atsnp" calcext:value-type="string">
            <text:p>https://github.com/chandlerzuo/atsnp</text:p>
          </table:table-cell>
          <table:table-cell table:style-name="ce2" office:value-type="string" calcext:value-type="string">
            <text:p>Chandler Zu</text:p>
          </table:table-cell>
          <table:table-cell table:style-name="ce2" table:number-columns-repeated="2"/>
          <table:table-cell table:style-name="ce2" office:value-type="string" calcext:value-type="string">
            <text:p>bioconda_recipes/bioconductor-atsnp/lib/1.18.0</text:p>
          </table:table-cell>
          <table:table-cell table:style-name="ce8" table:content-validation-name="val3" office:value-type="string" calcext:value-type="string">
            <text:p>bioconda_recipes</text:p>
          </table:table-cell>
          <table:table-cell table:style-name="ce10" office:value-type="string" calcext:value-type="string">
            <text:p>bioconductor-atsnp</text:p>
          </table:table-cell>
          <table:table-cell table:style-name="ce12" table:content-validation-name="val4" office:value-type="string" calcext:value-type="string">
            <text:p>lib</text:p>
          </table:table-cell>
          <table:table-cell table:style-name="ce12" office:value-type="string" calcext:value-type="string">
            <text:p>AtSNP performs affinity tests of motif matches with the SNP or the reference genomes and SNP-led changes in motif matches.</text:p>
          </table:table-cell>
          <table:table-cell table:style-name="ce12"/>
          <table:table-cell table:style-name="ce14" table:formula="of:=HYPERLINK(&quot;https://bioconductor.org/packages/3.18/bioc/html/atSNP.html&quot;;&quot;https://bioconductor.org/packages/3.18/bioc/html/atSNP.html&quot;)" office:value-type="string" office:string-value="https://bioconductor.org/packages/3.18/bioc/html/atSNP.html" calcext:value-type="string">
            <text:p>https://bioconductor.org/packages/3.18/bioc/html/atSNP.html</text:p>
          </table:table-cell>
          <table:table-cell table:style-name="ce12" table:number-columns-repeated="2"/>
          <table:table-cell table:style-name="ce16" office:value-type="string" calcext:value-type="string">
            <text:p>GPL-2.0-only</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imilar purpose, same author and publication</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expressionview/lib</text:p>
          </table:table-cell>
          <table:table-cell table:style-name="ce2" office:value-type="string" calcext:value-type="string">
            <text:p>biotools/expressionview/lib/1.26.0</text:p>
          </table:table-cell>
          <table:table-cell table:style-name="ce2" table:content-validation-name="val1" office:value-type="string" calcext:value-type="string">
            <text:p>biotools</text:p>
          </table:table-cell>
          <table:table-cell table:style-name="ce3" office:value-type="string" calcext:value-type="string">
            <text:p>expressionview</text:p>
          </table:table-cell>
          <table:table-cell table:style-name="ce2" table:content-validation-name="val2" office:value-type="string" calcext:value-type="string">
            <text:p>lib</text:p>
          </table:table-cell>
          <table:table-cell table:style-name="ce2" office:value-type="string" calcext:value-type="string">
            <text:p>R package that provides an interactive environment to explore biclusters identified in gene expression data. A sophisticated ordering algorithm is used to present the biclusters in a visually appealing layout. From this overview, the user can select individual biclusters and access all the biologically relevant data associated with it. The package is aimed to facilitate the collaboration between bioinformaticians and life scientists who are not familiar with the R language.</text:p>
          </table:table-cell>
          <table:table-cell table:style-name="ce2"/>
          <table:table-cell table:style-name="ce5" table:formula="of:=HYPERLINK(&quot;https://www2.unil.ch/cbg/index.php?title=ExpressionView&quot;;&quot;https://www2.unil.ch/cbg/index.php?title=ExpressionView&quot;)" office:value-type="string" office:string-value="https://www2.unil.ch/cbg/index.php?title=ExpressionView" calcext:value-type="string">
            <text:p>https://www2.unil.ch/cbg/index.php?title=ExpressionView</text:p>
          </table:table-cell>
          <table:table-cell table:style-name="ce2" office:value-type="string" calcext:value-type="string">
            <text:p>Gabor Csardi &lt;csardi.gabor@gmail.com&gt;</text:p>
          </table:table-cell>
          <table:table-cell table:style-name="ce2" table:number-columns-repeated="2"/>
          <table:table-cell table:style-name="ce2" office:value-type="string" calcext:value-type="string">
            <text:p>bioconductor/expressionview/lib/1.45.0</text:p>
          </table:table-cell>
          <table:table-cell table:style-name="ce8" table:content-validation-name="val3" office:value-type="string" calcext:value-type="string">
            <text:p>bioconductor</text:p>
          </table:table-cell>
          <table:table-cell table:style-name="ce10" office:value-type="string" calcext:value-type="string">
            <text:p>expressionview</text:p>
          </table:table-cell>
          <table:table-cell table:style-name="ce12" table:content-validation-name="val4" office:value-type="string" calcext:value-type="string">
            <text:p>lib</text:p>
          </table:table-cell>
          <table:table-cell table:style-name="ce12" office:value-type="string" calcext:value-type="string">
            <text:p>ExpressionView visualizes possibly overlapping biclusters in a gene expression matrix. It can use the result of the ISA method (eisa package) or the algorithms in the biclust package or others. The viewer itself was developed using Adobe Flex and runs in a flash-enabled web browser.</text:p>
          </table:table-cell>
          <table:table-cell table:style-name="ce14" table:formula="of:=HYPERLINK(&quot;https://git.bioconductor.org/packages/ExpressionView&quot;;&quot;https://git.bioconductor.org/packages/ExpressionView&quot;)" office:value-type="string" office:string-value="https://git.bioconductor.org/packages/ExpressionView" calcext:value-type="string">
            <text:p>https://git.bioconductor.org/packages/ExpressionView</text:p>
          </table:table-cell>
          <table:table-cell table:style-name="ce14" table:formula="of:=HYPERLINK(&quot;https://bioconductor.org/packages/ExpressionView&quot;;&quot;https://bioconductor.org/packages/ExpressionView&quot;)" office:value-type="string" office:string-value="https://bioconductor.org/packages/ExpressionView" calcext:value-type="string">
            <text:p>https://bioconductor.org/packages/ExpressionView</text:p>
          </table:table-cell>
          <table:table-cell table:style-name="ce12" office:value-type="string" calcext:value-type="string">
            <text:p>Gabor Csardi &lt;csardi.gabor@gmail.com&gt;</text:p>
          </table:table-cell>
          <table:table-cell table:style-name="ce12"/>
          <table:table-cell table:style-name="ce16" office:value-type="string" calcext:value-type="string">
            <text:p>GPL-2.0-or-later</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Same purpose, programming language, maintainer and reference to biocoductor in 1.</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cryfa/cmd</text:p>
          </table:table-cell>
          <table:table-cell table:style-name="ce2" office:value-type="string" calcext:value-type="string">
            <text:p>biotools/cryfa/cmd/None</text:p>
          </table:table-cell>
          <table:table-cell table:style-name="ce2" table:content-validation-name="val1" office:value-type="string" calcext:value-type="string">
            <text:p>biotools</text:p>
          </table:table-cell>
          <table:table-cell table:style-name="ce3" office:value-type="string" calcext:value-type="string">
            <text:p>cryfa</text:p>
          </table:table-cell>
          <table:table-cell table:style-name="ce2" table:content-validation-name="val2" office:value-type="string" calcext:value-type="string">
            <text:p>cmd</text:p>
          </table:table-cell>
          <table:table-cell table:style-name="ce2" office:value-type="string" calcext:value-type="string">
            <text:p>Secure encryption tool for genomic data, namely in Fasta, Fastq, VCF, SAM and BAM formats, which is also capable of reducing the storage size of Fasta and Fastq files.</text:p>
          </table:table-cell>
          <table:table-cell table:style-name="ce2"/>
          <table:table-cell table:style-name="ce5" table:formula="of:=HYPERLINK(&quot;https://github.com/cobilab/cryfa&quot;;&quot;https://github.com/cobilab/cryfa&quot;)" office:value-type="string" office:string-value="https://github.com/cobilab/cryfa" calcext:value-type="string">
            <text:p>https://github.com/cobilab/cryfa</text:p>
          </table:table-cell>
          <table:table-cell table:style-name="ce2" office:value-type="string" calcext:value-type="string">
            <text:p>Morteza Hosseini &lt;seyedmorteza@ua.pt&gt;</text:p>
          </table:table-cell>
          <table:table-cell table:style-name="ce2" table:number-columns-repeated="2"/>
          <table:table-cell table:style-name="ce2" office:value-type="string" calcext:value-type="string">
            <text:p>bioconda_recipes/cryfa/cmd/20.04</text:p>
          </table:table-cell>
          <table:table-cell table:style-name="ce8" table:content-validation-name="val3" office:value-type="string" calcext:value-type="string">
            <text:p>bioconda_recipes</text:p>
          </table:table-cell>
          <table:table-cell table:style-name="ce10" office:value-type="string" calcext:value-type="string">
            <text:p>cryfa</text:p>
          </table:table-cell>
          <table:table-cell table:style-name="ce12" table:content-validation-name="val4" office:value-type="string" calcext:value-type="string">
            <text:p>cmd</text:p>
          </table:table-cell>
          <table:table-cell table:style-name="ce12" office:value-type="string" calcext:value-type="string">
            <text:p>A secure encryption tool for genomic data.</text:p>
          </table:table-cell>
          <table:table-cell table:style-name="ce14" table:formula="of:=HYPERLINK(&quot;https://github.com/smortezah/cryfa&quot;;&quot;https://github.com/smortezah/cryfa&quot;)" office:value-type="string" office:string-value="https://github.com/smortezah/cryfa" calcext:value-type="string">
            <text:p>https://github.com/smortezah/cryfa</text:p>
          </table:table-cell>
          <table:table-cell table:style-name="ce14" table:formula="of:=HYPERLINK(&quot;https://github.com/smortezah/cryfa&quot;;&quot;https://github.com/smortezah/cryfa&quot;)" office:value-type="string" office:string-value="https://github.com/smortezah/cryfa" calcext:value-type="string">
            <text:p>https://github.com/smortezah/cryfa</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medium</text:p>
          </table:table-cell>
          <table:table-cell table:style-name="ce19" office:value-type="string" calcext:value-type="string">
            <text:p>One repository a fork of the other.</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gffcompare/cmd</text:p>
          </table:table-cell>
          <table:table-cell table:style-name="ce2" office:value-type="string" calcext:value-type="string">
            <text:p>galaxy/gffcompare/cmd/0.9.8</text:p>
          </table:table-cell>
          <table:table-cell table:style-name="ce2" table:content-validation-name="val1" office:value-type="string" calcext:value-type="string">
            <text:p>galaxy</text:p>
          </table:table-cell>
          <table:table-cell table:style-name="ce3" office:value-type="string" calcext:value-type="string">
            <text:p>gffcompare</text:p>
          </table:table-cell>
          <table:table-cell table:style-name="ce2" table:content-validation-name="val2" office:value-type="string" calcext:value-type="string">
            <text:p>cmd</text:p>
          </table:table-cell>
          <table:table-cell table:style-name="ce2" office:value-type="string" calcext:value-type="string">
            <text:p>Compare assembled transcripts to a reference annotation.</text:p>
          </table:table-cell>
          <table:table-cell table:style-name="ce2"/>
          <table:table-cell table:style-name="ce5" table:formula="of:=HYPERLINK(&quot;https://galaxy.bi.uni-freiburg.de/tool_runner?tool_id=toolshed.g2.bx.psu.edu%2Frepos%2Fiuc%2Fgffcompare%2Fgffcompare%2F0.9.8&quot;;&quot;https://galaxy.bi.uni-freiburg.de/tool_runner?tool_id=toolshed.g2.bx.psu.edu%2Frepos%2Fiuc%2Fgffcompare%2Fgffcompare%2F0.9.8&quot;)" office:value-type="string" office:string-value="https://galaxy.bi.uni-freiburg.de/tool_runner?tool_id=toolshed.g2.bx.psu.edu%2Frepos%2Fiuc%2Fgffcompare%2Fgffcompare%2F0.9.8" calcext:value-type="string">
            <text:p>https://galaxy.bi.uni-freiburg.de/tool_runner?tool_id=toolshed.g2.bx.psu.edu%2Frepos%2Fiuc%2Fgffcompare%2Fgffcompare%2F0.9.8</text:p>
          </table:table-cell>
          <table:table-cell table:style-name="ce2" table:number-columns-repeated="3"/>
          <table:table-cell table:style-name="ce2" office:value-type="string" calcext:value-type="string">
            <text:p>bioconda_recipes/gffcompare/cmd/0.12.6</text:p>
          </table:table-cell>
          <table:table-cell table:style-name="ce8" table:content-validation-name="val3" office:value-type="string" calcext:value-type="string">
            <text:p>bioconda_recipes</text:p>
          </table:table-cell>
          <table:table-cell table:style-name="ce10" office:value-type="string" calcext:value-type="string">
            <text:p>gffcompare</text:p>
          </table:table-cell>
          <table:table-cell table:style-name="ce12" table:content-validation-name="val4" office:value-type="string" calcext:value-type="string">
            <text:p>cmd</text:p>
          </table:table-cell>
          <table:table-cell table:style-name="ce12" office:value-type="string" calcext:value-type="string">
            <text:p>GffCompare by Geo Pertea.</text:p>
          </table:table-cell>
          <table:table-cell table:style-name="ce14" table:formula="of:=HYPERLINK(&quot;https://github.com/gpertea/gffcompare&quot;;&quot;https://github.com/gpertea/gffcompare&quot;)" office:value-type="string" office:string-value="https://github.com/gpertea/gffcompare" calcext:value-type="string">
            <text:p>https://github.com/gpertea/gffcompare</text:p>
          </table:table-cell>
          <table:table-cell table:style-name="ce14" table:formula="of:=HYPERLINK(&quot;https://ccb.jhu.edu/software/stringtie/gffcompare.shtml&quot;;&quot;https://ccb.jhu.edu/software/stringtie/gffcompare.shtml&quot;)" office:value-type="string" office:string-value="https://ccb.jhu.edu/software/stringtie/gffcompare.shtml" calcext:value-type="string">
            <text:p>https://ccb.jhu.edu/software/stringtie/gffcompare.shtml</text:p>
          </table:table-cell>
          <table:table-cell table:style-name="ce12" table:number-columns-repeated="2"/>
          <table:table-cell table:style-name="ce16" office:value-type="string" calcext:value-type="string">
            <text:p>Artistic-2.0</text:p>
          </table:table-cell>
          <table:table-cell table:style-name="ce2" table:content-validation-name="val5" office:value-type="string" calcext:value-type="string">
            <text:p>different</text:p>
          </table:table-cell>
          <table:table-cell table:style-name="ce2" table:content-validation-name="val6" office:value-type="string" calcext:value-type="string">
            <text:p>low</text:p>
          </table:table-cell>
          <table:table-cell table:style-name="ce19" office:value-type="string" calcext:value-type="string">
            <text:p>One common author and same purpose, but different publications.</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kmc/cmd</text:p>
          </table:table-cell>
          <table:table-cell table:style-name="ce2" office:value-type="string" calcext:value-type="string">
            <text:p>bioconda_recipes/kmc/cmd/3.2.1</text:p>
          </table:table-cell>
          <table:table-cell table:style-name="ce2" table:content-validation-name="val1" office:value-type="string" calcext:value-type="string">
            <text:p>bioconda_recipes</text:p>
          </table:table-cell>
          <table:table-cell table:style-name="ce3" office:value-type="string" calcext:value-type="string">
            <text:p>kmc</text:p>
          </table:table-cell>
          <table:table-cell table:style-name="ce2" table:content-validation-name="val2" office:value-type="string" calcext:value-type="string">
            <text:p>cmd</text:p>
          </table:table-cell>
          <table:table-cell table:style-name="ce2" office:value-type="string" calcext:value-type="string">
            <text:p>KMC is a utility designed for counting k-mers (sequences</text:p>
            <text:p>of consecutive k symbols) in a set of DNA sequences. KMC tools allow performing various operations on k-mers sets.</text:p>
          </table:table-cell>
          <table:table-cell table:style-name="ce5" table:formula="of:=HYPERLINK(&quot;https://github.com/refresh-bio/kmc&quot;;&quot;https://github.com/refresh-bio/kmc&quot;)" office:value-type="string" office:string-value="https://github.com/refresh-bio/kmc" calcext:value-type="string">
            <text:p>https://github.com/refresh-bio/kmc</text:p>
          </table:table-cell>
          <table:table-cell table:style-name="ce5" table:formula="of:=HYPERLINK(&quot;https://github.com/refresh-bio/kmc&quot;;&quot;https://github.com/refresh-bio/kmc&quot;)" office:value-type="string" office:string-value="https://github.com/refresh-bio/kmc" calcext:value-type="string">
            <text:p>https://github.com/refresh-bio/kmc</text:p>
          </table:table-cell>
          <table:table-cell table:style-name="ce2" table:number-columns-repeated="2"/>
          <table:table-cell table:style-name="ce2" office:value-type="string" calcext:value-type="string">
            <text:p>GPL-3.0-only</text:p>
          </table:table-cell>
          <table:table-cell table:style-name="ce2" office:value-type="string" calcext:value-type="string">
            <text:p>biotools/kmc/cmd/None</text:p>
          </table:table-cell>
          <table:table-cell table:style-name="ce8" table:content-validation-name="val3" office:value-type="string" calcext:value-type="string">
            <text:p>biotools</text:p>
          </table:table-cell>
          <table:table-cell table:style-name="ce10" office:value-type="string" calcext:value-type="string">
            <text:p>kmc</text:p>
          </table:table-cell>
          <table:table-cell table:style-name="ce12" table:content-validation-name="val4" office:value-type="string" calcext:value-type="string">
            <text:p>cmd</text:p>
          </table:table-cell>
          <table:table-cell table:style-name="ce12" office:value-type="string" calcext:value-type="string">
            <text:p>KMC is a utility designed for counting k-mers (sequences of consecutive k symbols) in a set of reads from genome sequencing projects.</text:p>
          </table:table-cell>
          <table:table-cell table:style-name="ce12"/>
          <table:table-cell table:style-name="ce14" table:formula="of:=HYPERLINK(&quot;http://sun.aei.polsl.pl/REFRESH/index.php?page=projects&amp;project=kmc&amp;subpage=about&quot;;&quot;http://sun.aei.polsl.pl/REFRESH/index.php?page=projects&amp;project=kmc&amp;subpage=about&quot;)" office:value-type="string" office:string-value="http://sun.aei.polsl.pl/REFRESH/index.php?page=projects&amp;project=kmc&amp;subpage=about" calcext:value-type="string">
            <text:p>http://sun.aei.polsl.pl/REFRESH/index.php?page=projects&amp;project=kmc&amp;subpage=about</text:p>
          </table:table-cell>
          <table:table-cell table:style-name="ce12" office:value-type="string" calcext:value-type="string">
            <text:p><text:s/>&lt;sebastian.deorowicz@polsl.pl&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description. Repository of 2 appers in website 1.</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esco/lib</text:p>
          </table:table-cell>
          <table:table-cell table:style-name="ce2" office:value-type="string" calcext:value-type="string">
            <text:p>biotools/esco/lib/None</text:p>
          </table:table-cell>
          <table:table-cell table:style-name="ce2" table:content-validation-name="val1" office:value-type="string" calcext:value-type="string">
            <text:p>biotools</text:p>
          </table:table-cell>
          <table:table-cell table:style-name="ce3" office:value-type="string" calcext:value-type="string">
            <text:p>esco</text:p>
          </table:table-cell>
          <table:table-cell table:style-name="ce2" table:content-validation-name="val2" office:value-type="string" calcext:value-type="string">
            <text:p>lib</text:p>
          </table:table-cell>
          <table:table-cell table:style-name="ce2" office:value-type="string" calcext:value-type="string">
            <text:p>ESCO is an R package for the simulation of single-cell RNA sequencing data with special consideration of gene co-expression.</text:p>
          </table:table-cell>
          <table:table-cell table:style-name="ce2"/>
          <table:table-cell table:style-name="ce5" table:formula="of:=HYPERLINK(&quot;https://github.com/JINJINT/SplatterESCO&quot;;&quot;https://github.com/JINJINT/SplatterESCO&quot;)" office:value-type="string" office:string-value="https://github.com/JINJINT/SplatterESCO" calcext:value-type="string">
            <text:p>https://github.com/JINJINT/SplatterESCO</text:p>
          </table:table-cell>
          <table:table-cell table:style-name="ce2" office:value-type="string" calcext:value-type="string">
            <text:p>Kathryn Roeder &lt;roeder@andrew.cmu.edu&gt;</text:p>
          </table:table-cell>
          <table:table-cell table:style-name="ce2" table:number-columns-repeated="2"/>
          <table:table-cell table:style-name="ce2" office:value-type="string" calcext:value-type="string">
            <text:p>bioconductor/esco/lib/0.99.12</text:p>
          </table:table-cell>
          <table:table-cell table:style-name="ce8" table:content-validation-name="val3" office:value-type="string" calcext:value-type="string">
            <text:p>bioconductor</text:p>
          </table:table-cell>
          <table:table-cell table:style-name="ce10" office:value-type="string" calcext:value-type="string">
            <text:p>esco</text:p>
          </table:table-cell>
          <table:table-cell table:style-name="ce12" table:content-validation-name="val4" office:value-type="string" calcext:value-type="string">
            <text:p>lib</text:p>
          </table:table-cell>
          <table:table-cell table:style-name="ce12" office:value-type="string" calcext:value-type="string">
            <text:p>This package borrowed the infrastructure from package splatter, which is a package for the simulation of single-cell RNA sequencing count data. This new pacakge allows users to simulate single cell data with any given correlations among genes, while allowing discrete / tree-structured cell groups and smooth trajectories. It provides a simple interface for creating complex simulations that are reproducible and well-documented. Most parameters can be estimated from real data and functions are provided for comparing and visualizing real and simulated datasets.</text:p>
          </table:table-cell>
          <table:table-cell table:style-name="ce14" table:formula="of:=HYPERLINK(&quot;https://git.bioconductor.org/packages/ESCO&quot;;&quot;https://git.bioconductor.org/packages/ESCO&quot;)" office:value-type="string" office:string-value="https://git.bioconductor.org/packages/ESCO" calcext:value-type="string">
            <text:p>https://git.bioconductor.org/packages/ESCO</text:p>
          </table:table-cell>
          <table:table-cell table:style-name="ce14" table:formula="of:=HYPERLINK(&quot;https://bioconductor.org/packages/ESCO&quot;;&quot;https://bioconductor.org/packages/ESCO&quot;)" office:value-type="string" office:string-value="https://bioconductor.org/packages/ESCO" calcext:value-type="string">
            <text:p>https://bioconductor.org/packages/ESCO</text:p>
          </table:table-cell>
          <table:table-cell table:style-name="ce12" office:value-type="string" calcext:value-type="string">
            <text:p>Jinjin Tian &lt;jinjint@andrew.cmu.edu&gt;</text:p>
          </table:table-cell>
          <table:table-cell table:style-name="ce12"/>
          <table:table-cell table:style-name="ce16" office:value-type="string" calcext:value-type="string">
            <text:p>GPL-3</text:p>
          </table:table-cell>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Similar purpose, same programming language. Author in 1 first author of publication of 2. </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a5/cmd</text:p>
          </table:table-cell>
          <table:table-cell table:style-name="ce2" office:value-type="string" calcext:value-type="string">
            <text:p>bioconda_recipes/a5-miseq/cmd/20160825</text:p>
          </table:table-cell>
          <table:table-cell table:style-name="ce2" table:content-validation-name="val1" office:value-type="string" calcext:value-type="string">
            <text:p>bioconda_recipes</text:p>
          </table:table-cell>
          <table:table-cell table:style-name="ce3" office:value-type="string" calcext:value-type="string">
            <text:p>a5-miseq</text:p>
          </table:table-cell>
          <table:table-cell table:style-name="ce2" table:content-validation-name="val2" office:value-type="string" calcext:value-type="string">
            <text:p>cmd</text:p>
          </table:table-cell>
          <table:table-cell table:style-name="ce2" office:value-type="string" calcext:value-type="string">
            <text:p>A5-miseq is a pipeline for assembling DNA sequence data generated on the Illumina sequencing platform. This README will take you through the steps necessary for running _A5-miseq_.</text:p>
          </table:table-cell>
          <table:table-cell table:style-name="ce2"/>
          <table:table-cell table:style-name="ce5" table:formula="of:=HYPERLINK(&quot;https://sourceforge.net/projects/ngop&quot;;&quot;https://sourceforge.net/projects/ngop&quot;)" office:value-type="string" office:string-value="https://sourceforge.net/projects/ngop" calcext:value-type="string">
            <text:p>https://sourceforge.net/projects/ngop</text:p>
          </table:table-cell>
          <table:table-cell table:style-name="ce2" table:number-columns-repeated="2"/>
          <table:table-cell table:style-name="ce2" office:value-type="string" calcext:value-type="string">
            <text:p>GPL-3.0-only</text:p>
          </table:table-cell>
          <table:table-cell table:style-name="ce2" office:value-type="string" calcext:value-type="string">
            <text:p>biotools/a5/cmd/None</text:p>
          </table:table-cell>
          <table:table-cell table:style-name="ce8" table:content-validation-name="val3" office:value-type="string" calcext:value-type="string">
            <text:p>biotools</text:p>
          </table:table-cell>
          <table:table-cell table:style-name="ce10" office:value-type="string" calcext:value-type="string">
            <text:p>a5</text:p>
          </table:table-cell>
          <table:table-cell table:style-name="ce12" table:content-validation-name="val4" office:value-type="string" calcext:value-type="string">
            <text:p>cmd</text:p>
          </table:table-cell>
          <table:table-cell table:style-name="ce12" office:value-type="string" calcext:value-type="string">
            <text:p>A5 is an integrative pipeline for genome assembly that automates sequence data cleaning, error correction, assembly, and quality control by chaining a number of programs together with additional custom algorithms.</text:p>
          </table:table-cell>
          <table:table-cell table:style-name="ce12"/>
          <table:table-cell table:style-name="ce14" table:formula="of:=HYPERLINK(&quot;https://sourceforge.net/projects/ngopt/&quot;;&quot;https://sourceforge.net/projects/ngopt/&quot;)" office:value-type="string" office:string-value="https://sourceforge.net/projects/ngopt/" calcext:value-type="string">
            <text:p>https://sourceforge.net/projects/ngopt/</text:p>
          </table:table-cell>
          <table:table-cell table:style-name="ce12" office:value-type="string" calcext:value-type="string">
            <text:p>Aaron E. Darling &lt;aarondarling@ucdavis.edu&gt;</text:p>
          </table:table-cell>
          <table:table-cell table:style-name="ce12"/>
          <table:table-cell table:style-name="ce16"/>
          <table:table-cell table:style-name="ce2" table:content-validation-name="val5" office:value-type="string" calcext:value-type="string">
            <text:p>same</text:p>
          </table:table-cell>
          <table:table-cell table:style-name="ce2" table:content-validation-name="val6" office:value-type="string" calcext:value-type="string">
            <text:p>low</text:p>
          </table:table-cell>
          <table:table-cell table:style-name="ce19" office:value-type="string" calcext:value-type="string">
            <text:p>Name of 1 included in website of 2. Same purpose</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rcorrector/cmd</text:p>
          </table:table-cell>
          <table:table-cell table:style-name="ce2" office:value-type="string" calcext:value-type="string">
            <text:p>toolshed/rcorrector/cmd/1.0.3+galaxy1</text:p>
          </table:table-cell>
          <table:table-cell table:style-name="ce2" table:content-validation-name="val1" office:value-type="string" calcext:value-type="string">
            <text:p>toolshed</text:p>
          </table:table-cell>
          <table:table-cell table:style-name="ce3" office:value-type="string" calcext:value-type="string">
            <text:p>rcorrector</text:p>
          </table:table-cell>
          <table:table-cell table:style-name="ce2" table:content-validation-name="val2" office:value-type="string" calcext:value-type="string">
            <text:p>cmd</text:p>
          </table:table-cell>
          <table:table-cell table:style-name="ce2" office:value-type="string" calcext:value-type="string">
            <text:p>A kmer-based error correction method for RNA-seq data.</text:p>
          </table:table-cell>
          <table:table-cell table:style-name="ce5" table:formula="of:=HYPERLINK(&quot;https://github.com/harvardinformatics/TranscriptomeAssemblyTools&quot;;&quot;https://github.com/harvardinformatics/TranscriptomeAssemblyTools&quot;)" office:value-type="string" office:string-value="https://github.com/harvardinformatics/TranscriptomeAssemblyTools" calcext:value-type="string">
            <text:p>https://github.com/harvardinformatics/TranscriptomeAssemblyTools</text:p>
          </table:table-cell>
          <table:table-cell table:style-name="ce2" table:number-columns-repeated="4"/>
          <table:table-cell table:style-name="ce2" office:value-type="string" calcext:value-type="string">
            <text:p>bioconda_recipes/rcorrector/cmd/1.0.6</text:p>
          </table:table-cell>
          <table:table-cell table:style-name="ce8" table:content-validation-name="val3" office:value-type="string" calcext:value-type="string">
            <text:p>bioconda_recipes</text:p>
          </table:table-cell>
          <table:table-cell table:style-name="ce10" office:value-type="string" calcext:value-type="string">
            <text:p>rcorrector</text:p>
          </table:table-cell>
          <table:table-cell table:style-name="ce12" table:content-validation-name="val4" office:value-type="string" calcext:value-type="string">
            <text:p>cmd</text:p>
          </table:table-cell>
          <table:table-cell table:style-name="ce12" office:value-type="string" calcext:value-type="string">
            <text:p>Rcorrector (RNA-seq error CORRECTOR) is a kmer-based error correction method for RNA-seq data. Rcorrector can also be applied to other type of sequencing data where the read coverage is non-uniform, such as single-cell sequencing.</text:p>
          </table:table-cell>
          <table:table-cell table:style-name="ce14" table:formula="of:=HYPERLINK(&quot;https://github.com/mourisl/Rcorrector&quot;;&quot;https://github.com/mourisl/Rcorrector&quot;)" office:value-type="string" office:string-value="https://github.com/mourisl/Rcorrector" calcext:value-type="string">
            <text:p>https://github.com/mourisl/Rcorrector</text:p>
          </table:table-cell>
          <table:table-cell table:style-name="ce14" table:formula="of:=HYPERLINK(&quot;https://github.com/mourisl/Rcorrector/&quot;;&quot;https://github.com/mourisl/Rcorrector/&quot;)" office:value-type="string" office:string-value="https://github.com/mourisl/Rcorrector/" calcext:value-type="string">
            <text:p>https://github.com/mourisl/Rcorrector/</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different</text:p>
          </table:table-cell>
          <table:table-cell table:style-name="ce2" table:content-validation-name="val6" office:value-type="string" calcext:value-type="string">
            <text:p>low</text:p>
          </table:table-cell>
          <table:table-cell table:style-name="ce19" office:value-type="string" calcext:value-type="string">
            <text:p>Different repository and code. One seems a wrapper of the other.</text:p>
          </table:table-cell>
          <table:table-cell table:style-name="ce22" table:content-validation-name="val7" table:formula="of:=TRUE()" office:value-type="float" office:value="1" calcext:value-type="float">
            <text:p>1</text:p>
          </table:table-cell>
          <table:table-cell table:style-name="ce23" table:number-columns-repeated="3"/>
          <table:table-cell table:number-columns-repeated="996"/>
        </table:table-row>
        <table:table-row table:style-name="ro2">
          <table:table-cell table:style-name="ce2" office:value-type="string" calcext:value-type="string">
            <text:p>bioconductor-multiwgcna/lib</text:p>
          </table:table-cell>
          <table:table-cell table:style-name="ce2" office:value-type="string" calcext:value-type="string">
            <text:p>biotools/multiwgcna/lib/None</text:p>
          </table:table-cell>
          <table:table-cell table:style-name="ce2" table:content-validation-name="val1" office:value-type="string" calcext:value-type="string">
            <text:p>biotools</text:p>
          </table:table-cell>
          <table:table-cell table:style-name="ce3" office:value-type="string" calcext:value-type="string">
            <text:p>multiwgcna</text:p>
          </table:table-cell>
          <table:table-cell table:style-name="ce2" table:content-validation-name="val2" office:value-type="string" calcext:value-type="string">
            <text:p>lib</text:p>
          </table:table-cell>
          <table:table-cell table:style-name="ce2" office:value-type="string" calcext:value-type="string">
            <text:p>R package for deep mining gene co-expression networks in multi-trait expression data.</text:p>
          </table:table-cell>
          <table:table-cell table:style-name="ce2"/>
          <table:table-cell table:style-name="ce5" table:formula="of:=HYPERLINK(&quot;https://github.com/fogellab/multiWGCNA&quot;;&quot;https://github.com/fogellab/multiWGCNA&quot;)" office:value-type="string" office:string-value="https://github.com/fogellab/multiWGCNA" calcext:value-type="string">
            <text:p>https://github.com/fogellab/multiWGCNA</text:p>
          </table:table-cell>
          <table:table-cell table:style-name="ce2" office:value-type="string" calcext:value-type="string">
            <text:p>Brent L. Fogel &lt;bfogel@ucla.edu&gt;</text:p>
            <text:p>Dario Tommasini</text:p>
          </table:table-cell>
          <table:table-cell table:style-name="ce2" table:number-columns-repeated="2"/>
          <table:table-cell table:style-name="ce2" office:value-type="string" calcext:value-type="string">
            <text:p>bioconda_recipes/bioconductor-multiwgcna/lib/1.0.0</text:p>
          </table:table-cell>
          <table:table-cell table:style-name="ce8" table:content-validation-name="val3" office:value-type="string" calcext:value-type="string">
            <text:p>bioconda_recipes</text:p>
          </table:table-cell>
          <table:table-cell table:style-name="ce10" office:value-type="string" calcext:value-type="string">
            <text:p>bioconductor-multiwgcna</text:p>
          </table:table-cell>
          <table:table-cell table:style-name="ce12" table:content-validation-name="val4" office:value-type="string" calcext:value-type="string">
            <text:p>lib</text:p>
          </table:table-cell>
          <table:table-cell table:style-name="ce12" office:value-type="string" calcext:value-type="string">
            <text:p>An R package for deeping mining gene co-expression networks in multi-trait expression data. Provides functions for analyzing, comparing, and visualizing WGCNA networks across conditions. multiWGCNA was designed to handle the common case where there are multiple biologically meaningful sample traits, such as disease vs wildtype across development or anatomical region.</text:p>
          </table:table-cell>
          <table:table-cell table:style-name="ce12"/>
          <table:table-cell table:style-name="ce14" table:formula="of:=HYPERLINK(&quot;https://bioconductor.org/packages/3.18/bioc/html/multiWGCNA.html&quot;;&quot;https://bioconductor.org/packages/3.18/bioc/html/multiWGCNA.html&quot;)" office:value-type="string" office:string-value="https://bioconductor.org/packages/3.18/bioc/html/multiWGCNA.html" calcext:value-type="string">
            <text:p>https://bioconductor.org/packages/3.18/bioc/html/multiWGCNA.html</text:p>
          </table:table-cell>
          <table:table-cell table:style-name="ce12" table:number-columns-repeated="2"/>
          <table:table-cell table:style-name="ce16" office:value-type="string" calcext:value-type="string">
            <text:p>GPL-3.0-only</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purpose, simliar description, same citation and 1 refers to being in bioconductor (2)</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table-cell table:style-name="ce2" office:value-type="string" calcext:value-type="string">
            <text:p>bioconductor-dune/lib</text:p>
          </table:table-cell>
          <table:table-cell table:style-name="ce2" office:value-type="string" calcext:value-type="string">
            <text:p>biotools/dune/lib/None</text:p>
          </table:table-cell>
          <table:table-cell table:style-name="ce2" table:content-validation-name="val1" office:value-type="string" calcext:value-type="string">
            <text:p>biotools</text:p>
          </table:table-cell>
          <table:table-cell table:style-name="ce3" office:value-type="string" calcext:value-type="string">
            <text:p>dune</text:p>
          </table:table-cell>
          <table:table-cell table:style-name="ce2" table:content-validation-name="val2" office:value-type="string" calcext:value-type="string">
            <text:p>lib</text:p>
          </table:table-cell>
          <table:table-cell table:style-name="ce2" office:value-type="string" calcext:value-type="string">
            <text:p>Dune is an R Package that provides a parameter-free method for optimizing the trade-off between the resolutionof the clusters and their replicability across datasets. Dune method takes as input a set of clustering results on a dataset, and iteratively merges clusters within those clusterings in order to maximize their concordance.</text:p>
          </table:table-cell>
          <table:table-cell table:style-name="ce2"/>
          <table:table-cell table:style-name="ce5" table:formula="of:=HYPERLINK(&quot;https://github.com/HectorRDB/Dune&quot;;&quot;https://github.com/HectorRDB/Dune&quot;)" office:value-type="string" office:string-value="https://github.com/HectorRDB/Dune" calcext:value-type="string">
            <text:p>https://github.com/HectorRDB/Dune</text:p>
          </table:table-cell>
          <table:table-cell table:style-name="ce2" office:value-type="string" calcext:value-type="string">
            <text:p>Sandrine Dudoit &lt;sandrine@stat.berkeley.edu&gt;</text:p>
          </table:table-cell>
          <table:table-cell table:style-name="ce2" table:number-columns-repeated="2"/>
          <table:table-cell table:style-name="ce2" office:value-type="string" calcext:value-type="string">
            <text:p>bioconda_recipes/bioconductor-dune/lib/1.14.0</text:p>
          </table:table-cell>
          <table:table-cell table:style-name="ce8" table:content-validation-name="val3" office:value-type="string" calcext:value-type="string">
            <text:p>bioconda_recipes</text:p>
          </table:table-cell>
          <table:table-cell table:style-name="ce10" office:value-type="string" calcext:value-type="string">
            <text:p>bioconductor-dune</text:p>
          </table:table-cell>
          <table:table-cell table:style-name="ce12" table:content-validation-name="val4" office:value-type="string" calcext:value-type="string">
            <text:p>lib</text:p>
          </table:table-cell>
          <table:table-cell table:style-name="ce12" office:value-type="string" calcext:value-type="string">
            <text:p>Given a set of clustering labels, Dune merges pairs of clusters to increase mean ARI between labels, improving replicability.</text:p>
          </table:table-cell>
          <table:table-cell table:style-name="ce12"/>
          <table:table-cell table:style-name="ce14" table:formula="of:=HYPERLINK(&quot;https://bioconductor.org/packages/3.18/bioc/html/Dune.html&quot;;&quot;https://bioconductor.org/packages/3.18/bioc/html/Dune.html&quot;)" office:value-type="string" office:string-value="https://bioconductor.org/packages/3.18/bioc/html/Dune.html" calcext:value-type="string">
            <text:p>https://bioconductor.org/packages/3.18/bioc/html/Dune.html</text:p>
          </table:table-cell>
          <table:table-cell table:style-name="ce12" table:number-columns-repeated="2"/>
          <table:table-cell table:style-name="ce16" office:value-type="string" calcext:value-type="string">
            <text:p>MIT</text:p>
          </table:table-cell>
          <table:table-cell table:style-name="ce2" table:content-validation-name="val5" office:value-type="string" calcext:value-type="string">
            <text:p>same</text:p>
          </table:table-cell>
          <table:table-cell table:style-name="ce2" table:content-validation-name="val6" office:value-type="string" calcext:value-type="string">
            <text:p>high</text:p>
          </table:table-cell>
          <table:table-cell table:style-name="ce19" office:value-type="string" calcext:value-type="string">
            <text:p>Same purpose, simliar description, same citation and 1 refers to being in bioconductor (2)</text:p>
          </table:table-cell>
          <table:table-cell table:style-name="ce22" table:content-validation-name="val7" table:formula="of:=FALSE()" office:value-type="float" office:value="0" calcext:value-type="float">
            <text:p>0</text:p>
          </table:table-cell>
          <table:table-cell table:style-name="ce23" table:number-columns-repeated="3"/>
          <table:table-cell table:number-columns-repeated="996"/>
        </table:table-row>
        <table:table-row table:style-name="ro2" table:number-rows-repeated="899">
          <table:table-cell table:number-columns-repeated="3"/>
          <table:table-cell table:style-name="ce4"/>
          <table:table-cell table:number-columns-repeated="8"/>
          <table:table-cell table:style-name="ce9"/>
          <table:table-cell table:style-name="ce11"/>
          <table:table-cell table:style-name="ce13" table:number-columns-repeated="6"/>
          <table:table-cell table:style-name="ce17"/>
          <table:table-cell table:number-columns-repeated="2"/>
          <table:table-cell table:style-name="ce20"/>
          <table:table-cell table:style-name="ce22"/>
          <table:table-cell table:style-name="ce24" table:number-columns-repeated="3"/>
          <table:table-cell table:number-columns-repeated="996"/>
        </table:table-row>
        <table:table-row table:style-name="ro3" table:number-rows-repeated="1047575">
          <table:table-cell table:number-columns-repeated="1024"/>
        </table:table-row>
        <table:table-row table:style-name="ro3">
          <table:table-cell table:number-columns-repeated="1024"/>
        </table:table-row>
      </table:table>
      <table:table table:name="cols ids" table:style-name="ta2">
        <table:table-column table:style-name="co1" table:default-cell-style-name="Default"/>
        <table:table-column table:style-name="co2" table:default-cell-style-name="Default"/>
        <table:table-column table:style-name="co12" table:default-cell-style-name="Default"/>
        <table:table-column table:style-name="co27" table:number-columns-repeated="1021" table:default-cell-style-name="Default"/>
        <table:table-row table:style-name="ro1">
          <table:table-cell table:style-name="ce1" office:value-type="string" calcext:value-type="string">
            <text:p>entry_id</text:p>
          </table:table-cell>
          <table:table-cell table:style-name="ce1" office:value-type="string" calcext:value-type="string">
            <text:p>entry_1_id</text:p>
          </table:table-cell>
          <table:table-cell table:style-name="ce6" office:value-type="string" calcext:value-type="string">
            <text:p>entry_2_id</text:p>
          </table:table-cell>
          <table:table-cell table:number-columns-repeated="1021"/>
        </table:table-row>
        <table:table-row table:style-name="ro1">
          <table:table-cell table:style-name="ce2" office:value-type="string" calcext:value-type="string">
            <text:p>slimfastq/*</text:p>
          </table:table-cell>
          <table:table-cell table:style-name="ce2" office:value-type="string" calcext:value-type="string">
            <text:p>sourceforge/slimfastq/None/None</text:p>
          </table:table-cell>
          <table:table-cell table:style-name="ce2" office:value-type="string" calcext:value-type="string">
            <text:p>github/slimfastq/None/v2.04</text:p>
          </table:table-cell>
          <table:table-cell table:number-columns-repeated="1021"/>
        </table:table-row>
        <table:table-row table:style-name="ro1">
          <table:table-cell table:style-name="ce2" office:value-type="string" calcext:value-type="string">
            <text:p>pyfastx/*</text:p>
          </table:table-cell>
          <table:table-cell table:style-name="ce2" office:value-type="string" calcext:value-type="string">
            <text:p>biotools/pyfastx/undefined/None</text:p>
          </table:table-cell>
          <table:table-cell table:style-name="ce2" office:value-type="string" calcext:value-type="string">
            <text:p>github/pyfastx/None/2.2.0</text:p>
          </table:table-cell>
          <table:table-cell table:number-columns-repeated="1021"/>
        </table:table-row>
        <table:table-row table:style-name="ro1">
          <table:table-cell table:style-name="ce2" office:value-type="string" calcext:value-type="string">
            <text:p>prinseq/cmd</text:p>
          </table:table-cell>
          <table:table-cell table:style-name="ce2" office:value-type="string" calcext:value-type="string">
            <text:p>galaxy/prinseq/cmd/0.20.4</text:p>
          </table:table-cell>
          <table:table-cell table:style-name="ce2" office:value-type="string" calcext:value-type="string">
            <text:p>bioconda_recipes/prinseq/cmd/0.20.4</text:p>
          </table:table-cell>
          <table:table-cell table:number-columns-repeated="1021"/>
        </table:table-row>
        <table:table-row table:style-name="ro1">
          <table:table-cell table:style-name="ce2" office:value-type="string" calcext:value-type="string">
            <text:p>bioconductor-lipidr/lib</text:p>
          </table:table-cell>
          <table:table-cell table:style-name="ce2" office:value-type="string" calcext:value-type="string">
            <text:p>biotools/lipidr/lib/None</text:p>
          </table:table-cell>
          <table:table-cell table:style-name="ce2" office:value-type="string" calcext:value-type="string">
            <text:p>bioconda_recipes/bioconductor-lipidr/lib/2.16.0</text:p>
          </table:table-cell>
          <table:table-cell table:number-columns-repeated="1021"/>
        </table:table-row>
        <table:table-row table:style-name="ro1">
          <table:table-cell table:style-name="ce2" office:value-type="string" calcext:value-type="string">
            <text:p>repet/cmd</text:p>
          </table:table-cell>
          <table:table-cell table:style-name="ce2" office:value-type="string" calcext:value-type="string">
            <text:p>biotools/repet/cmd/None</text:p>
          </table:table-cell>
          <table:table-cell table:style-name="ce2" office:value-type="string" calcext:value-type="string">
            <text:p>biotools/repet/cmd/v3.0</text:p>
          </table:table-cell>
          <table:table-cell table:number-columns-repeated="1021"/>
        </table:table-row>
        <table:table-row table:style-name="ro1">
          <table:table-cell table:style-name="ce2" office:value-type="string" calcext:value-type="string">
            <text:p>bmge/cmd</text:p>
          </table:table-cell>
          <table:table-cell table:style-name="ce2" office:value-type="string" calcext:value-type="string">
            <text:p>biotools/bmge/cmd/1.12</text:p>
          </table:table-cell>
          <table:table-cell table:style-name="ce2" office:value-type="string" calcext:value-type="string">
            <text:p>bioconda_recipes/bmge/cmd/1.12</text:p>
          </table:table-cell>
          <table:table-cell table:number-columns-repeated="1021"/>
        </table:table-row>
        <table:table-row table:style-name="ro1">
          <table:table-cell table:style-name="ce2" office:value-type="string" calcext:value-type="string">
            <text:p>rfmix/cmd</text:p>
          </table:table-cell>
          <table:table-cell table:style-name="ce2" office:value-type="string" calcext:value-type="string">
            <text:p>biotools/rfmix/cmd/None</text:p>
          </table:table-cell>
          <table:table-cell table:style-name="ce2" office:value-type="string" calcext:value-type="string">
            <text:p>bioconda_recipes/rfmix/cmd/2.03.r0.9505bfa</text:p>
          </table:table-cell>
          <table:table-cell table:number-columns-repeated="1021"/>
        </table:table-row>
        <table:table-row table:style-name="ro1">
          <table:table-cell table:style-name="ce2" office:value-type="string" calcext:value-type="string">
            <text:p>metilene/cmd</text:p>
          </table:table-cell>
          <table:table-cell table:style-name="ce2" office:value-type="string" calcext:value-type="string">
            <text:p>galaxy/metilene/cmd/0.2.6.1</text:p>
          </table:table-cell>
          <table:table-cell table:style-name="ce2" office:value-type="string" calcext:value-type="string">
            <text:p>bioconda_recipes/metilene/cmd/0.2.8</text:p>
          </table:table-cell>
          <table:table-cell table:number-columns-repeated="1021"/>
        </table:table-row>
        <table:table-row table:style-name="ro1">
          <table:table-cell table:style-name="ce2" office:value-type="string" calcext:value-type="string">
            <text:p>hyphy/*</text:p>
          </table:table-cell>
          <table:table-cell table:style-name="ce2" office:value-type="string" calcext:value-type="string">
            <text:p>sourceforge/hyphy/None/None</text:p>
          </table:table-cell>
          <table:table-cell table:style-name="ce2" office:value-type="string" calcext:value-type="string">
            <text:p>github/hyphy/None/2.5.65.actual</text:p>
          </table:table-cell>
          <table:table-cell table:number-columns-repeated="1021"/>
        </table:table-row>
        <table:table-row table:style-name="ro1">
          <table:table-cell table:style-name="ce2" office:value-type="string" calcext:value-type="string">
            <text:p>raresim/lib</text:p>
          </table:table-cell>
          <table:table-cell table:style-name="ce2" office:value-type="string" calcext:value-type="string">
            <text:p>biotools/raresim/lib/None</text:p>
          </table:table-cell>
          <table:table-cell table:style-name="ce2" office:value-type="string" calcext:value-type="string">
            <text:p>bioconductor/raresim/lib/1.11.0</text:p>
          </table:table-cell>
          <table:table-cell table:number-columns-repeated="1021"/>
        </table:table-row>
        <table:table-row table:style-name="ro1">
          <table:table-cell table:style-name="ce2" office:value-type="string" calcext:value-type="string">
            <text:p>kma/cmd</text:p>
          </table:table-cell>
          <table:table-cell table:style-name="ce2" office:value-type="string" calcext:value-type="string">
            <text:p>bioconda_recipes/kma/cmd/1.4.14</text:p>
          </table:table-cell>
          <table:table-cell table:style-name="ce2" office:value-type="string" calcext:value-type="string">
            <text:p>biotools/kma/cmd/1.4.0</text:p>
          </table:table-cell>
          <table:table-cell table:number-columns-repeated="1021"/>
        </table:table-row>
        <table:table-row table:style-name="ro1">
          <table:table-cell table:style-name="ce2" office:value-type="string" calcext:value-type="string">
            <text:p>translig/cmd</text:p>
          </table:table-cell>
          <table:table-cell table:style-name="ce2" office:value-type="string" calcext:value-type="string">
            <text:p>biotools/translig/cmd/None</text:p>
          </table:table-cell>
          <table:table-cell table:style-name="ce2" office:value-type="string" calcext:value-type="string">
            <text:p>bioconda_recipes/translig/cmd/1.3</text:p>
          </table:table-cell>
          <table:table-cell table:number-columns-repeated="1021"/>
        </table:table-row>
        <table:table-row table:style-name="ro1">
          <table:table-cell table:style-name="ce2" office:value-type="string" calcext:value-type="string">
            <text:p>racon/*</text:p>
          </table:table-cell>
          <table:table-cell table:style-name="ce2" office:value-type="string" calcext:value-type="string">
            <text:p>biotools/racon/undefined/None</text:p>
          </table:table-cell>
          <table:table-cell table:style-name="ce2" office:value-type="string" calcext:value-type="string">
            <text:p>github/racon/None/1.5.0</text:p>
          </table:table-cell>
          <table:table-cell table:number-columns-repeated="1021"/>
        </table:table-row>
        <table:table-row table:style-name="ro1">
          <table:table-cell table:style-name="ce2" office:value-type="string" calcext:value-type="string">
            <text:p>pizzly/cmd</text:p>
          </table:table-cell>
          <table:table-cell table:style-name="ce2" office:value-type="string" calcext:value-type="string">
            <text:p>galaxy/pizzly/cmd/0.37.3.1</text:p>
          </table:table-cell>
          <table:table-cell table:style-name="ce2" office:value-type="string" calcext:value-type="string">
            <text:p>bioconda_recipes/pizzly/cmd/0.37.3</text:p>
          </table:table-cell>
          <table:table-cell table:number-columns-repeated="1021"/>
        </table:table-row>
        <table:table-row table:style-name="ro1">
          <table:table-cell table:style-name="ce2" office:value-type="string" calcext:value-type="string">
            <text:p>sparsedossa2/lib</text:p>
          </table:table-cell>
          <table:table-cell table:style-name="ce2" office:value-type="string" calcext:value-type="string">
            <text:p>biotools/sparsedossa2/lib/None</text:p>
          </table:table-cell>
          <table:table-cell table:style-name="ce2" office:value-type="string" calcext:value-type="string">
            <text:p>bioconductor/sparsedossa2/lib/0.99.1</text:p>
          </table:table-cell>
          <table:table-cell table:number-columns-repeated="1021"/>
        </table:table-row>
        <table:table-row table:style-name="ro1">
          <table:table-cell table:style-name="ce2" office:value-type="string" calcext:value-type="string">
            <text:p>bioconductor-crisprverse/lib</text:p>
          </table:table-cell>
          <table:table-cell table:style-name="ce2" office:value-type="string" calcext:value-type="string">
            <text:p>biotools/crisprverse/lib/None</text:p>
          </table:table-cell>
          <table:table-cell table:style-name="ce2" office:value-type="string" calcext:value-type="string">
            <text:p>bioconda_recipes/bioconductor-crisprverse/lib/1.4.0</text:p>
          </table:table-cell>
          <table:table-cell table:number-columns-repeated="1021"/>
        </table:table-row>
        <table:table-row table:style-name="ro1">
          <table:table-cell table:style-name="ce2" office:value-type="string" calcext:value-type="string">
            <text:p>percolator/cmd</text:p>
          </table:table-cell>
          <table:table-cell table:style-name="ce2" office:value-type="string" calcext:value-type="string">
            <text:p>biotools/percolator/cmd/None</text:p>
          </table:table-cell>
          <table:table-cell table:style-name="ce2" office:value-type="string" calcext:value-type="string">
            <text:p>bioconda_recipes/percolator/cmd/3.5</text:p>
          </table:table-cell>
          <table:table-cell table:number-columns-repeated="1021"/>
        </table:table-row>
        <table:table-row table:style-name="ro1">
          <table:table-cell table:style-name="ce2" office:value-type="string" calcext:value-type="string">
            <text:p>ncbi-fcs-gx/cmd</text:p>
          </table:table-cell>
          <table:table-cell table:style-name="ce2" office:value-type="string" calcext:value-type="string">
            <text:p>biotools/fcs/undefined/None</text:p>
          </table:table-cell>
          <table:table-cell table:style-name="ce2" office:value-type="string" calcext:value-type="string">
            <text:p>bioconda_recipes/ncbi-fcs-gx/cmd/0.5.0</text:p>
          </table:table-cell>
          <table:table-cell table:number-columns-repeated="1021"/>
        </table:table-row>
        <table:table-row table:style-name="ro1">
          <table:table-cell table:style-name="ce2" office:value-type="string" calcext:value-type="string">
            <text:p>banner/cmd</text:p>
          </table:table-cell>
          <table:table-cell table:style-name="ce2" office:value-type="string" calcext:value-type="string">
            <text:p>sourceforge/banner/None/None</text:p>
          </table:table-cell>
          <table:table-cell table:style-name="ce2" office:value-type="string" calcext:value-type="string">
            <text:p>bioconda_recipes/banner/cmd/0.0.2</text:p>
          </table:table-cell>
          <table:table-cell table:number-columns-repeated="1021"/>
        </table:table-row>
        <table:table-row table:style-name="ro1">
          <table:table-cell table:style-name="ce2" office:value-type="string" calcext:value-type="string">
            <text:p>escher/lib</text:p>
          </table:table-cell>
          <table:table-cell table:style-name="ce2" office:value-type="string" calcext:value-type="string">
            <text:p>bioconda_recipes/escher/lib/1.7.3</text:p>
          </table:table-cell>
          <table:table-cell table:style-name="ce2" office:value-type="string" calcext:value-type="string">
            <text:p>bioconductor/escher/lib/1.7.0</text:p>
          </table:table-cell>
          <table:table-cell table:number-columns-repeated="1021"/>
        </table:table-row>
        <table:table-row table:style-name="ro1">
          <table:table-cell table:style-name="ce2" office:value-type="string" calcext:value-type="string">
            <text:p>roddy/cmd</text:p>
          </table:table-cell>
          <table:table-cell table:style-name="ce2" office:value-type="string" calcext:value-type="string">
            <text:p>biotools/roddy/workbench/unreleased</text:p>
          </table:table-cell>
          <table:table-cell table:style-name="ce2" office:value-type="string" calcext:value-type="string">
            <text:p>biotools/roddy/cmd/3+_versions</text:p>
          </table:table-cell>
          <table:table-cell table:number-columns-repeated="1021"/>
        </table:table-row>
        <table:table-row table:style-name="ro1">
          <table:table-cell table:style-name="ce2" office:value-type="string" calcext:value-type="string">
            <text:p>gplas/cmd</text:p>
          </table:table-cell>
          <table:table-cell table:style-name="ce2" office:value-type="string" calcext:value-type="string">
            <text:p>bioconda_recipes/gplas/cmd/0.7.0</text:p>
          </table:table-cell>
          <table:table-cell table:style-name="ce2" office:value-type="string" calcext:value-type="string">
            <text:p>biotools/gplas/cmd/None</text:p>
          </table:table-cell>
          <table:table-cell table:number-columns-repeated="1021"/>
        </table:table-row>
        <table:table-row table:style-name="ro1">
          <table:table-cell table:style-name="ce2" office:value-type="string" calcext:value-type="string">
            <text:p>nebulosa/lib</text:p>
          </table:table-cell>
          <table:table-cell table:style-name="ce2" office:value-type="string" calcext:value-type="string">
            <text:p>biotools/nebulosa/lib/None</text:p>
          </table:table-cell>
          <table:table-cell table:style-name="ce2" office:value-type="string" calcext:value-type="string">
            <text:p>bioconductor/nebulosa/lib/1.17.0</text:p>
          </table:table-cell>
          <table:table-cell table:number-columns-repeated="1021"/>
        </table:table-row>
        <table:table-row table:style-name="ro1">
          <table:table-cell table:style-name="ce2" office:value-type="string" calcext:value-type="string">
            <text:p>crossicc/lib</text:p>
          </table:table-cell>
          <table:table-cell table:style-name="ce2" office:value-type="string" calcext:value-type="string">
            <text:p>biotools/crossicc/lib/None</text:p>
          </table:table-cell>
          <table:table-cell table:style-name="ce2" office:value-type="string" calcext:value-type="string">
            <text:p>bioconductor/crossicc/lib/1.7.0</text:p>
          </table:table-cell>
          <table:table-cell table:number-columns-repeated="1021"/>
        </table:table-row>
        <table:table-row table:style-name="ro1">
          <table:table-cell table:style-name="ce2" office:value-type="string" calcext:value-type="string">
            <text:p>instrain/*</text:p>
          </table:table-cell>
          <table:table-cell table:style-name="ce2" office:value-type="string" calcext:value-type="string">
            <text:p>biotools/instrain/undefined/None</text:p>
          </table:table-cell>
          <table:table-cell table:style-name="ce2" office:value-type="string" calcext:value-type="string">
            <text:p>github/inStrain/None/v1.3.1</text:p>
          </table:table-cell>
          <table:table-cell table:number-columns-repeated="1021"/>
        </table:table-row>
        <table:table-row table:style-name="ro1">
          <table:table-cell table:style-name="ce2" office:value-type="string" calcext:value-type="string">
            <text:p>pydockweb/web</text:p>
          </table:table-cell>
          <table:table-cell table:style-name="ce2" office:value-type="string" calcext:value-type="string">
            <text:p>biotools/pydockweb/web/1</text:p>
          </table:table-cell>
          <table:table-cell table:style-name="ce2" office:value-type="string" calcext:value-type="string">
            <text:p>biotools/pydockweb/web/3.5.1</text:p>
          </table:table-cell>
          <table:table-cell table:number-columns-repeated="1021"/>
        </table:table-row>
        <table:table-row table:style-name="ro1">
          <table:table-cell table:style-name="ce2" office:value-type="string" calcext:value-type="string">
            <text:p>bioconductor-mixomics/lib</text:p>
          </table:table-cell>
          <table:table-cell table:style-name="ce2" office:value-type="string" calcext:value-type="string">
            <text:p>biotools/mixomics/lib/None</text:p>
          </table:table-cell>
          <table:table-cell table:style-name="ce2" office:value-type="string" calcext:value-type="string">
            <text:p>bioconda_recipes/bioconductor-mixomics/lib/6.26.0</text:p>
          </table:table-cell>
          <table:table-cell table:number-columns-repeated="1021"/>
        </table:table-row>
        <table:table-row table:style-name="ro1">
          <table:table-cell table:style-name="ce2" office:value-type="string" calcext:value-type="string">
            <text:p>mustang/cmd</text:p>
          </table:table-cell>
          <table:table-cell table:style-name="ce2" office:value-type="string" calcext:value-type="string">
            <text:p>bioconda_recipes/mustang/cmd/3.2.3</text:p>
          </table:table-cell>
          <table:table-cell table:style-name="ce2" office:value-type="string" calcext:value-type="string">
            <text:p>biotools/mustang/cmd/None</text:p>
          </table:table-cell>
          <table:table-cell table:number-columns-repeated="1021"/>
        </table:table-row>
        <table:table-row table:style-name="ro1">
          <table:table-cell table:style-name="ce2" office:value-type="string" calcext:value-type="string">
            <text:p>consent/cmd</text:p>
          </table:table-cell>
          <table:table-cell table:style-name="ce2" office:value-type="string" calcext:value-type="string">
            <text:p>biotools/consent/cmd/None</text:p>
          </table:table-cell>
          <table:table-cell table:style-name="ce2" office:value-type="string" calcext:value-type="string">
            <text:p>bioconda_recipes/consent/cmd/2.2.2</text:p>
          </table:table-cell>
          <table:table-cell table:number-columns-repeated="1021"/>
        </table:table-row>
        <table:table-row table:style-name="ro1">
          <table:table-cell table:style-name="ce2" office:value-type="string" calcext:value-type="string">
            <text:p>mendelscan/*</text:p>
          </table:table-cell>
          <table:table-cell table:style-name="ce2" office:value-type="string" calcext:value-type="string">
            <text:p>sourceforge/mendelscan/None/None</text:p>
          </table:table-cell>
          <table:table-cell table:style-name="ce2" office:value-type="string" calcext:value-type="string">
            <text:p>github/mendelscan/None/1.2.2</text:p>
          </table:table-cell>
          <table:table-cell table:number-columns-repeated="1021"/>
        </table:table-row>
        <table:table-row table:style-name="ro1">
          <table:table-cell table:style-name="ce2" office:value-type="string" calcext:value-type="string">
            <text:p>snakemake/cmd</text:p>
          </table:table-cell>
          <table:table-cell table:style-name="ce2" office:value-type="string" calcext:value-type="string">
            <text:p>biotools/snakemake/cmd/None</text:p>
          </table:table-cell>
          <table:table-cell table:style-name="ce2" office:value-type="string" calcext:value-type="string">
            <text:p>bioconda_recipes/snakemake/cmd/8.5.3</text:p>
          </table:table-cell>
          <table:table-cell table:number-columns-repeated="1021"/>
        </table:table-row>
        <table:table-row table:style-name="ro1">
          <table:table-cell table:style-name="ce2" office:value-type="string" calcext:value-type="string">
            <text:p>sina/*</text:p>
          </table:table-cell>
          <table:table-cell table:style-name="ce2" office:value-type="string" calcext:value-type="string">
            <text:p>biotools/sina/web/1.3.1</text:p>
          </table:table-cell>
          <table:table-cell table:style-name="ce2" office:value-type="string" calcext:value-type="string">
            <text:p>bioconda_recipes/sina/cmd/1.7.2</text:p>
          </table:table-cell>
          <table:table-cell table:number-columns-repeated="1021"/>
        </table:table-row>
        <table:table-row table:style-name="ro1">
          <table:table-cell table:style-name="ce2" office:value-type="string" calcext:value-type="string">
            <text:p>metabuli/cmd</text:p>
          </table:table-cell>
          <table:table-cell table:style-name="ce2" office:value-type="string" calcext:value-type="string">
            <text:p>biotools/metabuli/cmd/None</text:p>
          </table:table-cell>
          <table:table-cell table:style-name="ce2" office:value-type="string" calcext:value-type="string">
            <text:p>bioconda_recipes/metabuli/cmd/1.0.3</text:p>
          </table:table-cell>
          <table:table-cell table:number-columns-repeated="1021"/>
        </table:table-row>
        <table:table-row table:style-name="ro1">
          <table:table-cell table:style-name="ce2" office:value-type="string" calcext:value-type="string">
            <text:p>bamtools/suite</text:p>
          </table:table-cell>
          <table:table-cell table:style-name="ce2" office:value-type="string" calcext:value-type="string">
            <text:p>galaxy/bamtools/cmd/2.4.0</text:p>
          </table:table-cell>
          <table:table-cell table:style-name="ce2" office:value-type="string" calcext:value-type="string">
            <text:p>biotools/bamtools/suite/None</text:p>
          </table:table-cell>
          <table:table-cell table:number-columns-repeated="1021"/>
        </table:table-row>
        <table:table-row table:style-name="ro1">
          <table:table-cell table:style-name="ce2" office:value-type="string" calcext:value-type="string">
            <text:p>mea/cmd</text:p>
          </table:table-cell>
          <table:table-cell table:style-name="ce2" office:value-type="string" calcext:value-type="string">
            <text:p>bioconda_recipes/mea/cmd/0.6.4</text:p>
          </table:table-cell>
          <table:table-cell table:style-name="ce2" office:value-type="string" calcext:value-type="string">
            <text:p>biotools/mea/cmd/1.0</text:p>
          </table:table-cell>
          <table:table-cell table:number-columns-repeated="1021"/>
        </table:table-row>
        <table:table-row table:style-name="ro1">
          <table:table-cell table:style-name="ce2" office:value-type="string" calcext:value-type="string">
            <text:p>plink/cmd</text:p>
          </table:table-cell>
          <table:table-cell table:style-name="ce2" office:value-type="string" calcext:value-type="string">
            <text:p>bioconda_recipes/plink/cmd/1.90b6.21</text:p>
          </table:table-cell>
          <table:table-cell table:style-name="ce2" office:value-type="string" calcext:value-type="string">
            <text:p>biotools/plink/cmd/none</text:p>
          </table:table-cell>
          <table:table-cell table:number-columns-repeated="1021"/>
        </table:table-row>
        <table:table-row table:style-name="ro1">
          <table:table-cell table:style-name="ce2" office:value-type="string" calcext:value-type="string">
            <text:p>masurca/cmd</text:p>
          </table:table-cell>
          <table:table-cell table:style-name="ce2" office:value-type="string" calcext:value-type="string">
            <text:p>biotools/masurca/cmd/None</text:p>
          </table:table-cell>
          <table:table-cell table:style-name="ce2" office:value-type="string" calcext:value-type="string">
            <text:p>bioconda_recipes/masurca/cmd/4.1.1</text:p>
          </table:table-cell>
          <table:table-cell table:number-columns-repeated="1021"/>
        </table:table-row>
        <table:table-row table:style-name="ro1">
          <table:table-cell table:style-name="ce2" office:value-type="string" calcext:value-type="string">
            <text:p>msaboot/cmd</text:p>
          </table:table-cell>
          <table:table-cell table:style-name="ce2" office:value-type="string" calcext:value-type="string">
            <text:p>galaxy/msaboot/cmd/0.1.2</text:p>
          </table:table-cell>
          <table:table-cell table:style-name="ce2" office:value-type="string" calcext:value-type="string">
            <text:p>bioconda_recipes/msaboot/cmd/0.1.2</text:p>
          </table:table-cell>
          <table:table-cell table:number-columns-repeated="1021"/>
        </table:table-row>
        <table:table-row table:style-name="ro1">
          <table:table-cell table:style-name="ce2" office:value-type="string" calcext:value-type="string">
            <text:p>morpheus/cmd</text:p>
          </table:table-cell>
          <table:table-cell table:style-name="ce2" office:value-type="string" calcext:value-type="string">
            <text:p>galaxy/morpheus/cmd/2.255.0</text:p>
          </table:table-cell>
          <table:table-cell table:style-name="ce2" office:value-type="string" calcext:value-type="string">
            <text:p>bioconda_recipes/morpheus/cmd/287</text:p>
          </table:table-cell>
          <table:table-cell table:number-columns-repeated="1021"/>
        </table:table-row>
        <table:table-row table:style-name="ro1">
          <table:table-cell table:style-name="ce2" office:value-type="string" calcext:value-type="string">
            <text:p>lra/*</text:p>
          </table:table-cell>
          <table:table-cell table:style-name="ce2" office:value-type="string" calcext:value-type="string">
            <text:p>sourceforge/lra/None/None</text:p>
          </table:table-cell>
          <table:table-cell table:style-name="ce2" office:value-type="string" calcext:value-type="string">
            <text:p>github/LRA/None/v1.3.7.1</text:p>
          </table:table-cell>
          <table:table-cell table:number-columns-repeated="1021"/>
        </table:table-row>
        <table:table-row table:style-name="ro1">
          <table:table-cell table:style-name="ce2" office:value-type="string" calcext:value-type="string">
            <text:p>longstitch/cmd</text:p>
          </table:table-cell>
          <table:table-cell table:style-name="ce2" office:value-type="string" calcext:value-type="string">
            <text:p>biotools/longstitch/cmd/None</text:p>
          </table:table-cell>
          <table:table-cell table:style-name="ce2" office:value-type="string" calcext:value-type="string">
            <text:p>bioconda_recipes/longstitch/cmd/1.0.5</text:p>
          </table:table-cell>
          <table:table-cell table:number-columns-repeated="1021"/>
        </table:table-row>
        <table:table-row table:style-name="ro1">
          <table:table-cell table:style-name="ce2" office:value-type="string" calcext:value-type="string">
            <text:p>mash/cmd</text:p>
          </table:table-cell>
          <table:table-cell table:style-name="ce2" office:value-type="string" calcext:value-type="string">
            <text:p>biotools/mash/cmd/None</text:p>
          </table:table-cell>
          <table:table-cell table:style-name="ce2" office:value-type="string" calcext:value-type="string">
            <text:p>bioconda_recipes/mash/cmd/2.3</text:p>
          </table:table-cell>
          <table:table-cell table:number-columns-repeated="1021"/>
        </table:table-row>
        <table:table-row table:style-name="ro1">
          <table:table-cell table:style-name="ce2" office:value-type="string" calcext:value-type="string">
            <text:p>unitas/cmd</text:p>
          </table:table-cell>
          <table:table-cell table:style-name="ce2" office:value-type="string" calcext:value-type="string">
            <text:p>bioconda_recipes/unitas/cmd/1.6.1</text:p>
          </table:table-cell>
          <table:table-cell table:style-name="ce2" office:value-type="string" calcext:value-type="string">
            <text:p>biotools/unitas/cmd/None</text:p>
          </table:table-cell>
          <table:table-cell table:number-columns-repeated="1021"/>
        </table:table-row>
        <table:table-row table:style-name="ro1">
          <table:table-cell table:style-name="ce2" office:value-type="string" calcext:value-type="string">
            <text:p>xxmotif/cmd</text:p>
          </table:table-cell>
          <table:table-cell table:style-name="ce2" office:value-type="string" calcext:value-type="string">
            <text:p>biotools/xxmotif/cmd/None</text:p>
          </table:table-cell>
          <table:table-cell table:style-name="ce2" office:value-type="string" calcext:value-type="string">
            <text:p>bioconda_recipes/xxmotif/cmd/1.6</text:p>
          </table:table-cell>
          <table:table-cell table:number-columns-repeated="1021"/>
        </table:table-row>
        <table:table-row table:style-name="ro1">
          <table:table-cell table:style-name="ce2" office:value-type="string" calcext:value-type="string">
            <text:p>oncocnv/cmd</text:p>
          </table:table-cell>
          <table:table-cell table:style-name="ce2" office:value-type="string" calcext:value-type="string">
            <text:p>biotools/oncocnv/cmd/None</text:p>
          </table:table-cell>
          <table:table-cell table:style-name="ce2" office:value-type="string" calcext:value-type="string">
            <text:p>bioconda_recipes/oncocnv/cmd/7.0</text:p>
          </table:table-cell>
          <table:table-cell table:number-columns-repeated="1021"/>
        </table:table-row>
        <table:table-row table:style-name="ro1">
          <table:table-cell table:style-name="ce2" office:value-type="string" calcext:value-type="string">
            <text:p>ccat/cmd</text:p>
          </table:table-cell>
          <table:table-cell table:style-name="ce2" office:value-type="string" calcext:value-type="string">
            <text:p>bioconda_recipes/ccat/cmd/3.0</text:p>
          </table:table-cell>
          <table:table-cell table:style-name="ce2" office:value-type="string" calcext:value-type="string">
            <text:p>biotools/ccat/cmd/none</text:p>
          </table:table-cell>
          <table:table-cell table:number-columns-repeated="1021"/>
        </table:table-row>
        <table:table-row table:style-name="ro1">
          <table:table-cell table:style-name="ce2" office:value-type="string" calcext:value-type="string">
            <text:p>diseasemeth/*</text:p>
          </table:table-cell>
          <table:table-cell table:style-name="ce2" office:value-type="string" calcext:value-type="string">
            <text:p>biotools/diseasemeth/db/None</text:p>
          </table:table-cell>
          <table:table-cell table:style-name="ce2" office:value-type="string" calcext:value-type="string">
            <text:p>biotools/diseasemeth/db/3.0</text:p>
          </table:table-cell>
          <table:table-cell table:number-columns-repeated="1021"/>
        </table:table-row>
        <table:table-row table:style-name="ro1">
          <table:table-cell table:style-name="ce2" office:value-type="string" calcext:value-type="string">
            <text:p>tiaas/*</text:p>
          </table:table-cell>
          <table:table-cell table:style-name="ce2" office:value-type="string" calcext:value-type="string">
            <text:p>biotools/tiaas/undefined/None</text:p>
          </table:table-cell>
          <table:table-cell table:style-name="ce2" office:value-type="string" calcext:value-type="string">
            <text:p>biotools/tiaas/undefined/2.1.0</text:p>
          </table:table-cell>
          <table:table-cell table:number-columns-repeated="1021"/>
        </table:table-row>
        <table:table-row table:style-name="ro1">
          <table:table-cell table:style-name="ce2" office:value-type="string" calcext:value-type="string">
            <text:p>kaptive/cmd</text:p>
          </table:table-cell>
          <table:table-cell table:style-name="ce2" office:value-type="string" calcext:value-type="string">
            <text:p>biotools/kaptive/cmd/None</text:p>
          </table:table-cell>
          <table:table-cell table:style-name="ce2" office:value-type="string" calcext:value-type="string">
            <text:p>bioconda_recipes/kaptive/cmd/2.0.6</text:p>
          </table:table-cell>
          <table:table-cell table:number-columns-repeated="1021"/>
        </table:table-row>
        <table:table-row table:style-name="ro1">
          <table:table-cell table:style-name="ce2" office:value-type="string" calcext:value-type="string">
            <text:p>sap/cmd</text:p>
          </table:table-cell>
          <table:table-cell table:style-name="ce2" office:value-type="string" calcext:value-type="string">
            <text:p>biotools/sap/undefined/None</text:p>
          </table:table-cell>
          <table:table-cell table:style-name="ce2" office:value-type="string" calcext:value-type="string">
            <text:p>bioconda_recipes/sap/cmd/1.1.3</text:p>
          </table:table-cell>
          <table:table-cell table:number-columns-repeated="1021"/>
        </table:table-row>
        <table:table-row table:style-name="ro1">
          <table:table-cell table:style-name="ce2" office:value-type="string" calcext:value-type="string">
            <text:p>fusioncatcher/cmd</text:p>
          </table:table-cell>
          <table:table-cell table:style-name="ce2" office:value-type="string" calcext:value-type="string">
            <text:p>sourceforge/fusioncatcher/None/None</text:p>
          </table:table-cell>
          <table:table-cell table:style-name="ce2" office:value-type="string" calcext:value-type="string">
            <text:p>bioconda_recipes/fusioncatcher/cmd/1.33</text:p>
          </table:table-cell>
          <table:table-cell table:number-columns-repeated="1021"/>
        </table:table-row>
        <table:table-row table:style-name="ro1">
          <table:table-cell table:style-name="ce2" office:value-type="string" calcext:value-type="string">
            <text:p>binning/*</text:p>
          </table:table-cell>
          <table:table-cell table:style-name="ce2" office:value-type="string" calcext:value-type="string">
            <text:p>biotools/binning/undefined/None</text:p>
          </table:table-cell>
          <table:table-cell table:style-name="ce2" office:value-type="string" calcext:value-type="string">
            <text:p>github/binning/None/None</text:p>
          </table:table-cell>
          <table:table-cell table:number-columns-repeated="1021"/>
        </table:table-row>
        <table:table-row table:style-name="ro1">
          <table:table-cell table:style-name="ce2" office:value-type="string" calcext:value-type="string">
            <text:p>mir-prefer/cmd</text:p>
          </table:table-cell>
          <table:table-cell table:style-name="ce2" office:value-type="string" calcext:value-type="string">
            <text:p>biotools/mir-prefer/cmd/None</text:p>
          </table:table-cell>
          <table:table-cell table:style-name="ce2" office:value-type="string" calcext:value-type="string">
            <text:p>bioconda_recipes/mir-prefer/cmd/0.24</text:p>
          </table:table-cell>
          <table:table-cell table:number-columns-repeated="1021"/>
        </table:table-row>
        <table:table-row table:style-name="ro1">
          <table:table-cell table:style-name="ce2" office:value-type="string" calcext:value-type="string">
            <text:p>fraggenescan/cmd</text:p>
          </table:table-cell>
          <table:table-cell table:style-name="ce2" office:value-type="string" calcext:value-type="string">
            <text:p>galaxy/fraggenescan/cmd/1.30.0</text:p>
          </table:table-cell>
          <table:table-cell table:style-name="ce2" office:value-type="string" calcext:value-type="string">
            <text:p>bioconda_recipes/fraggenescan/cmd/1.31</text:p>
          </table:table-cell>
          <table:table-cell table:number-columns-repeated="1021"/>
        </table:table-row>
        <table:table-row table:style-name="ro1">
          <table:table-cell table:style-name="ce2" office:value-type="string" calcext:value-type="string">
            <text:p>ale/cmd</text:p>
          </table:table-cell>
          <table:table-cell table:style-name="ce2" office:value-type="string" calcext:value-type="string">
            <text:p>biotools/ale/cmd/None</text:p>
          </table:table-cell>
          <table:table-cell table:style-name="ce2" office:value-type="string" calcext:value-type="string">
            <text:p>bioconda_recipes/ale/cmd/20180904</text:p>
          </table:table-cell>
          <table:table-cell table:number-columns-repeated="1021"/>
        </table:table-row>
        <table:table-row table:style-name="ro1">
          <table:table-cell table:style-name="ce2" office:value-type="string" calcext:value-type="string">
            <text:p>pilon/cmd</text:p>
          </table:table-cell>
          <table:table-cell table:style-name="ce2" office:value-type="string" calcext:value-type="string">
            <text:p>galaxy/pilon/cmd/1.20.1</text:p>
          </table:table-cell>
          <table:table-cell table:style-name="ce2" office:value-type="string" calcext:value-type="string">
            <text:p>bioconda_recipes/pilon/cmd/1.24</text:p>
          </table:table-cell>
          <table:table-cell table:number-columns-repeated="1021"/>
        </table:table-row>
        <table:table-row table:style-name="ro1">
          <table:table-cell table:style-name="ce2" office:value-type="string" calcext:value-type="string">
            <text:p>piranha/cmd</text:p>
          </table:table-cell>
          <table:table-cell table:style-name="ce2" office:value-type="string" calcext:value-type="string">
            <text:p>galaxy/piranha/cmd/0.1.0</text:p>
          </table:table-cell>
          <table:table-cell table:style-name="ce2" office:value-type="string" calcext:value-type="string">
            <text:p>bioconda_recipes/piranha/cmd/1.2.1</text:p>
          </table:table-cell>
          <table:table-cell table:number-columns-repeated="1021"/>
        </table:table-row>
        <table:table-row table:style-name="ro1">
          <table:table-cell table:style-name="ce2" office:value-type="string" calcext:value-type="string">
            <text:p>mango/cmd</text:p>
          </table:table-cell>
          <table:table-cell table:style-name="ce2" office:value-type="string" calcext:value-type="string">
            <text:p>bioconda_recipes/mango/cmd/0.0.5</text:p>
          </table:table-cell>
          <table:table-cell table:style-name="ce2" office:value-type="string" calcext:value-type="string">
            <text:p>biotools/mango/cmd/None</text:p>
          </table:table-cell>
          <table:table-cell table:number-columns-repeated="1021"/>
        </table:table-row>
        <table:table-row table:style-name="ro1">
          <table:table-cell table:style-name="ce2" office:value-type="string" calcext:value-type="string">
            <text:p>bamhash/cmd</text:p>
          </table:table-cell>
          <table:table-cell table:style-name="ce2" office:value-type="string" calcext:value-type="string">
            <text:p>galaxy/bamhash/cmd/1.1</text:p>
          </table:table-cell>
          <table:table-cell table:style-name="ce2" office:value-type="string" calcext:value-type="string">
            <text:p>biotools/bamhash/cmd/None</text:p>
          </table:table-cell>
          <table:table-cell table:number-columns-repeated="1021"/>
        </table:table-row>
        <table:table-row table:style-name="ro1">
          <table:table-cell table:style-name="ce2" office:value-type="string" calcext:value-type="string">
            <text:p>transtermhp/cmd</text:p>
          </table:table-cell>
          <table:table-cell table:style-name="ce2" office:value-type="string" calcext:value-type="string">
            <text:p>galaxy/transtermhp/cmd/2.09.1</text:p>
          </table:table-cell>
          <table:table-cell table:style-name="ce2" office:value-type="string" calcext:value-type="string">
            <text:p>bioconda_recipes/transtermhp/cmd/2.09</text:p>
          </table:table-cell>
          <table:table-cell table:number-columns-repeated="1021"/>
        </table:table-row>
        <table:table-row table:style-name="ro1">
          <table:table-cell table:style-name="ce2" office:value-type="string" calcext:value-type="string">
            <text:p>modle/cmd</text:p>
          </table:table-cell>
          <table:table-cell table:style-name="ce2" office:value-type="string" calcext:value-type="string">
            <text:p>bioconda_recipes/modle/cmd/1.1.0</text:p>
          </table:table-cell>
          <table:table-cell table:style-name="ce2" office:value-type="string" calcext:value-type="string">
            <text:p>biotools/modle/cmd/None</text:p>
          </table:table-cell>
          <table:table-cell table:number-columns-repeated="1021"/>
        </table:table-row>
        <table:table-row table:style-name="ro1">
          <table:table-cell table:style-name="ce2" office:value-type="string" calcext:value-type="string">
            <text:p>mapsplice/cmd</text:p>
          </table:table-cell>
          <table:table-cell table:style-name="ce2" office:value-type="string" calcext:value-type="string">
            <text:p>bioconda_recipes/mapsplice/cmd/2.2.1</text:p>
          </table:table-cell>
          <table:table-cell table:style-name="ce2" office:value-type="string" calcext:value-type="string">
            <text:p>biotools/mapsplice/cmd/None</text:p>
          </table:table-cell>
          <table:table-cell table:number-columns-repeated="1021"/>
        </table:table-row>
        <table:table-row table:style-name="ro1">
          <table:table-cell table:style-name="ce2" office:value-type="string" calcext:value-type="string">
            <text:p>razers3/cmd</text:p>
          </table:table-cell>
          <table:table-cell table:style-name="ce2" office:value-type="string" calcext:value-type="string">
            <text:p>bioconda_recipes/razers3/cmd/3.5.8</text:p>
          </table:table-cell>
          <table:table-cell table:style-name="ce2" office:value-type="string" calcext:value-type="string">
            <text:p>biotools/razers3/cmd/None</text:p>
          </table:table-cell>
          <table:table-cell table:number-columns-repeated="1021"/>
        </table:table-row>
        <table:table-row table:style-name="ro1">
          <table:table-cell table:style-name="ce2" office:value-type="string" calcext:value-type="string">
            <text:p>edena/cmd</text:p>
          </table:table-cell>
          <table:table-cell table:style-name="ce2" office:value-type="string" calcext:value-type="string">
            <text:p>bioconda_recipes/edena/cmd/3.131028</text:p>
          </table:table-cell>
          <table:table-cell table:style-name="ce2" office:value-type="string" calcext:value-type="string">
            <text:p>biotools/edena/cmd/3</text:p>
          </table:table-cell>
          <table:table-cell table:number-columns-repeated="1021"/>
        </table:table-row>
        <table:table-row table:style-name="ro1">
          <table:table-cell table:style-name="ce2" office:value-type="string" calcext:value-type="string">
            <text:p>sortmerna/*</text:p>
          </table:table-cell>
          <table:table-cell table:style-name="ce2" office:value-type="string" calcext:value-type="string">
            <text:p>bioconda_recipes/sortmerna/cmd/4.3.6</text:p>
          </table:table-cell>
          <table:table-cell table:style-name="ce2" office:value-type="string" calcext:value-type="string">
            <text:p>biotools/sortmerna/cmd/None</text:p>
          </table:table-cell>
          <table:table-cell table:number-columns-repeated="1021"/>
        </table:table-row>
        <table:table-row table:style-name="ro1">
          <table:table-cell table:style-name="ce2" office:value-type="string" calcext:value-type="string">
            <text:p>gffread/cmd</text:p>
          </table:table-cell>
          <table:table-cell table:style-name="ce2" office:value-type="string" calcext:value-type="string">
            <text:p>galaxy/gffread/cmd/2.2.1.1</text:p>
          </table:table-cell>
          <table:table-cell table:style-name="ce2" office:value-type="string" calcext:value-type="string">
            <text:p>bioconda_recipes/gffread/cmd/0.12.7</text:p>
          </table:table-cell>
          <table:table-cell table:number-columns-repeated="1021"/>
        </table:table-row>
        <table:table-row table:style-name="ro1">
          <table:table-cell table:style-name="ce2" office:value-type="string" calcext:value-type="string">
            <text:p>agotool/soap</text:p>
          </table:table-cell>
          <table:table-cell table:style-name="ce2" office:value-type="string" calcext:value-type="string">
            <text:p>biotools/agotool/soap/0.1</text:p>
          </table:table-cell>
          <table:table-cell table:style-name="ce2" office:value-type="string" calcext:value-type="string">
            <text:p>biotools/agotool/soap/0.2</text:p>
          </table:table-cell>
          <table:table-cell table:number-columns-repeated="1021"/>
        </table:table-row>
        <table:table-row table:style-name="ro1">
          <table:table-cell table:style-name="ce2" office:value-type="string" calcext:value-type="string">
            <text:p>stringtie/cmd</text:p>
          </table:table-cell>
          <table:table-cell table:style-name="ce2" office:value-type="string" calcext:value-type="string">
            <text:p>galaxy/stringtie/cmd/1.3.3.1</text:p>
          </table:table-cell>
          <table:table-cell table:style-name="ce2" office:value-type="string" calcext:value-type="string">
            <text:p>bioconda_recipes/stringtie/cmd/2.2.1</text:p>
          </table:table-cell>
          <table:table-cell table:number-columns-repeated="1021"/>
        </table:table-row>
        <table:table-row table:style-name="ro1">
          <table:table-cell table:style-name="ce2" office:value-type="string" calcext:value-type="string">
            <text:p>xtandem/cmd</text:p>
          </table:table-cell>
          <table:table-cell table:style-name="ce2" office:value-type="string" calcext:value-type="string">
            <text:p>bioconda_recipes/xtandem/cmd/15.12.15.2</text:p>
          </table:table-cell>
          <table:table-cell table:style-name="ce2" office:value-type="string" calcext:value-type="string">
            <text:p>biotools/xtandem/cmd/None</text:p>
          </table:table-cell>
          <table:table-cell table:number-columns-repeated="1021"/>
        </table:table-row>
        <table:table-row table:style-name="ro1">
          <table:table-cell table:style-name="ce2" office:value-type="string" calcext:value-type="string">
            <text:p>hisat2/cmd</text:p>
          </table:table-cell>
          <table:table-cell table:style-name="ce2" office:value-type="string" calcext:value-type="string">
            <text:p>galaxy/hisat2/cmd/2.1.0</text:p>
          </table:table-cell>
          <table:table-cell table:style-name="ce2" office:value-type="string" calcext:value-type="string">
            <text:p>bioconda_recipes/hisat2/cmd/2.2.1</text:p>
          </table:table-cell>
          <table:table-cell table:number-columns-repeated="1021"/>
        </table:table-row>
        <table:table-row table:style-name="ro1">
          <table:table-cell table:style-name="ce2" office:value-type="string" calcext:value-type="string">
            <text:p>export2graphlan/cmd</text:p>
          </table:table-cell>
          <table:table-cell table:style-name="ce2" office:value-type="string" calcext:value-type="string">
            <text:p>bioconda_recipes/export2graphlan/cmd/0.22</text:p>
          </table:table-cell>
          <table:table-cell table:style-name="ce2" office:value-type="string" calcext:value-type="string">
            <text:p>galaxy/export2graphlan/cmd/0.19</text:p>
          </table:table-cell>
          <table:table-cell table:number-columns-repeated="1021"/>
        </table:table-row>
        <table:table-row table:style-name="ro1">
          <table:table-cell table:style-name="ce2" office:value-type="string" calcext:value-type="string">
            <text:p>pfp/cmd</text:p>
          </table:table-cell>
          <table:table-cell table:style-name="ce2" office:value-type="string" calcext:value-type="string">
            <text:p>biotools/pfp/cmd/None</text:p>
          </table:table-cell>
          <table:table-cell table:style-name="ce2" office:value-type="string" calcext:value-type="string">
            <text:p>bioconda_recipes/pfp/cmd/0.3.9</text:p>
          </table:table-cell>
          <table:table-cell table:number-columns-repeated="1021"/>
        </table:table-row>
        <table:table-row table:style-name="ro1">
          <table:table-cell table:style-name="ce2" office:value-type="string" calcext:value-type="string">
            <text:p>hardklor/cmd</text:p>
          </table:table-cell>
          <table:table-cell table:style-name="ce2" office:value-type="string" calcext:value-type="string">
            <text:p>galaxy/hardklor/cmd/2.30.1</text:p>
          </table:table-cell>
          <table:table-cell table:style-name="ce2" office:value-type="string" calcext:value-type="string">
            <text:p>bioconda_recipes/hardklor/cmd/2.3.2</text:p>
          </table:table-cell>
          <table:table-cell table:number-columns-repeated="1021"/>
        </table:table-row>
        <table:table-row table:style-name="ro1">
          <table:table-cell table:style-name="ce2" office:value-type="string" calcext:value-type="string">
            <text:p>bioconductor-deseq2/lib</text:p>
          </table:table-cell>
          <table:table-cell table:style-name="ce2" office:value-type="string" calcext:value-type="string">
            <text:p>galaxy/deseq2/cmd/2.11.40.2</text:p>
          </table:table-cell>
          <table:table-cell table:style-name="ce2" office:value-type="string" calcext:value-type="string">
            <text:p>bioconda_recipes/bioconductor-deseq2/lib/1.42.0</text:p>
          </table:table-cell>
          <table:table-cell table:number-columns-repeated="1021"/>
        </table:table-row>
        <table:table-row table:style-name="ro1">
          <table:table-cell table:style-name="ce2" office:value-type="string" calcext:value-type="string">
            <text:p>preseq/cmd</text:p>
          </table:table-cell>
          <table:table-cell table:style-name="ce2" office:value-type="string" calcext:value-type="string">
            <text:p>biotools/preseq/cmd/None</text:p>
          </table:table-cell>
          <table:table-cell table:style-name="ce2" office:value-type="string" calcext:value-type="string">
            <text:p>bioconda_recipes/preseq/cmd/3.2.0</text:p>
          </table:table-cell>
          <table:table-cell table:number-columns-repeated="1021"/>
        </table:table-row>
        <table:table-row table:style-name="ro1">
          <table:table-cell table:style-name="ce2" office:value-type="string" calcext:value-type="string">
            <text:p>mumer4/cmd</text:p>
          </table:table-cell>
          <table:table-cell table:style-name="ce2" office:value-type="string" calcext:value-type="string">
            <text:p>sourceforge/crass/None/None</text:p>
          </table:table-cell>
          <table:table-cell table:style-name="ce2" office:value-type="string" calcext:value-type="string">
            <text:p>biotools/mumer4/cmd/None</text:p>
          </table:table-cell>
          <table:table-cell table:number-columns-repeated="1021"/>
        </table:table-row>
        <table:table-row table:style-name="ro1">
          <table:table-cell table:style-name="ce2" office:value-type="string" calcext:value-type="string">
            <text:p>orientagraph/cmd</text:p>
          </table:table-cell>
          <table:table-cell table:style-name="ce2" office:value-type="string" calcext:value-type="string">
            <text:p>biotools/orientagraph/cmd/None</text:p>
          </table:table-cell>
          <table:table-cell table:style-name="ce2" office:value-type="string" calcext:value-type="string">
            <text:p>bioconda_recipes/orientagraph/cmd/1.1</text:p>
          </table:table-cell>
          <table:table-cell table:number-columns-repeated="1021"/>
        </table:table-row>
        <table:table-row table:style-name="ro1">
          <table:table-cell table:style-name="ce2" office:value-type="string" calcext:value-type="string">
            <text:p>biotransformer/*</text:p>
          </table:table-cell>
          <table:table-cell table:style-name="ce2" office:value-type="string" calcext:value-type="string">
            <text:p>bioconda_recipes/biotransformer/cmd/3.0.20230403</text:p>
          </table:table-cell>
          <table:table-cell table:style-name="ce2" office:value-type="string" calcext:value-type="string">
            <text:p>biotools/biotransformer/app/3.1.0</text:p>
          </table:table-cell>
          <table:table-cell table:number-columns-repeated="1021"/>
        </table:table-row>
        <table:table-row table:style-name="ro1">
          <table:table-cell table:style-name="ce2" office:value-type="string" calcext:value-type="string">
            <text:p>odamnet/cmd</text:p>
          </table:table-cell>
          <table:table-cell table:style-name="ce2" office:value-type="string" calcext:value-type="string">
            <text:p>biotools/odamnet/cmd/None</text:p>
          </table:table-cell>
          <table:table-cell table:style-name="ce2" office:value-type="string" calcext:value-type="string">
            <text:p>bioconda_recipes/odamnet/cmd/1.1.0</text:p>
          </table:table-cell>
          <table:table-cell table:number-columns-repeated="1021"/>
        </table:table-row>
        <table:table-row table:style-name="ro1">
          <table:table-cell table:style-name="ce2" office:value-type="string" calcext:value-type="string">
            <text:p>metacoag/cmd</text:p>
          </table:table-cell>
          <table:table-cell table:style-name="ce2" office:value-type="string" calcext:value-type="string">
            <text:p>biotools/metacoag/cmd/None</text:p>
          </table:table-cell>
          <table:table-cell table:style-name="ce2" office:value-type="string" calcext:value-type="string">
            <text:p>bioconda_recipes/metacoag/cmd/1.1.4</text:p>
          </table:table-cell>
          <table:table-cell table:number-columns-repeated="1021"/>
        </table:table-row>
        <table:table-row table:style-name="ro1">
          <table:table-cell table:style-name="ce2" office:value-type="string" calcext:value-type="string">
            <text:p>pegs/cmd</text:p>
          </table:table-cell>
          <table:table-cell table:style-name="ce2" office:value-type="string" calcext:value-type="string">
            <text:p>biotools/pegs/cmd/None</text:p>
          </table:table-cell>
          <table:table-cell table:style-name="ce2" office:value-type="string" calcext:value-type="string">
            <text:p>bioconda_recipes/pegs/cmd/0.6.6</text:p>
          </table:table-cell>
          <table:table-cell table:number-columns-repeated="1021"/>
        </table:table-row>
        <table:table-row table:style-name="ro1">
          <table:table-cell table:style-name="ce2" office:value-type="string" calcext:value-type="string">
            <text:p>cmfinder/cmd</text:p>
          </table:table-cell>
          <table:table-cell table:style-name="ce2" office:value-type="string" calcext:value-type="string">
            <text:p>galaxy/cmfinder/cmd/0.3</text:p>
          </table:table-cell>
          <table:table-cell table:style-name="ce2" office:value-type="string" calcext:value-type="string">
            <text:p>bioconda_recipes/cmfinder/cmd/0.4.1.9</text:p>
          </table:table-cell>
          <table:table-cell table:number-columns-repeated="1021"/>
        </table:table-row>
        <table:table-row table:style-name="ro1">
          <table:table-cell table:style-name="ce2" office:value-type="string" calcext:value-type="string">
            <text:p>drawcell/lib</text:p>
          </table:table-cell>
          <table:table-cell table:style-name="ce2" office:value-type="string" calcext:value-type="string">
            <text:p>biotools/drawcell/lib/1.0.1</text:p>
          </table:table-cell>
          <table:table-cell table:style-name="ce2" office:value-type="string" calcext:value-type="string">
            <text:p>bioconductor/drawcell/lib/0.99.0</text:p>
          </table:table-cell>
          <table:table-cell table:number-columns-repeated="1021"/>
        </table:table-row>
        <table:table-row table:style-name="ro1">
          <table:table-cell table:style-name="ce2" office:value-type="string" calcext:value-type="string">
            <text:p>ucsc-twobittofa/cmd</text:p>
          </table:table-cell>
          <table:table-cell table:style-name="ce2" office:value-type="string" calcext:value-type="string">
            <text:p>galaxy/ucsc-twobittofa/cmd/357</text:p>
          </table:table-cell>
          <table:table-cell table:style-name="ce2" office:value-type="string" calcext:value-type="string">
            <text:p>bioconda_recipes/ucsc-twobittofa/cmd/455</text:p>
          </table:table-cell>
          <table:table-cell table:number-columns-repeated="1021"/>
        </table:table-row>
        <table:table-row table:style-name="ro1">
          <table:table-cell table:style-name="ce2" office:value-type="string" calcext:value-type="string">
            <text:p>emmtyper/cmd</text:p>
          </table:table-cell>
          <table:table-cell table:style-name="ce2" office:value-type="string" calcext:value-type="string">
            <text:p>toolshed/emmtyper/cmd/0.1.0</text:p>
          </table:table-cell>
          <table:table-cell table:style-name="ce2" office:value-type="string" calcext:value-type="string">
            <text:p>bioconda_recipes/emmtyper/cmd/0.2.0</text:p>
          </table:table-cell>
          <table:table-cell table:number-columns-repeated="1021"/>
        </table:table-row>
        <table:table-row table:style-name="ro1">
          <table:table-cell table:style-name="ce2" office:value-type="string" calcext:value-type="string">
            <text:p>spades/cmd</text:p>
          </table:table-cell>
          <table:table-cell table:style-name="ce2" office:value-type="string" calcext:value-type="string">
            <text:p>galaxy/spades/cmd/3.11.1</text:p>
          </table:table-cell>
          <table:table-cell table:style-name="ce2" office:value-type="string" calcext:value-type="string">
            <text:p>bioconda_recipes/spades/cmd/3.15.5</text:p>
          </table:table-cell>
          <table:table-cell table:number-columns-repeated="1021"/>
        </table:table-row>
        <table:table-row table:style-name="ro1">
          <table:table-cell table:style-name="ce2" office:value-type="string" calcext:value-type="string">
            <text:p>minimap/cmd</text:p>
          </table:table-cell>
          <table:table-cell table:style-name="ce2" office:value-type="string" calcext:value-type="string">
            <text:p>galaxy/minimap2/cmd/2.5</text:p>
          </table:table-cell>
          <table:table-cell table:style-name="ce2" office:value-type="string" calcext:value-type="string">
            <text:p>bioconda_recipes/minimap/cmd/0.2_r124</text:p>
          </table:table-cell>
          <table:table-cell table:number-columns-repeated="1021"/>
        </table:table-row>
        <table:table-row table:style-name="ro1">
          <table:table-cell table:style-name="ce2" office:value-type="string" calcext:value-type="string">
            <text:p>ectyper/cmd</text:p>
          </table:table-cell>
          <table:table-cell table:style-name="ce2" office:value-type="string" calcext:value-type="string">
            <text:p>biotools/ectyper/cmd/None</text:p>
          </table:table-cell>
          <table:table-cell table:style-name="ce2" office:value-type="string" calcext:value-type="string">
            <text:p>bioconda_recipes/ectyper/cmd/1.0.0</text:p>
          </table:table-cell>
          <table:table-cell table:number-columns-repeated="1021"/>
        </table:table-row>
        <table:table-row table:style-name="ro1">
          <table:table-cell table:style-name="ce2" office:value-type="string" calcext:value-type="string">
            <text:p>bioconductor-mygene/lib</text:p>
          </table:table-cell>
          <table:table-cell table:style-name="ce2" office:value-type="string" calcext:value-type="string">
            <text:p>bioconda_recipes/mygene/lib/3.2.2</text:p>
          </table:table-cell>
          <table:table-cell table:style-name="ce2" office:value-type="string" calcext:value-type="string">
            <text:p>bioconda_recipes/bioconductor-mygene/lib/1.38.0</text:p>
          </table:table-cell>
          <table:table-cell table:number-columns-repeated="1021"/>
        </table:table-row>
        <table:table-row table:style-name="ro1">
          <table:table-cell table:style-name="ce2" office:value-type="string" calcext:value-type="string">
            <text:p>pyrpipe/cmd</text:p>
          </table:table-cell>
          <table:table-cell table:style-name="ce2" office:value-type="string" calcext:value-type="string">
            <text:p>biotools/pyrpipe/undefined/None</text:p>
          </table:table-cell>
          <table:table-cell table:style-name="ce2" office:value-type="string" calcext:value-type="string">
            <text:p>bioconda_recipes/pyrpipe/cmd/0.0.5</text:p>
          </table:table-cell>
          <table:table-cell table:number-columns-repeated="1021"/>
        </table:table-row>
        <table:table-row table:style-name="ro1">
          <table:table-cell table:style-name="ce2" office:value-type="string" calcext:value-type="string">
            <text:p>bioconductor-atsnp/lib</text:p>
          </table:table-cell>
          <table:table-cell table:style-name="ce2" office:value-type="string" calcext:value-type="string">
            <text:p>biotools/atsnp/lib/None</text:p>
          </table:table-cell>
          <table:table-cell table:style-name="ce2" office:value-type="string" calcext:value-type="string">
            <text:p>bioconda_recipes/bioconductor-atsnp/lib/1.18.0</text:p>
          </table:table-cell>
          <table:table-cell table:number-columns-repeated="1021"/>
        </table:table-row>
        <table:table-row table:style-name="ro1">
          <table:table-cell table:style-name="ce2" office:value-type="string" calcext:value-type="string">
            <text:p>expressionview/lib</text:p>
          </table:table-cell>
          <table:table-cell table:style-name="ce2" office:value-type="string" calcext:value-type="string">
            <text:p>biotools/expressionview/lib/1.26.0</text:p>
          </table:table-cell>
          <table:table-cell table:style-name="ce2" office:value-type="string" calcext:value-type="string">
            <text:p>bioconductor/expressionview/lib/1.45.0</text:p>
          </table:table-cell>
          <table:table-cell table:number-columns-repeated="1021"/>
        </table:table-row>
        <table:table-row table:style-name="ro1">
          <table:table-cell table:style-name="ce2" office:value-type="string" calcext:value-type="string">
            <text:p>cryfa/cmd</text:p>
          </table:table-cell>
          <table:table-cell table:style-name="ce2" office:value-type="string" calcext:value-type="string">
            <text:p>biotools/cryfa/cmd/None</text:p>
          </table:table-cell>
          <table:table-cell table:style-name="ce2" office:value-type="string" calcext:value-type="string">
            <text:p>bioconda_recipes/cryfa/cmd/20.04</text:p>
          </table:table-cell>
          <table:table-cell table:number-columns-repeated="1021"/>
        </table:table-row>
        <table:table-row table:style-name="ro1">
          <table:table-cell table:style-name="ce2" office:value-type="string" calcext:value-type="string">
            <text:p>gffcompare/cmd</text:p>
          </table:table-cell>
          <table:table-cell table:style-name="ce2" office:value-type="string" calcext:value-type="string">
            <text:p>galaxy/gffcompare/cmd/0.9.8</text:p>
          </table:table-cell>
          <table:table-cell table:style-name="ce2" office:value-type="string" calcext:value-type="string">
            <text:p>bioconda_recipes/gffcompare/cmd/0.12.6</text:p>
          </table:table-cell>
          <table:table-cell table:number-columns-repeated="1021"/>
        </table:table-row>
        <table:table-row table:style-name="ro1">
          <table:table-cell table:style-name="ce2" office:value-type="string" calcext:value-type="string">
            <text:p>kmc/cmd</text:p>
          </table:table-cell>
          <table:table-cell table:style-name="ce2" office:value-type="string" calcext:value-type="string">
            <text:p>bioconda_recipes/kmc/cmd/3.2.1</text:p>
          </table:table-cell>
          <table:table-cell table:style-name="ce2" office:value-type="string" calcext:value-type="string">
            <text:p>biotools/kmc/cmd/None</text:p>
          </table:table-cell>
          <table:table-cell table:number-columns-repeated="1021"/>
        </table:table-row>
        <table:table-row table:style-name="ro1">
          <table:table-cell table:style-name="ce2" office:value-type="string" calcext:value-type="string">
            <text:p>esco/lib</text:p>
          </table:table-cell>
          <table:table-cell table:style-name="ce2" office:value-type="string" calcext:value-type="string">
            <text:p>biotools/esco/lib/None</text:p>
          </table:table-cell>
          <table:table-cell table:style-name="ce2" office:value-type="string" calcext:value-type="string">
            <text:p>bioconductor/esco/lib/0.99.12</text:p>
          </table:table-cell>
          <table:table-cell table:number-columns-repeated="1021"/>
        </table:table-row>
        <table:table-row table:style-name="ro1">
          <table:table-cell table:style-name="ce2" office:value-type="string" calcext:value-type="string">
            <text:p>a5/cmd</text:p>
          </table:table-cell>
          <table:table-cell table:style-name="ce2" office:value-type="string" calcext:value-type="string">
            <text:p>bioconda_recipes/a5-miseq/cmd/20160825</text:p>
          </table:table-cell>
          <table:table-cell table:style-name="ce2" office:value-type="string" calcext:value-type="string">
            <text:p>biotools/a5/cmd/None</text:p>
          </table:table-cell>
          <table:table-cell table:number-columns-repeated="1021"/>
        </table:table-row>
        <table:table-row table:style-name="ro1">
          <table:table-cell table:style-name="ce2" office:value-type="string" calcext:value-type="string">
            <text:p>rcorrector/cmd</text:p>
          </table:table-cell>
          <table:table-cell table:style-name="ce2" office:value-type="string" calcext:value-type="string">
            <text:p>toolshed/rcorrector/cmd/1.0.3+galaxy1</text:p>
          </table:table-cell>
          <table:table-cell table:style-name="ce2" office:value-type="string" calcext:value-type="string">
            <text:p>bioconda_recipes/rcorrector/cmd/1.0.6</text:p>
          </table:table-cell>
          <table:table-cell table:number-columns-repeated="1021"/>
        </table:table-row>
        <table:table-row table:style-name="ro1">
          <table:table-cell table:style-name="ce2" office:value-type="string" calcext:value-type="string">
            <text:p>bioconductor-multiwgcna/lib</text:p>
          </table:table-cell>
          <table:table-cell table:style-name="ce2" office:value-type="string" calcext:value-type="string">
            <text:p>biotools/multiwgcna/lib/None</text:p>
          </table:table-cell>
          <table:table-cell table:style-name="ce2" office:value-type="string" calcext:value-type="string">
            <text:p>bioconda_recipes/bioconductor-multiwgcna/lib/1.0.0</text:p>
          </table:table-cell>
          <table:table-cell table:number-columns-repeated="1021"/>
        </table:table-row>
        <table:table-row table:style-name="ro1">
          <table:table-cell table:style-name="ce2" office:value-type="string" calcext:value-type="string">
            <text:p>bioconductor-dune/lib</text:p>
          </table:table-cell>
          <table:table-cell table:style-name="ce2" office:value-type="string" calcext:value-type="string">
            <text:p>biotools/dune/lib/None</text:p>
          </table:table-cell>
          <table:table-cell table:style-name="ce2" office:value-type="string" calcext:value-type="string">
            <text:p>bioconda_recipes/bioconductor-dune/lib/1.14.0</text:p>
          </table:table-cell>
          <table:table-cell table:number-columns-repeated="1021"/>
        </table:table-row>
        <table:table-row table:style-name="ro3" table:number-rows-repeated="1048474">
          <table:table-cell table:number-columns-repeated="1024"/>
        </table:table-row>
        <table:table-row table:style-name="ro3">
          <table:table-cell table:number-columns-repeated="1024"/>
        </table:table-row>
      </table:table>
      <table:table table:name="cols results" table:style-name="ta3">
        <table:table-column table:style-name="co1" table:default-cell-style-name="Default"/>
        <table:table-column table:style-name="co22" table:default-cell-style-name="Default"/>
        <table:table-column table:style-name="co23" table:default-cell-style-name="Default"/>
        <table:table-column table:style-name="co28" table:default-cell-style-name="Default"/>
        <table:table-column table:style-name="co27" table:number-columns-repeated="1020" table:default-cell-style-name="Default"/>
        <table:table-row table:style-name="ro1">
          <table:table-cell table:style-name="ce1" office:value-type="string" calcext:value-type="string">
            <text:p>entry_id</text:p>
          </table:table-cell>
          <table:table-cell table:style-name="ce18" office:value-type="string" calcext:value-type="string">
            <text:p>human_decision</text:p>
          </table:table-cell>
          <table:table-cell table:style-name="ce1" office:value-type="string" calcext:value-type="string">
            <text:p>human_confidence</text:p>
          </table:table-cell>
          <table:table-cell table:style-name="ce15" office:value-type="string" calcext:value-type="string">
            <text:p>human_rationale</text:p>
          </table:table-cell>
          <table:table-cell table:style-name="ce15" office:value-type="string" calcext:value-type="string">
            <text:p>hard</text:p>
          </table:table-cell>
          <table:table-cell table:number-columns-repeated="1019"/>
        </table:table-row>
        <table:table-row table:style-name="ro1">
          <table:table-cell table:style-name="ce2" office:value-type="string" calcext:value-type="string">
            <text:p>slimfastq/*</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sourceforge page and descriptions refer to the same func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yfastx/*</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PyPI and github readme are the same. </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rinseq/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purpose and same documentation page as webpage in 1</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ioconductor-lipidr/lib</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authors and same githubs (found in the provided webpage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repet/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Webpages redirect to the same page and the author is the sam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mge/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suthors and publica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rfmix/cmd</text:p>
          </table:table-cell>
          <table:table-cell table:style-name="ce2" table:content-validation-name="val8" office:value-type="string" calcext:value-type="string">
            <text:p>unclear</text:p>
          </table:table-cell>
          <table:table-cell table:style-name="ce2" table:content-validation-name="val9"/>
          <table:table-cell table:style-name="ce25" office:value-type="string" calcext:value-type="string">
            <text:p>No common links or author, but description is similar</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metilene/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links for documenta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hyphy/*</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F user is the same as main contributor in github. The programming language is the same. </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raresim/lib</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Common main author and publication (found inside webpage and github)</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kma/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repository</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translig/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sourceforge pag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racon/*</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One github links the other. READMEs are the same. It seems at some point the project was moved from one owner to another.</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izzly/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Link to biotools with same github in entry 1.</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sparsedossa2/lib</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Bioconductor author is the main contributor to github (found in webpage)</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bioconductor-crisprverse/lib</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ame publication and github organization</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percolator/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Common author, description 1 is paper title in webpage of 2.</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ncbi-fcs-gx/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medium</text:p>
          </table:table-cell>
          <table:table-cell table:style-name="ce25" office:value-type="string" calcext:value-type="string">
            <text:p>Different author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anner/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high</text:p>
          </table:table-cell>
          <table:table-cell table:style-name="ce25" office:value-type="string" calcext:value-type="string">
            <text:p>Different licenses, different descriptions and domai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escher/lib</text:p>
          </table:table-cell>
          <table:table-cell table:style-name="ce2" table:content-validation-name="val8" office:value-type="string" calcext:value-type="string">
            <text:p>different</text:p>
          </table:table-cell>
          <table:table-cell table:style-name="ce2" table:content-validation-name="val9" office:value-type="string" calcext:value-type="string">
            <text:p>high</text:p>
          </table:table-cell>
          <table:table-cell table:style-name="ce25" office:value-type="string" calcext:value-type="string">
            <text:p>Different github repos. Similar but different functionality. Different author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roddy/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imilar description and institution. Authors appear in one github.</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gplas/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repository</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nebulosa/lib</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github repository</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crossicc/lib</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imilar descriptions and same author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instrain/*</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repository (found in readthedoc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ydockweb/web</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description, publication and appearanc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ioconductor-mixomics/lib</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repository (found in bioconductor webpag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ustang/cmd</text:p>
          </table:table-cell>
          <table:table-cell table:style-name="ce2" table:content-validation-name="val8" office:value-type="string" calcext:value-type="string">
            <text:p>unclear</text:p>
          </table:table-cell>
          <table:table-cell table:style-name="ce2" table:content-validation-name="val9"/>
          <table:table-cell table:style-name="ce25" office:value-type="string" calcext:value-type="string">
            <text:p>URL not accessible</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consent/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high</text:p>
          </table:table-cell>
          <table:table-cell table:style-name="ce25" office:value-type="string" calcext:value-type="string">
            <text:p>Diferent description and repositorie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endelscan/*</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Common author and purpose. Same programming language.</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snakemake/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readthedocs and descrip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sina/*</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purpose and publica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etabuli/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Webpage of 1 redirects to repository of 2</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amtools/suite</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description, wiki, author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ea/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high</text:p>
          </table:table-cell>
          <table:table-cell table:style-name="ce25" office:value-type="string" calcext:value-type="string">
            <text:p>Different purposes, publications and author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link/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Reference of one in the other. Similar descrip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asurca/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github repository</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saboot/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galaxy points to the same github repository</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orpheus/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purpose, similar descriptions and common author</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lra/*</text:p>
          </table:table-cell>
          <table:table-cell table:style-name="ce2" table:content-validation-name="val8" office:value-type="string" calcext:value-type="string">
            <text:p>different</text:p>
          </table:table-cell>
          <table:table-cell table:style-name="ce2" table:content-validation-name="val9" office:value-type="string" calcext:value-type="string">
            <text:p>medium</text:p>
          </table:table-cell>
          <table:table-cell table:style-name="ce25" office:value-type="string" calcext:value-type="string">
            <text:p>Different purposes </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longstitch/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repository</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ash/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repository</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unitas/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website (found in sourceforg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xxmotif/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Belongs to the same lab and has same purpose</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oncocnv/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lab and purpos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ccat/cmd</text:p>
          </table:table-cell>
          <table:table-cell table:style-name="ce2" table:content-validation-name="val8" office:value-type="string" calcext:value-type="string">
            <text:p>unclear</text:p>
          </table:table-cell>
          <table:table-cell table:style-name="ce2" table:content-validation-name="val9"/>
          <table:table-cell table:style-name="ce25" office:value-type="string" calcext:value-type="string">
            <text:p>URL not accessible. Not enough data.</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diseasemeth/*</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description and one common author. But websites are inaccessible. </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tiaas/*</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ame purpose and main author</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kaptive/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repository found in websit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sap/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high</text:p>
          </table:table-cell>
          <table:table-cell table:style-name="ce25" office:value-type="string" calcext:value-type="string">
            <text:p>Different <text:s/>repositories and authors. Domain is the same, but not purpos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fusioncatcher/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imilar description. Authors with same name and initial. Readme and webpage mention common article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inning/*</text:p>
          </table:table-cell>
          <table:table-cell table:style-name="ce2" table:content-validation-name="val8" office:value-type="string" calcext:value-type="string">
            <text:p>different</text:p>
          </table:table-cell>
          <table:table-cell table:style-name="ce2" table:content-validation-name="val9" office:value-type="string" calcext:value-type="string">
            <text:p>medium</text:p>
          </table:table-cell>
          <table:table-cell table:style-name="ce25" office:value-type="string" calcext:value-type="string">
            <text:p>Different repositories and purpose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ir-prefer/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imilar purpose and apparently same author.</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fraggenescan/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ame description. But very little information.</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ale/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high</text:p>
          </table:table-cell>
          <table:table-cell table:style-name="ce25" office:value-type="string" calcext:value-type="string">
            <text:p>Different purposes, repos and author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ilon/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desription and cita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iranha/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ame description. But very little information.</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mango/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low</text:p>
          </table:table-cell>
          <table:table-cell table:style-name="ce25" office:value-type="string" calcext:value-type="string">
            <text:p>Different purposes. But little info, since one repo was removed.</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bamhash/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imilar description. Little data</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transtermhp/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purpose and description and citation. </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odle/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description and repository</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apsplice/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ame purpose and lab. URLs not accessible.</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razers3/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purpose and repositories (found inside webpag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edena/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ame description and web, but inaccessible.</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sortmerna/*</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ame description and one common inaccessible webpage</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gffread/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medium</text:p>
          </table:table-cell>
          <table:table-cell table:style-name="ce25" office:value-type="string" calcext:value-type="string">
            <text:p>Different citation and author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agotool/soap</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description, type and author. </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stringtie/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Common publication. Same documentation refered in galaxy text in readm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xtandem/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description and webpag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hisat2/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ame description and authors. But one implementation seems posterior. However, the versions are the same </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export2graphlan/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description and publica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fp/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medium</text:p>
          </table:table-cell>
          <table:table-cell table:style-name="ce25" office:value-type="string" calcext:value-type="string">
            <text:p>Different purpos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hardklor/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ame purpose, but little info.</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bioconductor-deseq2/lib</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cita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reseq/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Common author and descrip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umer4/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medium</text:p>
          </table:table-cell>
          <table:table-cell table:style-name="ce25" office:value-type="string" calcext:value-type="string">
            <text:p>Different purpose, authors, etc</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orientagraph/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imilar description and repository of 1 redirects to repository of 2.</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iotransformer/*</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purpose, common citation and repository of 2 found in webpage of 1</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odamnet/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PyPI page and repository (found in webpage for 1)</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etacoag/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imilar description and repository of 1 redirects to repository of 2.</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egs/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purpose and common author. Webpage of 1 found in repository of 2.</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cmfinder/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Purposes are similar and there is one shared author.</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drawcell/lib</text:p>
          </table:table-cell>
          <table:table-cell table:style-name="ce2" table:content-validation-name="val8" office:value-type="string" calcext:value-type="string">
            <text:p>different</text:p>
          </table:table-cell>
          <table:table-cell table:style-name="ce2" table:content-validation-name="val9" office:value-type="string" calcext:value-type="string">
            <text:p>low</text:p>
          </table:table-cell>
          <table:table-cell table:style-name="ce25" office:value-type="string" calcext:value-type="string">
            <text:p>Different description and different authors.</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ucsc-twobittofa/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purpose and both are ucsc tools</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emmtyper/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Repo of 1 does not exist anymore but it is very similar to repository in 2</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spades/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description and repository in 2 found in webpage of 1</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minimap/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medium</text:p>
          </table:table-cell>
          <table:table-cell table:style-name="ce25" office:value-type="string" calcext:value-type="string">
            <text:p>Different repositories. One is the successor of the other, but view by authors as different softwar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ectyper/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purpose. Repository of 2 in webapge of 1.</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ioconductor-mygene/lib</text:p>
          </table:table-cell>
          <table:table-cell table:style-name="ce2" table:content-validation-name="val8" office:value-type="string" calcext:value-type="string">
            <text:p>different</text:p>
          </table:table-cell>
          <table:table-cell table:style-name="ce2" table:content-validation-name="val9" office:value-type="string" calcext:value-type="string">
            <text:p>medium</text:p>
          </table:table-cell>
          <table:table-cell table:style-name="ce25" office:value-type="string" calcext:value-type="string">
            <text:p>Same purposes but one is written in R and the other in R. Both access the same service.</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pyrpipe/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purpose, simliar descriptions and repository of 2 found in webpage of 1.</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ioconductor-atsnp/lib</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imilar purpose, same author and publication</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expressionview/lib</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Same purpose, programming language, maintainer and reference to biocoductor in 1.</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cryfa/cmd</text:p>
          </table:table-cell>
          <table:table-cell table:style-name="ce2" table:content-validation-name="val8" office:value-type="string" calcext:value-type="string">
            <text:p>same</text:p>
          </table:table-cell>
          <table:table-cell table:style-name="ce2" table:content-validation-name="val9" office:value-type="string" calcext:value-type="string">
            <text:p>medium</text:p>
          </table:table-cell>
          <table:table-cell table:style-name="ce25" office:value-type="string" calcext:value-type="string">
            <text:p>One repository a fork of the other.</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gffcompare/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low</text:p>
          </table:table-cell>
          <table:table-cell table:style-name="ce25" office:value-type="string" calcext:value-type="string">
            <text:p>One common author and same purpose, but different publications.</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kmc/cmd</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description. Repository of 2 appers in website 1.</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esco/lib</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Similar purpose, same programming language. Author in 1 first author of publication of 2. </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a5/cmd</text:p>
          </table:table-cell>
          <table:table-cell table:style-name="ce2" table:content-validation-name="val8" office:value-type="string" calcext:value-type="string">
            <text:p>same</text:p>
          </table:table-cell>
          <table:table-cell table:style-name="ce2" table:content-validation-name="val9" office:value-type="string" calcext:value-type="string">
            <text:p>low</text:p>
          </table:table-cell>
          <table:table-cell table:style-name="ce25" office:value-type="string" calcext:value-type="string">
            <text:p>Name of 1 included in website of 2. Same purpose</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rcorrector/cmd</text:p>
          </table:table-cell>
          <table:table-cell table:style-name="ce2" table:content-validation-name="val8" office:value-type="string" calcext:value-type="string">
            <text:p>different</text:p>
          </table:table-cell>
          <table:table-cell table:style-name="ce2" table:content-validation-name="val9" office:value-type="string" calcext:value-type="string">
            <text:p>low</text:p>
          </table:table-cell>
          <table:table-cell table:style-name="ce25" office:value-type="string" calcext:value-type="string">
            <text:p>Different repository and code. One seems a wrapper of the other.</text:p>
          </table:table-cell>
          <table:table-cell table:style-name="ce27" table:formula="of:=TRUE()" office:value-type="float" office:value="1" calcext:value-type="float">
            <text:p>1</text:p>
          </table:table-cell>
          <table:table-cell table:number-columns-repeated="1019"/>
        </table:table-row>
        <table:table-row table:style-name="ro1">
          <table:table-cell table:style-name="ce2" office:value-type="string" calcext:value-type="string">
            <text:p>bioconductor-multiwgcna/lib</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purpose, simliar description, same citation and 1 refers to being in bioconductor (2)</text:p>
          </table:table-cell>
          <table:table-cell table:style-name="ce27" table:formula="of:=FALSE()" office:value-type="float" office:value="0" calcext:value-type="float">
            <text:p>0</text:p>
          </table:table-cell>
          <table:table-cell table:number-columns-repeated="1019"/>
        </table:table-row>
        <table:table-row table:style-name="ro1">
          <table:table-cell table:style-name="ce2" office:value-type="string" calcext:value-type="string">
            <text:p>bioconductor-dune/lib</text:p>
          </table:table-cell>
          <table:table-cell table:style-name="ce2" table:content-validation-name="val8" office:value-type="string" calcext:value-type="string">
            <text:p>same</text:p>
          </table:table-cell>
          <table:table-cell table:style-name="ce2" table:content-validation-name="val9" office:value-type="string" calcext:value-type="string">
            <text:p>high</text:p>
          </table:table-cell>
          <table:table-cell table:style-name="ce25" office:value-type="string" calcext:value-type="string">
            <text:p>Same purpose, simliar description, same citation and 1 refers to being in bioconductor (2)</text:p>
          </table:table-cell>
          <table:table-cell table:style-name="ce27" table:formula="of:=FALSE()" office:value-type="float" office:value="0" calcext:value-type="float">
            <text:p>0</text:p>
          </table:table-cell>
          <table:table-cell table:number-columns-repeated="1019"/>
        </table:table-row>
        <table:table-row table:style-name="ro1" table:number-rows-repeated="899">
          <table:table-cell table:number-columns-repeated="3"/>
          <table:table-cell table:style-name="ce26"/>
          <table:table-cell table:number-columns-repeated="1020"/>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1pt" style:font-name-asian="Linux Libertine G" style:font-family-asian="'Linux Libertine G'" style:font-family-generic-asian="system" style:font-pitch-asian="variable" style:font-size-asian="11pt" style:font-name-complex="Linux Libertine G" style:font-family-complex="'Linux Libertine G'" style:font-family-generic-complex="system" style:font-pitch-complex="variable"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72pt" fo:margin-bottom="72pt" fo:margin-left="54pt" fo:margin-right="5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0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ull_20_annotation" style:display-name="PageStyle_Full annotation" style:page-layout-name="Mpm3">
      <style:header style:display="false"/>
      <style:header-left style:display="false"/>
      <style:footer style:display="false"/>
      <style:footer-left style:display="false"/>
    </style:master-page>
    <style:master-page style:name="PageStyle_5f_cols_20_ids" style:display-name="PageStyle_cols ids" style:page-layout-name="Mpm4">
      <style:header style:display="false"/>
      <style:header-left style:display="false"/>
      <style:footer style:display="false"/>
      <style:footer-left style:display="false"/>
    </style:master-page>
    <style:master-page style:name="PageStyle_5f_cols_20_results" style:display-name="PageStyle_cols results"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03T13:56:23</meta:creation-date>
    <meta:initial-creator>openpyxl</meta:initial-creator>
    <meta:document-statistic meta:table-count="3" meta:cell-count="2729" meta:object-count="0"/>
    <meta:generator>LibreOfficeDev/6.0.5.2$Linux_X86_64 LibreOffice_project/</meta:generator>
  </office:meta>
</office:document-meta>
</file>